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44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5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5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Chart 1" draw:style-name="gr1" draw:text-style-name="P1" svg:width="352.33mm" svg:height="90.04mm" svg:x="0mm" svg:y="35.07mm">
            <loext:p draw:notify-on-update-of-ranges="Sheet1.K1:Sheet1.K1 Sheet1.K2:Sheet1.K386 Sheet1.F2:Sheet1.F38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record,6,timestamp(s),position_lat(semicircles),position_long(semicircles),distance(m),altitude(m),speed(m/s),heart_rate(bpm)</text:p>
          </table:table-cell>
          <table:table-cell/>
          <table:table-cell table:style-name="ce4" office:value-type="string" calcext:value-type="string">
            <text:p>ti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rt rate</text:p>
          </table:table-cell>
          <table:table-cell/>
          <table:table-cell office:value-type="string" calcext:value-type="string">
            <text:p>speed (mph)</text:p>
          </table:table-cell>
          <table:table-cell office:value-type="string" calcext:value-type="string">
            <text:p>distance (miles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01" calcext:value-type="date">
            <text:p>30/06/13 17:17</text:p>
          </table:table-cell>
          <table:table-cell office:value-type="float" office:value="464356698" calcext:value-type="float">
            <text:p>464356698</text:p>
          </table:table-cell>
          <table:table-cell office:value-type="float" office:value="-1253135511" calcext:value-type="float">
            <text:p>-1253135511</text:p>
          </table:table-cell>
          <table:table-cell office:value-type="float" office:value="5.59" calcext:value-type="float">
            <text:p>5.59</text:p>
          </table:table-cell>
          <table:table-cell office:value-type="float" office:value="2886" calcext:value-type="float">
            <text:p>2886</text:p>
          </table:table-cell>
          <table:table-cell office:value-type="float" office:value="3.14" calcext:value-type="float">
            <text:p>3.1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H2]*2.23" office:value-type="float" office:value="7.0022" calcext:value-type="float">
            <text:p>7.0022</text:p>
          </table:table-cell>
          <table:table-cell table:formula="of:=[.F2]*0.000621371" office:value-type="float" office:value="0.00347346389" calcext:value-type="float">
            <text:p>0.00347346389</text:p>
          </table:table-cell>
          <table:table-cell table:formula="of:=[.D2]*(180/2^31)" office:value-type="float" office:value="38.9219287969172" calcext:value-type="float">
            <text:p>38.9219287969172</text:p>
          </table:table-cell>
          <table:table-cell table:formula="of:=[.E2]*(180/2^31)" office:value-type="float" office:value="-105.036605140194" calcext:value-type="float">
            <text:p>-105.03660514019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02" calcext:value-type="date">
            <text:p>30/06/13 17:17</text:p>
          </table:table-cell>
          <table:table-cell office:value-type="float" office:value="464356598" calcext:value-type="float">
            <text:p>464356598</text:p>
          </table:table-cell>
          <table:table-cell office:value-type="float" office:value="-1253137092" calcext:value-type="float">
            <text:p>-1253137092</text:p>
          </table:table-cell>
          <table:table-cell office:value-type="float" office:value="17.12" calcext:value-type="float">
            <text:p>17.12</text:p>
          </table:table-cell>
          <table:table-cell office:value-type="float" office:value="2885.8" calcext:value-type="float">
            <text:p>2885.8</text:p>
          </table:table-cell>
          <table:table-cell office:value-type="float" office:value="6.977" calcext:value-type="float">
            <text:p>6.977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H3]*2.23" office:value-type="float" office:value="15.55871" calcext:value-type="float">
            <text:p>15.55871</text:p>
          </table:table-cell>
          <table:table-cell table:formula="of:=[.F3]*0.000621371" office:value-type="float" office:value="0.01063787152" calcext:value-type="float">
            <text:p>0.01063787152</text:p>
          </table:table-cell>
          <table:table-cell table:formula="of:=[.D3]*(180/2^31)" office:value-type="float" office:value="38.921920415014" calcext:value-type="float">
            <text:p>38.921920415014</text:p>
          </table:table-cell>
          <table:table-cell table:formula="of:=[.E3]*(180/2^31)" office:value-type="float" office:value="-105.036737658083" calcext:value-type="float">
            <text:p>-105.03673765808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04" calcext:value-type="date">
            <text:p>30/06/13 17:17</text:p>
          </table:table-cell>
          <table:table-cell office:value-type="float" office:value="464354627" calcext:value-type="float">
            <text:p>464354627</text:p>
          </table:table-cell>
          <table:table-cell office:value-type="float" office:value="-1253141881" calcext:value-type="float">
            <text:p>-1253141881</text:p>
          </table:table-cell>
          <table:table-cell office:value-type="float" office:value="56.55" calcext:value-type="float">
            <text:p>56.55</text:p>
          </table:table-cell>
          <table:table-cell office:value-type="float" office:value="2885.4" calcext:value-type="float">
            <text:p>2885.4</text:p>
          </table:table-cell>
          <table:table-cell office:value-type="float" office:value="12.523" calcext:value-type="float">
            <text:p>12.523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[.H4]*2.23" office:value-type="float" office:value="27.92629" calcext:value-type="float">
            <text:p>27.92629</text:p>
          </table:table-cell>
          <table:table-cell table:formula="of:=[.F4]*0.000621371" office:value-type="float" office:value="0.03513853005" calcext:value-type="float">
            <text:p>0.03513853005</text:p>
          </table:table-cell>
          <table:table-cell table:formula="of:=[.D4]*(180/2^31)" office:value-type="float" office:value="38.9217552077025" calcext:value-type="float">
            <text:p>38.9217552077025</text:p>
          </table:table-cell>
          <table:table-cell table:formula="of:=[.E4]*(180/2^31)" office:value-type="float" office:value="-105.037139067426" calcext:value-type="float">
            <text:p>-105.03713906742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06" calcext:value-type="date">
            <text:p>30/06/13 17:17</text:p>
          </table:table-cell>
          <table:table-cell office:value-type="float" office:value="464349330" calcext:value-type="float">
            <text:p>464349330</text:p>
          </table:table-cell>
          <table:table-cell office:value-type="float" office:value="-1253146404" calcext:value-type="float">
            <text:p>-1253146404</text:p>
          </table:table-cell>
          <table:table-cell office:value-type="float" office:value="114" calcext:value-type="float">
            <text:p>114</text:p>
          </table:table-cell>
          <table:table-cell office:value-type="float" office:value="2885" calcext:value-type="float">
            <text:p>2885</text:p>
          </table:table-cell>
          <table:table-cell office:value-type="float" office:value="17.549" calcext:value-type="float">
            <text:p>17.549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H5]*2.23" office:value-type="float" office:value="39.13427" calcext:value-type="float">
            <text:p>39.13427</text:p>
          </table:table-cell>
          <table:table-cell table:formula="of:=[.F5]*0.000621371" office:value-type="float" office:value="0.070836294" calcext:value-type="float">
            <text:p>0.070836294</text:p>
          </table:table-cell>
          <table:table-cell table:formula="of:=[.D5]*(180/2^31)" office:value-type="float" office:value="38.9213112182915" calcext:value-type="float">
            <text:p>38.9213112182915</text:p>
          </table:table-cell>
          <table:table-cell table:formula="of:=[.E5]*(180/2^31)" office:value-type="float" office:value="-105.037518180907" calcext:value-type="float">
            <text:p>-105.037518180907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date" office:date-value="2013-06-30T17:17:08" calcext:value-type="date">
            <text:p>30/06/13 17:17</text:p>
          </table:table-cell>
          <table:table-cell table:style-name="ce2" office:value-type="float" office:value="464341905" calcext:value-type="float">
            <text:p>464341905</text:p>
          </table:table-cell>
          <table:table-cell table:style-name="ce2" office:value-type="float" office:value="-1253147221" calcext:value-type="float">
            <text:p>-1253147221</text:p>
          </table:table-cell>
          <table:table-cell table:style-name="ce2" office:value-type="float" office:value="177.9" calcext:value-type="float">
            <text:p>177.9</text:p>
          </table:table-cell>
          <table:table-cell table:style-name="ce2" office:value-type="float" office:value="2884.6" calcext:value-type="float">
            <text:p>2884.6</text:p>
          </table:table-cell>
          <table:table-cell table:style-name="ce2" office:value-type="float" office:value="21.414" calcext:value-type="float">
            <text:p>21.414</text:p>
          </table:table-cell>
          <table:table-cell table:style-name="ce2" office:value-type="float" office:value="149" calcext:value-type="float">
            <text:p>149</text:p>
          </table:table-cell>
          <table:table-cell table:style-name="ce2"/>
          <table:table-cell table:style-name="ce2" table:formula="of:=[.H6]*2.23" office:value-type="float" office:value="47.75322" calcext:value-type="float">
            <text:p>47.75322</text:p>
          </table:table-cell>
          <table:table-cell table:style-name="ce7" table:formula="of:=[.F6]*0.000621371" office:value-type="float" office:value="0.1105419009" calcext:value-type="float">
            <text:p>0.1105419009</text:p>
          </table:table-cell>
          <table:table-cell table:formula="of:=[.D6]*(180/2^31)" office:value-type="float" office:value="38.920688861981" calcext:value-type="float">
            <text:p>38.920688861981</text:p>
          </table:table-cell>
          <table:table-cell table:formula="of:=[.E6]*(180/2^31)" office:value-type="float" office:value="-105.037586661056" calcext:value-type="float">
            <text:p>-105.037586661056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date" office:date-value="2013-06-30T17:17:10" calcext:value-type="date">
            <text:p>30/06/13 17:17</text:p>
          </table:table-cell>
          <table:table-cell table:style-name="ce3" office:value-type="float" office:value="464333560" calcext:value-type="float">
            <text:p>464333560</text:p>
          </table:table-cell>
          <table:table-cell table:style-name="ce3" office:value-type="float" office:value="-1253147270" calcext:value-type="float">
            <text:p>-1253147270</text:p>
          </table:table-cell>
          <table:table-cell table:style-name="ce3" office:value-type="float" office:value="253.44" calcext:value-type="float">
            <text:p>253.44</text:p>
          </table:table-cell>
          <table:table-cell table:style-name="ce3" office:value-type="float" office:value="2884.2" calcext:value-type="float">
            <text:p>2884.2</text:p>
          </table:table-cell>
          <table:table-cell table:style-name="ce3" office:value-type="float" office:value="24.596" calcext:value-type="float">
            <text:p>24.596</text:p>
          </table:table-cell>
          <table:table-cell table:style-name="ce3" office:value-type="float" office:value="151" calcext:value-type="float">
            <text:p>151</text:p>
          </table:table-cell>
          <table:table-cell table:style-name="ce3"/>
          <table:table-cell table:style-name="ce3" table:formula="of:=[.H7]*2.23" office:value-type="float" office:value="54.84908" calcext:value-type="float">
            <text:p>54.84908</text:p>
          </table:table-cell>
          <table:table-cell table:style-name="ce3" table:formula="of:=[.F7]*0.000621371" office:value-type="float" office:value="0.15748026624" calcext:value-type="float">
            <text:p>0.15748026624</text:p>
          </table:table-cell>
          <table:table-cell table:style-name="ce3" table:formula="of:=[.D7]*(180/2^31)" office:value-type="float" office:value="38.9199893921614" calcext:value-type="float">
            <text:p>38.9199893921614</text:p>
          </table:table-cell>
          <table:table-cell table:style-name="ce3" table:formula="of:=[.E7]*(180/2^31)" office:value-type="float" office:value="-105.037590768188" calcext:value-type="float">
            <text:p>-105.03759076818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11" calcext:value-type="date">
            <text:p>30/06/13 17:17</text:p>
          </table:table-cell>
          <table:table-cell office:value-type="float" office:value="464329218" calcext:value-type="float">
            <text:p>464329218</text:p>
          </table:table-cell>
          <table:table-cell office:value-type="float" office:value="-1253148424" calcext:value-type="float">
            <text:p>-1253148424</text:p>
          </table:table-cell>
          <table:table-cell office:value-type="float" office:value="294.69" calcext:value-type="float">
            <text:p>294.69</text:p>
          </table:table-cell>
          <table:table-cell office:value-type="float" office:value="2884.2" calcext:value-type="float">
            <text:p>2884.2</text:p>
          </table:table-cell>
          <table:table-cell office:value-type="float" office:value="26.007" calcext:value-type="float">
            <text:p>26.007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H8]*2.23" office:value-type="float" office:value="57.99561" calcext:value-type="float">
            <text:p>57.99561</text:p>
          </table:table-cell>
          <table:table-cell table:formula="of:=[.F8]*0.000621371" office:value-type="float" office:value="0.18311181999" calcext:value-type="float">
            <text:p>0.18311181999</text:p>
          </table:table-cell>
          <table:table-cell table:formula="of:=[.D8]*(180/2^31)" office:value-type="float" office:value="38.9196254499257" calcext:value-type="float">
            <text:p>38.9196254499257</text:p>
          </table:table-cell>
          <table:table-cell table:formula="of:=[.E8]*(180/2^31)" office:value-type="float" office:value="-105.037687495351" calcext:value-type="float">
            <text:p>-105.03768749535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12" calcext:value-type="date">
            <text:p>30/06/13 17:17</text:p>
          </table:table-cell>
          <table:table-cell office:value-type="float" office:value="464325436" calcext:value-type="float">
            <text:p>464325436</text:p>
          </table:table-cell>
          <table:table-cell office:value-type="float" office:value="-1253149977" calcext:value-type="float">
            <text:p>-1253149977</text:p>
          </table:table-cell>
          <table:table-cell office:value-type="float" office:value="331.64" calcext:value-type="float">
            <text:p>331.64</text:p>
          </table:table-cell>
          <table:table-cell office:value-type="float" office:value="2884" calcext:value-type="float">
            <text:p>2884</text:p>
          </table:table-cell>
          <table:table-cell office:value-type="float" office:value="26.824" calcext:value-type="float">
            <text:p>26.824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[.H9]*2.23" office:value-type="float" office:value="59.81752" calcext:value-type="float">
            <text:p>59.81752</text:p>
          </table:table-cell>
          <table:table-cell table:formula="of:=[.F9]*0.000621371" office:value-type="float" office:value="0.20607147844" calcext:value-type="float">
            <text:p>0.20607147844</text:p>
          </table:table-cell>
          <table:table-cell table:formula="of:=[.D9]*(180/2^31)" office:value-type="float" office:value="38.9193084463477" calcext:value-type="float">
            <text:p>38.9193084463477</text:p>
          </table:table-cell>
          <table:table-cell table:formula="of:=[.E9]*(180/2^31)" office:value-type="float" office:value="-105.037817666307" calcext:value-type="float">
            <text:p>-105.03781766630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14" calcext:value-type="date">
            <text:p>30/06/13 17:17</text:p>
          </table:table-cell>
          <table:table-cell office:value-type="float" office:value="464316970" calcext:value-type="float">
            <text:p>464316970</text:p>
          </table:table-cell>
          <table:table-cell office:value-type="float" office:value="-1253156072" calcext:value-type="float">
            <text:p>-1253156072</text:p>
          </table:table-cell>
          <table:table-cell office:value-type="float" office:value="421.89" calcext:value-type="float">
            <text:p>421.89</text:p>
          </table:table-cell>
          <table:table-cell office:value-type="float" office:value="2883.6" calcext:value-type="float">
            <text:p>2883.6</text:p>
          </table:table-cell>
          <table:table-cell office:value-type="float" office:value="32.924" calcext:value-type="float">
            <text:p>32.924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[.H10]*2.23" office:value-type="float" office:value="73.42052" calcext:value-type="float">
            <text:p>73.42052</text:p>
          </table:table-cell>
          <table:table-cell table:formula="of:=[.F10]*0.000621371" office:value-type="float" office:value="0.26215021119" calcext:value-type="float">
            <text:p>0.26215021119</text:p>
          </table:table-cell>
          <table:table-cell table:formula="of:=[.D10]*(180/2^31)" office:value-type="float" office:value="38.9185988344252" calcext:value-type="float">
            <text:p>38.9185988344252</text:p>
          </table:table-cell>
          <table:table-cell table:formula="of:=[.E10]*(180/2^31)" office:value-type="float" office:value="-105.038328543305" calcext:value-type="float">
            <text:p>-105.03832854330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16" calcext:value-type="date">
            <text:p>30/06/13 17:17</text:p>
          </table:table-cell>
          <table:table-cell office:value-type="float" office:value="464310432" calcext:value-type="float">
            <text:p>464310432</text:p>
          </table:table-cell>
          <table:table-cell office:value-type="float" office:value="-1253165257" calcext:value-type="float">
            <text:p>-1253165257</text:p>
          </table:table-cell>
          <table:table-cell office:value-type="float" office:value="509.35" calcext:value-type="float">
            <text:p>509.35</text:p>
          </table:table-cell>
          <table:table-cell office:value-type="float" office:value="2883.6" calcext:value-type="float">
            <text:p>2883.6</text:p>
          </table:table-cell>
          <table:table-cell office:value-type="float" office:value="37.351" calcext:value-type="float">
            <text:p>37.351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H11]*2.23" office:value-type="float" office:value="83.29273" calcext:value-type="float">
            <text:p>83.29273</text:p>
          </table:table-cell>
          <table:table-cell table:formula="of:=[.F11]*0.000621371" office:value-type="float" office:value="0.31649531885" calcext:value-type="float">
            <text:p>0.31649531885</text:p>
          </table:table-cell>
          <table:table-cell table:formula="of:=[.D11]*(180/2^31)" office:value-type="float" office:value="38.9180508255959" calcext:value-type="float">
            <text:p>38.9180508255959</text:p>
          </table:table-cell>
          <table:table-cell table:formula="of:=[.E11]*(180/2^31)" office:value-type="float" office:value="-105.039098421112" calcext:value-type="float">
            <text:p>-105.03909842111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18" calcext:value-type="date">
            <text:p>30/06/13 17:17</text:p>
          </table:table-cell>
          <table:table-cell office:value-type="float" office:value="464306334" calcext:value-type="float">
            <text:p>464306334</text:p>
          </table:table-cell>
          <table:table-cell office:value-type="float" office:value="-1253175206" calcext:value-type="float">
            <text:p>-1253175206</text:p>
          </table:table-cell>
          <table:table-cell office:value-type="float" office:value="587.09" calcext:value-type="float">
            <text:p>587.09</text:p>
          </table:table-cell>
          <table:table-cell office:value-type="float" office:value="2883.2" calcext:value-type="float">
            <text:p>2883.2</text:p>
          </table:table-cell>
          <table:table-cell office:value-type="float" office:value="39.537" calcext:value-type="float">
            <text:p>39.537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H12]*2.23" office:value-type="float" office:value="88.16751" calcext:value-type="float">
            <text:p>88.16751</text:p>
          </table:table-cell>
          <table:table-cell table:formula="of:=[.F12]*0.000621371" office:value-type="float" office:value="0.36480070039" calcext:value-type="float">
            <text:p>0.36480070039</text:p>
          </table:table-cell>
          <table:table-cell table:formula="of:=[.D12]*(180/2^31)" office:value-type="float" office:value="38.9177073352039" calcext:value-type="float">
            <text:p>38.9177073352039</text:p>
          </table:table-cell>
          <table:table-cell table:formula="of:=[.E12]*(180/2^31)" office:value-type="float" office:value="-105.039932336658" calcext:value-type="float">
            <text:p>-105.03993233665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20" calcext:value-type="date">
            <text:p>30/06/13 17:17</text:p>
          </table:table-cell>
          <table:table-cell office:value-type="float" office:value="464307493" calcext:value-type="float">
            <text:p>464307493</text:p>
          </table:table-cell>
          <table:table-cell office:value-type="float" office:value="-1253186754" calcext:value-type="float">
            <text:p>-1253186754</text:p>
          </table:table-cell>
          <table:table-cell office:value-type="float" office:value="657.51" calcext:value-type="float">
            <text:p>657.51</text:p>
          </table:table-cell>
          <table:table-cell office:value-type="float" office:value="2882.8" calcext:value-type="float">
            <text:p>2882.8</text:p>
          </table:table-cell>
          <table:table-cell office:value-type="float" office:value="40.883" calcext:value-type="float">
            <text:p>40.883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H13]*2.23" office:value-type="float" office:value="91.16909" calcext:value-type="float">
            <text:p>91.16909</text:p>
          </table:table-cell>
          <table:table-cell table:formula="of:=[.F13]*0.000621371" office:value-type="float" office:value="0.40855764621" calcext:value-type="float">
            <text:p>0.40855764621</text:p>
          </table:table-cell>
          <table:table-cell table:formula="of:=[.D13]*(180/2^31)" office:value-type="float" office:value="38.9178044814616" calcext:value-type="float">
            <text:p>38.9178044814616</text:p>
          </table:table-cell>
          <table:table-cell table:formula="of:=[.E13]*(180/2^31)" office:value-type="float" office:value="-105.040900278836" calcext:value-type="float">
            <text:p>-105.04090027883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22" calcext:value-type="date">
            <text:p>30/06/13 17:17</text:p>
          </table:table-cell>
          <table:table-cell office:value-type="float" office:value="464309394" calcext:value-type="float">
            <text:p>464309394</text:p>
          </table:table-cell>
          <table:table-cell office:value-type="float" office:value="-1253199594" calcext:value-type="float">
            <text:p>-1253199594</text:p>
          </table:table-cell>
          <table:table-cell office:value-type="float" office:value="747.11" calcext:value-type="float">
            <text:p>747.11</text:p>
          </table:table-cell>
          <table:table-cell office:value-type="float" office:value="2882.4" calcext:value-type="float">
            <text:p>2882.4</text:p>
          </table:table-cell>
          <table:table-cell office:value-type="float" office:value="42.342" calcext:value-type="float">
            <text:p>42.342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[.H14]*2.23" office:value-type="float" office:value="94.42266" calcext:value-type="float">
            <text:p>94.42266</text:p>
          </table:table-cell>
          <table:table-cell table:formula="of:=[.F14]*0.000621371" office:value-type="float" office:value="0.46423248781" calcext:value-type="float">
            <text:p>0.46423248781</text:p>
          </table:table-cell>
          <table:table-cell table:formula="of:=[.D14]*(180/2^31)" office:value-type="float" office:value="38.9179638214409" calcext:value-type="float">
            <text:p>38.9179638214409</text:p>
          </table:table-cell>
          <table:table-cell table:formula="of:=[.E14]*(180/2^31)" office:value-type="float" office:value="-105.041976515204" calcext:value-type="float">
            <text:p>-105.04197651520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23" calcext:value-type="date">
            <text:p>30/06/13 17:17</text:p>
          </table:table-cell>
          <table:table-cell office:value-type="float" office:value="464309373" calcext:value-type="float">
            <text:p>464309373</text:p>
          </table:table-cell>
          <table:table-cell office:value-type="float" office:value="-1253206009" calcext:value-type="float">
            <text:p>-1253206009</text:p>
          </table:table-cell>
          <table:table-cell office:value-type="float" office:value="793.34" calcext:value-type="float">
            <text:p>793.34</text:p>
          </table:table-cell>
          <table:table-cell office:value-type="float" office:value="2882.2" calcext:value-type="float">
            <text:p>2882.2</text:p>
          </table:table-cell>
          <table:table-cell office:value-type="float" office:value="42.879" calcext:value-type="float">
            <text:p>42.879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[.H15]*2.23" office:value-type="float" office:value="95.62017" calcext:value-type="float">
            <text:p>95.62017</text:p>
          </table:table-cell>
          <table:table-cell table:formula="of:=[.F15]*0.000621371" office:value-type="float" office:value="0.49295846914" calcext:value-type="float">
            <text:p>0.49295846914</text:p>
          </table:table-cell>
          <table:table-cell table:formula="of:=[.D15]*(180/2^31)" office:value-type="float" office:value="38.9179620612413" calcext:value-type="float">
            <text:p>38.9179620612413</text:p>
          </table:table-cell>
          <table:table-cell table:formula="of:=[.E15]*(180/2^31)" office:value-type="float" office:value="-105.042514214292" calcext:value-type="float">
            <text:p>-105.04251421429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25" calcext:value-type="date">
            <text:p>30/06/13 17:17</text:p>
          </table:table-cell>
          <table:table-cell office:value-type="float" office:value="464308002" calcext:value-type="float">
            <text:p>464308002</text:p>
          </table:table-cell>
          <table:table-cell office:value-type="float" office:value="-1253218199" calcext:value-type="float">
            <text:p>-1253218199</text:p>
          </table:table-cell>
          <table:table-cell office:value-type="float" office:value="883.17" calcext:value-type="float">
            <text:p>883.17</text:p>
          </table:table-cell>
          <table:table-cell office:value-type="float" office:value="2882" calcext:value-type="float">
            <text:p>2882</text:p>
          </table:table-cell>
          <table:table-cell office:value-type="float" office:value="43.99" calcext:value-type="float">
            <text:p>43.99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H16]*2.23" office:value-type="float" office:value="98.0977" calcext:value-type="float">
            <text:p>98.0977</text:p>
          </table:table-cell>
          <table:table-cell table:formula="of:=[.F16]*0.000621371" office:value-type="float" office:value="0.54877622607" calcext:value-type="float">
            <text:p>0.54877622607</text:p>
          </table:table-cell>
          <table:table-cell table:formula="of:=[.D16]*(180/2^31)" office:value-type="float" office:value="38.9178471453488" calcext:value-type="float">
            <text:p>38.9178471453488</text:p>
          </table:table-cell>
          <table:table-cell table:formula="of:=[.E16]*(180/2^31)" office:value-type="float" office:value="-105.043535968289" calcext:value-type="float">
            <text:p>-105.04353596828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26" calcext:value-type="date">
            <text:p>30/06/13 17:17</text:p>
          </table:table-cell>
          <table:table-cell office:value-type="float" office:value="464305553" calcext:value-type="float">
            <text:p>464305553</text:p>
          </table:table-cell>
          <table:table-cell office:value-type="float" office:value="-1253223294" calcext:value-type="float">
            <text:p>-1253223294</text:p>
          </table:table-cell>
          <table:table-cell office:value-type="float" office:value="925.55" calcext:value-type="float">
            <text:p>925.55</text:p>
          </table:table-cell>
          <table:table-cell office:value-type="float" office:value="2881.8" calcext:value-type="float">
            <text:p>2881.8</text:p>
          </table:table-cell>
          <table:table-cell office:value-type="float" office:value="43.69" calcext:value-type="float">
            <text:p>43.69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[.H17]*2.23" office:value-type="float" office:value="97.4287" calcext:value-type="float">
            <text:p>97.4287</text:p>
          </table:table-cell>
          <table:table-cell table:formula="of:=[.F17]*0.000621371" office:value-type="float" office:value="0.57510992905" calcext:value-type="float">
            <text:p>0.57510992905</text:p>
          </table:table-cell>
          <table:table-cell table:formula="of:=[.D17]*(180/2^31)" office:value-type="float" office:value="38.9176418725401" calcext:value-type="float">
            <text:p>38.9176418725401</text:p>
          </table:table-cell>
          <table:table-cell table:formula="of:=[.E17]*(180/2^31)" office:value-type="float" office:value="-105.043963026255" calcext:value-type="float">
            <text:p>-105.04396302625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27" calcext:value-type="date">
            <text:p>30/06/13 17:17</text:p>
          </table:table-cell>
          <table:table-cell office:value-type="float" office:value="464301864" calcext:value-type="float">
            <text:p>464301864</text:p>
          </table:table-cell>
          <table:table-cell office:value-type="float" office:value="-1253227319" calcext:value-type="float">
            <text:p>-1253227319</text:p>
          </table:table-cell>
          <table:table-cell office:value-type="float" office:value="967.34" calcext:value-type="float">
            <text:p>967.34</text:p>
          </table:table-cell>
          <table:table-cell office:value-type="float" office:value="2881.8" calcext:value-type="float">
            <text:p>2881.8</text:p>
          </table:table-cell>
          <table:table-cell office:value-type="float" office:value="43.867" calcext:value-type="float">
            <text:p>43.867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[.H18]*2.23" office:value-type="float" office:value="97.82341" calcext:value-type="float">
            <text:p>97.82341</text:p>
          </table:table-cell>
          <table:table-cell table:formula="of:=[.F18]*0.000621371" office:value-type="float" office:value="0.60107702314" calcext:value-type="float">
            <text:p>0.60107702314</text:p>
          </table:table-cell>
          <table:table-cell table:formula="of:=[.D18]*(180/2^31)" office:value-type="float" office:value="38.9173326641321" calcext:value-type="float">
            <text:p>38.9173326641321</text:p>
          </table:table-cell>
          <table:table-cell table:formula="of:=[.E18]*(180/2^31)" office:value-type="float" office:value="-105.044300397858" calcext:value-type="float">
            <text:p>-105.04430039785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29" calcext:value-type="date">
            <text:p>30/06/13 17:17</text:p>
          </table:table-cell>
          <table:table-cell office:value-type="float" office:value="464294349" calcext:value-type="float">
            <text:p>464294349</text:p>
          </table:table-cell>
          <table:table-cell office:value-type="float" office:value="-1253232447" calcext:value-type="float">
            <text:p>-1253232447</text:p>
          </table:table-cell>
          <table:table-cell office:value-type="float" office:value="1040.43" calcext:value-type="float">
            <text:p>1040.43</text:p>
          </table:table-cell>
          <table:table-cell office:value-type="float" office:value="2881.4" calcext:value-type="float">
            <text:p>2881.4</text:p>
          </table:table-cell>
          <table:table-cell office:value-type="float" office:value="43.066" calcext:value-type="float">
            <text:p>43.066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H19]*2.23" office:value-type="float" office:value="96.03718" calcext:value-type="float">
            <text:p>96.03718</text:p>
          </table:table-cell>
          <table:table-cell table:formula="of:=[.F19]*0.000621371" office:value-type="float" office:value="0.64649302953" calcext:value-type="float">
            <text:p>0.64649302953</text:p>
          </table:table-cell>
          <table:table-cell table:formula="of:=[.D19]*(180/2^31)" office:value-type="float" office:value="38.9167027641088" calcext:value-type="float">
            <text:p>38.9167027641088</text:p>
          </table:table-cell>
          <table:table-cell table:formula="of:=[.E19]*(180/2^31)" office:value-type="float" office:value="-105.044730221853" calcext:value-type="float">
            <text:p>-105.04473022185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31" calcext:value-type="date">
            <text:p>30/06/13 17:17</text:p>
          </table:table-cell>
          <table:table-cell office:value-type="float" office:value="464286616" calcext:value-type="float">
            <text:p>464286616</text:p>
          </table:table-cell>
          <table:table-cell office:value-type="float" office:value="-1253234569" calcext:value-type="float">
            <text:p>-1253234569</text:p>
          </table:table-cell>
          <table:table-cell office:value-type="float" office:value="1107.64" calcext:value-type="float">
            <text:p>1107.64</text:p>
          </table:table-cell>
          <table:table-cell office:value-type="float" office:value="2881.2" calcext:value-type="float">
            <text:p>2881.2</text:p>
          </table:table-cell>
          <table:table-cell office:value-type="float" office:value="42.452" calcext:value-type="float">
            <text:p>42.452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H20]*2.23" office:value-type="float" office:value="94.66796" calcext:value-type="float">
            <text:p>94.66796</text:p>
          </table:table-cell>
          <table:table-cell table:formula="of:=[.F20]*0.000621371" office:value-type="float" office:value="0.68825537444" calcext:value-type="float">
            <text:p>0.68825537444</text:p>
          </table:table-cell>
          <table:table-cell table:formula="of:=[.D20]*(180/2^31)" office:value-type="float" office:value="38.9160545915365" calcext:value-type="float">
            <text:p>38.9160545915365</text:p>
          </table:table-cell>
          <table:table-cell table:formula="of:=[.E20]*(180/2^31)" office:value-type="float" office:value="-105.044908085838" calcext:value-type="float">
            <text:p>-105.04490808583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33" calcext:value-type="date">
            <text:p>30/06/13 17:17</text:p>
          </table:table-cell>
          <table:table-cell office:value-type="float" office:value="464278332" calcext:value-type="float">
            <text:p>464278332</text:p>
          </table:table-cell>
          <table:table-cell office:value-type="float" office:value="-1253233399" calcext:value-type="float">
            <text:p>-1253233399</text:p>
          </table:table-cell>
          <table:table-cell office:value-type="float" office:value="1176.67" calcext:value-type="float">
            <text:p>1176.67</text:p>
          </table:table-cell>
          <table:table-cell office:value-type="float" office:value="2881.4" calcext:value-type="float">
            <text:p>2881.4</text:p>
          </table:table-cell>
          <table:table-cell office:value-type="float" office:value="41.783" calcext:value-type="float">
            <text:p>41.783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[.H21]*2.23" office:value-type="float" office:value="93.17609" calcext:value-type="float">
            <text:p>93.17609</text:p>
          </table:table-cell>
          <table:table-cell table:formula="of:=[.F21]*0.000621371" office:value-type="float" office:value="0.73114861457" calcext:value-type="float">
            <text:p>0.73114861457</text:p>
          </table:table-cell>
          <table:table-cell table:formula="of:=[.D21]*(180/2^31)" office:value-type="float" office:value="38.9153602346778" calcext:value-type="float">
            <text:p>38.9153602346778</text:p>
          </table:table-cell>
          <table:table-cell table:formula="of:=[.E21]*(180/2^31)" office:value-type="float" office:value="-105.044810017571" calcext:value-type="float">
            <text:p>-105.04481001757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35" calcext:value-type="date">
            <text:p>30/06/13 17:17</text:p>
          </table:table-cell>
          <table:table-cell office:value-type="float" office:value="464273105" calcext:value-type="float">
            <text:p>464273105</text:p>
          </table:table-cell>
          <table:table-cell office:value-type="float" office:value="-1253238766" calcext:value-type="float">
            <text:p>-1253238766</text:p>
          </table:table-cell>
          <table:table-cell office:value-type="float" office:value="1237.91" calcext:value-type="float">
            <text:p>1237.91</text:p>
          </table:table-cell>
          <table:table-cell office:value-type="float" office:value="2881.4" calcext:value-type="float">
            <text:p>2881.4</text:p>
          </table:table-cell>
          <table:table-cell office:value-type="float" office:value="39.074" calcext:value-type="float">
            <text:p>39.074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[.H22]*2.23" office:value-type="float" office:value="87.13502" calcext:value-type="float">
            <text:p>87.13502</text:p>
          </table:table-cell>
          <table:table-cell table:formula="of:=[.F22]*0.000621371" office:value-type="float" office:value="0.76920137461" calcext:value-type="float">
            <text:p>0.76920137461</text:p>
          </table:table-cell>
          <table:table-cell table:formula="of:=[.D22]*(180/2^31)" office:value-type="float" office:value="38.914922112599" calcext:value-type="float">
            <text:p>38.914922112599</text:p>
          </table:table-cell>
          <table:table-cell table:formula="of:=[.E22]*(180/2^31)" office:value-type="float" office:value="-105.045259874314" calcext:value-type="float">
            <text:p>-105.04525987431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36" calcext:value-type="date">
            <text:p>30/06/13 17:17</text:p>
          </table:table-cell>
          <table:table-cell office:value-type="float" office:value="464271590" calcext:value-type="float">
            <text:p>464271590</text:p>
          </table:table-cell>
          <table:table-cell office:value-type="float" office:value="-1253243010" calcext:value-type="float">
            <text:p>-1253243010</text:p>
          </table:table-cell>
          <table:table-cell office:value-type="float" office:value="1267.8" calcext:value-type="float">
            <text:p>1267.8</text:p>
          </table:table-cell>
          <table:table-cell office:value-type="float" office:value="2881.4" calcext:value-type="float">
            <text:p>2881.4</text:p>
          </table:table-cell>
          <table:table-cell office:value-type="float" office:value="38" calcext:value-type="float">
            <text:p>38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[.H23]*2.23" office:value-type="float" office:value="84.74" calcext:value-type="float">
            <text:p>84.74</text:p>
          </table:table-cell>
          <table:table-cell table:formula="of:=[.F23]*0.000621371" office:value-type="float" office:value="0.7877741538" calcext:value-type="float">
            <text:p>0.7877741538</text:p>
          </table:table-cell>
          <table:table-cell table:formula="of:=[.D23]*(180/2^31)" office:value-type="float" office:value="38.914795126766" calcext:value-type="float">
            <text:p>38.914795126766</text:p>
          </table:table-cell>
          <table:table-cell table:formula="of:=[.E23]*(180/2^31)" office:value-type="float" office:value="-105.045615602285" calcext:value-type="float">
            <text:p>-105.04561560228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38" calcext:value-type="date">
            <text:p>30/06/13 17:17</text:p>
          </table:table-cell>
          <table:table-cell office:value-type="float" office:value="464269824" calcext:value-type="float">
            <text:p>464269824</text:p>
          </table:table-cell>
          <table:table-cell office:value-type="float" office:value="-1253251251" calcext:value-type="float">
            <text:p>-1253251251</text:p>
          </table:table-cell>
          <table:table-cell office:value-type="float" office:value="1324.1" calcext:value-type="float">
            <text:p>1324.1</text:p>
          </table:table-cell>
          <table:table-cell office:value-type="float" office:value="2882" calcext:value-type="float">
            <text:p>2882</text:p>
          </table:table-cell>
          <table:table-cell office:value-type="float" office:value="35.86" calcext:value-type="float">
            <text:p>35.86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H24]*2.23" office:value-type="float" office:value="79.9678" calcext:value-type="float">
            <text:p>79.9678</text:p>
          </table:table-cell>
          <table:table-cell table:formula="of:=[.F24]*0.000621371" office:value-type="float" office:value="0.8227573411" calcext:value-type="float">
            <text:p>0.8227573411</text:p>
          </table:table-cell>
          <table:table-cell table:formula="of:=[.D24]*(180/2^31)" office:value-type="float" office:value="38.914647102356" calcext:value-type="float">
            <text:p>38.914647102356</text:p>
          </table:table-cell>
          <table:table-cell table:formula="of:=[.E24]*(180/2^31)" office:value-type="float" office:value="-105.046306354925" calcext:value-type="float">
            <text:p>-105.04630635492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40" calcext:value-type="date">
            <text:p>30/06/13 17:17</text:p>
          </table:table-cell>
          <table:table-cell office:value-type="float" office:value="464272860" calcext:value-type="float">
            <text:p>464272860</text:p>
          </table:table-cell>
          <table:table-cell office:value-type="float" office:value="-1253265109" calcext:value-type="float">
            <text:p>-1253265109</text:p>
          </table:table-cell>
          <table:table-cell office:value-type="float" office:value="1408.72" calcext:value-type="float">
            <text:p>1408.72</text:p>
          </table:table-cell>
          <table:table-cell office:value-type="float" office:value="2882" calcext:value-type="float">
            <text:p>2882</text:p>
          </table:table-cell>
          <table:table-cell office:value-type="float" office:value="37.653" calcext:value-type="float">
            <text:p>37.653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H25]*2.23" office:value-type="float" office:value="83.96619" calcext:value-type="float">
            <text:p>83.96619</text:p>
          </table:table-cell>
          <table:table-cell table:formula="of:=[.F25]*0.000621371" office:value-type="float" office:value="0.87533775512" calcext:value-type="float">
            <text:p>0.87533775512</text:p>
          </table:table-cell>
          <table:table-cell table:formula="of:=[.D25]*(180/2^31)" office:value-type="float" office:value="38.9149015769362" calcext:value-type="float">
            <text:p>38.9149015769362</text:p>
          </table:table-cell>
          <table:table-cell table:formula="of:=[.E25]*(180/2^31)" office:value-type="float" office:value="-105.047467919067" calcext:value-type="float">
            <text:p>-105.04746791906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41" calcext:value-type="date">
            <text:p>30/06/13 17:17</text:p>
          </table:table-cell>
          <table:table-cell office:value-type="float" office:value="464271687" calcext:value-type="float">
            <text:p>464271687</text:p>
          </table:table-cell>
          <table:table-cell office:value-type="float" office:value="-1253270230" calcext:value-type="float">
            <text:p>-1253270230</text:p>
          </table:table-cell>
          <table:table-cell office:value-type="float" office:value="1447.45" calcext:value-type="float">
            <text:p>1447.45</text:p>
          </table:table-cell>
          <table:table-cell office:value-type="float" office:value="2882.2" calcext:value-type="float">
            <text:p>2882.2</text:p>
          </table:table-cell>
          <table:table-cell office:value-type="float" office:value="37.214" calcext:value-type="float">
            <text:p>37.214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H26]*2.23" office:value-type="float" office:value="82.98722" calcext:value-type="float">
            <text:p>82.98722</text:p>
          </table:table-cell>
          <table:table-cell table:formula="of:=[.F26]*0.000621371" office:value-type="float" office:value="0.89940345395" calcext:value-type="float">
            <text:p>0.89940345395</text:p>
          </table:table-cell>
          <table:table-cell table:formula="of:=[.D26]*(180/2^31)" office:value-type="float" office:value="38.914803257212" calcext:value-type="float">
            <text:p>38.914803257212</text:p>
          </table:table-cell>
          <table:table-cell table:formula="of:=[.E26]*(180/2^31)" office:value-type="float" office:value="-105.047897156328" calcext:value-type="float">
            <text:p>-105.04789715632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43" calcext:value-type="date">
            <text:p>30/06/13 17:17</text:p>
          </table:table-cell>
          <table:table-cell office:value-type="float" office:value="464268436" calcext:value-type="float">
            <text:p>464268436</text:p>
          </table:table-cell>
          <table:table-cell office:value-type="float" office:value="-1253279261" calcext:value-type="float">
            <text:p>-1253279261</text:p>
          </table:table-cell>
          <table:table-cell office:value-type="float" office:value="1519.68" calcext:value-type="float">
            <text:p>1519.68</text:p>
          </table:table-cell>
          <table:table-cell office:value-type="float" office:value="2882.6" calcext:value-type="float">
            <text:p>2882.6</text:p>
          </table:table-cell>
          <table:table-cell office:value-type="float" office:value="37.104" calcext:value-type="float">
            <text:p>37.104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H27]*2.23" office:value-type="float" office:value="82.74192" calcext:value-type="float">
            <text:p>82.74192</text:p>
          </table:table-cell>
          <table:table-cell table:formula="of:=[.F27]*0.000621371" office:value-type="float" office:value="0.94428508128" calcext:value-type="float">
            <text:p>0.94428508128</text:p>
          </table:table-cell>
          <table:table-cell table:formula="of:=[.D27]*(180/2^31)" office:value-type="float" office:value="38.9145307615399" calcext:value-type="float">
            <text:p>38.9145307615399</text:p>
          </table:table-cell>
          <table:table-cell table:formula="of:=[.E27]*(180/2^31)" office:value-type="float" office:value="-105.048654126003" calcext:value-type="float">
            <text:p>-105.04865412600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45" calcext:value-type="date">
            <text:p>30/06/13 17:17</text:p>
          </table:table-cell>
          <table:table-cell office:value-type="float" office:value="464262637" calcext:value-type="float">
            <text:p>464262637</text:p>
          </table:table-cell>
          <table:table-cell office:value-type="float" office:value="-1253286557" calcext:value-type="float">
            <text:p>-1253286557</text:p>
          </table:table-cell>
          <table:table-cell office:value-type="float" office:value="1592.9" calcext:value-type="float">
            <text:p>1592.9</text:p>
          </table:table-cell>
          <table:table-cell office:value-type="float" office:value="2883.4" calcext:value-type="float">
            <text:p>2883.4</text:p>
          </table:table-cell>
          <table:table-cell office:value-type="float" office:value="36.852" calcext:value-type="float">
            <text:p>36.852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28]*2.23" office:value-type="float" office:value="82.17996" calcext:value-type="float">
            <text:p>82.17996</text:p>
          </table:table-cell>
          <table:table-cell table:formula="of:=[.F28]*0.000621371" office:value-type="float" office:value="0.9897818659" calcext:value-type="float">
            <text:p>0.9897818659</text:p>
          </table:table-cell>
          <table:table-cell table:formula="of:=[.D28]*(180/2^31)" office:value-type="float" office:value="38.914044694975" calcext:value-type="float">
            <text:p>38.914044694975</text:p>
          </table:table-cell>
          <table:table-cell table:formula="of:=[.E28]*(180/2^31)" office:value-type="float" office:value="-105.049265669659" calcext:value-type="float">
            <text:p>-105.04926566965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47" calcext:value-type="date">
            <text:p>30/06/13 17:17</text:p>
          </table:table-cell>
          <table:table-cell office:value-type="float" office:value="464258140" calcext:value-type="float">
            <text:p>464258140</text:p>
          </table:table-cell>
          <table:table-cell office:value-type="float" office:value="-1253294797" calcext:value-type="float">
            <text:p>-1253294797</text:p>
          </table:table-cell>
          <table:table-cell office:value-type="float" office:value="1665.9" calcext:value-type="float">
            <text:p>1665.9</text:p>
          </table:table-cell>
          <table:table-cell office:value-type="float" office:value="2884.4" calcext:value-type="float">
            <text:p>2884.4</text:p>
          </table:table-cell>
          <table:table-cell office:value-type="float" office:value="37.716" calcext:value-type="float">
            <text:p>37.716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9]*2.23" office:value-type="float" office:value="84.10668" calcext:value-type="float">
            <text:p>84.10668</text:p>
          </table:table-cell>
          <table:table-cell table:formula="of:=[.F29]*0.000621371" office:value-type="float" office:value="1.0351419489" calcext:value-type="float">
            <text:p>1.0351419489</text:p>
          </table:table-cell>
          <table:table-cell table:formula="of:=[.D29]*(180/2^31)" office:value-type="float" office:value="38.9136677607894" calcext:value-type="float">
            <text:p>38.9136677607894</text:p>
          </table:table-cell>
          <table:table-cell table:formula="of:=[.E29]*(180/2^31)" office:value-type="float" office:value="-105.04995633848" calcext:value-type="float">
            <text:p>-105.0499563384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48" calcext:value-type="date">
            <text:p>30/06/13 17:17</text:p>
          </table:table-cell>
          <table:table-cell office:value-type="float" office:value="464256449" calcext:value-type="float">
            <text:p>464256449</text:p>
          </table:table-cell>
          <table:table-cell office:value-type="float" office:value="-1253299142" calcext:value-type="float">
            <text:p>-1253299142</text:p>
          </table:table-cell>
          <table:table-cell office:value-type="float" office:value="1701.16" calcext:value-type="float">
            <text:p>1701.16</text:p>
          </table:table-cell>
          <table:table-cell office:value-type="float" office:value="2884.8" calcext:value-type="float">
            <text:p>2884.8</text:p>
          </table:table-cell>
          <table:table-cell office:value-type="float" office:value="37.956" calcext:value-type="float">
            <text:p>37.956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0]*2.23" office:value-type="float" office:value="84.64188" calcext:value-type="float">
            <text:p>84.64188</text:p>
          </table:table-cell>
          <table:table-cell table:formula="of:=[.F30]*0.000621371" office:value-type="float" office:value="1.05705149036" calcext:value-type="float">
            <text:p>1.05705149036</text:p>
          </table:table-cell>
          <table:table-cell table:formula="of:=[.D30]*(180/2^31)" office:value-type="float" office:value="38.9135260228068" calcext:value-type="float">
            <text:p>38.9135260228068</text:p>
          </table:table-cell>
          <table:table-cell table:formula="of:=[.E30]*(180/2^31)" office:value-type="float" office:value="-105.050320532173" calcext:value-type="float">
            <text:p>-105.05032053217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50" calcext:value-type="date">
            <text:p>30/06/13 17:17</text:p>
          </table:table-cell>
          <table:table-cell office:value-type="float" office:value="464251200" calcext:value-type="float">
            <text:p>464251200</text:p>
          </table:table-cell>
          <table:table-cell office:value-type="float" office:value="-1253304824" calcext:value-type="float">
            <text:p>-1253304824</text:p>
          </table:table-cell>
          <table:table-cell office:value-type="float" office:value="1762.37" calcext:value-type="float">
            <text:p>1762.37</text:p>
          </table:table-cell>
          <table:table-cell office:value-type="float" office:value="2886.4" calcext:value-type="float">
            <text:p>2886.4</text:p>
          </table:table-cell>
          <table:table-cell office:value-type="float" office:value="38.341" calcext:value-type="float">
            <text:p>38.341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31]*2.23" office:value-type="float" office:value="85.50043" calcext:value-type="float">
            <text:p>85.50043</text:p>
          </table:table-cell>
          <table:table-cell table:formula="of:=[.F31]*0.000621371" office:value-type="float" office:value="1.09508560927" calcext:value-type="float">
            <text:p>1.09508560927</text:p>
          </table:table-cell>
          <table:table-cell table:formula="of:=[.D31]*(180/2^31)" office:value-type="float" office:value="38.9130860567093" calcext:value-type="float">
            <text:p>38.9130860567093</text:p>
          </table:table-cell>
          <table:table-cell table:formula="of:=[.E31]*(180/2^31)" office:value-type="float" office:value="-105.050796791911" calcext:value-type="float">
            <text:p>-105.05079679191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51" calcext:value-type="date">
            <text:p>30/06/13 17:17</text:p>
          </table:table-cell>
          <table:table-cell office:value-type="float" office:value="464248317" calcext:value-type="float">
            <text:p>464248317</text:p>
          </table:table-cell>
          <table:table-cell office:value-type="float" office:value="-1253306659" calcext:value-type="float">
            <text:p>-1253306659</text:p>
          </table:table-cell>
          <table:table-cell office:value-type="float" office:value="1789.57" calcext:value-type="float">
            <text:p>1789.57</text:p>
          </table:table-cell>
          <table:table-cell office:value-type="float" office:value="2886.4" calcext:value-type="float">
            <text:p>2886.4</text:p>
          </table:table-cell>
          <table:table-cell office:value-type="float" office:value="37.045" calcext:value-type="float">
            <text:p>37.045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32]*2.23" office:value-type="float" office:value="82.61035" calcext:value-type="float">
            <text:p>82.61035</text:p>
          </table:table-cell>
          <table:table-cell table:formula="of:=[.F32]*0.000621371" office:value-type="float" office:value="1.11198690047" calcext:value-type="float">
            <text:p>1.11198690047</text:p>
          </table:table-cell>
          <table:table-cell table:formula="of:=[.D32]*(180/2^31)" office:value-type="float" office:value="38.9128444064409" calcext:value-type="float">
            <text:p>38.9128444064409</text:p>
          </table:table-cell>
          <table:table-cell table:formula="of:=[.E32]*(180/2^31)" office:value-type="float" office:value="-105.050950599834" calcext:value-type="float">
            <text:p>-105.05095059983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53" calcext:value-type="date">
            <text:p>30/06/13 17:17</text:p>
          </table:table-cell>
          <table:table-cell office:value-type="float" office:value="464239750" calcext:value-type="float">
            <text:p>464239750</text:p>
          </table:table-cell>
          <table:table-cell office:value-type="float" office:value="-1253308826" calcext:value-type="float">
            <text:p>-1253308826</text:p>
          </table:table-cell>
          <table:table-cell office:value-type="float" office:value="1862.7" calcext:value-type="float">
            <text:p>1862.7</text:p>
          </table:table-cell>
          <table:table-cell office:value-type="float" office:value="2887.6" calcext:value-type="float">
            <text:p>2887.6</text:p>
          </table:table-cell>
          <table:table-cell office:value-type="float" office:value="35.767" calcext:value-type="float">
            <text:p>35.767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33]*2.23" office:value-type="float" office:value="79.76041" calcext:value-type="float">
            <text:p>79.76041</text:p>
          </table:table-cell>
          <table:table-cell table:formula="of:=[.F33]*0.000621371" office:value-type="float" office:value="1.1574277617" calcext:value-type="float">
            <text:p>1.1574277617</text:p>
          </table:table-cell>
          <table:table-cell table:formula="of:=[.D33]*(180/2^31)" office:value-type="float" office:value="38.9121263287961" calcext:value-type="float">
            <text:p>38.9121263287961</text:p>
          </table:table-cell>
          <table:table-cell table:formula="of:=[.E33]*(180/2^31)" office:value-type="float" office:value="-105.051132235676" calcext:value-type="float">
            <text:p>-105.05113223567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55" calcext:value-type="date">
            <text:p>30/06/13 17:17</text:p>
          </table:table-cell>
          <table:table-cell office:value-type="float" office:value="464232856" calcext:value-type="float">
            <text:p>464232856</text:p>
          </table:table-cell>
          <table:table-cell office:value-type="float" office:value="-1253314375" calcext:value-type="float">
            <text:p>-1253314375</text:p>
          </table:table-cell>
          <table:table-cell office:value-type="float" office:value="1938.52" calcext:value-type="float">
            <text:p>1938.52</text:p>
          </table:table-cell>
          <table:table-cell office:value-type="float" office:value="2888.6" calcext:value-type="float">
            <text:p>2888.6</text:p>
          </table:table-cell>
          <table:table-cell office:value-type="float" office:value="36.073" calcext:value-type="float">
            <text:p>36.073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34]*2.23" office:value-type="float" office:value="80.44279" calcext:value-type="float">
            <text:p>80.44279</text:p>
          </table:table-cell>
          <table:table-cell table:formula="of:=[.F34]*0.000621371" office:value-type="float" office:value="1.20454011092" calcext:value-type="float">
            <text:p>1.20454011092</text:p>
          </table:table-cell>
          <table:table-cell table:formula="of:=[.D34]*(180/2^31)" office:value-type="float" office:value="38.9115484803915" calcext:value-type="float">
            <text:p>38.9115484803915</text:p>
          </table:table-cell>
          <table:table-cell table:formula="of:=[.E34]*(180/2^31)" office:value-type="float" office:value="-105.051597347483" calcext:value-type="float">
            <text:p>-105.05159734748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56" calcext:value-type="date">
            <text:p>30/06/13 17:17</text:p>
          </table:table-cell>
          <table:table-cell office:value-type="float" office:value="464230400" calcext:value-type="float">
            <text:p>464230400</text:p>
          </table:table-cell>
          <table:table-cell office:value-type="float" office:value="-1253317692" calcext:value-type="float">
            <text:p>-1253317692</text:p>
          </table:table-cell>
          <table:table-cell office:value-type="float" office:value="1971.33" calcext:value-type="float">
            <text:p>1971.33</text:p>
          </table:table-cell>
          <table:table-cell office:value-type="float" office:value="2889.4" calcext:value-type="float">
            <text:p>2889.4</text:p>
          </table:table-cell>
          <table:table-cell office:value-type="float" office:value="35.838" calcext:value-type="float">
            <text:p>35.838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35]*2.23" office:value-type="float" office:value="79.91874" calcext:value-type="float">
            <text:p>79.91874</text:p>
          </table:table-cell>
          <table:table-cell table:formula="of:=[.F35]*0.000621371" office:value-type="float" office:value="1.22492729343" calcext:value-type="float">
            <text:p>1.22492729343</text:p>
          </table:table-cell>
          <table:table-cell table:formula="of:=[.D35]*(180/2^31)" office:value-type="float" office:value="38.9113426208496" calcext:value-type="float">
            <text:p>38.9113426208496</text:p>
          </table:table-cell>
          <table:table-cell table:formula="of:=[.E35]*(180/2^31)" office:value-type="float" office:value="-105.051875375211" calcext:value-type="float">
            <text:p>-105.05187537521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7:59" calcext:value-type="date">
            <text:p>30/06/13 17:17</text:p>
          </table:table-cell>
          <table:table-cell office:value-type="float" office:value="464221022" calcext:value-type="float">
            <text:p>464221022</text:p>
          </table:table-cell>
          <table:table-cell office:value-type="float" office:value="-1253320613" calcext:value-type="float">
            <text:p>-1253320613</text:p>
          </table:table-cell>
          <table:table-cell office:value-type="float" office:value="2057.55" calcext:value-type="float">
            <text:p>2057.55</text:p>
          </table:table-cell>
          <table:table-cell office:value-type="float" office:value="2892" calcext:value-type="float">
            <text:p>2892</text:p>
          </table:table-cell>
          <table:table-cell office:value-type="float" office:value="34.192" calcext:value-type="float">
            <text:p>34.192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6]*2.23" office:value-type="float" office:value="76.24816" calcext:value-type="float">
            <text:p>76.24816</text:p>
          </table:table-cell>
          <table:table-cell table:formula="of:=[.F36]*0.000621371" office:value-type="float" office:value="1.27850190105" calcext:value-type="float">
            <text:p>1.27850190105</text:p>
          </table:table-cell>
          <table:table-cell table:formula="of:=[.D36]*(180/2^31)" office:value-type="float" office:value="38.9105565659702" calcext:value-type="float">
            <text:p>38.9105565659702</text:p>
          </table:table-cell>
          <table:table-cell table:formula="of:=[.E36]*(180/2^31)" office:value-type="float" office:value="-105.052120210603" calcext:value-type="float">
            <text:p>-105.05212021060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01" calcext:value-type="date">
            <text:p>30/06/13 17:18</text:p>
          </table:table-cell>
          <table:table-cell office:value-type="float" office:value="464214781" calcext:value-type="float">
            <text:p>464214781</text:p>
          </table:table-cell>
          <table:table-cell office:value-type="float" office:value="-1253322287" calcext:value-type="float">
            <text:p>-1253322287</text:p>
          </table:table-cell>
          <table:table-cell office:value-type="float" office:value="2116.53" calcext:value-type="float">
            <text:p>2116.53</text:p>
          </table:table-cell>
          <table:table-cell office:value-type="float" office:value="2892" calcext:value-type="float">
            <text:p>2892</text:p>
          </table:table-cell>
          <table:table-cell office:value-type="float" office:value="33.536" calcext:value-type="float">
            <text:p>33.536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7]*2.23" office:value-type="float" office:value="74.78528" calcext:value-type="float">
            <text:p>74.78528</text:p>
          </table:table-cell>
          <table:table-cell table:formula="of:=[.F37]*0.000621371" office:value-type="float" office:value="1.31515036263" calcext:value-type="float">
            <text:p>1.31515036263</text:p>
          </table:table-cell>
          <table:table-cell table:formula="of:=[.D37]*(180/2^31)" office:value-type="float" office:value="38.9100334513932" calcext:value-type="float">
            <text:p>38.9100334513932</text:p>
          </table:table-cell>
          <table:table-cell table:formula="of:=[.E37]*(180/2^31)" office:value-type="float" office:value="-105.052260523662" calcext:value-type="float">
            <text:p>-105.05226052366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04" calcext:value-type="date">
            <text:p>30/06/13 17:18</text:p>
          </table:table-cell>
          <table:table-cell office:value-type="float" office:value="464208708" calcext:value-type="float">
            <text:p>464208708</text:p>
          </table:table-cell>
          <table:table-cell office:value-type="float" office:value="-1253332193" calcext:value-type="float">
            <text:p>-1253332193</text:p>
          </table:table-cell>
          <table:table-cell office:value-type="float" office:value="2203.95" calcext:value-type="float">
            <text:p>2203.95</text:p>
          </table:table-cell>
          <table:table-cell office:value-type="float" office:value="2894.2" calcext:value-type="float">
            <text:p>2894.2</text:p>
          </table:table-cell>
          <table:table-cell office:value-type="float" office:value="33.098" calcext:value-type="float">
            <text:p>33.098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38]*2.23" office:value-type="float" office:value="73.80854" calcext:value-type="float">
            <text:p>73.80854</text:p>
          </table:table-cell>
          <table:table-cell table:formula="of:=[.F38]*0.000621371" office:value-type="float" office:value="1.36947061545" calcext:value-type="float">
            <text:p>1.36947061545</text:p>
          </table:table-cell>
          <table:table-cell table:formula="of:=[.D38]*(180/2^31)" office:value-type="float" office:value="38.9095244184136" calcext:value-type="float">
            <text:p>38.9095244184136</text:p>
          </table:table-cell>
          <table:table-cell table:formula="of:=[.E38]*(180/2^31)" office:value-type="float" office:value="-105.05309083499" calcext:value-type="float">
            <text:p>-105.0530908349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06" calcext:value-type="date">
            <text:p>30/06/13 17:18</text:p>
          </table:table-cell>
          <table:table-cell office:value-type="float" office:value="464207257" calcext:value-type="float">
            <text:p>464207257</text:p>
          </table:table-cell>
          <table:table-cell office:value-type="float" office:value="-1253342458" calcext:value-type="float">
            <text:p>-1253342458</text:p>
          </table:table-cell>
          <table:table-cell office:value-type="float" office:value="2270.14" calcext:value-type="float">
            <text:p>2270.14</text:p>
          </table:table-cell>
          <table:table-cell office:value-type="float" office:value="2895" calcext:value-type="float">
            <text:p>2895</text:p>
          </table:table-cell>
          <table:table-cell office:value-type="float" office:value="32.368" calcext:value-type="float">
            <text:p>32.368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39]*2.23" office:value-type="float" office:value="72.18064" calcext:value-type="float">
            <text:p>72.18064</text:p>
          </table:table-cell>
          <table:table-cell table:formula="of:=[.F39]*0.000621371" office:value-type="float" office:value="1.41059916194" calcext:value-type="float">
            <text:p>1.41059916194</text:p>
          </table:table-cell>
          <table:table-cell table:formula="of:=[.D39]*(180/2^31)" office:value-type="float" office:value="38.9094027969986" calcext:value-type="float">
            <text:p>38.9094027969986</text:p>
          </table:table-cell>
          <table:table-cell table:formula="of:=[.E39]*(180/2^31)" office:value-type="float" office:value="-105.053951237351" calcext:value-type="float">
            <text:p>-105.05395123735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09" calcext:value-type="date">
            <text:p>30/06/13 17:18</text:p>
          </table:table-cell>
          <table:table-cell office:value-type="float" office:value="464198906" calcext:value-type="float">
            <text:p>464198906</text:p>
          </table:table-cell>
          <table:table-cell office:value-type="float" office:value="-1253346453" calcext:value-type="float">
            <text:p>-1253346453</text:p>
          </table:table-cell>
          <table:table-cell office:value-type="float" office:value="2349.19" calcext:value-type="float">
            <text:p>2349.19</text:p>
          </table:table-cell>
          <table:table-cell office:value-type="float" office:value="2897" calcext:value-type="float">
            <text:p>2897</text:p>
          </table:table-cell>
          <table:table-cell office:value-type="float" office:value="31.174" calcext:value-type="float">
            <text:p>31.174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40]*2.23" office:value-type="float" office:value="69.51802" calcext:value-type="float">
            <text:p>69.51802</text:p>
          </table:table-cell>
          <table:table-cell table:formula="of:=[.F40]*0.000621371" office:value-type="float" office:value="1.45971853949" calcext:value-type="float">
            <text:p>1.45971853949</text:p>
          </table:table-cell>
          <table:table-cell table:formula="of:=[.D40]*(180/2^31)" office:value-type="float" office:value="38.9087028242648" calcext:value-type="float">
            <text:p>38.9087028242648</text:p>
          </table:table-cell>
          <table:table-cell table:formula="of:=[.E40]*(180/2^31)" office:value-type="float" office:value="-105.054286094382" calcext:value-type="float">
            <text:p>-105.05428609438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11" calcext:value-type="date">
            <text:p>30/06/13 17:18</text:p>
          </table:table-cell>
          <table:table-cell office:value-type="float" office:value="464193561" calcext:value-type="float">
            <text:p>464193561</text:p>
          </table:table-cell>
          <table:table-cell office:value-type="float" office:value="-1253345074" calcext:value-type="float">
            <text:p>-1253345074</text:p>
          </table:table-cell>
          <table:table-cell office:value-type="float" office:value="2392.76" calcext:value-type="float">
            <text:p>2392.76</text:p>
          </table:table-cell>
          <table:table-cell office:value-type="float" office:value="2896.6" calcext:value-type="float">
            <text:p>2896.6</text:p>
          </table:table-cell>
          <table:table-cell office:value-type="float" office:value="30.295" calcext:value-type="float">
            <text:p>30.295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41]*2.23" office:value-type="float" office:value="67.55785" calcext:value-type="float">
            <text:p>67.55785</text:p>
          </table:table-cell>
          <table:table-cell table:formula="of:=[.F41]*0.000621371" office:value-type="float" office:value="1.48679167396" calcext:value-type="float">
            <text:p>1.48679167396</text:p>
          </table:table-cell>
          <table:table-cell table:formula="of:=[.D41]*(180/2^31)" office:value-type="float" office:value="38.9082548115402" calcext:value-type="float">
            <text:p>38.9082548115402</text:p>
          </table:table-cell>
          <table:table-cell table:formula="of:=[.E41]*(180/2^31)" office:value-type="float" office:value="-105.054170507938" calcext:value-type="float">
            <text:p>-105.05417050793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14" calcext:value-type="date">
            <text:p>30/06/13 17:18</text:p>
          </table:table-cell>
          <table:table-cell office:value-type="float" office:value="464188961" calcext:value-type="float">
            <text:p>464188961</text:p>
          </table:table-cell>
          <table:table-cell office:value-type="float" office:value="-1253352844" calcext:value-type="float">
            <text:p>-1253352844</text:p>
          </table:table-cell>
          <table:table-cell office:value-type="float" office:value="2462.56" calcext:value-type="float">
            <text:p>2462.56</text:p>
          </table:table-cell>
          <table:table-cell office:value-type="float" office:value="2898" calcext:value-type="float">
            <text:p>2898</text:p>
          </table:table-cell>
          <table:table-cell office:value-type="float" office:value="28.922" calcext:value-type="float">
            <text:p>28.922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42]*2.23" office:value-type="float" office:value="64.49606" calcext:value-type="float">
            <text:p>64.49606</text:p>
          </table:table-cell>
          <table:table-cell table:formula="of:=[.F42]*0.000621371" office:value-type="float" office:value="1.53016336976" calcext:value-type="float">
            <text:p>1.53016336976</text:p>
          </table:table-cell>
          <table:table-cell table:formula="of:=[.D42]*(180/2^31)" office:value-type="float" office:value="38.9078692439944" calcext:value-type="float">
            <text:p>38.9078692439944</text:p>
          </table:table-cell>
          <table:table-cell table:formula="of:=[.E42]*(180/2^31)" office:value-type="float" office:value="-105.054821781814" calcext:value-type="float">
            <text:p>-105.05482178181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16" calcext:value-type="date">
            <text:p>30/06/13 17:18</text:p>
          </table:table-cell>
          <table:table-cell office:value-type="float" office:value="464187519" calcext:value-type="float">
            <text:p>464187519</text:p>
          </table:table-cell>
          <table:table-cell office:value-type="float" office:value="-1253362358" calcext:value-type="float">
            <text:p>-1253362358</text:p>
          </table:table-cell>
          <table:table-cell office:value-type="float" office:value="2529.44" calcext:value-type="float">
            <text:p>2529.44</text:p>
          </table:table-cell>
          <table:table-cell office:value-type="float" office:value="2899.2" calcext:value-type="float">
            <text:p>2899.2</text:p>
          </table:table-cell>
          <table:table-cell office:value-type="float" office:value="29.332" calcext:value-type="float">
            <text:p>29.332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43]*2.23" office:value-type="float" office:value="65.41036" calcext:value-type="float">
            <text:p>65.41036</text:p>
          </table:table-cell>
          <table:table-cell table:formula="of:=[.F43]*0.000621371" office:value-type="float" office:value="1.57172066224" calcext:value-type="float">
            <text:p>1.57172066224</text:p>
          </table:table-cell>
          <table:table-cell table:formula="of:=[.D43]*(180/2^31)" office:value-type="float" office:value="38.9077483769506" calcext:value-type="float">
            <text:p>38.9077483769506</text:p>
          </table:table-cell>
          <table:table-cell table:formula="of:=[.E43]*(180/2^31)" office:value-type="float" office:value="-105.055619236082" calcext:value-type="float">
            <text:p>-105.05561923608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18" calcext:value-type="date">
            <text:p>30/06/13 17:18</text:p>
          </table:table-cell>
          <table:table-cell office:value-type="float" office:value="464184220" calcext:value-type="float">
            <text:p>464184220</text:p>
          </table:table-cell>
          <table:table-cell office:value-type="float" office:value="-1253370060" calcext:value-type="float">
            <text:p>-1253370060</text:p>
          </table:table-cell>
          <table:table-cell office:value-type="float" office:value="2593.31" calcext:value-type="float">
            <text:p>2593.31</text:p>
          </table:table-cell>
          <table:table-cell office:value-type="float" office:value="2900.8" calcext:value-type="float">
            <text:p>2900.8</text:p>
          </table:table-cell>
          <table:table-cell office:value-type="float" office:value="28.452" calcext:value-type="float">
            <text:p>28.452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44]*2.23" office:value-type="float" office:value="63.44796" calcext:value-type="float">
            <text:p>63.44796</text:p>
          </table:table-cell>
          <table:table-cell table:formula="of:=[.F44]*0.000621371" office:value-type="float" office:value="1.61140762801" calcext:value-type="float">
            <text:p>1.61140762801</text:p>
          </table:table-cell>
          <table:table-cell table:formula="of:=[.D44]*(180/2^31)" office:value-type="float" office:value="38.907471857965" calcext:value-type="float">
            <text:p>38.907471857965</text:p>
          </table:table-cell>
          <table:table-cell table:formula="of:=[.E44]*(180/2^31)" office:value-type="float" office:value="-105.056264810264" calcext:value-type="float">
            <text:p>-105.05626481026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19" calcext:value-type="date">
            <text:p>30/06/13 17:18</text:p>
          </table:table-cell>
          <table:table-cell office:value-type="float" office:value="464182195" calcext:value-type="float">
            <text:p>464182195</text:p>
          </table:table-cell>
          <table:table-cell office:value-type="float" office:value="-1253372169" calcext:value-type="float">
            <text:p>-1253372169</text:p>
          </table:table-cell>
          <table:table-cell office:value-type="float" office:value="2616.24" calcext:value-type="float">
            <text:p>2616.24</text:p>
          </table:table-cell>
          <table:table-cell office:value-type="float" office:value="2901.4" calcext:value-type="float">
            <text:p>2901.4</text:p>
          </table:table-cell>
          <table:table-cell office:value-type="float" office:value="28.059" calcext:value-type="float">
            <text:p>28.059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45]*2.23" office:value-type="float" office:value="62.57157" calcext:value-type="float">
            <text:p>62.57157</text:p>
          </table:table-cell>
          <table:table-cell table:formula="of:=[.F45]*0.000621371" office:value-type="float" office:value="1.62565566504" calcext:value-type="float">
            <text:p>1.62565566504</text:p>
          </table:table-cell>
          <table:table-cell table:formula="of:=[.D45]*(180/2^31)" office:value-type="float" office:value="38.9073021244258" calcext:value-type="float">
            <text:p>38.9073021244258</text:p>
          </table:table-cell>
          <table:table-cell table:formula="of:=[.E45]*(180/2^31)" office:value-type="float" office:value="-105.056441584602" calcext:value-type="float">
            <text:p>-105.05644158460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20" calcext:value-type="date">
            <text:p>30/06/13 17:18</text:p>
          </table:table-cell>
          <table:table-cell office:value-type="float" office:value="464179206" calcext:value-type="float">
            <text:p>464179206</text:p>
          </table:table-cell>
          <table:table-cell office:value-type="float" office:value="-1253372767" calcext:value-type="float">
            <text:p>-1253372767</text:p>
          </table:table-cell>
          <table:table-cell office:value-type="float" office:value="2637.92" calcext:value-type="float">
            <text:p>2637.92</text:p>
          </table:table-cell>
          <table:table-cell office:value-type="float" office:value="2902.2" calcext:value-type="float">
            <text:p>2902.2</text:p>
          </table:table-cell>
          <table:table-cell office:value-type="float" office:value="27.963" calcext:value-type="float">
            <text:p>27.963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46]*2.23" office:value-type="float" office:value="62.35749" calcext:value-type="float">
            <text:p>62.35749</text:p>
          </table:table-cell>
          <table:table-cell table:formula="of:=[.F46]*0.000621371" office:value-type="float" office:value="1.63912698832" calcext:value-type="float">
            <text:p>1.63912698832</text:p>
          </table:table-cell>
          <table:table-cell table:formula="of:=[.D46]*(180/2^31)" office:value-type="float" office:value="38.90705158934" calcext:value-type="float">
            <text:p>38.90705158934</text:p>
          </table:table-cell>
          <table:table-cell table:formula="of:=[.E46]*(180/2^31)" office:value-type="float" office:value="-105.056491708383" calcext:value-type="float">
            <text:p>-105.05649170838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21" calcext:value-type="date">
            <text:p>30/06/13 17:18</text:p>
          </table:table-cell>
          <table:table-cell office:value-type="float" office:value="464176019" calcext:value-type="float">
            <text:p>464176019</text:p>
          </table:table-cell>
          <table:table-cell office:value-type="float" office:value="-1253372056" calcext:value-type="float">
            <text:p>-1253372056</text:p>
          </table:table-cell>
          <table:table-cell office:value-type="float" office:value="2659.41" calcext:value-type="float">
            <text:p>2659.41</text:p>
          </table:table-cell>
          <table:table-cell office:value-type="float" office:value="2903.4" calcext:value-type="float">
            <text:p>2903.4</text:p>
          </table:table-cell>
          <table:table-cell office:value-type="float" office:value="27.872" calcext:value-type="float">
            <text:p>27.872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47]*2.23" office:value-type="float" office:value="62.15456" calcext:value-type="float">
            <text:p>62.15456</text:p>
          </table:table-cell>
          <table:table-cell table:formula="of:=[.F47]*0.000621371" office:value-type="float" office:value="1.65248025111" calcext:value-type="float">
            <text:p>1.65248025111</text:p>
          </table:table-cell>
          <table:table-cell table:formula="of:=[.D47]*(180/2^31)" office:value-type="float" office:value="38.9067844580859" calcext:value-type="float">
            <text:p>38.9067844580859</text:p>
          </table:table-cell>
          <table:table-cell table:formula="of:=[.E47]*(180/2^31)" office:value-type="float" office:value="-105.056432113051" calcext:value-type="float">
            <text:p>-105.05643211305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23" calcext:value-type="date">
            <text:p>30/06/13 17:18</text:p>
          </table:table-cell>
          <table:table-cell office:value-type="float" office:value="464167824" calcext:value-type="float">
            <text:p>464167824</text:p>
          </table:table-cell>
          <table:table-cell office:value-type="float" office:value="-1253371261" calcext:value-type="float">
            <text:p>-1253371261</text:p>
          </table:table-cell>
          <table:table-cell office:value-type="float" office:value="2728.45" calcext:value-type="float">
            <text:p>2728.45</text:p>
          </table:table-cell>
          <table:table-cell office:value-type="float" office:value="2905.4" calcext:value-type="float">
            <text:p>2905.4</text:p>
          </table:table-cell>
          <table:table-cell office:value-type="float" office:value="29.778" calcext:value-type="float">
            <text:p>29.778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48]*2.23" office:value-type="float" office:value="66.40494" calcext:value-type="float">
            <text:p>66.40494</text:p>
          </table:table-cell>
          <table:table-cell table:formula="of:=[.F48]*0.000621371" office:value-type="float" office:value="1.69537970495" calcext:value-type="float">
            <text:p>1.69537970495</text:p>
          </table:table-cell>
          <table:table-cell table:formula="of:=[.D48]*(180/2^31)" office:value-type="float" office:value="38.906097561121" calcext:value-type="float">
            <text:p>38.906097561121</text:p>
          </table:table-cell>
          <table:table-cell table:formula="of:=[.E48]*(180/2^31)" office:value-type="float" office:value="-105.056365476921" calcext:value-type="float">
            <text:p>-105.05636547692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24" calcext:value-type="date">
            <text:p>30/06/13 17:18</text:p>
          </table:table-cell>
          <table:table-cell office:value-type="float" office:value="464164235" calcext:value-type="float">
            <text:p>464164235</text:p>
          </table:table-cell>
          <table:table-cell office:value-type="float" office:value="-1253372622" calcext:value-type="float">
            <text:p>-1253372622</text:p>
          </table:table-cell>
          <table:table-cell office:value-type="float" office:value="2763.24" calcext:value-type="float">
            <text:p>2763.24</text:p>
          </table:table-cell>
          <table:table-cell office:value-type="float" office:value="2906.6" calcext:value-type="float">
            <text:p>2906.6</text:p>
          </table:table-cell>
          <table:table-cell office:value-type="float" office:value="30.884" calcext:value-type="float">
            <text:p>30.884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49]*2.23" office:value-type="float" office:value="68.87132" calcext:value-type="float">
            <text:p>68.87132</text:p>
          </table:table-cell>
          <table:table-cell table:formula="of:=[.F49]*0.000621371" office:value-type="float" office:value="1.71699720204" calcext:value-type="float">
            <text:p>1.71699720204</text:p>
          </table:table-cell>
          <table:table-cell table:formula="of:=[.D49]*(180/2^31)" office:value-type="float" office:value="38.9057967346162" calcext:value-type="float">
            <text:p>38.9057967346162</text:p>
          </table:table-cell>
          <table:table-cell table:formula="of:=[.E49]*(180/2^31)" office:value-type="float" office:value="-105.056479554623" calcext:value-type="float">
            <text:p>-105.05647955462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26" calcext:value-type="date">
            <text:p>30/06/13 17:18</text:p>
          </table:table-cell>
          <table:table-cell office:value-type="float" office:value="464159340" calcext:value-type="float">
            <text:p>464159340</text:p>
          </table:table-cell>
          <table:table-cell office:value-type="float" office:value="-1253378870" calcext:value-type="float">
            <text:p>-1253378870</text:p>
          </table:table-cell>
          <table:table-cell office:value-type="float" office:value="2825.48" calcext:value-type="float">
            <text:p>2825.48</text:p>
          </table:table-cell>
          <table:table-cell office:value-type="float" office:value="2908.6" calcext:value-type="float">
            <text:p>2908.6</text:p>
          </table:table-cell>
          <table:table-cell office:value-type="float" office:value="31.851" calcext:value-type="float">
            <text:p>31.851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50]*2.23" office:value-type="float" office:value="71.02773" calcext:value-type="float">
            <text:p>71.02773</text:p>
          </table:table-cell>
          <table:table-cell table:formula="of:=[.F50]*0.000621371" office:value-type="float" office:value="1.75567133308" calcext:value-type="float">
            <text:p>1.75567133308</text:p>
          </table:table-cell>
          <table:table-cell table:formula="of:=[.D50]*(180/2^31)" office:value-type="float" office:value="38.9053864404559" calcext:value-type="float">
            <text:p>38.9053864404559</text:p>
          </table:table-cell>
          <table:table-cell table:formula="of:=[.E50]*(180/2^31)" office:value-type="float" office:value="-105.057003255934" calcext:value-type="float">
            <text:p>-105.05700325593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28" calcext:value-type="date">
            <text:p>30/06/13 17:18</text:p>
          </table:table-cell>
          <table:table-cell office:value-type="float" office:value="464154668" calcext:value-type="float">
            <text:p>464154668</text:p>
          </table:table-cell>
          <table:table-cell office:value-type="float" office:value="-1253389688" calcext:value-type="float">
            <text:p>-1253389688</text:p>
          </table:table-cell>
          <table:table-cell office:value-type="float" office:value="2912.38" calcext:value-type="float">
            <text:p>2912.38</text:p>
          </table:table-cell>
          <table:table-cell office:value-type="float" office:value="2911.2" calcext:value-type="float">
            <text:p>2911.2</text:p>
          </table:table-cell>
          <table:table-cell office:value-type="float" office:value="33.448" calcext:value-type="float">
            <text:p>33.448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51]*2.23" office:value-type="float" office:value="74.58904" calcext:value-type="float">
            <text:p>74.58904</text:p>
          </table:table-cell>
          <table:table-cell table:formula="of:=[.F51]*0.000621371" office:value-type="float" office:value="1.80966847298" calcext:value-type="float">
            <text:p>1.80966847298</text:p>
          </table:table-cell>
          <table:table-cell table:formula="of:=[.D51]*(180/2^31)" office:value-type="float" office:value="38.9049948379397" calcext:value-type="float">
            <text:p>38.9049948379397</text:p>
          </table:table-cell>
          <table:table-cell table:formula="of:=[.E51]*(180/2^31)" office:value-type="float" office:value="-105.057910010219" calcext:value-type="float">
            <text:p>-105.05791001021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30" calcext:value-type="date">
            <text:p>30/06/13 17:18</text:p>
          </table:table-cell>
          <table:table-cell office:value-type="float" office:value="464150742" calcext:value-type="float">
            <text:p>464150742</text:p>
          </table:table-cell>
          <table:table-cell office:value-type="float" office:value="-1253400902" calcext:value-type="float">
            <text:p>-1253400902</text:p>
          </table:table-cell>
          <table:table-cell office:value-type="float" office:value="3001.47" calcext:value-type="float">
            <text:p>3001.47</text:p>
          </table:table-cell>
          <table:table-cell office:value-type="float" office:value="2914.2" calcext:value-type="float">
            <text:p>2914.2</text:p>
          </table:table-cell>
          <table:table-cell office:value-type="float" office:value="35.333" calcext:value-type="float">
            <text:p>35.33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52]*2.23" office:value-type="float" office:value="78.79259" calcext:value-type="float">
            <text:p>78.79259</text:p>
          </table:table-cell>
          <table:table-cell table:formula="of:=[.F52]*0.000621371" office:value-type="float" office:value="1.86502641537" calcext:value-type="float">
            <text:p>1.86502641537</text:p>
          </table:table-cell>
          <table:table-cell table:formula="of:=[.D52]*(180/2^31)" office:value-type="float" office:value="38.9046657644212" calcext:value-type="float">
            <text:p>38.9046657644212</text:p>
          </table:table-cell>
          <table:table-cell table:formula="of:=[.E52]*(180/2^31)" office:value-type="float" office:value="-105.05884995684" calcext:value-type="float">
            <text:p>-105.0588499568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31" calcext:value-type="date">
            <text:p>30/06/13 17:18</text:p>
          </table:table-cell>
          <table:table-cell office:value-type="float" office:value="464149660" calcext:value-type="float">
            <text:p>464149660</text:p>
          </table:table-cell>
          <table:table-cell office:value-type="float" office:value="-1253407085" calcext:value-type="float">
            <text:p>-1253407085</text:p>
          </table:table-cell>
          <table:table-cell office:value-type="float" office:value="3046.55" calcext:value-type="float">
            <text:p>3046.55</text:p>
          </table:table-cell>
          <table:table-cell office:value-type="float" office:value="2915.6" calcext:value-type="float">
            <text:p>2915.6</text:p>
          </table:table-cell>
          <table:table-cell office:value-type="float" office:value="37.074" calcext:value-type="float">
            <text:p>37.074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53]*2.23" office:value-type="float" office:value="82.67502" calcext:value-type="float">
            <text:p>82.67502</text:p>
          </table:table-cell>
          <table:table-cell table:formula="of:=[.F53]*0.000621371" office:value-type="float" office:value="1.89303782005" calcext:value-type="float">
            <text:p>1.89303782005</text:p>
          </table:table-cell>
          <table:table-cell table:formula="of:=[.D53]*(180/2^31)" office:value-type="float" office:value="38.9045750722289" calcext:value-type="float">
            <text:p>38.9045750722289</text:p>
          </table:table-cell>
          <table:table-cell table:formula="of:=[.E53]*(180/2^31)" office:value-type="float" office:value="-105.059368209913" calcext:value-type="float">
            <text:p>-105.05936820991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32" calcext:value-type="date">
            <text:p>30/06/13 17:18</text:p>
          </table:table-cell>
          <table:table-cell office:value-type="float" office:value="464149119" calcext:value-type="float">
            <text:p>464149119</text:p>
          </table:table-cell>
          <table:table-cell office:value-type="float" office:value="-1253413151" calcext:value-type="float">
            <text:p>-1253413151</text:p>
          </table:table-cell>
          <table:table-cell office:value-type="float" office:value="3089.86" calcext:value-type="float">
            <text:p>3089.86</text:p>
          </table:table-cell>
          <table:table-cell office:value-type="float" office:value="2917" calcext:value-type="float">
            <text:p>2917</text:p>
          </table:table-cell>
          <table:table-cell office:value-type="float" office:value="38.487" calcext:value-type="float">
            <text:p>38.487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54]*2.23" office:value-type="float" office:value="85.82601" calcext:value-type="float">
            <text:p>85.82601</text:p>
          </table:table-cell>
          <table:table-cell table:formula="of:=[.F54]*0.000621371" office:value-type="float" office:value="1.91994939806" calcext:value-type="float">
            <text:p>1.91994939806</text:p>
          </table:table-cell>
          <table:table-cell table:formula="of:=[.D54]*(180/2^31)" office:value-type="float" office:value="38.9045297261328" calcext:value-type="float">
            <text:p>38.9045297261328</text:p>
          </table:table-cell>
          <table:table-cell table:formula="of:=[.E54]*(180/2^31)" office:value-type="float" office:value="-105.05987665616" calcext:value-type="float">
            <text:p>-105.0598766561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34" calcext:value-type="date">
            <text:p>30/06/13 17:18</text:p>
          </table:table-cell>
          <table:table-cell office:value-type="float" office:value="464148913" calcext:value-type="float">
            <text:p>464148913</text:p>
          </table:table-cell>
          <table:table-cell office:value-type="float" office:value="-1253425535" calcext:value-type="float">
            <text:p>-1253425535</text:p>
          </table:table-cell>
          <table:table-cell office:value-type="float" office:value="3178.76" calcext:value-type="float">
            <text:p>3178.76</text:p>
          </table:table-cell>
          <table:table-cell office:value-type="float" office:value="2919.4" calcext:value-type="float">
            <text:p>2919.4</text:p>
          </table:table-cell>
          <table:table-cell office:value-type="float" office:value="40.961" calcext:value-type="float">
            <text:p>40.96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55]*2.23" office:value-type="float" office:value="91.34303" calcext:value-type="float">
            <text:p>91.34303</text:p>
          </table:table-cell>
          <table:table-cell table:formula="of:=[.F55]*0.000621371" office:value-type="float" office:value="1.97518927996" calcext:value-type="float">
            <text:p>1.97518927996</text:p>
          </table:table-cell>
          <table:table-cell table:formula="of:=[.D55]*(180/2^31)" office:value-type="float" office:value="38.9045124594122" calcext:value-type="float">
            <text:p>38.9045124594122</text:p>
          </table:table-cell>
          <table:table-cell table:formula="of:=[.E55]*(180/2^31)" office:value-type="float" office:value="-105.060914671049" calcext:value-type="float">
            <text:p>-105.06091467104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36" calcext:value-type="date">
            <text:p>30/06/13 17:18</text:p>
          </table:table-cell>
          <table:table-cell office:value-type="float" office:value="464147841" calcext:value-type="float">
            <text:p>464147841</text:p>
          </table:table-cell>
          <table:table-cell office:value-type="float" office:value="-1253433730" calcext:value-type="float">
            <text:p>-1253433730</text:p>
          </table:table-cell>
          <table:table-cell office:value-type="float" office:value="3239.16" calcext:value-type="float">
            <text:p>3239.16</text:p>
          </table:table-cell>
          <table:table-cell office:value-type="float" office:value="2922.2" calcext:value-type="float">
            <text:p>2922.2</text:p>
          </table:table-cell>
          <table:table-cell office:value-type="float" office:value="39.9" calcext:value-type="float">
            <text:p>39.9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56]*2.23" office:value-type="float" office:value="88.977" calcext:value-type="float">
            <text:p>88.977</text:p>
          </table:table-cell>
          <table:table-cell table:formula="of:=[.F56]*0.000621371" office:value-type="float" office:value="2.01272008836" calcext:value-type="float">
            <text:p>2.01272008836</text:p>
          </table:table-cell>
          <table:table-cell table:formula="of:=[.D56]*(180/2^31)" office:value-type="float" office:value="38.9044226054102" calcext:value-type="float">
            <text:p>38.9044226054102</text:p>
          </table:table-cell>
          <table:table-cell table:formula="of:=[.E56]*(180/2^31)" office:value-type="float" office:value="-105.061601568013" calcext:value-type="float">
            <text:p>-105.06160156801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37" calcext:value-type="date">
            <text:p>30/06/13 17:18</text:p>
          </table:table-cell>
          <table:table-cell office:value-type="float" office:value="464146972" calcext:value-type="float">
            <text:p>464146972</text:p>
          </table:table-cell>
          <table:table-cell office:value-type="float" office:value="-1253436153" calcext:value-type="float">
            <text:p>-1253436153</text:p>
          </table:table-cell>
          <table:table-cell office:value-type="float" office:value="3258.1" calcext:value-type="float">
            <text:p>3258.1</text:p>
          </table:table-cell>
          <table:table-cell office:value-type="float" office:value="2923.2" calcext:value-type="float">
            <text:p>2923.2</text:p>
          </table:table-cell>
          <table:table-cell office:value-type="float" office:value="39.087" calcext:value-type="float">
            <text:p>39.087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57]*2.23" office:value-type="float" office:value="87.16401" calcext:value-type="float">
            <text:p>87.16401</text:p>
          </table:table-cell>
          <table:table-cell table:formula="of:=[.F57]*0.000621371" office:value-type="float" office:value="2.0244888551" calcext:value-type="float">
            <text:p>2.0244888551</text:p>
          </table:table-cell>
          <table:table-cell table:formula="of:=[.D57]*(180/2^31)" office:value-type="float" office:value="38.9043497666717" calcext:value-type="float">
            <text:p>38.9043497666717</text:p>
          </table:table-cell>
          <table:table-cell table:formula="of:=[.E57]*(180/2^31)" office:value-type="float" office:value="-105.061804661527" calcext:value-type="float">
            <text:p>-105.06180466152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39" calcext:value-type="date">
            <text:p>30/06/13 17:18</text:p>
          </table:table-cell>
          <table:table-cell office:value-type="float" office:value="464144053" calcext:value-type="float">
            <text:p>464144053</text:p>
          </table:table-cell>
          <table:table-cell office:value-type="float" office:value="-1253440679" calcext:value-type="float">
            <text:p>-1253440679</text:p>
          </table:table-cell>
          <table:table-cell office:value-type="float" office:value="3298.34" calcext:value-type="float">
            <text:p>3298.34</text:p>
          </table:table-cell>
          <table:table-cell office:value-type="float" office:value="2926" calcext:value-type="float">
            <text:p>2926</text:p>
          </table:table-cell>
          <table:table-cell office:value-type="float" office:value="36.396" calcext:value-type="float">
            <text:p>36.396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58]*2.23" office:value-type="float" office:value="81.16308" calcext:value-type="float">
            <text:p>81.16308</text:p>
          </table:table-cell>
          <table:table-cell table:formula="of:=[.F58]*0.000621371" office:value-type="float" office:value="2.04949282414" calcext:value-type="float">
            <text:p>2.04949282414</text:p>
          </table:table-cell>
          <table:table-cell table:formula="of:=[.D58]*(180/2^31)" office:value-type="float" office:value="38.9041050989181" calcext:value-type="float">
            <text:p>38.9041050989181</text:p>
          </table:table-cell>
          <table:table-cell table:formula="of:=[.E58]*(180/2^31)" office:value-type="float" office:value="-105.062184026465" calcext:value-type="float">
            <text:p>-105.06218402646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41" calcext:value-type="date">
            <text:p>30/06/13 17:18</text:p>
          </table:table-cell>
          <table:table-cell office:value-type="float" office:value="464142582" calcext:value-type="float">
            <text:p>464142582</text:p>
          </table:table-cell>
          <table:table-cell office:value-type="float" office:value="-1253435572" calcext:value-type="float">
            <text:p>-1253435572</text:p>
          </table:table-cell>
          <table:table-cell office:value-type="float" office:value="3303.47" calcext:value-type="float">
            <text:p>3303.47</text:p>
          </table:table-cell>
          <table:table-cell office:value-type="float" office:value="2929" calcext:value-type="float">
            <text:p>2929</text:p>
          </table:table-cell>
          <table:table-cell office:value-type="float" office:value="32.97" calcext:value-type="float">
            <text:p>32.97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59]*2.23" office:value-type="float" office:value="73.5231" calcext:value-type="float">
            <text:p>73.5231</text:p>
          </table:table-cell>
          <table:table-cell table:formula="of:=[.F59]*0.000621371" office:value-type="float" office:value="2.05268045737" calcext:value-type="float">
            <text:p>2.05268045737</text:p>
          </table:table-cell>
          <table:table-cell table:formula="of:=[.D59]*(180/2^31)" office:value-type="float" office:value="38.9039818011224" calcext:value-type="float">
            <text:p>38.9039818011224</text:p>
          </table:table-cell>
          <table:table-cell table:formula="of:=[.E59]*(180/2^31)" office:value-type="float" office:value="-105.06175596267" calcext:value-type="float">
            <text:p>-105.0617559626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43" calcext:value-type="date">
            <text:p>30/06/13 17:18</text:p>
          </table:table-cell>
          <table:table-cell office:value-type="float" office:value="464136068" calcext:value-type="float">
            <text:p>464136068</text:p>
          </table:table-cell>
          <table:table-cell office:value-type="float" office:value="-1253426964" calcext:value-type="float">
            <text:p>-1253426964</text:p>
          </table:table-cell>
          <table:table-cell office:value-type="float" office:value="3355.04" calcext:value-type="float">
            <text:p>3355.04</text:p>
          </table:table-cell>
          <table:table-cell office:value-type="float" office:value="2931.4" calcext:value-type="float">
            <text:p>2931.4</text:p>
          </table:table-cell>
          <table:table-cell office:value-type="float" office:value="32.484" calcext:value-type="float">
            <text:p>32.484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60]*2.23" office:value-type="float" office:value="72.43932" calcext:value-type="float">
            <text:p>72.43932</text:p>
          </table:table-cell>
          <table:table-cell table:formula="of:=[.F60]*0.000621371" office:value-type="float" office:value="2.08472455984" calcext:value-type="float">
            <text:p>2.08472455984</text:p>
          </table:table-cell>
          <table:table-cell table:formula="of:=[.D60]*(180/2^31)" office:value-type="float" office:value="38.9034358039498" calcext:value-type="float">
            <text:p>38.9034358039498</text:p>
          </table:table-cell>
          <table:table-cell table:formula="of:=[.E60]*(180/2^31)" office:value-type="float" office:value="-105.061034448445" calcext:value-type="float">
            <text:p>-105.06103444844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46" calcext:value-type="date">
            <text:p>30/06/13 17:18</text:p>
          </table:table-cell>
          <table:table-cell office:value-type="float" office:value="464127898" calcext:value-type="float">
            <text:p>464127898</text:p>
          </table:table-cell>
          <table:table-cell office:value-type="float" office:value="-1253430186" calcext:value-type="float">
            <text:p>-1253430186</text:p>
          </table:table-cell>
          <table:table-cell office:value-type="float" office:value="3435.71" calcext:value-type="float">
            <text:p>3435.71</text:p>
          </table:table-cell>
          <table:table-cell office:value-type="float" office:value="2936.2" calcext:value-type="float">
            <text:p>2936.2</text:p>
          </table:table-cell>
          <table:table-cell office:value-type="float" office:value="28.064" calcext:value-type="float">
            <text:p>28.064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61]*2.23" office:value-type="float" office:value="62.58272" calcext:value-type="float">
            <text:p>62.58272</text:p>
          </table:table-cell>
          <table:table-cell table:formula="of:=[.F61]*0.000621371" office:value-type="float" office:value="2.13485055841" calcext:value-type="float">
            <text:p>2.13485055841</text:p>
          </table:table-cell>
          <table:table-cell table:formula="of:=[.D61]*(180/2^31)" office:value-type="float" office:value="38.9027510024607" calcext:value-type="float">
            <text:p>38.9027510024607</text:p>
          </table:table-cell>
          <table:table-cell table:formula="of:=[.E61]*(180/2^31)" office:value-type="float" office:value="-105.061304513365" calcext:value-type="float">
            <text:p>-105.06130451336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48" calcext:value-type="date">
            <text:p>30/06/13 17:18</text:p>
          </table:table-cell>
          <table:table-cell office:value-type="float" office:value="464124335" calcext:value-type="float">
            <text:p>464124335</text:p>
          </table:table-cell>
          <table:table-cell office:value-type="float" office:value="-1253439707" calcext:value-type="float">
            <text:p>-1253439707</text:p>
          </table:table-cell>
          <table:table-cell office:value-type="float" office:value="3504.31" calcext:value-type="float">
            <text:p>3504.31</text:p>
          </table:table-cell>
          <table:table-cell office:value-type="float" office:value="2940.2" calcext:value-type="float">
            <text:p>2940.2</text:p>
          </table:table-cell>
          <table:table-cell office:value-type="float" office:value="28.844" calcext:value-type="float">
            <text:p>28.844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62]*2.23" office:value-type="float" office:value="64.32212" calcext:value-type="float">
            <text:p>64.32212</text:p>
          </table:table-cell>
          <table:table-cell table:formula="of:=[.F62]*0.000621371" office:value-type="float" office:value="2.17747660901" calcext:value-type="float">
            <text:p>2.17747660901</text:p>
          </table:table-cell>
          <table:table-cell table:formula="of:=[.D62]*(180/2^31)" office:value-type="float" office:value="38.9024523552507" calcext:value-type="float">
            <text:p>38.9024523552507</text:p>
          </table:table-cell>
          <table:table-cell table:formula="of:=[.E62]*(180/2^31)" office:value-type="float" office:value="-105.062102554366" calcext:value-type="float">
            <text:p>-105.06210255436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50" calcext:value-type="date">
            <text:p>30/06/13 17:18</text:p>
          </table:table-cell>
          <table:table-cell office:value-type="float" office:value="464123263" calcext:value-type="float">
            <text:p>464123263</text:p>
          </table:table-cell>
          <table:table-cell office:value-type="float" office:value="-1253451230" calcext:value-type="float">
            <text:p>-1253451230</text:p>
          </table:table-cell>
          <table:table-cell office:value-type="float" office:value="3582.56" calcext:value-type="float">
            <text:p>3582.56</text:p>
          </table:table-cell>
          <table:table-cell office:value-type="float" office:value="2944.2" calcext:value-type="float">
            <text:p>2944.2</text:p>
          </table:table-cell>
          <table:table-cell office:value-type="float" office:value="31.744" calcext:value-type="float">
            <text:p>31.744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63]*2.23" office:value-type="float" office:value="70.78912" calcext:value-type="float">
            <text:p>70.78912</text:p>
          </table:table-cell>
          <table:table-cell table:formula="of:=[.F63]*0.000621371" office:value-type="float" office:value="2.22609888976" calcext:value-type="float">
            <text:p>2.22609888976</text:p>
          </table:table-cell>
          <table:table-cell table:formula="of:=[.D63]*(180/2^31)" office:value-type="float" office:value="38.9023625012487" calcext:value-type="float">
            <text:p>38.9023625012487</text:p>
          </table:table-cell>
          <table:table-cell table:formula="of:=[.E63]*(180/2^31)" office:value-type="float" office:value="-105.063068401068" calcext:value-type="float">
            <text:p>-105.06306840106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52" calcext:value-type="date">
            <text:p>30/06/13 17:18</text:p>
          </table:table-cell>
          <table:table-cell office:value-type="float" office:value="464122978" calcext:value-type="float">
            <text:p>464122978</text:p>
          </table:table-cell>
          <table:table-cell office:value-type="float" office:value="-1253463291" calcext:value-type="float">
            <text:p>-1253463291</text:p>
          </table:table-cell>
          <table:table-cell office:value-type="float" office:value="3668.33" calcext:value-type="float">
            <text:p>3668.33</text:p>
          </table:table-cell>
          <table:table-cell office:value-type="float" office:value="2947.8" calcext:value-type="float">
            <text:p>2947.8</text:p>
          </table:table-cell>
          <table:table-cell office:value-type="float" office:value="36.269" calcext:value-type="float">
            <text:p>36.269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64]*2.23" office:value-type="float" office:value="80.87987" calcext:value-type="float">
            <text:p>80.87987</text:p>
          </table:table-cell>
          <table:table-cell table:formula="of:=[.F64]*0.000621371" office:value-type="float" office:value="2.27939388043" calcext:value-type="float">
            <text:p>2.27939388043</text:p>
          </table:table-cell>
          <table:table-cell table:formula="of:=[.D64]*(180/2^31)" office:value-type="float" office:value="38.9023386128247" calcext:value-type="float">
            <text:p>38.9023386128247</text:p>
          </table:table-cell>
          <table:table-cell table:formula="of:=[.E64]*(180/2^31)" office:value-type="float" office:value="-105.06407934241" calcext:value-type="float">
            <text:p>-105.0640793424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53" calcext:value-type="date">
            <text:p>30/06/13 17:18</text:p>
          </table:table-cell>
          <table:table-cell office:value-type="float" office:value="464121319" calcext:value-type="float">
            <text:p>464121319</text:p>
          </table:table-cell>
          <table:table-cell office:value-type="float" office:value="-1253467843" calcext:value-type="float">
            <text:p>-1253467843</text:p>
          </table:table-cell>
          <table:table-cell office:value-type="float" office:value="3704.77" calcext:value-type="float">
            <text:p>3704.77</text:p>
          </table:table-cell>
          <table:table-cell office:value-type="float" office:value="2949.8" calcext:value-type="float">
            <text:p>2949.8</text:p>
          </table:table-cell>
          <table:table-cell office:value-type="float" office:value="36.63" calcext:value-type="float">
            <text:p>36.63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65]*2.23" office:value-type="float" office:value="81.6849" calcext:value-type="float">
            <text:p>81.6849</text:p>
          </table:table-cell>
          <table:table-cell table:formula="of:=[.F65]*0.000621371" office:value-type="float" office:value="2.30203663967" calcext:value-type="float">
            <text:p>2.30203663967</text:p>
          </table:table-cell>
          <table:table-cell table:formula="of:=[.D65]*(180/2^31)" office:value-type="float" office:value="38.9021995570511" calcext:value-type="float">
            <text:p>38.9021995570511</text:p>
          </table:table-cell>
          <table:table-cell table:formula="of:=[.E65]*(180/2^31)" office:value-type="float" office:value="-105.064460886642" calcext:value-type="float">
            <text:p>-105.06446088664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55" calcext:value-type="date">
            <text:p>30/06/13 17:18</text:p>
          </table:table-cell>
          <table:table-cell office:value-type="float" office:value="464115352" calcext:value-type="float">
            <text:p>464115352</text:p>
          </table:table-cell>
          <table:table-cell office:value-type="float" office:value="-1253474399" calcext:value-type="float">
            <text:p>-1253474399</text:p>
          </table:table-cell>
          <table:table-cell office:value-type="float" office:value="3774.14" calcext:value-type="float">
            <text:p>3774.14</text:p>
          </table:table-cell>
          <table:table-cell office:value-type="float" office:value="2954.4" calcext:value-type="float">
            <text:p>2954.4</text:p>
          </table:table-cell>
          <table:table-cell office:value-type="float" office:value="35.734" calcext:value-type="float">
            <text:p>35.734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66]*2.23" office:value-type="float" office:value="79.68682" calcext:value-type="float">
            <text:p>79.68682</text:p>
          </table:table-cell>
          <table:table-cell table:formula="of:=[.F66]*0.000621371" office:value-type="float" office:value="2.34514114594" calcext:value-type="float">
            <text:p>2.34514114594</text:p>
          </table:table-cell>
          <table:table-cell table:formula="of:=[.D66]*(180/2^31)" office:value-type="float" office:value="38.9016994088888" calcext:value-type="float">
            <text:p>38.9016994088888</text:p>
          </table:table-cell>
          <table:table-cell table:formula="of:=[.E66]*(180/2^31)" office:value-type="float" office:value="-105.065010404214" calcext:value-type="float">
            <text:p>-105.06501040421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57" calcext:value-type="date">
            <text:p>30/06/13 17:18</text:p>
          </table:table-cell>
          <table:table-cell office:value-type="float" office:value="464107150" calcext:value-type="float">
            <text:p>464107150</text:p>
          </table:table-cell>
          <table:table-cell office:value-type="float" office:value="-1253479931" calcext:value-type="float">
            <text:p>-1253479931</text:p>
          </table:table-cell>
          <table:table-cell office:value-type="float" office:value="3857.33" calcext:value-type="float">
            <text:p>3857.33</text:p>
          </table:table-cell>
          <table:table-cell office:value-type="float" office:value="2958.4" calcext:value-type="float">
            <text:p>2958.4</text:p>
          </table:table-cell>
          <table:table-cell office:value-type="float" office:value="38.125" calcext:value-type="float">
            <text:p>38.125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67]*2.23" office:value-type="float" office:value="85.01875" calcext:value-type="float">
            <text:p>85.01875</text:p>
          </table:table-cell>
          <table:table-cell table:formula="of:=[.F67]*0.000621371" office:value-type="float" office:value="2.39683299943" calcext:value-type="float">
            <text:p>2.39683299943</text:p>
          </table:table-cell>
          <table:table-cell table:formula="of:=[.D67]*(180/2^31)" office:value-type="float" office:value="38.9010119251907" calcext:value-type="float">
            <text:p>38.9010119251907</text:p>
          </table:table-cell>
          <table:table-cell table:formula="of:=[.E67]*(180/2^31)" office:value-type="float" office:value="-105.065474091098" calcext:value-type="float">
            <text:p>-105.06547409109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8:59" calcext:value-type="date">
            <text:p>30/06/13 17:18</text:p>
          </table:table-cell>
          <table:table-cell office:value-type="float" office:value="464097209" calcext:value-type="float">
            <text:p>464097209</text:p>
          </table:table-cell>
          <table:table-cell office:value-type="float" office:value="-1253482539" calcext:value-type="float">
            <text:p>-1253482539</text:p>
          </table:table-cell>
          <table:table-cell office:value-type="float" office:value="3948.52" calcext:value-type="float">
            <text:p>3948.52</text:p>
          </table:table-cell>
          <table:table-cell office:value-type="float" office:value="2963.2" calcext:value-type="float">
            <text:p>2963.2</text:p>
          </table:table-cell>
          <table:table-cell office:value-type="float" office:value="40.445" calcext:value-type="float">
            <text:p>40.445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68]*2.23" office:value-type="float" office:value="90.19235" calcext:value-type="float">
            <text:p>90.19235</text:p>
          </table:table-cell>
          <table:table-cell table:formula="of:=[.F68]*0.000621371" office:value-type="float" office:value="2.45349582092" calcext:value-type="float">
            <text:p>2.45349582092</text:p>
          </table:table-cell>
          <table:table-cell table:formula="of:=[.D68]*(180/2^31)" office:value-type="float" office:value="38.9001786801964" calcext:value-type="float">
            <text:p>38.9001786801964</text:p>
          </table:table-cell>
          <table:table-cell table:formula="of:=[.E68]*(180/2^31)" office:value-type="float" office:value="-105.065692691132" calcext:value-type="float">
            <text:p>-105.06569269113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00" calcext:value-type="date">
            <text:p>30/06/13 17:19</text:p>
          </table:table-cell>
          <table:table-cell office:value-type="float" office:value="464092793" calcext:value-type="float">
            <text:p>464092793</text:p>
          </table:table-cell>
          <table:table-cell office:value-type="float" office:value="-1253484523" calcext:value-type="float">
            <text:p>-1253484523</text:p>
          </table:table-cell>
          <table:table-cell office:value-type="float" office:value="3992.03" calcext:value-type="float">
            <text:p>3992.03</text:p>
          </table:table-cell>
          <table:table-cell office:value-type="float" office:value="2965.4" calcext:value-type="float">
            <text:p>2965.4</text:p>
          </table:table-cell>
          <table:table-cell office:value-type="float" office:value="41.226" calcext:value-type="float">
            <text:p>41.226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69]*2.23" office:value-type="float" office:value="91.93398" calcext:value-type="float">
            <text:p>91.93398</text:p>
          </table:table-cell>
          <table:table-cell table:formula="of:=[.F69]*0.000621371" office:value-type="float" office:value="2.48053167313" calcext:value-type="float">
            <text:p>2.48053167313</text:p>
          </table:table-cell>
          <table:table-cell table:formula="of:=[.D69]*(180/2^31)" office:value-type="float" office:value="38.8998085353523" calcext:value-type="float">
            <text:p>38.8998085353523</text:p>
          </table:table-cell>
          <table:table-cell table:formula="of:=[.E69]*(180/2^31)" office:value-type="float" office:value="-105.065858988091" calcext:value-type="float">
            <text:p>-105.06585898809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02" calcext:value-type="date">
            <text:p>30/06/13 17:19</text:p>
          </table:table-cell>
          <table:table-cell office:value-type="float" office:value="464084333" calcext:value-type="float">
            <text:p>464084333</text:p>
          </table:table-cell>
          <table:table-cell office:value-type="float" office:value="-1253488415" calcext:value-type="float">
            <text:p>-1253488415</text:p>
          </table:table-cell>
          <table:table-cell office:value-type="float" office:value="4075.66" calcext:value-type="float">
            <text:p>4075.66</text:p>
          </table:table-cell>
          <table:table-cell office:value-type="float" office:value="2970" calcext:value-type="float">
            <text:p>2970</text:p>
          </table:table-cell>
          <table:table-cell office:value-type="float" office:value="41.536" calcext:value-type="float">
            <text:p>41.536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70]*2.23" office:value-type="float" office:value="92.62528" calcext:value-type="float">
            <text:p>92.62528</text:p>
          </table:table-cell>
          <table:table-cell table:formula="of:=[.F70]*0.000621371" office:value-type="float" office:value="2.53249692986" calcext:value-type="float">
            <text:p>2.53249692986</text:p>
          </table:table-cell>
          <table:table-cell table:formula="of:=[.D70]*(180/2^31)" office:value-type="float" office:value="38.899099426344" calcext:value-type="float">
            <text:p>38.899099426344</text:p>
          </table:table-cell>
          <table:table-cell table:formula="of:=[.E70]*(180/2^31)" office:value-type="float" office:value="-105.066185211763" calcext:value-type="float">
            <text:p>-105.06618521176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03" calcext:value-type="date">
            <text:p>30/06/13 17:19</text:p>
          </table:table-cell>
          <table:table-cell office:value-type="float" office:value="464080671" calcext:value-type="float">
            <text:p>464080671</text:p>
          </table:table-cell>
          <table:table-cell office:value-type="float" office:value="-1253489834" calcext:value-type="float">
            <text:p>-1253489834</text:p>
          </table:table-cell>
          <table:table-cell office:value-type="float" office:value="4111.16" calcext:value-type="float">
            <text:p>4111.16</text:p>
          </table:table-cell>
          <table:table-cell office:value-type="float" office:value="2972.4" calcext:value-type="float">
            <text:p>2972.4</text:p>
          </table:table-cell>
          <table:table-cell office:value-type="float" office:value="40.398" calcext:value-type="float">
            <text:p>40.398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H71]*2.23" office:value-type="float" office:value="90.08754" calcext:value-type="float">
            <text:p>90.08754</text:p>
          </table:table-cell>
          <table:table-cell table:formula="of:=[.F71]*0.000621371" office:value-type="float" office:value="2.55455560036" calcext:value-type="float">
            <text:p>2.55455560036</text:p>
          </table:table-cell>
          <table:table-cell table:formula="of:=[.D71]*(180/2^31)" office:value-type="float" office:value="38.8987924810499" calcext:value-type="float">
            <text:p>38.8987924810499</text:p>
          </table:table-cell>
          <table:table-cell table:formula="of:=[.E71]*(180/2^31)" office:value-type="float" office:value="-105.066304150969" calcext:value-type="float">
            <text:p>-105.06630415096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05" calcext:value-type="date">
            <text:p>30/06/13 17:19</text:p>
          </table:table-cell>
          <table:table-cell office:value-type="float" office:value="464075298" calcext:value-type="float">
            <text:p>464075298</text:p>
          </table:table-cell>
          <table:table-cell office:value-type="float" office:value="-1253490852" calcext:value-type="float">
            <text:p>-1253490852</text:p>
          </table:table-cell>
          <table:table-cell office:value-type="float" office:value="4160.79" calcext:value-type="float">
            <text:p>4160.79</text:p>
          </table:table-cell>
          <table:table-cell office:value-type="float" office:value="2977.4" calcext:value-type="float">
            <text:p>2977.4</text:p>
          </table:table-cell>
          <table:table-cell office:value-type="float" office:value="38.781" calcext:value-type="float">
            <text:p>38.781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H72]*2.23" office:value-type="float" office:value="86.48163" calcext:value-type="float">
            <text:p>86.48163</text:p>
          </table:table-cell>
          <table:table-cell table:formula="of:=[.F72]*0.000621371" office:value-type="float" office:value="2.58539424309" calcext:value-type="float">
            <text:p>2.58539424309</text:p>
          </table:table-cell>
          <table:table-cell table:formula="of:=[.D72]*(180/2^31)" office:value-type="float" office:value="38.8983421213925" calcext:value-type="float">
            <text:p>38.8983421213925</text:p>
          </table:table-cell>
          <table:table-cell table:formula="of:=[.E72]*(180/2^31)" office:value-type="float" office:value="-105.066389478743" calcext:value-type="float">
            <text:p>-105.06638947874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06" calcext:value-type="date">
            <text:p>30/06/13 17:19</text:p>
          </table:table-cell>
          <table:table-cell office:value-type="float" office:value="464073259" calcext:value-type="float">
            <text:p>464073259</text:p>
          </table:table-cell>
          <table:table-cell office:value-type="float" office:value="-1253488712" calcext:value-type="float">
            <text:p>-1253488712</text:p>
          </table:table-cell>
          <table:table-cell office:value-type="float" office:value="4175.85" calcext:value-type="float">
            <text:p>4175.85</text:p>
          </table:table-cell>
          <table:table-cell office:value-type="float" office:value="2980" calcext:value-type="float">
            <text:p>2980</text:p>
          </table:table-cell>
          <table:table-cell office:value-type="float" office:value="37.749" calcext:value-type="float">
            <text:p>37.749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H73]*2.23" office:value-type="float" office:value="84.18027" calcext:value-type="float">
            <text:p>84.18027</text:p>
          </table:table-cell>
          <table:table-cell table:formula="of:=[.F73]*0.000621371" office:value-type="float" office:value="2.59475209035" calcext:value-type="float">
            <text:p>2.59475209035</text:p>
          </table:table-cell>
          <table:table-cell table:formula="of:=[.D73]*(180/2^31)" office:value-type="float" office:value="38.8981712143868" calcext:value-type="float">
            <text:p>38.8981712143868</text:p>
          </table:table-cell>
          <table:table-cell table:formula="of:=[.E73]*(180/2^31)" office:value-type="float" office:value="-105.066210106015" calcext:value-type="float">
            <text:p>-105.06621010601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07" calcext:value-type="date">
            <text:p>30/06/13 17:19</text:p>
          </table:table-cell>
          <table:table-cell office:value-type="float" office:value="464071111" calcext:value-type="float">
            <text:p>464071111</text:p>
          </table:table-cell>
          <table:table-cell office:value-type="float" office:value="-1253487479" calcext:value-type="float">
            <text:p>-1253487479</text:p>
          </table:table-cell>
          <table:table-cell office:value-type="float" office:value="4194.98" calcext:value-type="float">
            <text:p>4194.98</text:p>
          </table:table-cell>
          <table:table-cell office:value-type="float" office:value="2982.8" calcext:value-type="float">
            <text:p>2982.8</text:p>
          </table:table-cell>
          <table:table-cell office:value-type="float" office:value="36.602" calcext:value-type="float">
            <text:p>36.602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74]*2.23" office:value-type="float" office:value="81.62246" calcext:value-type="float">
            <text:p>81.62246</text:p>
          </table:table-cell>
          <table:table-cell table:formula="of:=[.F74]*0.000621371" office:value-type="float" office:value="2.60663891758" calcext:value-type="float">
            <text:p>2.60663891758</text:p>
          </table:table-cell>
          <table:table-cell table:formula="of:=[.D74]*(180/2^31)" office:value-type="float" office:value="38.8979911711067" calcext:value-type="float">
            <text:p>38.8979911711067</text:p>
          </table:table-cell>
          <table:table-cell table:formula="of:=[.E74]*(180/2^31)" office:value-type="float" office:value="-105.066106757149" calcext:value-type="float">
            <text:p>-105.06610675714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09" calcext:value-type="date">
            <text:p>30/06/13 17:19</text:p>
          </table:table-cell>
          <table:table-cell office:value-type="float" office:value="464066732" calcext:value-type="float">
            <text:p>464066732</text:p>
          </table:table-cell>
          <table:table-cell office:value-type="float" office:value="-1253479654" calcext:value-type="float">
            <text:p>-1253479654</text:p>
          </table:table-cell>
          <table:table-cell office:value-type="float" office:value="4249.88" calcext:value-type="float">
            <text:p>4249.88</text:p>
          </table:table-cell>
          <table:table-cell office:value-type="float" office:value="2988.2" calcext:value-type="float">
            <text:p>2988.2</text:p>
          </table:table-cell>
          <table:table-cell office:value-type="float" office:value="35.067" calcext:value-type="float">
            <text:p>35.067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75]*2.23" office:value-type="float" office:value="78.19941" calcext:value-type="float">
            <text:p>78.19941</text:p>
          </table:table-cell>
          <table:table-cell table:formula="of:=[.F75]*0.000621371" office:value-type="float" office:value="2.64075218548" calcext:value-type="float">
            <text:p>2.64075218548</text:p>
          </table:table-cell>
          <table:table-cell table:formula="of:=[.D75]*(180/2^31)" office:value-type="float" office:value="38.8976241275668" calcext:value-type="float">
            <text:p>38.8976241275668</text:p>
          </table:table-cell>
          <table:table-cell table:formula="of:=[.E75]*(180/2^31)" office:value-type="float" office:value="-105.065450873226" calcext:value-type="float">
            <text:p>-105.06545087322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10" calcext:value-type="date">
            <text:p>30/06/13 17:19</text:p>
          </table:table-cell>
          <table:table-cell office:value-type="float" office:value="464063902" calcext:value-type="float">
            <text:p>464063902</text:p>
          </table:table-cell>
          <table:table-cell office:value-type="float" office:value="-1253476170" calcext:value-type="float">
            <text:p>-1253476170</text:p>
          </table:table-cell>
          <table:table-cell office:value-type="float" office:value="4283.58" calcext:value-type="float">
            <text:p>4283.58</text:p>
          </table:table-cell>
          <table:table-cell office:value-type="float" office:value="2991" calcext:value-type="float">
            <text:p>2991</text:p>
          </table:table-cell>
          <table:table-cell office:value-type="float" office:value="34.323" calcext:value-type="float">
            <text:p>34.323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76]*2.23" office:value-type="float" office:value="76.54029" calcext:value-type="float">
            <text:p>76.54029</text:p>
          </table:table-cell>
          <table:table-cell table:formula="of:=[.F76]*0.000621371" office:value-type="float" office:value="2.66169238818" calcext:value-type="float">
            <text:p>2.66169238818</text:p>
          </table:table-cell>
          <table:table-cell table:formula="of:=[.D76]*(180/2^31)" office:value-type="float" office:value="38.8973869197071" calcext:value-type="float">
            <text:p>38.8973869197071</text:p>
          </table:table-cell>
          <table:table-cell table:formula="of:=[.E76]*(180/2^31)" office:value-type="float" office:value="-105.065158847719" calcext:value-type="float">
            <text:p>-105.06515884771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11" calcext:value-type="date">
            <text:p>30/06/13 17:19</text:p>
          </table:table-cell>
          <table:table-cell office:value-type="float" office:value="464061091" calcext:value-type="float">
            <text:p>464061091</text:p>
          </table:table-cell>
          <table:table-cell office:value-type="float" office:value="-1253471530" calcext:value-type="float">
            <text:p>-1253471530</text:p>
          </table:table-cell>
          <table:table-cell office:value-type="float" office:value="4319.92" calcext:value-type="float">
            <text:p>4319.92</text:p>
          </table:table-cell>
          <table:table-cell office:value-type="float" office:value="2993.8" calcext:value-type="float">
            <text:p>2993.8</text:p>
          </table:table-cell>
          <table:table-cell office:value-type="float" office:value="33.908" calcext:value-type="float">
            <text:p>33.908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77]*2.23" office:value-type="float" office:value="75.61484" calcext:value-type="float">
            <text:p>75.61484</text:p>
          </table:table-cell>
          <table:table-cell table:formula="of:=[.F77]*0.000621371" office:value-type="float" office:value="2.68427301032" calcext:value-type="float">
            <text:p>2.68427301032</text:p>
          </table:table-cell>
          <table:table-cell table:formula="of:=[.D77]*(180/2^31)" office:value-type="float" office:value="38.8971513044089" calcext:value-type="float">
            <text:p>38.8971513044089</text:p>
          </table:table-cell>
          <table:table-cell table:formula="of:=[.E77]*(180/2^31)" office:value-type="float" office:value="-105.064769927412" calcext:value-type="float">
            <text:p>-105.06476992741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13" calcext:value-type="date">
            <text:p>30/06/13 17:19</text:p>
          </table:table-cell>
          <table:table-cell office:value-type="float" office:value="464054550" calcext:value-type="float">
            <text:p>464054550</text:p>
          </table:table-cell>
          <table:table-cell office:value-type="float" office:value="-1253467277" calcext:value-type="float">
            <text:p>-1253467277</text:p>
          </table:table-cell>
          <table:table-cell office:value-type="float" office:value="4387.67" calcext:value-type="float">
            <text:p>4387.67</text:p>
          </table:table-cell>
          <table:table-cell office:value-type="float" office:value="2999.4" calcext:value-type="float">
            <text:p>2999.4</text:p>
          </table:table-cell>
          <table:table-cell office:value-type="float" office:value="32.419" calcext:value-type="float">
            <text:p>32.419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78]*2.23" office:value-type="float" office:value="72.29437" calcext:value-type="float">
            <text:p>72.29437</text:p>
          </table:table-cell>
          <table:table-cell table:formula="of:=[.F78]*0.000621371" office:value-type="float" office:value="2.72637089557" calcext:value-type="float">
            <text:p>2.72637089557</text:p>
          </table:table-cell>
          <table:table-cell table:formula="of:=[.D78]*(180/2^31)" office:value-type="float" office:value="38.8966030441225" calcext:value-type="float">
            <text:p>38.8966030441225</text:p>
          </table:table-cell>
          <table:table-cell table:formula="of:=[.E78]*(180/2^31)" office:value-type="float" office:value="-105.06441344507" calcext:value-type="float">
            <text:p>-105.0644134450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14" calcext:value-type="date">
            <text:p>30/06/13 17:19</text:p>
          </table:table-cell>
          <table:table-cell office:value-type="float" office:value="464051650" calcext:value-type="float">
            <text:p>464051650</text:p>
          </table:table-cell>
          <table:table-cell office:value-type="float" office:value="-1253464659" calcext:value-type="float">
            <text:p>-1253464659</text:p>
          </table:table-cell>
          <table:table-cell office:value-type="float" office:value="4419.9" calcext:value-type="float">
            <text:p>4419.9</text:p>
          </table:table-cell>
          <table:table-cell office:value-type="float" office:value="3002.2" calcext:value-type="float">
            <text:p>3002.2</text:p>
          </table:table-cell>
          <table:table-cell office:value-type="float" office:value="31.726" calcext:value-type="float">
            <text:p>31.726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79]*2.23" office:value-type="float" office:value="70.74898" calcext:value-type="float">
            <text:p>70.74898</text:p>
          </table:table-cell>
          <table:table-cell table:formula="of:=[.F79]*0.000621371" office:value-type="float" office:value="2.7463976829" calcext:value-type="float">
            <text:p>2.7463976829</text:p>
          </table:table-cell>
          <table:table-cell table:formula="of:=[.D79]*(180/2^31)" office:value-type="float" office:value="38.8963599689305" calcext:value-type="float">
            <text:p>38.8963599689305</text:p>
          </table:table-cell>
          <table:table-cell table:formula="of:=[.E79]*(180/2^31)" office:value-type="float" office:value="-105.064194006845" calcext:value-type="float">
            <text:p>-105.06419400684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15" calcext:value-type="date">
            <text:p>30/06/13 17:19</text:p>
          </table:table-cell>
          <table:table-cell office:value-type="float" office:value="464048636" calcext:value-type="float">
            <text:p>464048636</text:p>
          </table:table-cell>
          <table:table-cell office:value-type="float" office:value="-1253461182" calcext:value-type="float">
            <text:p>-1253461182</text:p>
          </table:table-cell>
          <table:table-cell office:value-type="float" office:value="4456.62" calcext:value-type="float">
            <text:p>4456.62</text:p>
          </table:table-cell>
          <table:table-cell office:value-type="float" office:value="3005.6" calcext:value-type="float">
            <text:p>3005.6</text:p>
          </table:table-cell>
          <table:table-cell office:value-type="float" office:value="31.795" calcext:value-type="float">
            <text:p>31.795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80]*2.23" office:value-type="float" office:value="70.90285" calcext:value-type="float">
            <text:p>70.90285</text:p>
          </table:table-cell>
          <table:table-cell table:formula="of:=[.F80]*0.000621371" office:value-type="float" office:value="2.76921442602" calcext:value-type="float">
            <text:p>2.76921442602</text:p>
          </table:table-cell>
          <table:table-cell table:formula="of:=[.D80]*(180/2^31)" office:value-type="float" office:value="38.8961073383689" calcext:value-type="float">
            <text:p>38.8961073383689</text:p>
          </table:table-cell>
          <table:table-cell table:formula="of:=[.E80]*(180/2^31)" office:value-type="float" office:value="-105.063902568072" calcext:value-type="float">
            <text:p>-105.06390256807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16" calcext:value-type="date">
            <text:p>30/06/13 17:19</text:p>
          </table:table-cell>
          <table:table-cell office:value-type="float" office:value="464045853" calcext:value-type="float">
            <text:p>464045853</text:p>
          </table:table-cell>
          <table:table-cell office:value-type="float" office:value="-1253457368" calcext:value-type="float">
            <text:p>-1253457368</text:p>
          </table:table-cell>
          <table:table-cell office:value-type="float" office:value="4493.82" calcext:value-type="float">
            <text:p>4493.82</text:p>
          </table:table-cell>
          <table:table-cell office:value-type="float" office:value="3008.6" calcext:value-type="float">
            <text:p>3008.6</text:p>
          </table:table-cell>
          <table:table-cell office:value-type="float" office:value="32.4" calcext:value-type="float">
            <text:p>32.4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81]*2.23" office:value-type="float" office:value="72.252" calcext:value-type="float">
            <text:p>72.252</text:p>
          </table:table-cell>
          <table:table-cell table:formula="of:=[.F81]*0.000621371" office:value-type="float" office:value="2.79232942722" calcext:value-type="float">
            <text:p>2.79232942722</text:p>
          </table:table-cell>
          <table:table-cell table:formula="of:=[.D81]*(180/2^31)" office:value-type="float" office:value="38.8958740700036" calcext:value-type="float">
            <text:p>38.8958740700036</text:p>
          </table:table-cell>
          <table:table-cell table:formula="of:=[.E81]*(180/2^31)" office:value-type="float" office:value="-105.063582882285" calcext:value-type="float">
            <text:p>-105.06358288228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18" calcext:value-type="date">
            <text:p>30/06/13 17:19</text:p>
          </table:table-cell>
          <table:table-cell office:value-type="float" office:value="464040198" calcext:value-type="float">
            <text:p>464040198</text:p>
          </table:table-cell>
          <table:table-cell office:value-type="float" office:value="-1253451344" calcext:value-type="float">
            <text:p>-1253451344</text:p>
          </table:table-cell>
          <table:table-cell office:value-type="float" office:value="4562.21" calcext:value-type="float">
            <text:p>4562.21</text:p>
          </table:table-cell>
          <table:table-cell office:value-type="float" office:value="3014.6" calcext:value-type="float">
            <text:p>3014.6</text:p>
          </table:table-cell>
          <table:table-cell office:value-type="float" office:value="34.028" calcext:value-type="float">
            <text:p>34.028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82]*2.23" office:value-type="float" office:value="75.88244" calcext:value-type="float">
            <text:p>75.88244</text:p>
          </table:table-cell>
          <table:table-cell table:formula="of:=[.F82]*0.000621371" office:value-type="float" office:value="2.83482498991" calcext:value-type="float">
            <text:p>2.83482498991</text:p>
          </table:table-cell>
          <table:table-cell table:formula="of:=[.D82]*(180/2^31)" office:value-type="float" office:value="38.8954000733793" calcext:value-type="float">
            <text:p>38.8954000733793</text:p>
          </table:table-cell>
          <table:table-cell table:formula="of:=[.E82]*(180/2^31)" office:value-type="float" office:value="-105.063077956438" calcext:value-type="float">
            <text:p>-105.06307795643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19" calcext:value-type="date">
            <text:p>30/06/13 17:19</text:p>
          </table:table-cell>
          <table:table-cell office:value-type="float" office:value="464038481" calcext:value-type="float">
            <text:p>464038481</text:p>
          </table:table-cell>
          <table:table-cell office:value-type="float" office:value="-1253447796" calcext:value-type="float">
            <text:p>-1253447796</text:p>
          </table:table-cell>
          <table:table-cell office:value-type="float" office:value="4590.95" calcext:value-type="float">
            <text:p>4590.95</text:p>
          </table:table-cell>
          <table:table-cell office:value-type="float" office:value="3017.8" calcext:value-type="float">
            <text:p>3017.8</text:p>
          </table:table-cell>
          <table:table-cell office:value-type="float" office:value="34.801" calcext:value-type="float">
            <text:p>34.801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83]*2.23" office:value-type="float" office:value="77.60623" calcext:value-type="float">
            <text:p>77.60623</text:p>
          </table:table-cell>
          <table:table-cell table:formula="of:=[.F83]*0.000621371" office:value-type="float" office:value="2.85268319245" calcext:value-type="float">
            <text:p>2.85268319245</text:p>
          </table:table-cell>
          <table:table-cell table:formula="of:=[.D83]*(180/2^31)" office:value-type="float" office:value="38.8952561561018" calcext:value-type="float">
            <text:p>38.8952561561018</text:p>
          </table:table-cell>
          <table:table-cell table:formula="of:=[.E83]*(180/2^31)" office:value-type="float" office:value="-105.062780566514" calcext:value-type="float">
            <text:p>-105.06278056651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20" calcext:value-type="date">
            <text:p>30/06/13 17:19</text:p>
          </table:table-cell>
          <table:table-cell office:value-type="float" office:value="464037618" calcext:value-type="float">
            <text:p>464037618</text:p>
          </table:table-cell>
          <table:table-cell office:value-type="float" office:value="-1253443791" calcext:value-type="float">
            <text:p>-1253443791</text:p>
          </table:table-cell>
          <table:table-cell office:value-type="float" office:value="4617.12" calcext:value-type="float">
            <text:p>4617.12</text:p>
          </table:table-cell>
          <table:table-cell office:value-type="float" office:value="3021.4" calcext:value-type="float">
            <text:p>3021.4</text:p>
          </table:table-cell>
          <table:table-cell office:value-type="float" office:value="34.634" calcext:value-type="float">
            <text:p>34.634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84]*2.23" office:value-type="float" office:value="77.23382" calcext:value-type="float">
            <text:p>77.23382</text:p>
          </table:table-cell>
          <table:table-cell table:formula="of:=[.F84]*0.000621371" office:value-type="float" office:value="2.86894447152" calcext:value-type="float">
            <text:p>2.86894447152</text:p>
          </table:table-cell>
          <table:table-cell table:formula="of:=[.D84]*(180/2^31)" office:value-type="float" office:value="38.8951838202775" calcext:value-type="float">
            <text:p>38.8951838202775</text:p>
          </table:table-cell>
          <table:table-cell table:formula="of:=[.E84]*(180/2^31)" office:value-type="float" office:value="-105.062444871292" calcext:value-type="float">
            <text:p>-105.06244487129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21" calcext:value-type="date">
            <text:p>30/06/13 17:19</text:p>
          </table:table-cell>
          <table:table-cell office:value-type="float" office:value="464037424" calcext:value-type="float">
            <text:p>464037424</text:p>
          </table:table-cell>
          <table:table-cell office:value-type="float" office:value="-1253440335" calcext:value-type="float">
            <text:p>-1253440335</text:p>
          </table:table-cell>
          <table:table-cell office:value-type="float" office:value="4637.9" calcext:value-type="float">
            <text:p>4637.9</text:p>
          </table:table-cell>
          <table:table-cell office:value-type="float" office:value="3023.8" calcext:value-type="float">
            <text:p>3023.8</text:p>
          </table:table-cell>
          <table:table-cell office:value-type="float" office:value="33.899" calcext:value-type="float">
            <text:p>33.899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85]*2.23" office:value-type="float" office:value="75.59477" calcext:value-type="float">
            <text:p>75.59477</text:p>
          </table:table-cell>
          <table:table-cell table:formula="of:=[.F85]*0.000621371" office:value-type="float" office:value="2.8818565609" calcext:value-type="float">
            <text:p>2.8818565609</text:p>
          </table:table-cell>
          <table:table-cell table:formula="of:=[.D85]*(180/2^31)" office:value-type="float" office:value="38.8951675593853" calcext:value-type="float">
            <text:p>38.8951675593853</text:p>
          </table:table-cell>
          <table:table-cell table:formula="of:=[.E85]*(180/2^31)" office:value-type="float" office:value="-105.062155192718" calcext:value-type="float">
            <text:p>-105.06215519271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23" calcext:value-type="date">
            <text:p>30/06/13 17:19</text:p>
          </table:table-cell>
          <table:table-cell office:value-type="float" office:value="464037492" calcext:value-type="float">
            <text:p>464037492</text:p>
          </table:table-cell>
          <table:table-cell office:value-type="float" office:value="-1253436300" calcext:value-type="float">
            <text:p>-1253436300</text:p>
          </table:table-cell>
          <table:table-cell office:value-type="float" office:value="4662.64" calcext:value-type="float">
            <text:p>4662.64</text:p>
          </table:table-cell>
          <table:table-cell office:value-type="float" office:value="3029.4" calcext:value-type="float">
            <text:p>3029.4</text:p>
          </table:table-cell>
          <table:table-cell office:value-type="float" office:value="30.336" calcext:value-type="float">
            <text:p>30.336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86]*2.23" office:value-type="float" office:value="67.64928" calcext:value-type="float">
            <text:p>67.64928</text:p>
          </table:table-cell>
          <table:table-cell table:formula="of:=[.F86]*0.000621371" office:value-type="float" office:value="2.89722927944" calcext:value-type="float">
            <text:p>2.89722927944</text:p>
          </table:table-cell>
          <table:table-cell table:formula="of:=[.D86]*(180/2^31)" office:value-type="float" office:value="38.8951732590795" calcext:value-type="float">
            <text:p>38.8951732590795</text:p>
          </table:table-cell>
          <table:table-cell table:formula="of:=[.E86]*(180/2^31)" office:value-type="float" office:value="-105.061816982925" calcext:value-type="float">
            <text:p>-105.06181698292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24" calcext:value-type="date">
            <text:p>30/06/13 17:19</text:p>
          </table:table-cell>
          <table:table-cell office:value-type="float" office:value="464036980" calcext:value-type="float">
            <text:p>464036980</text:p>
          </table:table-cell>
          <table:table-cell office:value-type="float" office:value="-1253436405" calcext:value-type="float">
            <text:p>-1253436405</text:p>
          </table:table-cell>
          <table:table-cell office:value-type="float" office:value="4664.96" calcext:value-type="float">
            <text:p>4664.96</text:p>
          </table:table-cell>
          <table:table-cell office:value-type="float" office:value="3032.2" calcext:value-type="float">
            <text:p>3032.2</text:p>
          </table:table-cell>
          <table:table-cell office:value-type="float" office:value="27.884" calcext:value-type="float">
            <text:p>27.884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87]*2.23" office:value-type="float" office:value="62.18132" calcext:value-type="float">
            <text:p>62.18132</text:p>
          </table:table-cell>
          <table:table-cell table:formula="of:=[.F87]*0.000621371" office:value-type="float" office:value="2.89867086016" calcext:value-type="float">
            <text:p>2.89867086016</text:p>
          </table:table-cell>
          <table:table-cell table:formula="of:=[.D87]*(180/2^31)" office:value-type="float" office:value="38.8951303437352" calcext:value-type="float">
            <text:p>38.8951303437352</text:p>
          </table:table-cell>
          <table:table-cell table:formula="of:=[.E87]*(180/2^31)" office:value-type="float" office:value="-105.061825783923" calcext:value-type="float">
            <text:p>-105.06182578392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25" calcext:value-type="date">
            <text:p>30/06/13 17:19</text:p>
          </table:table-cell>
          <table:table-cell office:value-type="float" office:value="464035464" calcext:value-type="float">
            <text:p>464035464</text:p>
          </table:table-cell>
          <table:table-cell office:value-type="float" office:value="-1253437177" calcext:value-type="float">
            <text:p>-1253437177</text:p>
          </table:table-cell>
          <table:table-cell office:value-type="float" office:value="4671.6" calcext:value-type="float">
            <text:p>4671.6</text:p>
          </table:table-cell>
          <table:table-cell office:value-type="float" office:value="3035" calcext:value-type="float">
            <text:p>3035</text:p>
          </table:table-cell>
          <table:table-cell office:value-type="float" office:value="26.358" calcext:value-type="float">
            <text:p>26.358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88]*2.23" office:value-type="float" office:value="58.77834" calcext:value-type="float">
            <text:p>58.77834</text:p>
          </table:table-cell>
          <table:table-cell table:formula="of:=[.F88]*0.000621371" office:value-type="float" office:value="2.9027967636" calcext:value-type="float">
            <text:p>2.9027967636</text:p>
          </table:table-cell>
          <table:table-cell table:formula="of:=[.D88]*(180/2^31)" office:value-type="float" office:value="38.8950032740831" calcext:value-type="float">
            <text:p>38.8950032740831</text:p>
          </table:table-cell>
          <table:table-cell table:formula="of:=[.E88]*(180/2^31)" office:value-type="float" office:value="-105.061890492216" calcext:value-type="float">
            <text:p>-105.06189049221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27" calcext:value-type="date">
            <text:p>30/06/13 17:19</text:p>
          </table:table-cell>
          <table:table-cell office:value-type="float" office:value="464034259" calcext:value-type="float">
            <text:p>464034259</text:p>
          </table:table-cell>
          <table:table-cell office:value-type="float" office:value="-1253444396" calcext:value-type="float">
            <text:p>-1253444396</text:p>
          </table:table-cell>
          <table:table-cell office:value-type="float" office:value="4689.69" calcext:value-type="float">
            <text:p>4689.69</text:p>
          </table:table-cell>
          <table:table-cell office:value-type="float" office:value="3040.4" calcext:value-type="float">
            <text:p>3040.4</text:p>
          </table:table-cell>
          <table:table-cell office:value-type="float" office:value="24.489" calcext:value-type="float">
            <text:p>24.489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89]*2.23" office:value-type="float" office:value="54.61047" calcext:value-type="float">
            <text:p>54.61047</text:p>
          </table:table-cell>
          <table:table-cell table:formula="of:=[.F89]*0.000621371" office:value-type="float" office:value="2.91403736499" calcext:value-type="float">
            <text:p>2.91403736499</text:p>
          </table:table-cell>
          <table:table-cell table:formula="of:=[.D89]*(180/2^31)" office:value-type="float" office:value="38.8949022721499" calcext:value-type="float">
            <text:p>38.8949022721499</text:p>
          </table:table-cell>
          <table:table-cell table:formula="of:=[.E89]*(180/2^31)" office:value-type="float" office:value="-105.062495581806" calcext:value-type="float">
            <text:p>-105.06249558180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29" calcext:value-type="date">
            <text:p>30/06/13 17:19</text:p>
          </table:table-cell>
          <table:table-cell office:value-type="float" office:value="464034994" calcext:value-type="float">
            <text:p>464034994</text:p>
          </table:table-cell>
          <table:table-cell office:value-type="float" office:value="-1253454835" calcext:value-type="float">
            <text:p>-1253454835</text:p>
          </table:table-cell>
          <table:table-cell office:value-type="float" office:value="4761.26" calcext:value-type="float">
            <text:p>4761.26</text:p>
          </table:table-cell>
          <table:table-cell office:value-type="float" office:value="3045.8" calcext:value-type="float">
            <text:p>3045.8</text:p>
          </table:table-cell>
          <table:table-cell office:value-type="float" office:value="24.222" calcext:value-type="float">
            <text:p>24.222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90]*2.23" office:value-type="float" office:value="54.01506" calcext:value-type="float">
            <text:p>54.01506</text:p>
          </table:table-cell>
          <table:table-cell table:formula="of:=[.F90]*0.000621371" office:value-type="float" office:value="2.95850888746" calcext:value-type="float">
            <text:p>2.95850888746</text:p>
          </table:table-cell>
          <table:table-cell table:formula="of:=[.D90]*(180/2^31)" office:value-type="float" office:value="38.8949638791382" calcext:value-type="float">
            <text:p>38.8949638791382</text:p>
          </table:table-cell>
          <table:table-cell table:formula="of:=[.E90]*(180/2^31)" office:value-type="float" office:value="-105.063370568678" calcext:value-type="float">
            <text:p>-105.06337056867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31" calcext:value-type="date">
            <text:p>30/06/13 17:19</text:p>
          </table:table-cell>
          <table:table-cell office:value-type="float" office:value="464032908" calcext:value-type="float">
            <text:p>464032908</text:p>
          </table:table-cell>
          <table:table-cell office:value-type="float" office:value="-1253466495" calcext:value-type="float">
            <text:p>-1253466495</text:p>
          </table:table-cell>
          <table:table-cell office:value-type="float" office:value="4848.71" calcext:value-type="float">
            <text:p>4848.71</text:p>
          </table:table-cell>
          <table:table-cell office:value-type="float" office:value="3051.4" calcext:value-type="float">
            <text:p>3051.4</text:p>
          </table:table-cell>
          <table:table-cell office:value-type="float" office:value="25.938" calcext:value-type="float">
            <text:p>25.938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91]*2.23" office:value-type="float" office:value="57.84174" calcext:value-type="float">
            <text:p>57.84174</text:p>
          </table:table-cell>
          <table:table-cell table:formula="of:=[.F91]*0.000621371" office:value-type="float" office:value="3.01284778141" calcext:value-type="float">
            <text:p>3.01284778141</text:p>
          </table:table-cell>
          <table:table-cell table:formula="of:=[.D91]*(180/2^31)" office:value-type="float" office:value="38.8947890326381" calcext:value-type="float">
            <text:p>38.8947890326381</text:p>
          </table:table-cell>
          <table:table-cell table:formula="of:=[.E91]*(180/2^31)" office:value-type="float" office:value="-105.064347898588" calcext:value-type="float">
            <text:p>-105.06434789858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33" calcext:value-type="date">
            <text:p>30/06/13 17:19</text:p>
          </table:table-cell>
          <table:table-cell office:value-type="float" office:value="464026259" calcext:value-type="float">
            <text:p>464026259</text:p>
          </table:table-cell>
          <table:table-cell office:value-type="float" office:value="-1253471324" calcext:value-type="float">
            <text:p>-1253471324</text:p>
          </table:table-cell>
          <table:table-cell office:value-type="float" office:value="4910.95" calcext:value-type="float">
            <text:p>4910.95</text:p>
          </table:table-cell>
          <table:table-cell office:value-type="float" office:value="3057.4" calcext:value-type="float">
            <text:p>3057.4</text:p>
          </table:table-cell>
          <table:table-cell office:value-type="float" office:value="27.12" calcext:value-type="float">
            <text:p>27.12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92]*2.23" office:value-type="float" office:value="60.4776" calcext:value-type="float">
            <text:p>60.4776</text:p>
          </table:table-cell>
          <table:table-cell table:formula="of:=[.F92]*0.000621371" office:value-type="float" office:value="3.05152191245" calcext:value-type="float">
            <text:p>3.05152191245</text:p>
          </table:table-cell>
          <table:table-cell table:formula="of:=[.D92]*(180/2^31)" office:value-type="float" office:value="38.8942317198962" calcext:value-type="float">
            <text:p>38.8942317198962</text:p>
          </table:table-cell>
          <table:table-cell table:formula="of:=[.E92]*(180/2^31)" office:value-type="float" office:value="-105.064752660692" calcext:value-type="float">
            <text:p>-105.06475266069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35" calcext:value-type="date">
            <text:p>30/06/13 17:19</text:p>
          </table:table-cell>
          <table:table-cell office:value-type="float" office:value="464018857" calcext:value-type="float">
            <text:p>464018857</text:p>
          </table:table-cell>
          <table:table-cell office:value-type="float" office:value="-1253475997" calcext:value-type="float">
            <text:p>-1253475997</text:p>
          </table:table-cell>
          <table:table-cell office:value-type="float" office:value="4985.34" calcext:value-type="float">
            <text:p>4985.34</text:p>
          </table:table-cell>
          <table:table-cell office:value-type="float" office:value="3063.4" calcext:value-type="float">
            <text:p>3063.4</text:p>
          </table:table-cell>
          <table:table-cell office:value-type="float" office:value="30.415" calcext:value-type="float">
            <text:p>30.415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93]*2.23" office:value-type="float" office:value="67.82545" calcext:value-type="float">
            <text:p>67.82545</text:p>
          </table:table-cell>
          <table:table-cell table:formula="of:=[.F93]*0.000621371" office:value-type="float" office:value="3.09774570114" calcext:value-type="float">
            <text:p>3.09774570114</text:p>
          </table:table-cell>
          <table:table-cell table:formula="of:=[.D93]*(180/2^31)" office:value-type="float" office:value="38.8936112914234" calcext:value-type="float">
            <text:p>38.8936112914234</text:p>
          </table:table-cell>
          <table:table-cell table:formula="of:=[.E93]*(180/2^31)" office:value-type="float" office:value="-105.065144347027" calcext:value-type="float">
            <text:p>-105.06514434702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36" calcext:value-type="date">
            <text:p>30/06/13 17:19</text:p>
          </table:table-cell>
          <table:table-cell office:value-type="float" office:value="464014890" calcext:value-type="float">
            <text:p>464014890</text:p>
          </table:table-cell>
          <table:table-cell office:value-type="float" office:value="-1253479194" calcext:value-type="float">
            <text:p>-1253479194</text:p>
          </table:table-cell>
          <table:table-cell office:value-type="float" office:value="5028.73" calcext:value-type="float">
            <text:p>5028.73</text:p>
          </table:table-cell>
          <table:table-cell office:value-type="float" office:value="3065.8" calcext:value-type="float">
            <text:p>3065.8</text:p>
          </table:table-cell>
          <table:table-cell office:value-type="float" office:value="33.546" calcext:value-type="float">
            <text:p>33.546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94]*2.23" office:value-type="float" office:value="74.80758" calcext:value-type="float">
            <text:p>74.80758</text:p>
          </table:table-cell>
          <table:table-cell table:formula="of:=[.F94]*0.000621371" office:value-type="float" office:value="3.12470698883" calcext:value-type="float">
            <text:p>3.12470698883</text:p>
          </table:table-cell>
          <table:table-cell table:formula="of:=[.D94]*(180/2^31)" office:value-type="float" office:value="38.8932787813246" calcext:value-type="float">
            <text:p>38.8932787813246</text:p>
          </table:table-cell>
          <table:table-cell table:formula="of:=[.E94]*(180/2^31)" office:value-type="float" office:value="-105.065412316471" calcext:value-type="float">
            <text:p>-105.06541231647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38" calcext:value-type="date">
            <text:p>30/06/13 17:19</text:p>
          </table:table-cell>
          <table:table-cell office:value-type="float" office:value="464009050" calcext:value-type="float">
            <text:p>464009050</text:p>
          </table:table-cell>
          <table:table-cell office:value-type="float" office:value="-1253486412" calcext:value-type="float">
            <text:p>-1253486412</text:p>
          </table:table-cell>
          <table:table-cell office:value-type="float" office:value="5104.22" calcext:value-type="float">
            <text:p>5104.22</text:p>
          </table:table-cell>
          <table:table-cell office:value-type="float" office:value="3071.4" calcext:value-type="float">
            <text:p>3071.4</text:p>
          </table:table-cell>
          <table:table-cell office:value-type="float" office:value="36.42" calcext:value-type="float">
            <text:p>36.42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95]*2.23" office:value-type="float" office:value="81.2166" calcext:value-type="float">
            <text:p>81.2166</text:p>
          </table:table-cell>
          <table:table-cell table:formula="of:=[.F95]*0.000621371" office:value-type="float" office:value="3.17161428562" calcext:value-type="float">
            <text:p>3.17161428562</text:p>
          </table:table-cell>
          <table:table-cell table:formula="of:=[.D95]*(180/2^31)" office:value-type="float" office:value="38.8927892781794" calcext:value-type="float">
            <text:p>38.8927892781794</text:p>
          </table:table-cell>
          <table:table-cell table:formula="of:=[.E95]*(180/2^31)" office:value-type="float" office:value="-105.066017322242" calcext:value-type="float">
            <text:p>-105.06601732224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41" calcext:value-type="date">
            <text:p>30/06/13 17:19</text:p>
          </table:table-cell>
          <table:table-cell office:value-type="float" office:value="464007180" calcext:value-type="float">
            <text:p>464007180</text:p>
          </table:table-cell>
          <table:table-cell office:value-type="float" office:value="-1253495646" calcext:value-type="float">
            <text:p>-1253495646</text:p>
          </table:table-cell>
          <table:table-cell office:value-type="float" office:value="5168.77" calcext:value-type="float">
            <text:p>5168.77</text:p>
          </table:table-cell>
          <table:table-cell office:value-type="float" office:value="3080.6" calcext:value-type="float">
            <text:p>3080.6</text:p>
          </table:table-cell>
          <table:table-cell office:value-type="float" office:value="35.134" calcext:value-type="float">
            <text:p>35.134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96]*2.23" office:value-type="float" office:value="78.34882" calcext:value-type="float">
            <text:p>78.34882</text:p>
          </table:table-cell>
          <table:table-cell table:formula="of:=[.F96]*0.000621371" office:value-type="float" office:value="3.21172378367" calcext:value-type="float">
            <text:p>3.21172378367</text:p>
          </table:table-cell>
          <table:table-cell table:formula="of:=[.D96]*(180/2^31)" office:value-type="float" office:value="38.8926325365901" calcext:value-type="float">
            <text:p>38.8926325365901</text:p>
          </table:table-cell>
          <table:table-cell table:formula="of:=[.E96]*(180/2^31)" office:value-type="float" office:value="-105.066791307181" calcext:value-type="float">
            <text:p>-105.06679130718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43" calcext:value-type="date">
            <text:p>30/06/13 17:19</text:p>
          </table:table-cell>
          <table:table-cell office:value-type="float" office:value="464009870" calcext:value-type="float">
            <text:p>464009870</text:p>
          </table:table-cell>
          <table:table-cell office:value-type="float" office:value="-1253502164" calcext:value-type="float">
            <text:p>-1253502164</text:p>
          </table:table-cell>
          <table:table-cell office:value-type="float" office:value="5208.05" calcext:value-type="float">
            <text:p>5208.05</text:p>
          </table:table-cell>
          <table:table-cell office:value-type="float" office:value="3086.6" calcext:value-type="float">
            <text:p>3086.6</text:p>
          </table:table-cell>
          <table:table-cell office:value-type="float" office:value="32.368" calcext:value-type="float">
            <text:p>32.368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97]*2.23" office:value-type="float" office:value="72.18064" calcext:value-type="float">
            <text:p>72.18064</text:p>
          </table:table-cell>
          <table:table-cell table:formula="of:=[.F97]*0.000621371" office:value-type="float" office:value="3.23613123655" calcext:value-type="float">
            <text:p>3.23613123655</text:p>
          </table:table-cell>
          <table:table-cell table:formula="of:=[.D97]*(180/2^31)" office:value-type="float" office:value="38.8928580097854" calcext:value-type="float">
            <text:p>38.8928580097854</text:p>
          </table:table-cell>
          <table:table-cell table:formula="of:=[.E97]*(180/2^31)" office:value-type="float" office:value="-105.06733763963" calcext:value-type="float">
            <text:p>-105.0673376396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45" calcext:value-type="date">
            <text:p>30/06/13 17:19</text:p>
          </table:table-cell>
          <table:table-cell office:value-type="float" office:value="464018028" calcext:value-type="float">
            <text:p>464018028</text:p>
          </table:table-cell>
          <table:table-cell office:value-type="float" office:value="-1253507107" calcext:value-type="float">
            <text:p>-1253507107</text:p>
          </table:table-cell>
          <table:table-cell office:value-type="float" office:value="5277.36" calcext:value-type="float">
            <text:p>5277.36</text:p>
          </table:table-cell>
          <table:table-cell office:value-type="float" office:value="3091" calcext:value-type="float">
            <text:p>3091</text:p>
          </table:table-cell>
          <table:table-cell office:value-type="float" office:value="33.634" calcext:value-type="float">
            <text:p>33.634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98]*2.23" office:value-type="float" office:value="75.00382" calcext:value-type="float">
            <text:p>75.00382</text:p>
          </table:table-cell>
          <table:table-cell table:formula="of:=[.F98]*0.000621371" office:value-type="float" office:value="3.27919846056" calcext:value-type="float">
            <text:p>3.27919846056</text:p>
          </table:table-cell>
          <table:table-cell table:formula="of:=[.D98]*(180/2^31)" office:value-type="float" office:value="38.8935418054461" calcext:value-type="float">
            <text:p>38.8935418054461</text:p>
          </table:table-cell>
          <table:table-cell table:formula="of:=[.E98]*(180/2^31)" office:value-type="float" office:value="-105.067751957104" calcext:value-type="float">
            <text:p>-105.06775195710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46" calcext:value-type="date">
            <text:p>30/06/13 17:19</text:p>
          </table:table-cell>
          <table:table-cell office:value-type="float" office:value="464019870" calcext:value-type="float">
            <text:p>464019870</text:p>
          </table:table-cell>
          <table:table-cell office:value-type="float" office:value="-1253510127" calcext:value-type="float">
            <text:p>-1253510127</text:p>
          </table:table-cell>
          <table:table-cell office:value-type="float" office:value="5305.12" calcext:value-type="float">
            <text:p>5305.12</text:p>
          </table:table-cell>
          <table:table-cell office:value-type="float" office:value="3093.2" calcext:value-type="float">
            <text:p>3093.2</text:p>
          </table:table-cell>
          <table:table-cell office:value-type="float" office:value="33.338" calcext:value-type="float">
            <text:p>33.338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99]*2.23" office:value-type="float" office:value="74.34374" calcext:value-type="float">
            <text:p>74.34374</text:p>
          </table:table-cell>
          <table:table-cell table:formula="of:=[.F99]*0.000621371" office:value-type="float" office:value="3.29644771952" calcext:value-type="float">
            <text:p>3.29644771952</text:p>
          </table:table-cell>
          <table:table-cell table:formula="of:=[.D99]*(180/2^31)" office:value-type="float" office:value="38.8936962001026" calcext:value-type="float">
            <text:p>38.8936962001026</text:p>
          </table:table-cell>
          <table:table-cell table:formula="of:=[.E99]*(180/2^31)" office:value-type="float" office:value="-105.068005090579" calcext:value-type="float">
            <text:p>-105.06800509057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47" calcext:value-type="date">
            <text:p>30/06/13 17:19</text:p>
          </table:table-cell>
          <table:table-cell office:value-type="float" office:value="464020004" calcext:value-type="float">
            <text:p>464020004</text:p>
          </table:table-cell>
          <table:table-cell office:value-type="float" office:value="-1253513223" calcext:value-type="float">
            <text:p>-1253513223</text:p>
          </table:table-cell>
          <table:table-cell office:value-type="float" office:value="5325.93" calcext:value-type="float">
            <text:p>5325.93</text:p>
          </table:table-cell>
          <table:table-cell office:value-type="float" office:value="3095.8" calcext:value-type="float">
            <text:p>3095.8</text:p>
          </table:table-cell>
          <table:table-cell office:value-type="float" office:value="31.652" calcext:value-type="float">
            <text:p>31.652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00]*2.23" office:value-type="float" office:value="70.58396" calcext:value-type="float">
            <text:p>70.58396</text:p>
          </table:table-cell>
          <table:table-cell table:formula="of:=[.F100]*0.000621371" office:value-type="float" office:value="3.30937845003" calcext:value-type="float">
            <text:p>3.30937845003</text:p>
          </table:table-cell>
          <table:table-cell table:formula="of:=[.D100]*(180/2^31)" office:value-type="float" office:value="38.8937074318528" calcext:value-type="float">
            <text:p>38.8937074318528</text:p>
          </table:table-cell>
          <table:table-cell table:formula="of:=[.E100]*(180/2^31)" office:value-type="float" office:value="-105.068264594302" calcext:value-type="float">
            <text:p>-105.06826459430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48" calcext:value-type="date">
            <text:p>30/06/13 17:19</text:p>
          </table:table-cell>
          <table:table-cell office:value-type="float" office:value="464018622" calcext:value-type="float">
            <text:p>464018622</text:p>
          </table:table-cell>
          <table:table-cell office:value-type="float" office:value="-1253516392" calcext:value-type="float">
            <text:p>-1253516392</text:p>
          </table:table-cell>
          <table:table-cell office:value-type="float" office:value="5345.48" calcext:value-type="float">
            <text:p>5345.48</text:p>
          </table:table-cell>
          <table:table-cell office:value-type="float" office:value="3098.4" calcext:value-type="float">
            <text:p>3098.4</text:p>
          </table:table-cell>
          <table:table-cell office:value-type="float" office:value="30.129" calcext:value-type="float">
            <text:p>30.129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01]*2.23" office:value-type="float" office:value="67.18767" calcext:value-type="float">
            <text:p>67.18767</text:p>
          </table:table-cell>
          <table:table-cell table:formula="of:=[.F101]*0.000621371" office:value-type="float" office:value="3.32152625308" calcext:value-type="float">
            <text:p>3.32152625308</text:p>
          </table:table-cell>
          <table:table-cell table:formula="of:=[.D101]*(180/2^31)" office:value-type="float" office:value="38.893591593951" calcext:value-type="float">
            <text:p>38.893591593951</text:p>
          </table:table-cell>
          <table:table-cell table:formula="of:=[.E101]*(180/2^31)" office:value-type="float" office:value="-105.068530216813" calcext:value-type="float">
            <text:p>-105.06853021681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50" calcext:value-type="date">
            <text:p>30/06/13 17:19</text:p>
          </table:table-cell>
          <table:table-cell office:value-type="float" office:value="464014424" calcext:value-type="float">
            <text:p>464014424</text:p>
          </table:table-cell>
          <table:table-cell office:value-type="float" office:value="-1253522229" calcext:value-type="float">
            <text:p>-1253522229</text:p>
          </table:table-cell>
          <table:table-cell office:value-type="float" office:value="5392.23" calcext:value-type="float">
            <text:p>5392.23</text:p>
          </table:table-cell>
          <table:table-cell office:value-type="float" office:value="3104" calcext:value-type="float">
            <text:p>3104</text:p>
          </table:table-cell>
          <table:table-cell office:value-type="float" office:value="28.53" calcext:value-type="float">
            <text:p>28.53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02]*2.23" office:value-type="float" office:value="63.6219" calcext:value-type="float">
            <text:p>63.6219</text:p>
          </table:table-cell>
          <table:table-cell table:formula="of:=[.F102]*0.000621371" office:value-type="float" office:value="3.35057534733" calcext:value-type="float">
            <text:p>3.35057534733</text:p>
          </table:table-cell>
          <table:table-cell table:formula="of:=[.D102]*(180/2^31)" office:value-type="float" office:value="38.8932397216558" calcext:value-type="float">
            <text:p>38.8932397216558</text:p>
          </table:table-cell>
          <table:table-cell table:formula="of:=[.E102]*(180/2^31)" office:value-type="float" office:value="-105.069019468501" calcext:value-type="float">
            <text:p>-105.06901946850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52" calcext:value-type="date">
            <text:p>30/06/13 17:19</text:p>
          </table:table-cell>
          <table:table-cell office:value-type="float" office:value="464008700" calcext:value-type="float">
            <text:p>464008700</text:p>
          </table:table-cell>
          <table:table-cell office:value-type="float" office:value="-1253521714" calcext:value-type="float">
            <text:p>-1253521714</text:p>
          </table:table-cell>
          <table:table-cell office:value-type="float" office:value="5424.3" calcext:value-type="float">
            <text:p>5424.3</text:p>
          </table:table-cell>
          <table:table-cell office:value-type="float" office:value="3109.2" calcext:value-type="float">
            <text:p>3109.2</text:p>
          </table:table-cell>
          <table:table-cell office:value-type="float" office:value="28.039" calcext:value-type="float">
            <text:p>28.039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03]*2.23" office:value-type="float" office:value="62.52697" calcext:value-type="float">
            <text:p>62.52697</text:p>
          </table:table-cell>
          <table:table-cell table:formula="of:=[.F103]*0.000621371" office:value-type="float" office:value="3.3705027153" calcext:value-type="float">
            <text:p>3.3705027153</text:p>
          </table:table-cell>
          <table:table-cell table:formula="of:=[.D103]*(180/2^31)" office:value-type="float" office:value="38.8927599415183" calcext:value-type="float">
            <text:p>38.8927599415183</text:p>
          </table:table-cell>
          <table:table-cell table:formula="of:=[.E103]*(180/2^31)" office:value-type="float" office:value="-105.0689763017" calcext:value-type="float">
            <text:p>-105.068976301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54" calcext:value-type="date">
            <text:p>30/06/13 17:19</text:p>
          </table:table-cell>
          <table:table-cell office:value-type="float" office:value="464003754" calcext:value-type="float">
            <text:p>464003754</text:p>
          </table:table-cell>
          <table:table-cell office:value-type="float" office:value="-1253519152" calcext:value-type="float">
            <text:p>-1253519152</text:p>
          </table:table-cell>
          <table:table-cell office:value-type="float" office:value="5460.47" calcext:value-type="float">
            <text:p>5460.47</text:p>
          </table:table-cell>
          <table:table-cell office:value-type="float" office:value="3114" calcext:value-type="float">
            <text:p>3114</text:p>
          </table:table-cell>
          <table:table-cell office:value-type="float" office:value="28.067" calcext:value-type="float">
            <text:p>28.067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04]*2.23" office:value-type="float" office:value="62.58941" calcext:value-type="float">
            <text:p>62.58941</text:p>
          </table:table-cell>
          <table:table-cell table:formula="of:=[.F104]*0.000621371" office:value-type="float" office:value="3.39297770437" calcext:value-type="float">
            <text:p>3.39297770437</text:p>
          </table:table-cell>
          <table:table-cell table:formula="of:=[.D104]*(180/2^31)" office:value-type="float" office:value="38.8923453725874" calcext:value-type="float">
            <text:p>38.8923453725874</text:p>
          </table:table-cell>
          <table:table-cell table:formula="of:=[.E104]*(180/2^31)" office:value-type="float" office:value="-105.068761557341" calcext:value-type="float">
            <text:p>-105.06876155734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56" calcext:value-type="date">
            <text:p>30/06/13 17:19</text:p>
          </table:table-cell>
          <table:table-cell office:value-type="float" office:value="463996508" calcext:value-type="float">
            <text:p>463996508</text:p>
          </table:table-cell>
          <table:table-cell office:value-type="float" office:value="-1253508401" calcext:value-type="float">
            <text:p>-1253508401</text:p>
          </table:table-cell>
          <table:table-cell office:value-type="float" office:value="5546.1" calcext:value-type="float">
            <text:p>5546.1</text:p>
          </table:table-cell>
          <table:table-cell office:value-type="float" office:value="3119" calcext:value-type="float">
            <text:p>3119</text:p>
          </table:table-cell>
          <table:table-cell office:value-type="float" office:value="31.627" calcext:value-type="float">
            <text:p>31.627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05]*2.23" office:value-type="float" office:value="70.52821" calcext:value-type="float">
            <text:p>70.52821</text:p>
          </table:table-cell>
          <table:table-cell table:formula="of:=[.F105]*0.000621371" office:value-type="float" office:value="3.4461857031" calcext:value-type="float">
            <text:p>3.4461857031</text:p>
          </table:table-cell>
          <table:table-cell table:formula="of:=[.D105]*(180/2^31)" office:value-type="float" office:value="38.8917380198836" calcext:value-type="float">
            <text:p>38.8917380198836</text:p>
          </table:table-cell>
          <table:table-cell table:formula="of:=[.E105]*(180/2^31)" office:value-type="float" office:value="-105.067860418931" calcext:value-type="float">
            <text:p>-105.06786041893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57" calcext:value-type="date">
            <text:p>30/06/13 17:19</text:p>
          </table:table-cell>
          <table:table-cell office:value-type="float" office:value="463993544" calcext:value-type="float">
            <text:p>463993544</text:p>
          </table:table-cell>
          <table:table-cell office:value-type="float" office:value="-1253505850" calcext:value-type="float">
            <text:p>-1253505850</text:p>
          </table:table-cell>
          <table:table-cell office:value-type="float" office:value="5578.34" calcext:value-type="float">
            <text:p>5578.34</text:p>
          </table:table-cell>
          <table:table-cell office:value-type="float" office:value="3121.6" calcext:value-type="float">
            <text:p>3121.6</text:p>
          </table:table-cell>
          <table:table-cell office:value-type="float" office:value="29.638" calcext:value-type="float">
            <text:p>29.638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06]*2.23" office:value-type="float" office:value="66.09274" calcext:value-type="float">
            <text:p>66.09274</text:p>
          </table:table-cell>
          <table:table-cell table:formula="of:=[.F106]*0.000621371" office:value-type="float" office:value="3.46621870414" calcext:value-type="float">
            <text:p>3.46621870414</text:p>
          </table:table-cell>
          <table:table-cell table:formula="of:=[.D106]*(180/2^31)" office:value-type="float" office:value="38.8914895802736" calcext:value-type="float">
            <text:p>38.8914895802736</text:p>
          </table:table-cell>
          <table:table-cell table:formula="of:=[.E106]*(180/2^31)" office:value-type="float" office:value="-105.067646596581" calcext:value-type="float">
            <text:p>-105.06764659658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19:59" calcext:value-type="date">
            <text:p>30/06/13 17:19</text:p>
          </table:table-cell>
          <table:table-cell office:value-type="float" office:value="463988382" calcext:value-type="float">
            <text:p>463988382</text:p>
          </table:table-cell>
          <table:table-cell office:value-type="float" office:value="-1253500322" calcext:value-type="float">
            <text:p>-1253500322</text:p>
          </table:table-cell>
          <table:table-cell office:value-type="float" office:value="5638.62" calcext:value-type="float">
            <text:p>5638.62</text:p>
          </table:table-cell>
          <table:table-cell office:value-type="float" office:value="3128.4" calcext:value-type="float">
            <text:p>3128.4</text:p>
          </table:table-cell>
          <table:table-cell office:value-type="float" office:value="30.684" calcext:value-type="float">
            <text:p>30.684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H107]*2.23" office:value-type="float" office:value="68.42532" calcext:value-type="float">
            <text:p>68.42532</text:p>
          </table:table-cell>
          <table:table-cell table:formula="of:=[.F107]*0.000621371" office:value-type="float" office:value="3.50367494802" calcext:value-type="float">
            <text:p>3.50367494802</text:p>
          </table:table-cell>
          <table:table-cell table:formula="of:=[.D107]*(180/2^31)" office:value-type="float" office:value="38.8910569064319" calcext:value-type="float">
            <text:p>38.8910569064319</text:p>
          </table:table-cell>
          <table:table-cell table:formula="of:=[.E107]*(180/2^31)" office:value-type="float" office:value="-105.067183244973" calcext:value-type="float">
            <text:p>-105.06718324497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00" calcext:value-type="date">
            <text:p>30/06/13 17:20</text:p>
          </table:table-cell>
          <table:table-cell office:value-type="float" office:value="463986744" calcext:value-type="float">
            <text:p>463986744</text:p>
          </table:table-cell>
          <table:table-cell office:value-type="float" office:value="-1253496907" calcext:value-type="float">
            <text:p>-1253496907</text:p>
          </table:table-cell>
          <table:table-cell office:value-type="float" office:value="5664.44" calcext:value-type="float">
            <text:p>5664.44</text:p>
          </table:table-cell>
          <table:table-cell office:value-type="float" office:value="3131.4" calcext:value-type="float">
            <text:p>3131.4</text:p>
          </table:table-cell>
          <table:table-cell office:value-type="float" office:value="31.019" calcext:value-type="float">
            <text:p>31.019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H108]*2.23" office:value-type="float" office:value="69.17237" calcext:value-type="float">
            <text:p>69.17237</text:p>
          </table:table-cell>
          <table:table-cell table:formula="of:=[.F108]*0.000621371" office:value-type="float" office:value="3.51971874724" calcext:value-type="float">
            <text:p>3.51971874724</text:p>
          </table:table-cell>
          <table:table-cell table:formula="of:=[.D108]*(180/2^31)" office:value-type="float" office:value="38.890919610858" calcext:value-type="float">
            <text:p>38.890919610858</text:p>
          </table:table-cell>
          <table:table-cell table:formula="of:=[.E108]*(180/2^31)" office:value-type="float" office:value="-105.06689700298" calcext:value-type="float">
            <text:p>-105.0668970029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01" calcext:value-type="date">
            <text:p>30/06/13 17:20</text:p>
          </table:table-cell>
          <table:table-cell office:value-type="float" office:value="463986020" calcext:value-type="float">
            <text:p>463986020</text:p>
          </table:table-cell>
          <table:table-cell office:value-type="float" office:value="-1253494841" calcext:value-type="float">
            <text:p>-1253494841</text:p>
          </table:table-cell>
          <table:table-cell office:value-type="float" office:value="5678.42" calcext:value-type="float">
            <text:p>5678.42</text:p>
          </table:table-cell>
          <table:table-cell office:value-type="float" office:value="3133.6" calcext:value-type="float">
            <text:p>3133.6</text:p>
          </table:table-cell>
          <table:table-cell office:value-type="float" office:value="29.962" calcext:value-type="float">
            <text:p>29.962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H109]*2.23" office:value-type="float" office:value="66.81526" calcext:value-type="float">
            <text:p>66.81526</text:p>
          </table:table-cell>
          <table:table-cell table:formula="of:=[.F109]*0.000621371" office:value-type="float" office:value="3.52840551382" calcext:value-type="float">
            <text:p>3.52840551382</text:p>
          </table:table-cell>
          <table:table-cell table:formula="of:=[.D109]*(180/2^31)" office:value-type="float" office:value="38.890858925879" calcext:value-type="float">
            <text:p>38.890858925879</text:p>
          </table:table-cell>
          <table:table-cell table:formula="of:=[.E109]*(180/2^31)" office:value-type="float" office:value="-105.066723832861" calcext:value-type="float">
            <text:p>-105.06672383286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03" calcext:value-type="date">
            <text:p>30/06/13 17:20</text:p>
          </table:table-cell>
          <table:table-cell office:value-type="float" office:value="463984123" calcext:value-type="float">
            <text:p>463984123</text:p>
          </table:table-cell>
          <table:table-cell office:value-type="float" office:value="-1253495081" calcext:value-type="float">
            <text:p>-1253495081</text:p>
          </table:table-cell>
          <table:table-cell office:value-type="float" office:value="5692.87" calcext:value-type="float">
            <text:p>5692.87</text:p>
          </table:table-cell>
          <table:table-cell office:value-type="float" office:value="3139.6" calcext:value-type="float">
            <text:p>3139.6</text:p>
          </table:table-cell>
          <table:table-cell office:value-type="float" office:value="28.1" calcext:value-type="float">
            <text:p>28.1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H110]*2.23" office:value-type="float" office:value="62.663" calcext:value-type="float">
            <text:p>62.663</text:p>
          </table:table-cell>
          <table:table-cell table:formula="of:=[.F110]*0.000621371" office:value-type="float" office:value="3.53738432477" calcext:value-type="float">
            <text:p>3.53738432477</text:p>
          </table:table-cell>
          <table:table-cell table:formula="of:=[.D110]*(180/2^31)" office:value-type="float" office:value="38.8906999211758" calcext:value-type="float">
            <text:p>38.8906999211758</text:p>
          </table:table-cell>
          <table:table-cell table:formula="of:=[.E110]*(180/2^31)" office:value-type="float" office:value="-105.066743949428" calcext:value-type="float">
            <text:p>-105.06674394942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04" calcext:value-type="date">
            <text:p>30/06/13 17:20</text:p>
          </table:table-cell>
          <table:table-cell office:value-type="float" office:value="463983643" calcext:value-type="float">
            <text:p>463983643</text:p>
          </table:table-cell>
          <table:table-cell office:value-type="float" office:value="-1253496379" calcext:value-type="float">
            <text:p>-1253496379</text:p>
          </table:table-cell>
          <table:table-cell office:value-type="float" office:value="5693.6" calcext:value-type="float">
            <text:p>5693.6</text:p>
          </table:table-cell>
          <table:table-cell office:value-type="float" office:value="3142" calcext:value-type="float">
            <text:p>3142</text:p>
          </table:table-cell>
          <table:table-cell office:value-type="float" office:value="26.264" calcext:value-type="float">
            <text:p>26.264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H111]*2.23" office:value-type="float" office:value="58.56872" calcext:value-type="float">
            <text:p>58.56872</text:p>
          </table:table-cell>
          <table:table-cell table:formula="of:=[.F111]*0.000621371" office:value-type="float" office:value="3.5378379256" calcext:value-type="float">
            <text:p>3.5378379256</text:p>
          </table:table-cell>
          <table:table-cell table:formula="of:=[.D111]*(180/2^31)" office:value-type="float" office:value="38.8906596880406" calcext:value-type="float">
            <text:p>38.8906596880406</text:p>
          </table:table-cell>
          <table:table-cell table:formula="of:=[.E111]*(180/2^31)" office:value-type="float" office:value="-105.066852746531" calcext:value-type="float">
            <text:p>-105.06685274653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05" calcext:value-type="date">
            <text:p>30/06/13 17:20</text:p>
          </table:table-cell>
          <table:table-cell office:value-type="float" office:value="463983897" calcext:value-type="float">
            <text:p>463983897</text:p>
          </table:table-cell>
          <table:table-cell office:value-type="float" office:value="-1253496921" calcext:value-type="float">
            <text:p>-1253496921</text:p>
          </table:table-cell>
          <table:table-cell office:value-type="float" office:value="5693.6" calcext:value-type="float">
            <text:p>5693.6</text:p>
          </table:table-cell>
          <table:table-cell office:value-type="float" office:value="3144.8" calcext:value-type="float">
            <text:p>3144.8</text:p>
          </table:table-cell>
          <table:table-cell office:value-type="float" office:value="24.866" calcext:value-type="float">
            <text:p>24.866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H112]*2.23" office:value-type="float" office:value="55.45118" calcext:value-type="float">
            <text:p>55.45118</text:p>
          </table:table-cell>
          <table:table-cell table:formula="of:=[.F112]*0.000621371" office:value-type="float" office:value="3.5378379256" calcext:value-type="float">
            <text:p>3.5378379256</text:p>
          </table:table-cell>
          <table:table-cell table:formula="of:=[.D112]*(180/2^31)" office:value-type="float" office:value="38.8906809780747" calcext:value-type="float">
            <text:p>38.8906809780747</text:p>
          </table:table-cell>
          <table:table-cell table:formula="of:=[.E112]*(180/2^31)" office:value-type="float" office:value="-105.066898176447" calcext:value-type="float">
            <text:p>-105.06689817644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07" calcext:value-type="date">
            <text:p>30/06/13 17:20</text:p>
          </table:table-cell>
          <table:table-cell office:value-type="float" office:value="463986244" calcext:value-type="float">
            <text:p>463986244</text:p>
          </table:table-cell>
          <table:table-cell office:value-type="float" office:value="-1253502270" calcext:value-type="float">
            <text:p>-1253502270</text:p>
          </table:table-cell>
          <table:table-cell office:value-type="float" office:value="5717.58" calcext:value-type="float">
            <text:p>5717.58</text:p>
          </table:table-cell>
          <table:table-cell office:value-type="float" office:value="3150.8" calcext:value-type="float">
            <text:p>3150.8</text:p>
          </table:table-cell>
          <table:table-cell office:value-type="float" office:value="22.096" calcext:value-type="float">
            <text:p>22.096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H113]*2.23" office:value-type="float" office:value="49.27408" calcext:value-type="float">
            <text:p>49.27408</text:p>
          </table:table-cell>
          <table:table-cell table:formula="of:=[.F113]*0.000621371" office:value-type="float" office:value="3.55273840218" calcext:value-type="float">
            <text:p>3.55273840218</text:p>
          </table:table-cell>
          <table:table-cell table:formula="of:=[.D113]*(180/2^31)" office:value-type="float" office:value="38.8908777013421" calcext:value-type="float">
            <text:p>38.8908777013421</text:p>
          </table:table-cell>
          <table:table-cell table:formula="of:=[.E113]*(180/2^31)" office:value-type="float" office:value="-105.067346524447" calcext:value-type="float">
            <text:p>-105.06734652444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09" calcext:value-type="date">
            <text:p>30/06/13 17:20</text:p>
          </table:table-cell>
          <table:table-cell office:value-type="float" office:value="463988868" calcext:value-type="float">
            <text:p>463988868</text:p>
          </table:table-cell>
          <table:table-cell office:value-type="float" office:value="-1253515238" calcext:value-type="float">
            <text:p>-1253515238</text:p>
          </table:table-cell>
          <table:table-cell office:value-type="float" office:value="5813.87" calcext:value-type="float">
            <text:p>5813.87</text:p>
          </table:table-cell>
          <table:table-cell office:value-type="float" office:value="3155.6" calcext:value-type="float">
            <text:p>3155.6</text:p>
          </table:table-cell>
          <table:table-cell office:value-type="float" office:value="22.762" calcext:value-type="float">
            <text:p>22.762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H114]*2.23" office:value-type="float" office:value="50.75926" calcext:value-type="float">
            <text:p>50.75926</text:p>
          </table:table-cell>
          <table:table-cell table:formula="of:=[.F114]*0.000621371" office:value-type="float" office:value="3.61257021577" calcext:value-type="float">
            <text:p>3.61257021577</text:p>
          </table:table-cell>
          <table:table-cell table:formula="of:=[.D114]*(180/2^31)" office:value-type="float" office:value="38.8910976424813" calcext:value-type="float">
            <text:p>38.8910976424813</text:p>
          </table:table-cell>
          <table:table-cell table:formula="of:=[.E114]*(180/2^31)" office:value-type="float" office:value="-105.068433489651" calcext:value-type="float">
            <text:p>-105.06843348965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11" calcext:value-type="date">
            <text:p>30/06/13 17:20</text:p>
          </table:table-cell>
          <table:table-cell office:value-type="float" office:value="463987059" calcext:value-type="float">
            <text:p>463987059</text:p>
          </table:table-cell>
          <table:table-cell office:value-type="float" office:value="-1253527041" calcext:value-type="float">
            <text:p>-1253527041</text:p>
          </table:table-cell>
          <table:table-cell office:value-type="float" office:value="5902.45" calcext:value-type="float">
            <text:p>5902.45</text:p>
          </table:table-cell>
          <table:table-cell office:value-type="float" office:value="3160.2" calcext:value-type="float">
            <text:p>3160.2</text:p>
          </table:table-cell>
          <table:table-cell office:value-type="float" office:value="24.834" calcext:value-type="float">
            <text:p>24.834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H115]*2.23" office:value-type="float" office:value="55.37982" calcext:value-type="float">
            <text:p>55.37982</text:p>
          </table:table-cell>
          <table:table-cell table:formula="of:=[.F115]*0.000621371" office:value-type="float" office:value="3.66761125895" calcext:value-type="float">
            <text:p>3.66761125895</text:p>
          </table:table-cell>
          <table:table-cell table:formula="of:=[.D115]*(180/2^31)" office:value-type="float" office:value="38.890946013853" calcext:value-type="float">
            <text:p>38.890946013853</text:p>
          </table:table-cell>
          <table:table-cell table:formula="of:=[.E115]*(180/2^31)" office:value-type="float" office:value="-105.069422805682" calcext:value-type="float">
            <text:p>-105.06942280568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13" calcext:value-type="date">
            <text:p>30/06/13 17:20</text:p>
          </table:table-cell>
          <table:table-cell office:value-type="float" office:value="463981837" calcext:value-type="float">
            <text:p>463981837</text:p>
          </table:table-cell>
          <table:table-cell office:value-type="float" office:value="-1253532492" calcext:value-type="float">
            <text:p>-1253532492</text:p>
          </table:table-cell>
          <table:table-cell office:value-type="float" office:value="5958.27" calcext:value-type="float">
            <text:p>5958.27</text:p>
          </table:table-cell>
          <table:table-cell office:value-type="float" office:value="3165.4" calcext:value-type="float">
            <text:p>3165.4</text:p>
          </table:table-cell>
          <table:table-cell office:value-type="float" office:value="26.212" calcext:value-type="float">
            <text:p>26.212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H116]*2.23" office:value-type="float" office:value="58.45276" calcext:value-type="float">
            <text:p>58.45276</text:p>
          </table:table-cell>
          <table:table-cell table:formula="of:=[.F116]*0.000621371" office:value-type="float" office:value="3.70229618817" calcext:value-type="float">
            <text:p>3.70229618817</text:p>
          </table:table-cell>
          <table:table-cell table:formula="of:=[.D116]*(180/2^31)" office:value-type="float" office:value="38.8905083108693" calcext:value-type="float">
            <text:p>38.8905083108693</text:p>
          </table:table-cell>
          <table:table-cell table:formula="of:=[.E116]*(180/2^31)" office:value-type="float" office:value="-105.069879703224" calcext:value-type="float">
            <text:p>-105.06987970322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15" calcext:value-type="date">
            <text:p>30/06/13 17:20</text:p>
          </table:table-cell>
          <table:table-cell office:value-type="float" office:value="463974043" calcext:value-type="float">
            <text:p>463974043</text:p>
          </table:table-cell>
          <table:table-cell office:value-type="float" office:value="-1253534815" calcext:value-type="float">
            <text:p>-1253534815</text:p>
          </table:table-cell>
          <table:table-cell office:value-type="float" office:value="6024.33" calcext:value-type="float">
            <text:p>6024.33</text:p>
          </table:table-cell>
          <table:table-cell office:value-type="float" office:value="3171" calcext:value-type="float">
            <text:p>3171</text:p>
          </table:table-cell>
          <table:table-cell office:value-type="float" office:value="30.222" calcext:value-type="float">
            <text:p>30.222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H117]*2.23" office:value-type="float" office:value="67.39506" calcext:value-type="float">
            <text:p>67.39506</text:p>
          </table:table-cell>
          <table:table-cell table:formula="of:=[.F117]*0.000621371" office:value-type="float" office:value="3.74334395643" calcext:value-type="float">
            <text:p>3.74334395643</text:p>
          </table:table-cell>
          <table:table-cell table:formula="of:=[.D117]*(180/2^31)" office:value-type="float" office:value="38.8898550253361" calcext:value-type="float">
            <text:p>38.8898550253361</text:p>
          </table:table-cell>
          <table:table-cell table:formula="of:=[.E117]*(180/2^31)" office:value-type="float" office:value="-105.070074414834" calcext:value-type="float">
            <text:p>-105.07007441483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17" calcext:value-type="date">
            <text:p>30/06/13 17:20</text:p>
          </table:table-cell>
          <table:table-cell office:value-type="float" office:value="463966051" calcext:value-type="float">
            <text:p>463966051</text:p>
          </table:table-cell>
          <table:table-cell office:value-type="float" office:value="-1253539225" calcext:value-type="float">
            <text:p>-1253539225</text:p>
          </table:table-cell>
          <table:table-cell office:value-type="float" office:value="6104.49" calcext:value-type="float">
            <text:p>6104.49</text:p>
          </table:table-cell>
          <table:table-cell office:value-type="float" office:value="3176.4" calcext:value-type="float">
            <text:p>3176.4</text:p>
          </table:table-cell>
          <table:table-cell office:value-type="float" office:value="35.824" calcext:value-type="float">
            <text:p>35.824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18]*2.23" office:value-type="float" office:value="79.88752" calcext:value-type="float">
            <text:p>79.88752</text:p>
          </table:table-cell>
          <table:table-cell table:formula="of:=[.F118]*0.000621371" office:value-type="float" office:value="3.79315305579" calcext:value-type="float">
            <text:p>3.79315305579</text:p>
          </table:table-cell>
          <table:table-cell table:formula="of:=[.D118]*(180/2^31)" office:value-type="float" office:value="38.8891851436347" calcext:value-type="float">
            <text:p>38.8891851436347</text:p>
          </table:table-cell>
          <table:table-cell table:formula="of:=[.E118]*(180/2^31)" office:value-type="float" office:value="-105.070444056764" calcext:value-type="float">
            <text:p>-105.07044405676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19" calcext:value-type="date">
            <text:p>30/06/13 17:20</text:p>
          </table:table-cell>
          <table:table-cell office:value-type="float" office:value="463960012" calcext:value-type="float">
            <text:p>463960012</text:p>
          </table:table-cell>
          <table:table-cell office:value-type="float" office:value="-1253547293" calcext:value-type="float">
            <text:p>-1253547293</text:p>
          </table:table-cell>
          <table:table-cell office:value-type="float" office:value="6185.67" calcext:value-type="float">
            <text:p>6185.67</text:p>
          </table:table-cell>
          <table:table-cell office:value-type="float" office:value="3182.2" calcext:value-type="float">
            <text:p>3182.2</text:p>
          </table:table-cell>
          <table:table-cell office:value-type="float" office:value="39.126" calcext:value-type="float">
            <text:p>39.126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119]*2.23" office:value-type="float" office:value="87.25098" calcext:value-type="float">
            <text:p>87.25098</text:p>
          </table:table-cell>
          <table:table-cell table:formula="of:=[.F119]*0.000621371" office:value-type="float" office:value="3.84359595357" calcext:value-type="float">
            <text:p>3.84359595357</text:p>
          </table:table-cell>
          <table:table-cell table:formula="of:=[.D119]*(180/2^31)" office:value-type="float" office:value="38.8886789605021" calcext:value-type="float">
            <text:p>38.8886789605021</text:p>
          </table:table-cell>
          <table:table-cell table:formula="of:=[.E119]*(180/2^31)" office:value-type="float" office:value="-105.071120308712" calcext:value-type="float">
            <text:p>-105.07112030871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21" calcext:value-type="date">
            <text:p>30/06/13 17:20</text:p>
          </table:table-cell>
          <table:table-cell office:value-type="float" office:value="463954417" calcext:value-type="float">
            <text:p>463954417</text:p>
          </table:table-cell>
          <table:table-cell office:value-type="float" office:value="-1253556520" calcext:value-type="float">
            <text:p>-1253556520</text:p>
          </table:table-cell>
          <table:table-cell office:value-type="float" office:value="6270.55" calcext:value-type="float">
            <text:p>6270.55</text:p>
          </table:table-cell>
          <table:table-cell office:value-type="float" office:value="3188.4" calcext:value-type="float">
            <text:p>3188.4</text:p>
          </table:table-cell>
          <table:table-cell office:value-type="float" office:value="38.563" calcext:value-type="float">
            <text:p>38.563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120]*2.23" office:value-type="float" office:value="85.99549" calcext:value-type="float">
            <text:p>85.99549</text:p>
          </table:table-cell>
          <table:table-cell table:formula="of:=[.F120]*0.000621371" office:value-type="float" office:value="3.89633792405" calcext:value-type="float">
            <text:p>3.89633792405</text:p>
          </table:table-cell>
          <table:table-cell table:formula="of:=[.D120]*(180/2^31)" office:value-type="float" office:value="38.8882099930197" calcext:value-type="float">
            <text:p>38.8882099930197</text:p>
          </table:table-cell>
          <table:table-cell table:formula="of:=[.E120]*(180/2^31)" office:value-type="float" office:value="-105.071893706918" calcext:value-type="float">
            <text:p>-105.07189370691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23" calcext:value-type="date">
            <text:p>30/06/13 17:20</text:p>
          </table:table-cell>
          <table:table-cell office:value-type="float" office:value="463948364" calcext:value-type="float">
            <text:p>463948364</text:p>
          </table:table-cell>
          <table:table-cell office:value-type="float" office:value="-1253565646" calcext:value-type="float">
            <text:p>-1253565646</text:p>
          </table:table-cell>
          <table:table-cell office:value-type="float" office:value="6357.59" calcext:value-type="float">
            <text:p>6357.59</text:p>
          </table:table-cell>
          <table:table-cell office:value-type="float" office:value="3194.6" calcext:value-type="float">
            <text:p>3194.6</text:p>
          </table:table-cell>
          <table:table-cell office:value-type="float" office:value="38.4" calcext:value-type="float">
            <text:p>38.4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121]*2.23" office:value-type="float" office:value="85.632" calcext:value-type="float">
            <text:p>85.632</text:p>
          </table:table-cell>
          <table:table-cell table:formula="of:=[.F121]*0.000621371" office:value-type="float" office:value="3.95042205589" calcext:value-type="float">
            <text:p>3.95042205589</text:p>
          </table:table-cell>
          <table:table-cell table:formula="of:=[.D121]*(180/2^31)" office:value-type="float" office:value="38.8877026364207" calcext:value-type="float">
            <text:p>38.8877026364207</text:p>
          </table:table-cell>
          <table:table-cell table:formula="of:=[.E121]*(180/2^31)" office:value-type="float" office:value="-105.072658639401" calcext:value-type="float">
            <text:p>-105.07265863940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24" calcext:value-type="date">
            <text:p>30/06/13 17:20</text:p>
          </table:table-cell>
          <table:table-cell office:value-type="float" office:value="463945499" calcext:value-type="float">
            <text:p>463945499</text:p>
          </table:table-cell>
          <table:table-cell office:value-type="float" office:value="-1253569879" calcext:value-type="float">
            <text:p>-1253569879</text:p>
          </table:table-cell>
          <table:table-cell office:value-type="float" office:value="6398.3" calcext:value-type="float">
            <text:p>6398.3</text:p>
          </table:table-cell>
          <table:table-cell office:value-type="float" office:value="3197.6" calcext:value-type="float">
            <text:p>3197.6</text:p>
          </table:table-cell>
          <table:table-cell office:value-type="float" office:value="39.131" calcext:value-type="float">
            <text:p>39.131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122]*2.23" office:value-type="float" office:value="87.26213" calcext:value-type="float">
            <text:p>87.26213</text:p>
          </table:table-cell>
          <table:table-cell table:formula="of:=[.F122]*0.000621371" office:value-type="float" office:value="3.9757180693" calcext:value-type="float">
            <text:p>3.9757180693</text:p>
          </table:table-cell>
          <table:table-cell table:formula="of:=[.D122]*(180/2^31)" office:value-type="float" office:value="38.8874624948949" calcext:value-type="float">
            <text:p>38.8874624948949</text:p>
          </table:table-cell>
          <table:table-cell table:formula="of:=[.E122]*(180/2^31)" office:value-type="float" office:value="-105.073013445362" calcext:value-type="float">
            <text:p>-105.07301344536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27" calcext:value-type="date">
            <text:p>30/06/13 17:20</text:p>
          </table:table-cell>
          <table:table-cell office:value-type="float" office:value="463939932" calcext:value-type="float">
            <text:p>463939932</text:p>
          </table:table-cell>
          <table:table-cell office:value-type="float" office:value="-1253576358" calcext:value-type="float">
            <text:p>-1253576358</text:p>
          </table:table-cell>
          <table:table-cell office:value-type="float" office:value="6468.19" calcext:value-type="float">
            <text:p>6468.19</text:p>
          </table:table-cell>
          <table:table-cell office:value-type="float" office:value="3206.4" calcext:value-type="float">
            <text:p>3206.4</text:p>
          </table:table-cell>
          <table:table-cell office:value-type="float" office:value="37.004" calcext:value-type="float">
            <text:p>37.004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123]*2.23" office:value-type="float" office:value="82.51892" calcext:value-type="float">
            <text:p>82.51892</text:p>
          </table:table-cell>
          <table:table-cell table:formula="of:=[.F123]*0.000621371" office:value-type="float" office:value="4.01914568849" calcext:value-type="float">
            <text:p>4.01914568849</text:p>
          </table:table-cell>
          <table:table-cell table:formula="of:=[.D123]*(180/2^31)" office:value-type="float" office:value="38.8869958743453" calcext:value-type="float">
            <text:p>38.8869958743453</text:p>
          </table:table-cell>
          <table:table-cell table:formula="of:=[.E123]*(180/2^31)" office:value-type="float" office:value="-105.073556508869" calcext:value-type="float">
            <text:p>-105.07355650886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29" calcext:value-type="date">
            <text:p>30/06/13 17:20</text:p>
          </table:table-cell>
          <table:table-cell office:value-type="float" office:value="463937289" calcext:value-type="float">
            <text:p>463937289</text:p>
          </table:table-cell>
          <table:table-cell office:value-type="float" office:value="-1253578024" calcext:value-type="float">
            <text:p>-1253578024</text:p>
          </table:table-cell>
          <table:table-cell office:value-type="float" office:value="6494.62" calcext:value-type="float">
            <text:p>6494.62</text:p>
          </table:table-cell>
          <table:table-cell office:value-type="float" office:value="3213.6" calcext:value-type="float">
            <text:p>3213.6</text:p>
          </table:table-cell>
          <table:table-cell office:value-type="float" office:value="32.897" calcext:value-type="float">
            <text:p>32.897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124]*2.23" office:value-type="float" office:value="73.36031" calcext:value-type="float">
            <text:p>73.36031</text:p>
          </table:table-cell>
          <table:table-cell table:formula="of:=[.F124]*0.000621371" office:value-type="float" office:value="4.03556852402" calcext:value-type="float">
            <text:p>4.03556852402</text:p>
          </table:table-cell>
          <table:table-cell table:formula="of:=[.D124]*(180/2^31)" office:value-type="float" office:value="38.8867743406445" calcext:value-type="float">
            <text:p>38.8867743406445</text:p>
          </table:table-cell>
          <table:table-cell table:formula="of:=[.E124]*(180/2^31)" office:value-type="float" office:value="-105.073696151376" calcext:value-type="float">
            <text:p>-105.07369615137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31" calcext:value-type="date">
            <text:p>30/06/13 17:20</text:p>
          </table:table-cell>
          <table:table-cell office:value-type="float" office:value="463938658" calcext:value-type="float">
            <text:p>463938658</text:p>
          </table:table-cell>
          <table:table-cell office:value-type="float" office:value="-1253575771" calcext:value-type="float">
            <text:p>-1253575771</text:p>
          </table:table-cell>
          <table:table-cell office:value-type="float" office:value="6494.62" calcext:value-type="float">
            <text:p>6494.62</text:p>
          </table:table-cell>
          <table:table-cell office:value-type="float" office:value="3220.2" calcext:value-type="float">
            <text:p>3220.2</text:p>
          </table:table-cell>
          <table:table-cell office:value-type="float" office:value="27.699" calcext:value-type="float">
            <text:p>27.699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125]*2.23" office:value-type="float" office:value="61.76877" calcext:value-type="float">
            <text:p>61.76877</text:p>
          </table:table-cell>
          <table:table-cell table:formula="of:=[.F125]*0.000621371" office:value-type="float" office:value="4.03556852402" calcext:value-type="float">
            <text:p>4.03556852402</text:p>
          </table:table-cell>
          <table:table-cell table:formula="of:=[.D125]*(180/2^31)" office:value-type="float" office:value="38.8868890888989" calcext:value-type="float">
            <text:p>38.8868890888989</text:p>
          </table:table-cell>
          <table:table-cell table:formula="of:=[.E125]*(180/2^31)" office:value-type="float" office:value="-105.073507307097" calcext:value-type="float">
            <text:p>-105.07350730709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32" calcext:value-type="date">
            <text:p>30/06/13 17:20</text:p>
          </table:table-cell>
          <table:table-cell office:value-type="float" office:value="463941618" calcext:value-type="float">
            <text:p>463941618</text:p>
          </table:table-cell>
          <table:table-cell office:value-type="float" office:value="-1253569871" calcext:value-type="float">
            <text:p>-1253569871</text:p>
          </table:table-cell>
          <table:table-cell office:value-type="float" office:value="6509.82" calcext:value-type="float">
            <text:p>6509.82</text:p>
          </table:table-cell>
          <table:table-cell office:value-type="float" office:value="3224.6" calcext:value-type="float">
            <text:p>3224.6</text:p>
          </table:table-cell>
          <table:table-cell office:value-type="float" office:value="27.96" calcext:value-type="float">
            <text:p>27.96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126]*2.23" office:value-type="float" office:value="62.3508" calcext:value-type="float">
            <text:p>62.3508</text:p>
          </table:table-cell>
          <table:table-cell table:formula="of:=[.F126]*0.000621371" office:value-type="float" office:value="4.04501336322" calcext:value-type="float">
            <text:p>4.04501336322</text:p>
          </table:table-cell>
          <table:table-cell table:formula="of:=[.D126]*(180/2^31)" office:value-type="float" office:value="38.8871371932328" calcext:value-type="float">
            <text:p>38.8871371932328</text:p>
          </table:table-cell>
          <table:table-cell table:formula="of:=[.E126]*(180/2^31)" office:value-type="float" office:value="-105.07301277481" calcext:value-type="float">
            <text:p>-105.0730127748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34" calcext:value-type="date">
            <text:p>30/06/13 17:20</text:p>
          </table:table-cell>
          <table:table-cell office:value-type="float" office:value="463945023" calcext:value-type="float">
            <text:p>463945023</text:p>
          </table:table-cell>
          <table:table-cell office:value-type="float" office:value="-1253558413" calcext:value-type="float">
            <text:p>-1253558413</text:p>
          </table:table-cell>
          <table:table-cell office:value-type="float" office:value="6596.13" calcext:value-type="float">
            <text:p>6596.13</text:p>
          </table:table-cell>
          <table:table-cell office:value-type="float" office:value="3231.4" calcext:value-type="float">
            <text:p>3231.4</text:p>
          </table:table-cell>
          <table:table-cell office:value-type="float" office:value="27.811" calcext:value-type="float">
            <text:p>27.811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127]*2.23" office:value-type="float" office:value="62.01853" calcext:value-type="float">
            <text:p>62.01853</text:p>
          </table:table-cell>
          <table:table-cell table:formula="of:=[.F127]*0.000621371" office:value-type="float" office:value="4.09864389423" calcext:value-type="float">
            <text:p>4.09864389423</text:p>
          </table:table-cell>
          <table:table-cell table:formula="of:=[.D127]*(180/2^31)" office:value-type="float" office:value="38.8874225970358" calcext:value-type="float">
            <text:p>38.8874225970358</text:p>
          </table:table-cell>
          <table:table-cell table:formula="of:=[.E127]*(180/2^31)" office:value-type="float" office:value="-105.072052376345" calcext:value-type="float">
            <text:p>-105.07205237634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36" calcext:value-type="date">
            <text:p>30/06/13 17:20</text:p>
          </table:table-cell>
          <table:table-cell office:value-type="float" office:value="463943711" calcext:value-type="float">
            <text:p>463943711</text:p>
          </table:table-cell>
          <table:table-cell office:value-type="float" office:value="-1253549998" calcext:value-type="float">
            <text:p>-1253549998</text:p>
          </table:table-cell>
          <table:table-cell office:value-type="float" office:value="6659.6" calcext:value-type="float">
            <text:p>6659.6</text:p>
          </table:table-cell>
          <table:table-cell office:value-type="float" office:value="3236.8" calcext:value-type="float">
            <text:p>3236.8</text:p>
          </table:table-cell>
          <table:table-cell office:value-type="float" office:value="26.199" calcext:value-type="float">
            <text:p>26.199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28]*2.23" office:value-type="float" office:value="58.42377" calcext:value-type="float">
            <text:p>58.42377</text:p>
          </table:table-cell>
          <table:table-cell table:formula="of:=[.F128]*0.000621371" office:value-type="float" office:value="4.1380823116" calcext:value-type="float">
            <text:p>4.1380823116</text:p>
          </table:table-cell>
          <table:table-cell table:formula="of:=[.D128]*(180/2^31)" office:value-type="float" office:value="38.8873126264662" calcext:value-type="float">
            <text:p>38.8873126264662</text:p>
          </table:table-cell>
          <table:table-cell table:formula="of:=[.E128]*(180/2^31)" office:value-type="float" office:value="-105.071347039193" calcext:value-type="float">
            <text:p>-105.07134703919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38" calcext:value-type="date">
            <text:p>30/06/13 17:20</text:p>
          </table:table-cell>
          <table:table-cell office:value-type="float" office:value="463939300" calcext:value-type="float">
            <text:p>463939300</text:p>
          </table:table-cell>
          <table:table-cell office:value-type="float" office:value="-1253548681" calcext:value-type="float">
            <text:p>-1253548681</text:p>
          </table:table-cell>
          <table:table-cell office:value-type="float" office:value="6688.92" calcext:value-type="float">
            <text:p>6688.92</text:p>
          </table:table-cell>
          <table:table-cell office:value-type="float" office:value="3243.6" calcext:value-type="float">
            <text:p>3243.6</text:p>
          </table:table-cell>
          <table:table-cell office:value-type="float" office:value="24.613" calcext:value-type="float">
            <text:p>24.613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29]*2.23" office:value-type="float" office:value="54.88699" calcext:value-type="float">
            <text:p>54.88699</text:p>
          </table:table-cell>
          <table:table-cell table:formula="of:=[.F129]*0.000621371" office:value-type="float" office:value="4.15630090932" calcext:value-type="float">
            <text:p>4.15630090932</text:p>
          </table:table-cell>
          <table:table-cell table:formula="of:=[.D129]*(180/2^31)" office:value-type="float" office:value="38.8869429007173" calcext:value-type="float">
            <text:p>38.8869429007173</text:p>
          </table:table-cell>
          <table:table-cell table:formula="of:=[.E129]*(180/2^31)" office:value-type="float" office:value="-105.071236649528" calcext:value-type="float">
            <text:p>-105.07123664952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39" calcext:value-type="date">
            <text:p>30/06/13 17:20</text:p>
          </table:table-cell>
          <table:table-cell office:value-type="float" office:value="463934863" calcext:value-type="float">
            <text:p>463934863</text:p>
          </table:table-cell>
          <table:table-cell office:value-type="float" office:value="-1253551472" calcext:value-type="float">
            <text:p>-1253551472</text:p>
          </table:table-cell>
          <table:table-cell office:value-type="float" office:value="6724.05" calcext:value-type="float">
            <text:p>6724.05</text:p>
          </table:table-cell>
          <table:table-cell office:value-type="float" office:value="3246.8" calcext:value-type="float">
            <text:p>3246.8</text:p>
          </table:table-cell>
          <table:table-cell office:value-type="float" office:value="26.587" calcext:value-type="float">
            <text:p>26.587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30]*2.23" office:value-type="float" office:value="59.28901" calcext:value-type="float">
            <text:p>59.28901</text:p>
          </table:table-cell>
          <table:table-cell table:formula="of:=[.F130]*0.000621371" office:value-type="float" office:value="4.17812967255" calcext:value-type="float">
            <text:p>4.17812967255</text:p>
          </table:table-cell>
          <table:table-cell table:formula="of:=[.D130]*(180/2^31)" office:value-type="float" office:value="38.8865709956735" calcext:value-type="float">
            <text:p>38.8865709956735</text:p>
          </table:table-cell>
          <table:table-cell table:formula="of:=[.E130]*(180/2^31)" office:value-type="float" office:value="-105.071470588446" calcext:value-type="float">
            <text:p>-105.07147058844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41" calcext:value-type="date">
            <text:p>30/06/13 17:20</text:p>
          </table:table-cell>
          <table:table-cell office:value-type="float" office:value="463926466" calcext:value-type="float">
            <text:p>463926466</text:p>
          </table:table-cell>
          <table:table-cell office:value-type="float" office:value="-1253555616" calcext:value-type="float">
            <text:p>-1253555616</text:p>
          </table:table-cell>
          <table:table-cell office:value-type="float" office:value="6804.18" calcext:value-type="float">
            <text:p>6804.18</text:p>
          </table:table-cell>
          <table:table-cell office:value-type="float" office:value="3252.2" calcext:value-type="float">
            <text:p>3252.2</text:p>
          </table:table-cell>
          <table:table-cell office:value-type="float" office:value="30.462" calcext:value-type="float">
            <text:p>30.462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H131]*2.23" office:value-type="float" office:value="67.93026" calcext:value-type="float">
            <text:p>67.93026</text:p>
          </table:table-cell>
          <table:table-cell table:formula="of:=[.F131]*0.000621371" office:value-type="float" office:value="4.22792013078" calcext:value-type="float">
            <text:p>4.22792013078</text:p>
          </table:table-cell>
          <table:table-cell table:formula="of:=[.D131]*(180/2^31)" office:value-type="float" office:value="38.8858671672642" calcext:value-type="float">
            <text:p>38.8858671672642</text:p>
          </table:table-cell>
          <table:table-cell table:formula="of:=[.E131]*(180/2^31)" office:value-type="float" office:value="-105.071817934513" calcext:value-type="float">
            <text:p>-105.07181793451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42" calcext:value-type="date">
            <text:p>30/06/13 17:20</text:p>
          </table:table-cell>
          <table:table-cell office:value-type="float" office:value="463921946" calcext:value-type="float">
            <text:p>463921946</text:p>
          </table:table-cell>
          <table:table-cell office:value-type="float" office:value="-1253556622" calcext:value-type="float">
            <text:p>-1253556622</text:p>
          </table:table-cell>
          <table:table-cell office:value-type="float" office:value="6846.7" calcext:value-type="float">
            <text:p>6846.7</text:p>
          </table:table-cell>
          <table:table-cell office:value-type="float" office:value="3255" calcext:value-type="float">
            <text:p>3255</text:p>
          </table:table-cell>
          <table:table-cell office:value-type="float" office:value="33.783" calcext:value-type="float">
            <text:p>33.783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H132]*2.23" office:value-type="float" office:value="75.33609" calcext:value-type="float">
            <text:p>75.33609</text:p>
          </table:table-cell>
          <table:table-cell table:formula="of:=[.F132]*0.000621371" office:value-type="float" office:value="4.2543408257" calcext:value-type="float">
            <text:p>4.2543408257</text:p>
          </table:table-cell>
          <table:table-cell table:formula="of:=[.D132]*(180/2^31)" office:value-type="float" office:value="38.8854883052409" calcext:value-type="float">
            <text:p>38.8854883052409</text:p>
          </table:table-cell>
          <table:table-cell table:formula="of:=[.E132]*(180/2^31)" office:value-type="float" office:value="-105.071902256459" calcext:value-type="float">
            <text:p>-105.07190225645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44" calcext:value-type="date">
            <text:p>30/06/13 17:20</text:p>
          </table:table-cell>
          <table:table-cell office:value-type="float" office:value="463915002" calcext:value-type="float">
            <text:p>463915002</text:p>
          </table:table-cell>
          <table:table-cell office:value-type="float" office:value="-1253554369" calcext:value-type="float">
            <text:p>-1253554369</text:p>
          </table:table-cell>
          <table:table-cell office:value-type="float" office:value="6911.29" calcext:value-type="float">
            <text:p>6911.29</text:p>
          </table:table-cell>
          <table:table-cell office:value-type="float" office:value="3261.4" calcext:value-type="float">
            <text:p>3261.4</text:p>
          </table:table-cell>
          <table:table-cell office:value-type="float" office:value="34.439" calcext:value-type="float">
            <text:p>34.439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H133]*2.23" office:value-type="float" office:value="76.79897" calcext:value-type="float">
            <text:p>76.79897</text:p>
          </table:table-cell>
          <table:table-cell table:formula="of:=[.F133]*0.000621371" office:value-type="float" office:value="4.29447517859" calcext:value-type="float">
            <text:p>4.29447517859</text:p>
          </table:table-cell>
          <table:table-cell table:formula="of:=[.D133]*(180/2^31)" office:value-type="float" office:value="38.8849062658846" calcext:value-type="float">
            <text:p>38.8849062658846</text:p>
          </table:table-cell>
          <table:table-cell table:formula="of:=[.E133]*(180/2^31)" office:value-type="float" office:value="-105.071713412181" calcext:value-type="float">
            <text:p>-105.07171341218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46" calcext:value-type="date">
            <text:p>30/06/13 17:20</text:p>
          </table:table-cell>
          <table:table-cell office:value-type="float" office:value="463909944" calcext:value-type="float">
            <text:p>463909944</text:p>
          </table:table-cell>
          <table:table-cell office:value-type="float" office:value="-1253550853" calcext:value-type="float">
            <text:p>-1253550853</text:p>
          </table:table-cell>
          <table:table-cell office:value-type="float" office:value="6961.2" calcext:value-type="float">
            <text:p>6961.2</text:p>
          </table:table-cell>
          <table:table-cell office:value-type="float" office:value="3267" calcext:value-type="float">
            <text:p>3267</text:p>
          </table:table-cell>
          <table:table-cell office:value-type="float" office:value="32.057" calcext:value-type="float">
            <text:p>32.057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H134]*2.23" office:value-type="float" office:value="71.48711" calcext:value-type="float">
            <text:p>71.48711</text:p>
          </table:table-cell>
          <table:table-cell table:formula="of:=[.F134]*0.000621371" office:value-type="float" office:value="4.3254878052" calcext:value-type="float">
            <text:p>4.3254878052</text:p>
          </table:table-cell>
          <table:table-cell table:formula="of:=[.D134]*(180/2^31)" office:value-type="float" office:value="38.8844823092222" calcext:value-type="float">
            <text:p>38.8844823092222</text:p>
          </table:table-cell>
          <table:table-cell table:formula="of:=[.E134]*(180/2^31)" office:value-type="float" office:value="-105.071418704465" calcext:value-type="float">
            <text:p>-105.07141870446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48" calcext:value-type="date">
            <text:p>30/06/13 17:20</text:p>
          </table:table-cell>
          <table:table-cell office:value-type="float" office:value="463906629" calcext:value-type="float">
            <text:p>463906629</text:p>
          </table:table-cell>
          <table:table-cell office:value-type="float" office:value="-1253548776" calcext:value-type="float">
            <text:p>-1253548776</text:p>
          </table:table-cell>
          <table:table-cell office:value-type="float" office:value="6994.64" calcext:value-type="float">
            <text:p>6994.64</text:p>
          </table:table-cell>
          <table:table-cell office:value-type="float" office:value="3272.2" calcext:value-type="float">
            <text:p>3272.2</text:p>
          </table:table-cell>
          <table:table-cell office:value-type="float" office:value="30.111" calcext:value-type="float">
            <text:p>30.11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H135]*2.23" office:value-type="float" office:value="67.14753" calcext:value-type="float">
            <text:p>67.14753</text:p>
          </table:table-cell>
          <table:table-cell table:formula="of:=[.F135]*0.000621371" office:value-type="float" office:value="4.34626645144" calcext:value-type="float">
            <text:p>4.34626645144</text:p>
          </table:table-cell>
          <table:table-cell table:formula="of:=[.D135]*(180/2^31)" office:value-type="float" office:value="38.8842044491321" calcext:value-type="float">
            <text:p>38.8842044491321</text:p>
          </table:table-cell>
          <table:table-cell table:formula="of:=[.E135]*(180/2^31)" office:value-type="float" office:value="-105.071244612336" calcext:value-type="float">
            <text:p>-105.07124461233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49" calcext:value-type="date">
            <text:p>30/06/13 17:20</text:p>
          </table:table-cell>
          <table:table-cell office:value-type="float" office:value="463904331" calcext:value-type="float">
            <text:p>463904331</text:p>
          </table:table-cell>
          <table:table-cell office:value-type="float" office:value="-1253549766" calcext:value-type="float">
            <text:p>-1253549766</text:p>
          </table:table-cell>
          <table:table-cell office:value-type="float" office:value="7015.76" calcext:value-type="float">
            <text:p>7015.76</text:p>
          </table:table-cell>
          <table:table-cell office:value-type="float" office:value="3275.2" calcext:value-type="float">
            <text:p>3275.2</text:p>
          </table:table-cell>
          <table:table-cell office:value-type="float" office:value="30.62" calcext:value-type="float">
            <text:p>30.62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H136]*2.23" office:value-type="float" office:value="68.2826" calcext:value-type="float">
            <text:p>68.2826</text:p>
          </table:table-cell>
          <table:table-cell table:formula="of:=[.F136]*0.000621371" office:value-type="float" office:value="4.35938980696" calcext:value-type="float">
            <text:p>4.35938980696</text:p>
          </table:table-cell>
          <table:table-cell table:formula="of:=[.D136]*(180/2^31)" office:value-type="float" office:value="38.8840118329972" calcext:value-type="float">
            <text:p>38.8840118329972</text:p>
          </table:table-cell>
          <table:table-cell table:formula="of:=[.E136]*(180/2^31)" office:value-type="float" office:value="-105.071327593178" calcext:value-type="float">
            <text:p>-105.07132759317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50" calcext:value-type="date">
            <text:p>30/06/13 17:20</text:p>
          </table:table-cell>
          <table:table-cell office:value-type="float" office:value="463901232" calcext:value-type="float">
            <text:p>463901232</text:p>
          </table:table-cell>
          <table:table-cell office:value-type="float" office:value="-1253550734" calcext:value-type="float">
            <text:p>-1253550734</text:p>
          </table:table-cell>
          <table:table-cell office:value-type="float" office:value="7044.79" calcext:value-type="float">
            <text:p>7044.79</text:p>
          </table:table-cell>
          <table:table-cell office:value-type="float" office:value="3278.2" calcext:value-type="float">
            <text:p>3278.2</text:p>
          </table:table-cell>
          <table:table-cell office:value-type="float" office:value="31.008" calcext:value-type="float">
            <text:p>31.00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H137]*2.23" office:value-type="float" office:value="69.14784" calcext:value-type="float">
            <text:p>69.14784</text:p>
          </table:table-cell>
          <table:table-cell table:formula="of:=[.F137]*0.000621371" office:value-type="float" office:value="4.37742820709" calcext:value-type="float">
            <text:p>4.37742820709</text:p>
          </table:table-cell>
          <table:table-cell table:formula="of:=[.D137]*(180/2^31)" office:value-type="float" office:value="38.8837520778179" calcext:value-type="float">
            <text:p>38.8837520778179</text:p>
          </table:table-cell>
          <table:table-cell table:formula="of:=[.E137]*(180/2^31)" office:value-type="float" office:value="-105.07140873" calcext:value-type="float">
            <text:p>-105.0714087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52" calcext:value-type="date">
            <text:p>30/06/13 17:20</text:p>
          </table:table-cell>
          <table:table-cell office:value-type="float" office:value="463893875" calcext:value-type="float">
            <text:p>463893875</text:p>
          </table:table-cell>
          <table:table-cell office:value-type="float" office:value="-1253551241" calcext:value-type="float">
            <text:p>-1253551241</text:p>
          </table:table-cell>
          <table:table-cell office:value-type="float" office:value="7113.5" calcext:value-type="float">
            <text:p>7113.5</text:p>
          </table:table-cell>
          <table:table-cell office:value-type="float" office:value="3284" calcext:value-type="float">
            <text:p>3284</text:p>
          </table:table-cell>
          <table:table-cell office:value-type="float" office:value="30.127" calcext:value-type="float">
            <text:p>30.127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H138]*2.23" office:value-type="float" office:value="67.18321" calcext:value-type="float">
            <text:p>67.18321</text:p>
          </table:table-cell>
          <table:table-cell table:formula="of:=[.F138]*0.000621371" office:value-type="float" office:value="4.4201226085" calcext:value-type="float">
            <text:p>4.4201226085</text:p>
          </table:table-cell>
          <table:table-cell table:formula="of:=[.D138]*(180/2^31)" office:value-type="float" office:value="38.8831354212016" calcext:value-type="float">
            <text:p>38.8831354212016</text:p>
          </table:table-cell>
          <table:table-cell table:formula="of:=[.E138]*(180/2^31)" office:value-type="float" office:value="-105.071451226249" calcext:value-type="float">
            <text:p>-105.07145122624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54" calcext:value-type="date">
            <text:p>30/06/13 17:20</text:p>
          </table:table-cell>
          <table:table-cell office:value-type="float" office:value="463886156" calcext:value-type="float">
            <text:p>463886156</text:p>
          </table:table-cell>
          <table:table-cell office:value-type="float" office:value="-1253549411" calcext:value-type="float">
            <text:p>-1253549411</text:p>
          </table:table-cell>
          <table:table-cell office:value-type="float" office:value="7186.5" calcext:value-type="float">
            <text:p>7186.5</text:p>
          </table:table-cell>
          <table:table-cell office:value-type="float" office:value="3289.4" calcext:value-type="float">
            <text:p>3289.4</text:p>
          </table:table-cell>
          <table:table-cell office:value-type="float" office:value="29.269" calcext:value-type="float">
            <text:p>29.269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H139]*2.23" office:value-type="float" office:value="65.26987" calcext:value-type="float">
            <text:p>65.26987</text:p>
          </table:table-cell>
          <table:table-cell table:formula="of:=[.F139]*0.000621371" office:value-type="float" office:value="4.4654826915" calcext:value-type="float">
            <text:p>4.4654826915</text:p>
          </table:table-cell>
          <table:table-cell table:formula="of:=[.D139]*(180/2^31)" office:value-type="float" office:value="38.8824884220958" calcext:value-type="float">
            <text:p>38.8824884220958</text:p>
          </table:table-cell>
          <table:table-cell table:formula="of:=[.E139]*(180/2^31)" office:value-type="float" office:value="-105.071297837421" calcext:value-type="float">
            <text:p>-105.07129783742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56" calcext:value-type="date">
            <text:p>30/06/13 17:20</text:p>
          </table:table-cell>
          <table:table-cell office:value-type="float" office:value="463878827" calcext:value-type="float">
            <text:p>463878827</text:p>
          </table:table-cell>
          <table:table-cell office:value-type="float" office:value="-1253549374" calcext:value-type="float">
            <text:p>-1253549374</text:p>
          </table:table-cell>
          <table:table-cell office:value-type="float" office:value="7254.41" calcext:value-type="float">
            <text:p>7254.41</text:p>
          </table:table-cell>
          <table:table-cell office:value-type="float" office:value="3294.6" calcext:value-type="float">
            <text:p>3294.6</text:p>
          </table:table-cell>
          <table:table-cell office:value-type="float" office:value="29.348" calcext:value-type="float">
            <text:p>29.348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40]*2.23" office:value-type="float" office:value="65.44604" calcext:value-type="float">
            <text:p>65.44604</text:p>
          </table:table-cell>
          <table:table-cell table:formula="of:=[.F140]*0.000621371" office:value-type="float" office:value="4.50767999611" calcext:value-type="float">
            <text:p>4.50767999611</text:p>
          </table:table-cell>
          <table:table-cell table:formula="of:=[.D140]*(180/2^31)" office:value-type="float" office:value="38.8818741124123" calcext:value-type="float">
            <text:p>38.8818741124123</text:p>
          </table:table-cell>
          <table:table-cell table:formula="of:=[.E140]*(180/2^31)" office:value-type="float" office:value="-105.071294736117" calcext:value-type="float">
            <text:p>-105.07129473611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57" calcext:value-type="date">
            <text:p>30/06/13 17:20</text:p>
          </table:table-cell>
          <table:table-cell office:value-type="float" office:value="463875750" calcext:value-type="float">
            <text:p>463875750</text:p>
          </table:table-cell>
          <table:table-cell office:value-type="float" office:value="-1253550343" calcext:value-type="float">
            <text:p>-1253550343</text:p>
          </table:table-cell>
          <table:table-cell office:value-type="float" office:value="7282.79" calcext:value-type="float">
            <text:p>7282.79</text:p>
          </table:table-cell>
          <table:table-cell office:value-type="float" office:value="3297.4" calcext:value-type="float">
            <text:p>3297.4</text:p>
          </table:table-cell>
          <table:table-cell office:value-type="float" office:value="29.415" calcext:value-type="float">
            <text:p>29.415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41]*2.23" office:value-type="float" office:value="65.59545" calcext:value-type="float">
            <text:p>65.59545</text:p>
          </table:table-cell>
          <table:table-cell table:formula="of:=[.F141]*0.000621371" office:value-type="float" office:value="4.52531450509" calcext:value-type="float">
            <text:p>4.52531450509</text:p>
          </table:table-cell>
          <table:table-cell table:formula="of:=[.D141]*(180/2^31)" office:value-type="float" office:value="38.8816162012517" calcext:value-type="float">
            <text:p>38.8816162012517</text:p>
          </table:table-cell>
          <table:table-cell table:formula="of:=[.E141]*(180/2^31)" office:value-type="float" office:value="-105.071375956759" calcext:value-type="float">
            <text:p>-105.07137595675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58" calcext:value-type="date">
            <text:p>30/06/13 17:20</text:p>
          </table:table-cell>
          <table:table-cell office:value-type="float" office:value="463872720" calcext:value-type="float">
            <text:p>463872720</text:p>
          </table:table-cell>
          <table:table-cell office:value-type="float" office:value="-1253552270" calcext:value-type="float">
            <text:p>-1253552270</text:p>
          </table:table-cell>
          <table:table-cell office:value-type="float" office:value="7311.86" calcext:value-type="float">
            <text:p>7311.86</text:p>
          </table:table-cell>
          <table:table-cell office:value-type="float" office:value="3300.2" calcext:value-type="float">
            <text:p>3300.2</text:p>
          </table:table-cell>
          <table:table-cell office:value-type="float" office:value="29.838" calcext:value-type="float">
            <text:p>29.838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42]*2.23" office:value-type="float" office:value="66.53874" calcext:value-type="float">
            <text:p>66.53874</text:p>
          </table:table-cell>
          <table:table-cell table:formula="of:=[.F142]*0.000621371" office:value-type="float" office:value="4.54337776006" calcext:value-type="float">
            <text:p>4.54337776006</text:p>
          </table:table-cell>
          <table:table-cell table:formula="of:=[.D142]*(180/2^31)" office:value-type="float" office:value="38.8813622295856" calcext:value-type="float">
            <text:p>38.8813622295856</text:p>
          </table:table-cell>
          <table:table-cell table:formula="of:=[.E142]*(180/2^31)" office:value-type="float" office:value="-105.071537476033" calcext:value-type="float">
            <text:p>-105.07153747603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0:59" calcext:value-type="date">
            <text:p>30/06/13 17:20</text:p>
          </table:table-cell>
          <table:table-cell office:value-type="float" office:value="463871350" calcext:value-type="float">
            <text:p>463871350</text:p>
          </table:table-cell>
          <table:table-cell office:value-type="float" office:value="-1253555026" calcext:value-type="float">
            <text:p>-1253555026</text:p>
          </table:table-cell>
          <table:table-cell office:value-type="float" office:value="7328.19" calcext:value-type="float">
            <text:p>7328.19</text:p>
          </table:table-cell>
          <table:table-cell office:value-type="float" office:value="3303" calcext:value-type="float">
            <text:p>3303</text:p>
          </table:table-cell>
          <table:table-cell office:value-type="float" office:value="30.175" calcext:value-type="float">
            <text:p>30.175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43]*2.23" office:value-type="float" office:value="67.29025" calcext:value-type="float">
            <text:p>67.29025</text:p>
          </table:table-cell>
          <table:table-cell table:formula="of:=[.F143]*0.000621371" office:value-type="float" office:value="4.55352474849" calcext:value-type="float">
            <text:p>4.55352474849</text:p>
          </table:table-cell>
          <table:table-cell table:formula="of:=[.D143]*(180/2^31)" office:value-type="float" office:value="38.8812473975122" calcext:value-type="float">
            <text:p>38.8812473975122</text:p>
          </table:table-cell>
          <table:table-cell table:formula="of:=[.E143]*(180/2^31)" office:value-type="float" office:value="-105.071768481284" calcext:value-type="float">
            <text:p>-105.07176848128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01" calcext:value-type="date">
            <text:p>30/06/13 17:21</text:p>
          </table:table-cell>
          <table:table-cell office:value-type="float" office:value="463871742" calcext:value-type="float">
            <text:p>463871742</text:p>
          </table:table-cell>
          <table:table-cell office:value-type="float" office:value="-1253561123" calcext:value-type="float">
            <text:p>-1253561123</text:p>
          </table:table-cell>
          <table:table-cell office:value-type="float" office:value="7346.44" calcext:value-type="float">
            <text:p>7346.44</text:p>
          </table:table-cell>
          <table:table-cell office:value-type="float" office:value="3307.8" calcext:value-type="float">
            <text:p>3307.8</text:p>
          </table:table-cell>
          <table:table-cell office:value-type="float" office:value="30.232" calcext:value-type="float">
            <text:p>30.232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44]*2.23" office:value-type="float" office:value="67.41736" calcext:value-type="float">
            <text:p>67.41736</text:p>
          </table:table-cell>
          <table:table-cell table:formula="of:=[.F144]*0.000621371" office:value-type="float" office:value="4.56486476924" calcext:value-type="float">
            <text:p>4.56486476924</text:p>
          </table:table-cell>
          <table:table-cell table:formula="of:=[.D144]*(180/2^31)" office:value-type="float" office:value="38.8812802545726" calcext:value-type="float">
            <text:p>38.8812802545726</text:p>
          </table:table-cell>
          <table:table-cell table:formula="of:=[.E144]*(180/2^31)" office:value-type="float" office:value="-105.072279525921" calcext:value-type="float">
            <text:p>-105.07227952592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03" calcext:value-type="date">
            <text:p>30/06/13 17:21</text:p>
          </table:table-cell>
          <table:table-cell office:value-type="float" office:value="463875114" calcext:value-type="float">
            <text:p>463875114</text:p>
          </table:table-cell>
          <table:table-cell office:value-type="float" office:value="-1253567245" calcext:value-type="float">
            <text:p>-1253567245</text:p>
          </table:table-cell>
          <table:table-cell office:value-type="float" office:value="7371.23" calcext:value-type="float">
            <text:p>7371.23</text:p>
          </table:table-cell>
          <table:table-cell office:value-type="float" office:value="3313.6" calcext:value-type="float">
            <text:p>3313.6</text:p>
          </table:table-cell>
          <table:table-cell office:value-type="float" office:value="29.165" calcext:value-type="float">
            <text:p>29.165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H145]*2.23" office:value-type="float" office:value="65.03795" calcext:value-type="float">
            <text:p>65.03795</text:p>
          </table:table-cell>
          <table:table-cell table:formula="of:=[.F145]*0.000621371" office:value-type="float" office:value="4.58026855633" calcext:value-type="float">
            <text:p>4.58026855633</text:p>
          </table:table-cell>
          <table:table-cell table:formula="of:=[.D145]*(180/2^31)" office:value-type="float" office:value="38.8815628923476" calcext:value-type="float">
            <text:p>38.8815628923476</text:p>
          </table:table-cell>
          <table:table-cell table:formula="of:=[.E145]*(180/2^31)" office:value-type="float" office:value="-105.072792666033" calcext:value-type="float">
            <text:p>-105.07279266603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05" calcext:value-type="date">
            <text:p>30/06/13 17:21</text:p>
          </table:table-cell>
          <table:table-cell office:value-type="float" office:value="463883545" calcext:value-type="float">
            <text:p>463883545</text:p>
          </table:table-cell>
          <table:table-cell office:value-type="float" office:value="-1253568604" calcext:value-type="float">
            <text:p>-1253568604</text:p>
          </table:table-cell>
          <table:table-cell office:value-type="float" office:value="7427.47" calcext:value-type="float">
            <text:p>7427.47</text:p>
          </table:table-cell>
          <table:table-cell office:value-type="float" office:value="3318" calcext:value-type="float">
            <text:p>3318</text:p>
          </table:table-cell>
          <table:table-cell office:value-type="float" office:value="30.104" calcext:value-type="float">
            <text:p>30.104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H146]*2.23" office:value-type="float" office:value="67.13192" calcext:value-type="float">
            <text:p>67.13192</text:p>
          </table:table-cell>
          <table:table-cell table:formula="of:=[.F146]*0.000621371" office:value-type="float" office:value="4.61521446137" calcext:value-type="float">
            <text:p>4.61521446137</text:p>
          </table:table-cell>
          <table:table-cell table:formula="of:=[.D146]*(180/2^31)" office:value-type="float" office:value="38.882269570604" calcext:value-type="float">
            <text:p>38.882269570604</text:p>
          </table:table-cell>
          <table:table-cell table:formula="of:=[.E146]*(180/2^31)" office:value-type="float" office:value="-105.072906576097" calcext:value-type="float">
            <text:p>-105.07290657609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08" calcext:value-type="date">
            <text:p>30/06/13 17:21</text:p>
          </table:table-cell>
          <table:table-cell office:value-type="float" office:value="463886942" calcext:value-type="float">
            <text:p>463886942</text:p>
          </table:table-cell>
          <table:table-cell office:value-type="float" office:value="-1253575094" calcext:value-type="float">
            <text:p>-1253575094</text:p>
          </table:table-cell>
          <table:table-cell office:value-type="float" office:value="7489.07" calcext:value-type="float">
            <text:p>7489.07</text:p>
          </table:table-cell>
          <table:table-cell office:value-type="float" office:value="3326.4" calcext:value-type="float">
            <text:p>3326.4</text:p>
          </table:table-cell>
          <table:table-cell office:value-type="float" office:value="27.316" calcext:value-type="float">
            <text:p>27.316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H147]*2.23" office:value-type="float" office:value="60.91468" calcext:value-type="float">
            <text:p>60.91468</text:p>
          </table:table-cell>
          <table:table-cell table:formula="of:=[.F147]*0.000621371" office:value-type="float" office:value="4.65349091497" calcext:value-type="float">
            <text:p>4.65349091497</text:p>
          </table:table-cell>
          <table:table-cell table:formula="of:=[.D147]*(180/2^31)" office:value-type="float" office:value="38.8825543038547" calcext:value-type="float">
            <text:p>38.8825543038547</text:p>
          </table:table-cell>
          <table:table-cell table:formula="of:=[.E147]*(180/2^31)" office:value-type="float" office:value="-105.073450561613" calcext:value-type="float">
            <text:p>-105.07345056161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10" calcext:value-type="date">
            <text:p>30/06/13 17:21</text:p>
          </table:table-cell>
          <table:table-cell office:value-type="float" office:value="463884606" calcext:value-type="float">
            <text:p>463884606</text:p>
          </table:table-cell>
          <table:table-cell office:value-type="float" office:value="-1253573686" calcext:value-type="float">
            <text:p>-1253573686</text:p>
          </table:table-cell>
          <table:table-cell office:value-type="float" office:value="7489.07" calcext:value-type="float">
            <text:p>7489.07</text:p>
          </table:table-cell>
          <table:table-cell office:value-type="float" office:value="3331.4" calcext:value-type="float">
            <text:p>3331.4</text:p>
          </table:table-cell>
          <table:table-cell office:value-type="float" office:value="24.046" calcext:value-type="float">
            <text:p>24.046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H148]*2.23" office:value-type="float" office:value="53.62258" calcext:value-type="float">
            <text:p>53.62258</text:p>
          </table:table-cell>
          <table:table-cell table:formula="of:=[.F148]*0.000621371" office:value-type="float" office:value="4.65349091497" calcext:value-type="float">
            <text:p>4.65349091497</text:p>
          </table:table-cell>
          <table:table-cell table:formula="of:=[.D148]*(180/2^31)" office:value-type="float" office:value="38.8823585025966" calcext:value-type="float">
            <text:p>38.8823585025966</text:p>
          </table:table-cell>
          <table:table-cell table:formula="of:=[.E148]*(180/2^31)" office:value-type="float" office:value="-105.073332544416" calcext:value-type="float">
            <text:p>-105.07333254441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12" calcext:value-type="date">
            <text:p>30/06/13 17:21</text:p>
          </table:table-cell>
          <table:table-cell office:value-type="float" office:value="463878280" calcext:value-type="float">
            <text:p>463878280</text:p>
          </table:table-cell>
          <table:table-cell office:value-type="float" office:value="-1253570936" calcext:value-type="float">
            <text:p>-1253570936</text:p>
          </table:table-cell>
          <table:table-cell office:value-type="float" office:value="7548.82" calcext:value-type="float">
            <text:p>7548.82</text:p>
          </table:table-cell>
          <table:table-cell office:value-type="float" office:value="3336.6" calcext:value-type="float">
            <text:p>3336.6</text:p>
          </table:table-cell>
          <table:table-cell office:value-type="float" office:value="24.945" calcext:value-type="float">
            <text:p>24.94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H149]*2.23" office:value-type="float" office:value="55.62735" calcext:value-type="float">
            <text:p>55.62735</text:p>
          </table:table-cell>
          <table:table-cell table:formula="of:=[.F149]*0.000621371" office:value-type="float" office:value="4.69061783222" calcext:value-type="float">
            <text:p>4.69061783222</text:p>
          </table:table-cell>
          <table:table-cell table:formula="of:=[.D149]*(180/2^31)" office:value-type="float" office:value="38.881828263402" calcext:value-type="float">
            <text:p>38.881828263402</text:p>
          </table:table-cell>
          <table:table-cell table:formula="of:=[.E149]*(180/2^31)" office:value-type="float" office:value="-105.073102042079" calcext:value-type="float">
            <text:p>-105.07310204207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13" calcext:value-type="date">
            <text:p>30/06/13 17:21</text:p>
          </table:table-cell>
          <table:table-cell office:value-type="float" office:value="463874832" calcext:value-type="float">
            <text:p>463874832</text:p>
          </table:table-cell>
          <table:table-cell office:value-type="float" office:value="-1253569888" calcext:value-type="float">
            <text:p>-1253569888</text:p>
          </table:table-cell>
          <table:table-cell office:value-type="float" office:value="7581.76" calcext:value-type="float">
            <text:p>7581.76</text:p>
          </table:table-cell>
          <table:table-cell office:value-type="float" office:value="3339.4" calcext:value-type="float">
            <text:p>3339.4</text:p>
          </table:table-cell>
          <table:table-cell office:value-type="float" office:value="25.599" calcext:value-type="float">
            <text:p>25.599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H150]*2.23" office:value-type="float" office:value="57.08577" calcext:value-type="float">
            <text:p>57.08577</text:p>
          </table:table-cell>
          <table:table-cell table:formula="of:=[.F150]*0.000621371" office:value-type="float" office:value="4.71108579296" calcext:value-type="float">
            <text:p>4.71108579296</text:p>
          </table:table-cell>
          <table:table-cell table:formula="of:=[.D150]*(180/2^31)" office:value-type="float" office:value="38.8815392553806" calcext:value-type="float">
            <text:p>38.8815392553806</text:p>
          </table:table-cell>
          <table:table-cell table:formula="of:=[.E150]*(180/2^31)" office:value-type="float" office:value="-105.073014199734" calcext:value-type="float">
            <text:p>-105.07301419973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14" calcext:value-type="date">
            <text:p>30/06/13 17:21</text:p>
          </table:table-cell>
          <table:table-cell office:value-type="float" office:value="463868609" calcext:value-type="float">
            <text:p>463868609</text:p>
          </table:table-cell>
          <table:table-cell office:value-type="float" office:value="-1253568060" calcext:value-type="float">
            <text:p>-1253568060</text:p>
          </table:table-cell>
          <table:table-cell office:value-type="float" office:value="7641.1" calcext:value-type="float">
            <text:p>7641.1</text:p>
          </table:table-cell>
          <table:table-cell office:value-type="float" office:value="3342" calcext:value-type="float">
            <text:p>3342</text:p>
          </table:table-cell>
          <table:table-cell office:value-type="float" office:value="28.357" calcext:value-type="float">
            <text:p>28.357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H151]*2.23" office:value-type="float" office:value="63.23611" calcext:value-type="float">
            <text:p>63.23611</text:p>
          </table:table-cell>
          <table:table-cell table:formula="of:=[.F151]*0.000621371" office:value-type="float" office:value="4.7479579481" calcext:value-type="float">
            <text:p>4.7479579481</text:p>
          </table:table-cell>
          <table:table-cell table:formula="of:=[.D151]*(180/2^31)" office:value-type="float" office:value="38.8810176495463" calcext:value-type="float">
            <text:p>38.8810176495463</text:p>
          </table:table-cell>
          <table:table-cell table:formula="of:=[.E151]*(180/2^31)" office:value-type="float" office:value="-105.072860978544" calcext:value-type="float">
            <text:p>-105.07286097854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16" calcext:value-type="date">
            <text:p>30/06/13 17:21</text:p>
          </table:table-cell>
          <table:table-cell office:value-type="float" office:value="463858090" calcext:value-type="float">
            <text:p>463858090</text:p>
          </table:table-cell>
          <table:table-cell office:value-type="float" office:value="-1253567170" calcext:value-type="float">
            <text:p>-1253567170</text:p>
          </table:table-cell>
          <table:table-cell office:value-type="float" office:value="7738.43" calcext:value-type="float">
            <text:p>7738.43</text:p>
          </table:table-cell>
          <table:table-cell office:value-type="float" office:value="3346.6" calcext:value-type="float">
            <text:p>3346.6</text:p>
          </table:table-cell>
          <table:table-cell office:value-type="float" office:value="31.614" calcext:value-type="float">
            <text:p>31.614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H152]*2.23" office:value-type="float" office:value="70.49922" calcext:value-type="float">
            <text:p>70.49922</text:p>
          </table:table-cell>
          <table:table-cell table:formula="of:=[.F152]*0.000621371" office:value-type="float" office:value="4.80843598753" calcext:value-type="float">
            <text:p>4.80843598753</text:p>
          </table:table-cell>
          <table:table-cell table:formula="of:=[.D152]*(180/2^31)" office:value-type="float" office:value="38.8801359571517" calcext:value-type="float">
            <text:p>38.8801359571517</text:p>
          </table:table-cell>
          <table:table-cell table:formula="of:=[.E152]*(180/2^31)" office:value-type="float" office:value="-105.072786379606" calcext:value-type="float">
            <text:p>-105.07278637960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18" calcext:value-type="date">
            <text:p>30/06/13 17:21</text:p>
          </table:table-cell>
          <table:table-cell office:value-type="float" office:value="463849751" calcext:value-type="float">
            <text:p>463849751</text:p>
          </table:table-cell>
          <table:table-cell office:value-type="float" office:value="-1253566295" calcext:value-type="float">
            <text:p>-1253566295</text:p>
          </table:table-cell>
          <table:table-cell office:value-type="float" office:value="7816.26" calcext:value-type="float">
            <text:p>7816.26</text:p>
          </table:table-cell>
          <table:table-cell office:value-type="float" office:value="3351.4" calcext:value-type="float">
            <text:p>3351.4</text:p>
          </table:table-cell>
          <table:table-cell office:value-type="float" office:value="30.451" calcext:value-type="float">
            <text:p>30.451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H153]*2.23" office:value-type="float" office:value="67.90573" calcext:value-type="float">
            <text:p>67.90573</text:p>
          </table:table-cell>
          <table:table-cell table:formula="of:=[.F153]*0.000621371" office:value-type="float" office:value="4.85679729246" calcext:value-type="float">
            <text:p>4.85679729246</text:p>
          </table:table-cell>
          <table:table-cell table:formula="of:=[.D153]*(180/2^31)" office:value-type="float" office:value="38.8794369902462" calcext:value-type="float">
            <text:p>38.8794369902462</text:p>
          </table:table-cell>
          <table:table-cell table:formula="of:=[.E153]*(180/2^31)" office:value-type="float" office:value="-105.072713037953" calcext:value-type="float">
            <text:p>-105.07271303795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19" calcext:value-type="date">
            <text:p>30/06/13 17:21</text:p>
          </table:table-cell>
          <table:table-cell office:value-type="float" office:value="463846391" calcext:value-type="float">
            <text:p>463846391</text:p>
          </table:table-cell>
          <table:table-cell office:value-type="float" office:value="-1253565849" calcext:value-type="float">
            <text:p>-1253565849</text:p>
          </table:table-cell>
          <table:table-cell office:value-type="float" office:value="7847.68" calcext:value-type="float">
            <text:p>7847.68</text:p>
          </table:table-cell>
          <table:table-cell office:value-type="float" office:value="3353.8" calcext:value-type="float">
            <text:p>3353.8</text:p>
          </table:table-cell>
          <table:table-cell office:value-type="float" office:value="31.753" calcext:value-type="float">
            <text:p>31.753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H154]*2.23" office:value-type="float" office:value="70.80919" calcext:value-type="float">
            <text:p>70.80919</text:p>
          </table:table-cell>
          <table:table-cell table:formula="of:=[.F154]*0.000621371" office:value-type="float" office:value="4.87632076928" calcext:value-type="float">
            <text:p>4.87632076928</text:p>
          </table:table-cell>
          <table:table-cell table:formula="of:=[.D154]*(180/2^31)" office:value-type="float" office:value="38.8791553582996" calcext:value-type="float">
            <text:p>38.8791553582996</text:p>
          </table:table-cell>
          <table:table-cell table:formula="of:=[.E154]*(180/2^31)" office:value-type="float" office:value="-105.072675654665" calcext:value-type="float">
            <text:p>-105.07267565466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21" calcext:value-type="date">
            <text:p>30/06/13 17:21</text:p>
          </table:table-cell>
          <table:table-cell office:value-type="float" office:value="463842382" calcext:value-type="float">
            <text:p>463842382</text:p>
          </table:table-cell>
          <table:table-cell office:value-type="float" office:value="-1253566186" calcext:value-type="float">
            <text:p>-1253566186</text:p>
          </table:table-cell>
          <table:table-cell office:value-type="float" office:value="7884.91" calcext:value-type="float">
            <text:p>7884.91</text:p>
          </table:table-cell>
          <table:table-cell office:value-type="float" office:value="3358" calcext:value-type="float">
            <text:p>3358</text:p>
          </table:table-cell>
          <table:table-cell office:value-type="float" office:value="33.402" calcext:value-type="float">
            <text:p>33.402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H155]*2.23" office:value-type="float" office:value="74.48646" calcext:value-type="float">
            <text:p>74.48646</text:p>
          </table:table-cell>
          <table:table-cell table:formula="of:=[.F155]*0.000621371" office:value-type="float" office:value="4.89945441161" calcext:value-type="float">
            <text:p>4.89945441161</text:p>
          </table:table-cell>
          <table:table-cell table:formula="of:=[.D155]*(180/2^31)" office:value-type="float" office:value="38.8788193278015" calcext:value-type="float">
            <text:p>38.8788193278015</text:p>
          </table:table-cell>
          <table:table-cell table:formula="of:=[.E155]*(180/2^31)" office:value-type="float" office:value="-105.072703901678" calcext:value-type="float">
            <text:p>-105.07270390167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22" calcext:value-type="date">
            <text:p>30/06/13 17:21</text:p>
          </table:table-cell>
          <table:table-cell office:value-type="float" office:value="463841461" calcext:value-type="float">
            <text:p>463841461</text:p>
          </table:table-cell>
          <table:table-cell office:value-type="float" office:value="-1253567557" calcext:value-type="float">
            <text:p>-1253567557</text:p>
          </table:table-cell>
          <table:table-cell office:value-type="float" office:value="7894.15" calcext:value-type="float">
            <text:p>7894.15</text:p>
          </table:table-cell>
          <table:table-cell office:value-type="float" office:value="3360" calcext:value-type="float">
            <text:p>3360</text:p>
          </table:table-cell>
          <table:table-cell office:value-type="float" office:value="33.3" calcext:value-type="float">
            <text:p>33.3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56]*2.23" office:value-type="float" office:value="74.259" calcext:value-type="float">
            <text:p>74.259</text:p>
          </table:table-cell>
          <table:table-cell table:formula="of:=[.F156]*0.000621371" office:value-type="float" office:value="4.90519587965" calcext:value-type="float">
            <text:p>4.90519587965</text:p>
          </table:table-cell>
          <table:table-cell table:formula="of:=[.D156]*(180/2^31)" office:value-type="float" office:value="38.8787421304733" calcext:value-type="float">
            <text:p>38.8787421304733</text:p>
          </table:table-cell>
          <table:table-cell table:formula="of:=[.E156]*(180/2^31)" office:value-type="float" office:value="-105.072818817571" calcext:value-type="float">
            <text:p>-105.07281881757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23" calcext:value-type="date">
            <text:p>30/06/13 17:21</text:p>
          </table:table-cell>
          <table:table-cell office:value-type="float" office:value="463841572" calcext:value-type="float">
            <text:p>463841572</text:p>
          </table:table-cell>
          <table:table-cell office:value-type="float" office:value="-1253568436" calcext:value-type="float">
            <text:p>-1253568436</text:p>
          </table:table-cell>
          <table:table-cell office:value-type="float" office:value="7894.15" calcext:value-type="float">
            <text:p>7894.15</text:p>
          </table:table-cell>
          <table:table-cell office:value-type="float" office:value="3362.6" calcext:value-type="float">
            <text:p>3362.6</text:p>
          </table:table-cell>
          <table:table-cell office:value-type="float" office:value="32.624" calcext:value-type="float">
            <text:p>32.624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57]*2.23" office:value-type="float" office:value="72.75152" calcext:value-type="float">
            <text:p>72.75152</text:p>
          </table:table-cell>
          <table:table-cell table:formula="of:=[.F157]*0.000621371" office:value-type="float" office:value="4.90519587965" calcext:value-type="float">
            <text:p>4.90519587965</text:p>
          </table:table-cell>
          <table:table-cell table:formula="of:=[.D157]*(180/2^31)" office:value-type="float" office:value="38.8787514343858" calcext:value-type="float">
            <text:p>38.8787514343858</text:p>
          </table:table-cell>
          <table:table-cell table:formula="of:=[.E157]*(180/2^31)" office:value-type="float" office:value="-105.0728924945" calcext:value-type="float">
            <text:p>-105.072892494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25" calcext:value-type="date">
            <text:p>30/06/13 17:21</text:p>
          </table:table-cell>
          <table:table-cell office:value-type="float" office:value="463842572" calcext:value-type="float">
            <text:p>463842572</text:p>
          </table:table-cell>
          <table:table-cell office:value-type="float" office:value="-1253569998" calcext:value-type="float">
            <text:p>-1253569998</text:p>
          </table:table-cell>
          <table:table-cell office:value-type="float" office:value="7894.15" calcext:value-type="float">
            <text:p>7894.15</text:p>
          </table:table-cell>
          <table:table-cell office:value-type="float" office:value="3367" calcext:value-type="float">
            <text:p>3367</text:p>
          </table:table-cell>
          <table:table-cell office:value-type="float" office:value="27.538" calcext:value-type="float">
            <text:p>27.538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58]*2.23" office:value-type="float" office:value="61.40974" calcext:value-type="float">
            <text:p>61.40974</text:p>
          </table:table-cell>
          <table:table-cell table:formula="of:=[.F158]*0.000621371" office:value-type="float" office:value="4.90519587965" calcext:value-type="float">
            <text:p>4.90519587965</text:p>
          </table:table-cell>
          <table:table-cell table:formula="of:=[.D158]*(180/2^31)" office:value-type="float" office:value="38.8788352534175" calcext:value-type="float">
            <text:p>38.8788352534175</text:p>
          </table:table-cell>
          <table:table-cell table:formula="of:=[.E158]*(180/2^31)" office:value-type="float" office:value="-105.073023419827" calcext:value-type="float">
            <text:p>-105.07302341982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27" calcext:value-type="date">
            <text:p>30/06/13 17:21</text:p>
          </table:table-cell>
          <table:table-cell office:value-type="float" office:value="463851740" calcext:value-type="float">
            <text:p>463851740</text:p>
          </table:table-cell>
          <table:table-cell office:value-type="float" office:value="-1253574180" calcext:value-type="float">
            <text:p>-1253574180</text:p>
          </table:table-cell>
          <table:table-cell office:value-type="float" office:value="7950.38" calcext:value-type="float">
            <text:p>7950.38</text:p>
          </table:table-cell>
          <table:table-cell office:value-type="float" office:value="3371.4" calcext:value-type="float">
            <text:p>3371.4</text:p>
          </table:table-cell>
          <table:table-cell office:value-type="float" office:value="25.54" calcext:value-type="float">
            <text:p>25.54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H159]*2.23" office:value-type="float" office:value="56.9542" calcext:value-type="float">
            <text:p>56.9542</text:p>
          </table:table-cell>
          <table:table-cell table:formula="of:=[.F159]*0.000621371" office:value-type="float" office:value="4.94013557098" calcext:value-type="float">
            <text:p>4.94013557098</text:p>
          </table:table-cell>
          <table:table-cell table:formula="of:=[.D159]*(180/2^31)" office:value-type="float" office:value="38.8796037063003" calcext:value-type="float">
            <text:p>38.8796037063003</text:p>
          </table:table-cell>
          <table:table-cell table:formula="of:=[.E159]*(180/2^31)" office:value-type="float" office:value="-105.073373951018" calcext:value-type="float">
            <text:p>-105.07337395101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29" calcext:value-type="date">
            <text:p>30/06/13 17:21</text:p>
          </table:table-cell>
          <table:table-cell office:value-type="float" office:value="463857670" calcext:value-type="float">
            <text:p>463857670</text:p>
          </table:table-cell>
          <table:table-cell office:value-type="float" office:value="-1253582741" calcext:value-type="float">
            <text:p>-1253582741</text:p>
          </table:table-cell>
          <table:table-cell office:value-type="float" office:value="8033.64" calcext:value-type="float">
            <text:p>8033.64</text:p>
          </table:table-cell>
          <table:table-cell office:value-type="float" office:value="3376.2" calcext:value-type="float">
            <text:p>3376.2</text:p>
          </table:table-cell>
          <table:table-cell office:value-type="float" office:value="25.307" calcext:value-type="float">
            <text:p>25.307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H160]*2.23" office:value-type="float" office:value="56.43461" calcext:value-type="float">
            <text:p>56.43461</text:p>
          </table:table-cell>
          <table:table-cell table:formula="of:=[.F160]*0.000621371" office:value-type="float" office:value="4.99187092044" calcext:value-type="float">
            <text:p>4.99187092044</text:p>
          </table:table-cell>
          <table:table-cell table:formula="of:=[.D160]*(180/2^31)" office:value-type="float" office:value="38.8801007531583" calcext:value-type="float">
            <text:p>38.8801007531583</text:p>
          </table:table-cell>
          <table:table-cell table:formula="of:=[.E160]*(180/2^31)" office:value-type="float" office:value="-105.074091525748" calcext:value-type="float">
            <text:p>-105.07409152574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31" calcext:value-type="date">
            <text:p>30/06/13 17:21</text:p>
          </table:table-cell>
          <table:table-cell office:value-type="float" office:value="463857054" calcext:value-type="float">
            <text:p>463857054</text:p>
          </table:table-cell>
          <table:table-cell office:value-type="float" office:value="-1253588765" calcext:value-type="float">
            <text:p>-1253588765</text:p>
          </table:table-cell>
          <table:table-cell office:value-type="float" office:value="8073.03" calcext:value-type="float">
            <text:p>8073.03</text:p>
          </table:table-cell>
          <table:table-cell office:value-type="float" office:value="3380.4" calcext:value-type="float">
            <text:p>3380.4</text:p>
          </table:table-cell>
          <table:table-cell office:value-type="float" office:value="23.168" calcext:value-type="float">
            <text:p>23.168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H161]*2.23" office:value-type="float" office:value="51.66464" calcext:value-type="float">
            <text:p>51.66464</text:p>
          </table:table-cell>
          <table:table-cell table:formula="of:=[.F161]*0.000621371" office:value-type="float" office:value="5.01634672413" calcext:value-type="float">
            <text:p>5.01634672413</text:p>
          </table:table-cell>
          <table:table-cell table:formula="of:=[.D161]*(180/2^31)" office:value-type="float" office:value="38.8800491206348" calcext:value-type="float">
            <text:p>38.8800491206348</text:p>
          </table:table-cell>
          <table:table-cell table:formula="of:=[.E161]*(180/2^31)" office:value-type="float" office:value="-105.074596451595" calcext:value-type="float">
            <text:p>-105.07459645159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33" calcext:value-type="date">
            <text:p>30/06/13 17:21</text:p>
          </table:table-cell>
          <table:table-cell office:value-type="float" office:value="463855205" calcext:value-type="float">
            <text:p>463855205</text:p>
          </table:table-cell>
          <table:table-cell office:value-type="float" office:value="-1253591005" calcext:value-type="float">
            <text:p>-1253591005</text:p>
          </table:table-cell>
          <table:table-cell office:value-type="float" office:value="8087.13" calcext:value-type="float">
            <text:p>8087.13</text:p>
          </table:table-cell>
          <table:table-cell office:value-type="float" office:value="3385" calcext:value-type="float">
            <text:p>3385</text:p>
          </table:table-cell>
          <table:table-cell office:value-type="float" office:value="21.756" calcext:value-type="float">
            <text:p>21.756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H162]*2.23" office:value-type="float" office:value="48.51588" calcext:value-type="float">
            <text:p>48.51588</text:p>
          </table:table-cell>
          <table:table-cell table:formula="of:=[.F162]*0.000621371" office:value-type="float" office:value="5.02510805523" calcext:value-type="float">
            <text:p>5.02510805523</text:p>
          </table:table-cell>
          <table:table-cell table:formula="of:=[.D162]*(180/2^31)" office:value-type="float" office:value="38.8798941392452" calcext:value-type="float">
            <text:p>38.8798941392452</text:p>
          </table:table-cell>
          <table:table-cell table:formula="of:=[.E162]*(180/2^31)" office:value-type="float" office:value="-105.074784206226" calcext:value-type="float">
            <text:p>-105.07478420622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35" calcext:value-type="date">
            <text:p>30/06/13 17:21</text:p>
          </table:table-cell>
          <table:table-cell office:value-type="float" office:value="463849215" calcext:value-type="float">
            <text:p>463849215</text:p>
          </table:table-cell>
          <table:table-cell office:value-type="float" office:value="-1253589308" calcext:value-type="float">
            <text:p>-1253589308</text:p>
          </table:table-cell>
          <table:table-cell office:value-type="float" office:value="8119.59" calcext:value-type="float">
            <text:p>8119.59</text:p>
          </table:table-cell>
          <table:table-cell office:value-type="float" office:value="3388.8" calcext:value-type="float">
            <text:p>3388.8</text:p>
          </table:table-cell>
          <table:table-cell office:value-type="float" office:value="24.365" calcext:value-type="float">
            <text:p>24.365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H163]*2.23" office:value-type="float" office:value="54.33395" calcext:value-type="float">
            <text:p>54.33395</text:p>
          </table:table-cell>
          <table:table-cell table:formula="of:=[.F163]*0.000621371" office:value-type="float" office:value="5.04527775789" calcext:value-type="float">
            <text:p>5.04527775789</text:p>
          </table:table-cell>
          <table:table-cell table:formula="of:=[.D163]*(180/2^31)" office:value-type="float" office:value="38.8793920632452" calcext:value-type="float">
            <text:p>38.8793920632452</text:p>
          </table:table-cell>
          <table:table-cell table:formula="of:=[.E163]*(180/2^31)" office:value-type="float" office:value="-105.07464196533" calcext:value-type="float">
            <text:p>-105.0746419653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37" calcext:value-type="date">
            <text:p>30/06/13 17:21</text:p>
          </table:table-cell>
          <table:table-cell office:value-type="float" office:value="463842393" calcext:value-type="float">
            <text:p>463842393</text:p>
          </table:table-cell>
          <table:table-cell office:value-type="float" office:value="-1253584947" calcext:value-type="float">
            <text:p>-1253584947</text:p>
          </table:table-cell>
          <table:table-cell office:value-type="float" office:value="8185.99" calcext:value-type="float">
            <text:p>8185.99</text:p>
          </table:table-cell>
          <table:table-cell office:value-type="float" office:value="3393.6" calcext:value-type="float">
            <text:p>3393.6</text:p>
          </table:table-cell>
          <table:table-cell office:value-type="float" office:value="28.799" calcext:value-type="float">
            <text:p>28.799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H164]*2.23" office:value-type="float" office:value="64.22177" calcext:value-type="float">
            <text:p>64.22177</text:p>
          </table:table-cell>
          <table:table-cell table:formula="of:=[.F164]*0.000621371" office:value-type="float" office:value="5.08653679229" calcext:value-type="float">
            <text:p>5.08653679229</text:p>
          </table:table-cell>
          <table:table-cell table:formula="of:=[.D164]*(180/2^31)" office:value-type="float" office:value="38.8788202498108" calcext:value-type="float">
            <text:p>38.8788202498108</text:p>
          </table:table-cell>
          <table:table-cell table:formula="of:=[.E164]*(180/2^31)" office:value-type="float" office:value="-105.074276430532" calcext:value-type="float">
            <text:p>-105.07427643053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39" calcext:value-type="date">
            <text:p>30/06/13 17:21</text:p>
          </table:table-cell>
          <table:table-cell office:value-type="float" office:value="463832470" calcext:value-type="float">
            <text:p>463832470</text:p>
          </table:table-cell>
          <table:table-cell office:value-type="float" office:value="-1253579084" calcext:value-type="float">
            <text:p>-1253579084</text:p>
          </table:table-cell>
          <table:table-cell office:value-type="float" office:value="8285.89" calcext:value-type="float">
            <text:p>8285.89</text:p>
          </table:table-cell>
          <table:table-cell office:value-type="float" office:value="3399" calcext:value-type="float">
            <text:p>3399</text:p>
          </table:table-cell>
          <table:table-cell office:value-type="float" office:value="30.157" calcext:value-type="float">
            <text:p>30.157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65]*2.23" office:value-type="float" office:value="67.25011" calcext:value-type="float">
            <text:p>67.25011</text:p>
          </table:table-cell>
          <table:table-cell table:formula="of:=[.F165]*0.000621371" office:value-type="float" office:value="5.14861175519" calcext:value-type="float">
            <text:p>5.14861175519</text:p>
          </table:table-cell>
          <table:table-cell table:formula="of:=[.D165]*(180/2^31)" office:value-type="float" office:value="38.8779885135591" calcext:value-type="float">
            <text:p>38.8779885135591</text:p>
          </table:table-cell>
          <table:table-cell table:formula="of:=[.E165]*(180/2^31)" office:value-type="float" office:value="-105.073784999549" calcext:value-type="float">
            <text:p>-105.07378499954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41" calcext:value-type="date">
            <text:p>30/06/13 17:21</text:p>
          </table:table-cell>
          <table:table-cell office:value-type="float" office:value="463823061" calcext:value-type="float">
            <text:p>463823061</text:p>
          </table:table-cell>
          <table:table-cell office:value-type="float" office:value="-1253575745" calcext:value-type="float">
            <text:p>-1253575745</text:p>
          </table:table-cell>
          <table:table-cell office:value-type="float" office:value="8376.44" calcext:value-type="float">
            <text:p>8376.44</text:p>
          </table:table-cell>
          <table:table-cell office:value-type="float" office:value="3404" calcext:value-type="float">
            <text:p>3404</text:p>
          </table:table-cell>
          <table:table-cell office:value-type="float" office:value="30.897" calcext:value-type="float">
            <text:p>30.897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66]*2.23" office:value-type="float" office:value="68.90031" calcext:value-type="float">
            <text:p>68.90031</text:p>
          </table:table-cell>
          <table:table-cell table:formula="of:=[.F166]*0.000621371" office:value-type="float" office:value="5.20487689924" calcext:value-type="float">
            <text:p>5.20487689924</text:p>
          </table:table-cell>
          <table:table-cell table:formula="of:=[.D166]*(180/2^31)" office:value-type="float" office:value="38.8771998602897" calcext:value-type="float">
            <text:p>38.8771998602897</text:p>
          </table:table-cell>
          <table:table-cell table:formula="of:=[.E166]*(180/2^31)" office:value-type="float" office:value="-105.073505127803" calcext:value-type="float">
            <text:p>-105.07350512780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42" calcext:value-type="date">
            <text:p>30/06/13 17:21</text:p>
          </table:table-cell>
          <table:table-cell office:value-type="float" office:value="463819531" calcext:value-type="float">
            <text:p>463819531</text:p>
          </table:table-cell>
          <table:table-cell office:value-type="float" office:value="-1253573988" calcext:value-type="float">
            <text:p>-1253573988</text:p>
          </table:table-cell>
          <table:table-cell office:value-type="float" office:value="8411.41" calcext:value-type="float">
            <text:p>8411.41</text:p>
          </table:table-cell>
          <table:table-cell office:value-type="float" office:value="3406.4" calcext:value-type="float">
            <text:p>3406.4</text:p>
          </table:table-cell>
          <table:table-cell office:value-type="float" office:value="31.907" calcext:value-type="float">
            <text:p>31.907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67]*2.23" office:value-type="float" office:value="71.15261" calcext:value-type="float">
            <text:p>71.15261</text:p>
          </table:table-cell>
          <table:table-cell table:formula="of:=[.F167]*0.000621371" office:value-type="float" office:value="5.22660624311" calcext:value-type="float">
            <text:p>5.22660624311</text:p>
          </table:table-cell>
          <table:table-cell table:formula="of:=[.D167]*(180/2^31)" office:value-type="float" office:value="38.8769039791077" calcext:value-type="float">
            <text:p>38.8769039791077</text:p>
          </table:table-cell>
          <table:table-cell table:formula="of:=[.E167]*(180/2^31)" office:value-type="float" office:value="-105.073357857764" calcext:value-type="float">
            <text:p>-105.07335785776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44" calcext:value-type="date">
            <text:p>30/06/13 17:21</text:p>
          </table:table-cell>
          <table:table-cell office:value-type="float" office:value="463811893" calcext:value-type="float">
            <text:p>463811893</text:p>
          </table:table-cell>
          <table:table-cell office:value-type="float" office:value="-1253572057" calcext:value-type="float">
            <text:p>-1253572057</text:p>
          </table:table-cell>
          <table:table-cell office:value-type="float" office:value="8483.84" calcext:value-type="float">
            <text:p>8483.84</text:p>
          </table:table-cell>
          <table:table-cell office:value-type="float" office:value="3411.6" calcext:value-type="float">
            <text:p>3411.6</text:p>
          </table:table-cell>
          <table:table-cell office:value-type="float" office:value="34.752" calcext:value-type="float">
            <text:p>34.752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68]*2.23" office:value-type="float" office:value="77.49696" calcext:value-type="float">
            <text:p>77.49696</text:p>
          </table:table-cell>
          <table:table-cell table:formula="of:=[.F168]*0.000621371" office:value-type="float" office:value="5.27161214464" calcext:value-type="float">
            <text:p>5.27161214464</text:p>
          </table:table-cell>
          <table:table-cell table:formula="of:=[.D168]*(180/2^31)" office:value-type="float" office:value="38.8762637693435" calcext:value-type="float">
            <text:p>38.8762637693435</text:p>
          </table:table-cell>
          <table:table-cell table:formula="of:=[.E168]*(180/2^31)" office:value-type="float" office:value="-105.073196003214" calcext:value-type="float">
            <text:p>-105.07319600321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45" calcext:value-type="date">
            <text:p>30/06/13 17:21</text:p>
          </table:table-cell>
          <table:table-cell office:value-type="float" office:value="463807738" calcext:value-type="float">
            <text:p>463807738</text:p>
          </table:table-cell>
          <table:table-cell office:value-type="float" office:value="-1253571727" calcext:value-type="float">
            <text:p>-1253571727</text:p>
          </table:table-cell>
          <table:table-cell office:value-type="float" office:value="8522.54" calcext:value-type="float">
            <text:p>8522.54</text:p>
          </table:table-cell>
          <table:table-cell office:value-type="float" office:value="3414.4" calcext:value-type="float">
            <text:p>3414.4</text:p>
          </table:table-cell>
          <table:table-cell office:value-type="float" office:value="37.222" calcext:value-type="float">
            <text:p>37.222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69]*2.23" office:value-type="float" office:value="83.00506" calcext:value-type="float">
            <text:p>83.00506</text:p>
          </table:table-cell>
          <table:table-cell table:formula="of:=[.F169]*0.000621371" office:value-type="float" office:value="5.29565920234" calcext:value-type="float">
            <text:p>5.29565920234</text:p>
          </table:table-cell>
          <table:table-cell table:formula="of:=[.D169]*(180/2^31)" office:value-type="float" office:value="38.8759155012667" calcext:value-type="float">
            <text:p>38.8759155012667</text:p>
          </table:table-cell>
          <table:table-cell table:formula="of:=[.E169]*(180/2^31)" office:value-type="float" office:value="-105.073168342933" calcext:value-type="float">
            <text:p>-105.07316834293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47" calcext:value-type="date">
            <text:p>30/06/13 17:21</text:p>
          </table:table-cell>
          <table:table-cell office:value-type="float" office:value="463799007" calcext:value-type="float">
            <text:p>463799007</text:p>
          </table:table-cell>
          <table:table-cell office:value-type="float" office:value="-1253572152" calcext:value-type="float">
            <text:p>-1253572152</text:p>
          </table:table-cell>
          <table:table-cell office:value-type="float" office:value="8603.82" calcext:value-type="float">
            <text:p>8603.82</text:p>
          </table:table-cell>
          <table:table-cell office:value-type="float" office:value="3420" calcext:value-type="float">
            <text:p>3420</text:p>
          </table:table-cell>
          <table:table-cell office:value-type="float" office:value="39.675" calcext:value-type="float">
            <text:p>39.675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170]*2.23" office:value-type="float" office:value="88.47525" calcext:value-type="float">
            <text:p>88.47525</text:p>
          </table:table-cell>
          <table:table-cell table:formula="of:=[.F170]*0.000621371" office:value-type="float" office:value="5.34616423722" calcext:value-type="float">
            <text:p>5.34616423722</text:p>
          </table:table-cell>
          <table:table-cell table:formula="of:=[.D170]*(180/2^31)" office:value-type="float" office:value="38.8751836773008" calcext:value-type="float">
            <text:p>38.8751836773008</text:p>
          </table:table-cell>
          <table:table-cell table:formula="of:=[.E170]*(180/2^31)" office:value-type="float" office:value="-105.073203966022" calcext:value-type="float">
            <text:p>-105.07320396602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48" calcext:value-type="date">
            <text:p>30/06/13 17:21</text:p>
          </table:table-cell>
          <table:table-cell office:value-type="float" office:value="463794585" calcext:value-type="float">
            <text:p>463794585</text:p>
          </table:table-cell>
          <table:table-cell office:value-type="float" office:value="-1253572599" calcext:value-type="float">
            <text:p>-1253572599</text:p>
          </table:table-cell>
          <table:table-cell office:value-type="float" office:value="8645.09" calcext:value-type="float">
            <text:p>8645.09</text:p>
          </table:table-cell>
          <table:table-cell office:value-type="float" office:value="3423" calcext:value-type="float">
            <text:p>3423</text:p>
          </table:table-cell>
          <table:table-cell office:value-type="float" office:value="40.661" calcext:value-type="float">
            <text:p>40.661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171]*2.23" office:value-type="float" office:value="90.67403" calcext:value-type="float">
            <text:p>90.67403</text:p>
          </table:table-cell>
          <table:table-cell table:formula="of:=[.F171]*0.000621371" office:value-type="float" office:value="5.37180821839" calcext:value-type="float">
            <text:p>5.37180821839</text:p>
          </table:table-cell>
          <table:table-cell table:formula="of:=[.D171]*(180/2^31)" office:value-type="float" office:value="38.8748130295426" calcext:value-type="float">
            <text:p>38.8748130295426</text:p>
          </table:table-cell>
          <table:table-cell table:formula="of:=[.E171]*(180/2^31)" office:value-type="float" office:value="-105.073241433129" calcext:value-type="float">
            <text:p>-105.07324143312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50" calcext:value-type="date">
            <text:p>30/06/13 17:21</text:p>
          </table:table-cell>
          <table:table-cell office:value-type="float" office:value="463787970" calcext:value-type="float">
            <text:p>463787970</text:p>
          </table:table-cell>
          <table:table-cell office:value-type="float" office:value="-1253573928" calcext:value-type="float">
            <text:p>-1253573928</text:p>
          </table:table-cell>
          <table:table-cell office:value-type="float" office:value="8707.27" calcext:value-type="float">
            <text:p>8707.27</text:p>
          </table:table-cell>
          <table:table-cell office:value-type="float" office:value="3428.6" calcext:value-type="float">
            <text:p>3428.6</text:p>
          </table:table-cell>
          <table:table-cell office:value-type="float" office:value="38.533" calcext:value-type="float">
            <text:p>38.533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172]*2.23" office:value-type="float" office:value="85.92859" calcext:value-type="float">
            <text:p>85.92859</text:p>
          </table:table-cell>
          <table:table-cell table:formula="of:=[.F172]*0.000621371" office:value-type="float" office:value="5.41044506717" calcext:value-type="float">
            <text:p>5.41044506717</text:p>
          </table:table-cell>
          <table:table-cell table:formula="of:=[.D172]*(180/2^31)" office:value-type="float" office:value="38.8742585666478" calcext:value-type="float">
            <text:p>38.8742585666478</text:p>
          </table:table-cell>
          <table:table-cell table:formula="of:=[.E172]*(180/2^31)" office:value-type="float" office:value="-105.073352828622" calcext:value-type="float">
            <text:p>-105.07335282862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51" calcext:value-type="date">
            <text:p>30/06/13 17:21</text:p>
          </table:table-cell>
          <table:table-cell office:value-type="float" office:value="463785194" calcext:value-type="float">
            <text:p>463785194</text:p>
          </table:table-cell>
          <table:table-cell office:value-type="float" office:value="-1253575994" calcext:value-type="float">
            <text:p>-1253575994</text:p>
          </table:table-cell>
          <table:table-cell office:value-type="float" office:value="8735.33" calcext:value-type="float">
            <text:p>8735.33</text:p>
          </table:table-cell>
          <table:table-cell office:value-type="float" office:value="3431.2" calcext:value-type="float">
            <text:p>3431.2</text:p>
          </table:table-cell>
          <table:table-cell office:value-type="float" office:value="37.431" calcext:value-type="float">
            <text:p>37.431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173]*2.23" office:value-type="float" office:value="83.47113" calcext:value-type="float">
            <text:p>83.47113</text:p>
          </table:table-cell>
          <table:table-cell table:formula="of:=[.F173]*0.000621371" office:value-type="float" office:value="5.42788073743" calcext:value-type="float">
            <text:p>5.42788073743</text:p>
          </table:table-cell>
          <table:table-cell table:formula="of:=[.D173]*(180/2^31)" office:value-type="float" office:value="38.8740258850157" calcext:value-type="float">
            <text:p>38.8740258850157</text:p>
          </table:table-cell>
          <table:table-cell table:formula="of:=[.E173]*(180/2^31)" office:value-type="float" office:value="-105.073525998741" calcext:value-type="float">
            <text:p>-105.07352599874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52" calcext:value-type="date">
            <text:p>30/06/13 17:21</text:p>
          </table:table-cell>
          <table:table-cell office:value-type="float" office:value="463783316" calcext:value-type="float">
            <text:p>463783316</text:p>
          </table:table-cell>
          <table:table-cell office:value-type="float" office:value="-1253579676" calcext:value-type="float">
            <text:p>-1253579676</text:p>
          </table:table-cell>
          <table:table-cell office:value-type="float" office:value="8760.43" calcext:value-type="float">
            <text:p>8760.43</text:p>
          </table:table-cell>
          <table:table-cell office:value-type="float" office:value="3434.2" calcext:value-type="float">
            <text:p>3434.2</text:p>
          </table:table-cell>
          <table:table-cell office:value-type="float" office:value="36.277" calcext:value-type="float">
            <text:p>36.277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174]*2.23" office:value-type="float" office:value="80.89771" calcext:value-type="float">
            <text:p>80.89771</text:p>
          </table:table-cell>
          <table:table-cell table:formula="of:=[.F174]*0.000621371" office:value-type="float" office:value="5.44347714953" calcext:value-type="float">
            <text:p>5.44347714953</text:p>
          </table:table-cell>
          <table:table-cell table:formula="of:=[.D174]*(180/2^31)" office:value-type="float" office:value="38.8738684728742" calcext:value-type="float">
            <text:p>38.8738684728742</text:p>
          </table:table-cell>
          <table:table-cell table:formula="of:=[.E174]*(180/2^31)" office:value-type="float" office:value="-105.073834620416" calcext:value-type="float">
            <text:p>-105.07383462041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53" calcext:value-type="date">
            <text:p>30/06/13 17:21</text:p>
          </table:table-cell>
          <table:table-cell office:value-type="float" office:value="463781613" calcext:value-type="float">
            <text:p>463781613</text:p>
          </table:table-cell>
          <table:table-cell office:value-type="float" office:value="-1253583386" calcext:value-type="float">
            <text:p>-1253583386</text:p>
          </table:table-cell>
          <table:table-cell office:value-type="float" office:value="8787.06" calcext:value-type="float">
            <text:p>8787.06</text:p>
          </table:table-cell>
          <table:table-cell office:value-type="float" office:value="3437" calcext:value-type="float">
            <text:p>3437</text:p>
          </table:table-cell>
          <table:table-cell office:value-type="float" office:value="35.106" calcext:value-type="float">
            <text:p>35.106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175]*2.23" office:value-type="float" office:value="78.28638" calcext:value-type="float">
            <text:p>78.28638</text:p>
          </table:table-cell>
          <table:table-cell table:formula="of:=[.F175]*0.000621371" office:value-type="float" office:value="5.46002425926" calcext:value-type="float">
            <text:p>5.46002425926</text:p>
          </table:table-cell>
          <table:table-cell table:formula="of:=[.D175]*(180/2^31)" office:value-type="float" office:value="38.8737257290632" calcext:value-type="float">
            <text:p>38.8737257290632</text:p>
          </table:table-cell>
          <table:table-cell table:formula="of:=[.E175]*(180/2^31)" office:value-type="float" office:value="-105.074145589024" calcext:value-type="float">
            <text:p>-105.07414558902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55" calcext:value-type="date">
            <text:p>30/06/13 17:21</text:p>
          </table:table-cell>
          <table:table-cell office:value-type="float" office:value="463778085" calcext:value-type="float">
            <text:p>463778085</text:p>
          </table:table-cell>
          <table:table-cell office:value-type="float" office:value="-1253591173" calcext:value-type="float">
            <text:p>-1253591173</text:p>
          </table:table-cell>
          <table:table-cell office:value-type="float" office:value="8850.07" calcext:value-type="float">
            <text:p>8850.07</text:p>
          </table:table-cell>
          <table:table-cell office:value-type="float" office:value="3442.6" calcext:value-type="float">
            <text:p>3442.6</text:p>
          </table:table-cell>
          <table:table-cell office:value-type="float" office:value="34.357" calcext:value-type="float">
            <text:p>34.357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176]*2.23" office:value-type="float" office:value="76.61611" calcext:value-type="float">
            <text:p>76.61611</text:p>
          </table:table-cell>
          <table:table-cell table:formula="of:=[.F176]*0.000621371" office:value-type="float" office:value="5.49917684597" calcext:value-type="float">
            <text:p>5.49917684597</text:p>
          </table:table-cell>
          <table:table-cell table:formula="of:=[.D176]*(180/2^31)" office:value-type="float" office:value="38.8734300155193" calcext:value-type="float">
            <text:p>38.8734300155193</text:p>
          </table:table-cell>
          <table:table-cell table:formula="of:=[.E176]*(180/2^31)" office:value-type="float" office:value="-105.074798287824" calcext:value-type="float">
            <text:p>-105.07479828782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57" calcext:value-type="date">
            <text:p>30/06/13 17:21</text:p>
          </table:table-cell>
          <table:table-cell office:value-type="float" office:value="463775730" calcext:value-type="float">
            <text:p>463775730</text:p>
          </table:table-cell>
          <table:table-cell office:value-type="float" office:value="-1253599608" calcext:value-type="float">
            <text:p>-1253599608</text:p>
          </table:table-cell>
          <table:table-cell office:value-type="float" office:value="8913.42" calcext:value-type="float">
            <text:p>8913.42</text:p>
          </table:table-cell>
          <table:table-cell office:value-type="float" office:value="3448.6" calcext:value-type="float">
            <text:p>3448.6</text:p>
          </table:table-cell>
          <table:table-cell office:value-type="float" office:value="33.658" calcext:value-type="float">
            <text:p>33.658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177]*2.23" office:value-type="float" office:value="75.05734" calcext:value-type="float">
            <text:p>75.05734</text:p>
          </table:table-cell>
          <table:table-cell table:formula="of:=[.F177]*0.000621371" office:value-type="float" office:value="5.53854069882" calcext:value-type="float">
            <text:p>5.53854069882</text:p>
          </table:table-cell>
          <table:table-cell table:formula="of:=[.D177]*(180/2^31)" office:value-type="float" office:value="38.8732326216996" calcext:value-type="float">
            <text:p>38.8732326216996</text:p>
          </table:table-cell>
          <table:table-cell table:formula="of:=[.E177]*(180/2^31)" office:value-type="float" office:value="-105.075505301356" calcext:value-type="float">
            <text:p>-105.07550530135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1:58" calcext:value-type="date">
            <text:p>30/06/13 17:21</text:p>
          </table:table-cell>
          <table:table-cell office:value-type="float" office:value="463774708" calcext:value-type="float">
            <text:p>463774708</text:p>
          </table:table-cell>
          <table:table-cell office:value-type="float" office:value="-1253603133" calcext:value-type="float">
            <text:p>-1253603133</text:p>
          </table:table-cell>
          <table:table-cell office:value-type="float" office:value="8940.39" calcext:value-type="float">
            <text:p>8940.39</text:p>
          </table:table-cell>
          <table:table-cell office:value-type="float" office:value="3451.6" calcext:value-type="float">
            <text:p>3451.6</text:p>
          </table:table-cell>
          <table:table-cell office:value-type="float" office:value="32.791" calcext:value-type="float">
            <text:p>32.791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178]*2.23" office:value-type="float" office:value="73.12393" calcext:value-type="float">
            <text:p>73.12393</text:p>
          </table:table-cell>
          <table:table-cell table:formula="of:=[.F178]*0.000621371" office:value-type="float" office:value="5.55529907469" calcext:value-type="float">
            <text:p>5.55529907469</text:p>
          </table:table-cell>
          <table:table-cell table:formula="of:=[.D178]*(180/2^31)" office:value-type="float" office:value="38.8731469586492" calcext:value-type="float">
            <text:p>38.8731469586492</text:p>
          </table:table-cell>
          <table:table-cell table:formula="of:=[.E178]*(180/2^31)" office:value-type="float" office:value="-105.075800763443" calcext:value-type="float">
            <text:p>-105.07580076344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00" calcext:value-type="date">
            <text:p>30/06/13 17:22</text:p>
          </table:table-cell>
          <table:table-cell office:value-type="float" office:value="463772351" calcext:value-type="float">
            <text:p>463772351</text:p>
          </table:table-cell>
          <table:table-cell office:value-type="float" office:value="-1253606234" calcext:value-type="float">
            <text:p>-1253606234</text:p>
          </table:table-cell>
          <table:table-cell office:value-type="float" office:value="8971.3" calcext:value-type="float">
            <text:p>8971.3</text:p>
          </table:table-cell>
          <table:table-cell office:value-type="float" office:value="3457.6" calcext:value-type="float">
            <text:p>3457.6</text:p>
          </table:table-cell>
          <table:table-cell office:value-type="float" office:value="28.738" calcext:value-type="float">
            <text:p>28.738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179]*2.23" office:value-type="float" office:value="64.08574" calcext:value-type="float">
            <text:p>64.08574</text:p>
          </table:table-cell>
          <table:table-cell table:formula="of:=[.F179]*0.000621371" office:value-type="float" office:value="5.5745056523" calcext:value-type="float">
            <text:p>5.5745056523</text:p>
          </table:table-cell>
          <table:table-cell table:formula="of:=[.D179]*(180/2^31)" office:value-type="float" office:value="38.8729493971914" calcext:value-type="float">
            <text:p>38.8729493971914</text:p>
          </table:table-cell>
          <table:table-cell table:formula="of:=[.E179]*(180/2^31)" office:value-type="float" office:value="-105.07606068626" calcext:value-type="float">
            <text:p>-105.0760606862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02" calcext:value-type="date">
            <text:p>30/06/13 17:22</text:p>
          </table:table-cell>
          <table:table-cell office:value-type="float" office:value="463769825" calcext:value-type="float">
            <text:p>463769825</text:p>
          </table:table-cell>
          <table:table-cell office:value-type="float" office:value="-1253607205" calcext:value-type="float">
            <text:p>-1253607205</text:p>
          </table:table-cell>
          <table:table-cell office:value-type="float" office:value="8991.63" calcext:value-type="float">
            <text:p>8991.63</text:p>
          </table:table-cell>
          <table:table-cell office:value-type="float" office:value="3464" calcext:value-type="float">
            <text:p>3464</text:p>
          </table:table-cell>
          <table:table-cell office:value-type="float" office:value="25.634" calcext:value-type="float">
            <text:p>25.634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180]*2.23" office:value-type="float" office:value="57.16382" calcext:value-type="float">
            <text:p>57.16382</text:p>
          </table:table-cell>
          <table:table-cell table:formula="of:=[.F180]*0.000621371" office:value-type="float" office:value="5.58713812473" calcext:value-type="float">
            <text:p>5.58713812473</text:p>
          </table:table-cell>
          <table:table-cell table:formula="of:=[.D180]*(180/2^31)" office:value-type="float" office:value="38.8727376703173" calcext:value-type="float">
            <text:p>38.8727376703173</text:p>
          </table:table-cell>
          <table:table-cell table:formula="of:=[.E180]*(180/2^31)" office:value-type="float" office:value="-105.07614207454" calcext:value-type="float">
            <text:p>-105.0761420745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04" calcext:value-type="date">
            <text:p>30/06/13 17:22</text:p>
          </table:table-cell>
          <table:table-cell office:value-type="float" office:value="463771341" calcext:value-type="float">
            <text:p>463771341</text:p>
          </table:table-cell>
          <table:table-cell office:value-type="float" office:value="-1253605162" calcext:value-type="float">
            <text:p>-1253605162</text:p>
          </table:table-cell>
          <table:table-cell office:value-type="float" office:value="8991.63" calcext:value-type="float">
            <text:p>8991.63</text:p>
          </table:table-cell>
          <table:table-cell office:value-type="float" office:value="3470.8" calcext:value-type="float">
            <text:p>3470.8</text:p>
          </table:table-cell>
          <table:table-cell office:value-type="float" office:value="22.02" calcext:value-type="float">
            <text:p>22.02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81]*2.23" office:value-type="float" office:value="49.1046" calcext:value-type="float">
            <text:p>49.1046</text:p>
          </table:table-cell>
          <table:table-cell table:formula="of:=[.F181]*0.000621371" office:value-type="float" office:value="5.58713812473" calcext:value-type="float">
            <text:p>5.58713812473</text:p>
          </table:table-cell>
          <table:table-cell table:formula="of:=[.D181]*(180/2^31)" office:value-type="float" office:value="38.8728647399694" calcext:value-type="float">
            <text:p>38.8728647399694</text:p>
          </table:table-cell>
          <table:table-cell table:formula="of:=[.E181]*(180/2^31)" office:value-type="float" office:value="-105.075970832258" calcext:value-type="float">
            <text:p>-105.07597083225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06" calcext:value-type="date">
            <text:p>30/06/13 17:22</text:p>
          </table:table-cell>
          <table:table-cell office:value-type="float" office:value="463774623" calcext:value-type="float">
            <text:p>463774623</text:p>
          </table:table-cell>
          <table:table-cell office:value-type="float" office:value="-1253597040" calcext:value-type="float">
            <text:p>-1253597040</text:p>
          </table:table-cell>
          <table:table-cell office:value-type="float" office:value="9023.47" calcext:value-type="float">
            <text:p>9023.47</text:p>
          </table:table-cell>
          <table:table-cell office:value-type="float" office:value="3477" calcext:value-type="float">
            <text:p>3477</text:p>
          </table:table-cell>
          <table:table-cell office:value-type="float" office:value="21.925" calcext:value-type="float">
            <text:p>21.925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82]*2.23" office:value-type="float" office:value="48.89275" calcext:value-type="float">
            <text:p>48.89275</text:p>
          </table:table-cell>
          <table:table-cell table:formula="of:=[.F182]*0.000621371" office:value-type="float" office:value="5.60692257737" calcext:value-type="float">
            <text:p>5.60692257737</text:p>
          </table:table-cell>
          <table:table-cell table:formula="of:=[.D182]*(180/2^31)" office:value-type="float" office:value="38.8731398340315" calcext:value-type="float">
            <text:p>38.8731398340315</text:p>
          </table:table-cell>
          <table:table-cell table:formula="of:=[.E182]*(180/2^31)" office:value-type="float" office:value="-105.075290054083" calcext:value-type="float">
            <text:p>-105.07529005408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08" calcext:value-type="date">
            <text:p>30/06/13 17:22</text:p>
          </table:table-cell>
          <table:table-cell office:value-type="float" office:value="463776617" calcext:value-type="float">
            <text:p>463776617</text:p>
          </table:table-cell>
          <table:table-cell office:value-type="float" office:value="-1253583332" calcext:value-type="float">
            <text:p>-1253583332</text:p>
          </table:table-cell>
          <table:table-cell office:value-type="float" office:value="9124.58" calcext:value-type="float">
            <text:p>9124.58</text:p>
          </table:table-cell>
          <table:table-cell office:value-type="float" office:value="3482.6" calcext:value-type="float">
            <text:p>3482.6</text:p>
          </table:table-cell>
          <table:table-cell office:value-type="float" office:value="24.112" calcext:value-type="float">
            <text:p>24.112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183]*2.23" office:value-type="float" office:value="53.76976" calcext:value-type="float">
            <text:p>53.76976</text:p>
          </table:table-cell>
          <table:table-cell table:formula="of:=[.F183]*0.000621371" office:value-type="float" office:value="5.66974939918" calcext:value-type="float">
            <text:p>5.66974939918</text:p>
          </table:table-cell>
          <table:table-cell table:formula="of:=[.D183]*(180/2^31)" office:value-type="float" office:value="38.8733069691807" calcext:value-type="float">
            <text:p>38.8733069691807</text:p>
          </table:table-cell>
          <table:table-cell table:formula="of:=[.E183]*(180/2^31)" office:value-type="float" office:value="-105.074141062796" calcext:value-type="float">
            <text:p>-105.07414106279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09" calcext:value-type="date">
            <text:p>30/06/13 17:22</text:p>
          </table:table-cell>
          <table:table-cell office:value-type="float" office:value="463776524" calcext:value-type="float">
            <text:p>463776524</text:p>
          </table:table-cell>
          <table:table-cell office:value-type="float" office:value="-1253576260" calcext:value-type="float">
            <text:p>-1253576260</text:p>
          </table:table-cell>
          <table:table-cell office:value-type="float" office:value="9176.02" calcext:value-type="float">
            <text:p>9176.02</text:p>
          </table:table-cell>
          <table:table-cell office:value-type="float" office:value="3485.2" calcext:value-type="float">
            <text:p>3485.2</text:p>
          </table:table-cell>
          <table:table-cell office:value-type="float" office:value="25.696" calcext:value-type="float">
            <text:p>25.696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184]*2.23" office:value-type="float" office:value="57.30208" calcext:value-type="float">
            <text:p>57.30208</text:p>
          </table:table-cell>
          <table:table-cell table:formula="of:=[.F184]*0.000621371" office:value-type="float" office:value="5.70171272342" calcext:value-type="float">
            <text:p>5.70171272342</text:p>
          </table:table-cell>
          <table:table-cell table:formula="of:=[.D184]*(180/2^31)" office:value-type="float" office:value="38.8732991740108" calcext:value-type="float">
            <text:p>38.8732991740108</text:p>
          </table:table-cell>
          <table:table-cell table:formula="of:=[.E184]*(180/2^31)" office:value-type="float" office:value="-105.073548294604" calcext:value-type="float">
            <text:p>-105.07354829460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10" calcext:value-type="date">
            <text:p>30/06/13 17:22</text:p>
          </table:table-cell>
          <table:table-cell office:value-type="float" office:value="463776425" calcext:value-type="float">
            <text:p>463776425</text:p>
          </table:table-cell>
          <table:table-cell office:value-type="float" office:value="-1253568688" calcext:value-type="float">
            <text:p>-1253568688</text:p>
          </table:table-cell>
          <table:table-cell office:value-type="float" office:value="9231.02" calcext:value-type="float">
            <text:p>9231.02</text:p>
          </table:table-cell>
          <table:table-cell office:value-type="float" office:value="3488.6" calcext:value-type="float">
            <text:p>3488.6</text:p>
          </table:table-cell>
          <table:table-cell office:value-type="float" office:value="27.733" calcext:value-type="float">
            <text:p>27.733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185]*2.23" office:value-type="float" office:value="61.84459" calcext:value-type="float">
            <text:p>61.84459</text:p>
          </table:table-cell>
          <table:table-cell table:formula="of:=[.F185]*0.000621371" office:value-type="float" office:value="5.73588812842" calcext:value-type="float">
            <text:p>5.73588812842</text:p>
          </table:table-cell>
          <table:table-cell table:formula="of:=[.D185]*(180/2^31)" office:value-type="float" office:value="38.8732908759266" calcext:value-type="float">
            <text:p>38.8732908759266</text:p>
          </table:table-cell>
          <table:table-cell table:formula="of:=[.E185]*(180/2^31)" office:value-type="float" office:value="-105.072913616896" calcext:value-type="float">
            <text:p>-105.07291361689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12" calcext:value-type="date">
            <text:p>30/06/13 17:22</text:p>
          </table:table-cell>
          <table:table-cell office:value-type="float" office:value="463773468" calcext:value-type="float">
            <text:p>463773468</text:p>
          </table:table-cell>
          <table:table-cell office:value-type="float" office:value="-1253556478" calcext:value-type="float">
            <text:p>-1253556478</text:p>
          </table:table-cell>
          <table:table-cell office:value-type="float" office:value="9323.41" calcext:value-type="float">
            <text:p>9323.41</text:p>
          </table:table-cell>
          <table:table-cell office:value-type="float" office:value="3494" calcext:value-type="float">
            <text:p>3494</text:p>
          </table:table-cell>
          <table:table-cell office:value-type="float" office:value="32.413" calcext:value-type="float">
            <text:p>32.413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186]*2.23" office:value-type="float" office:value="72.28099" calcext:value-type="float">
            <text:p>72.28099</text:p>
          </table:table-cell>
          <table:table-cell table:formula="of:=[.F186]*0.000621371" office:value-type="float" office:value="5.79329659511" calcext:value-type="float">
            <text:p>5.79329659511</text:p>
          </table:table-cell>
          <table:table-cell table:formula="of:=[.D186]*(180/2^31)" office:value-type="float" office:value="38.8730430230498" calcext:value-type="float">
            <text:p>38.8730430230498</text:p>
          </table:table-cell>
          <table:table-cell table:formula="of:=[.E186]*(180/2^31)" office:value-type="float" office:value="-105.071890186518" calcext:value-type="float">
            <text:p>-105.07189018651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13" calcext:value-type="date">
            <text:p>30/06/13 17:22</text:p>
          </table:table-cell>
          <table:table-cell office:value-type="float" office:value="463770554" calcext:value-type="float">
            <text:p>463770554</text:p>
          </table:table-cell>
          <table:table-cell office:value-type="float" office:value="-1253551424" calcext:value-type="float">
            <text:p>-1253551424</text:p>
          </table:table-cell>
          <table:table-cell office:value-type="float" office:value="9366.73" calcext:value-type="float">
            <text:p>9366.73</text:p>
          </table:table-cell>
          <table:table-cell office:value-type="float" office:value="3496.6" calcext:value-type="float">
            <text:p>3496.6</text:p>
          </table:table-cell>
          <table:table-cell office:value-type="float" office:value="34.392" calcext:value-type="float">
            <text:p>34.392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187]*2.23" office:value-type="float" office:value="76.69416" calcext:value-type="float">
            <text:p>76.69416</text:p>
          </table:table-cell>
          <table:table-cell table:formula="of:=[.F187]*0.000621371" office:value-type="float" office:value="5.82021438683" calcext:value-type="float">
            <text:p>5.82021438683</text:p>
          </table:table-cell>
          <table:table-cell table:formula="of:=[.D187]*(180/2^31)" office:value-type="float" office:value="38.8727987743914" calcext:value-type="float">
            <text:p>38.8727987743914</text:p>
          </table:table-cell>
          <table:table-cell table:formula="of:=[.E187]*(180/2^31)" office:value-type="float" office:value="-105.071466565132" calcext:value-type="float">
            <text:p>-105.07146656513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14" calcext:value-type="date">
            <text:p>30/06/13 17:22</text:p>
          </table:table-cell>
          <table:table-cell office:value-type="float" office:value="463767966" calcext:value-type="float">
            <text:p>463767966</text:p>
          </table:table-cell>
          <table:table-cell office:value-type="float" office:value="-1253547398" calcext:value-type="float">
            <text:p>-1253547398</text:p>
          </table:table-cell>
          <table:table-cell office:value-type="float" office:value="9403.42" calcext:value-type="float">
            <text:p>9403.42</text:p>
          </table:table-cell>
          <table:table-cell office:value-type="float" office:value="3498.8" calcext:value-type="float">
            <text:p>3498.8</text:p>
          </table:table-cell>
          <table:table-cell office:value-type="float" office:value="36.99" calcext:value-type="float">
            <text:p>36.99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188]*2.23" office:value-type="float" office:value="82.4877" calcext:value-type="float">
            <text:p>82.4877</text:p>
          </table:table-cell>
          <table:table-cell table:formula="of:=[.F188]*0.000621371" office:value-type="float" office:value="5.84301248882" calcext:value-type="float">
            <text:p>5.84301248882</text:p>
          </table:table-cell>
          <table:table-cell table:formula="of:=[.D188]*(180/2^31)" office:value-type="float" office:value="38.8725818507373" calcext:value-type="float">
            <text:p>38.8725818507373</text:p>
          </table:table-cell>
          <table:table-cell table:formula="of:=[.E188]*(180/2^31)" office:value-type="float" office:value="-105.07112910971" calcext:value-type="float">
            <text:p>-105.0711291097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16" calcext:value-type="date">
            <text:p>30/06/13 17:22</text:p>
          </table:table-cell>
          <table:table-cell office:value-type="float" office:value="463764852" calcext:value-type="float">
            <text:p>463764852</text:p>
          </table:table-cell>
          <table:table-cell office:value-type="float" office:value="-1253541291" calcext:value-type="float">
            <text:p>-1253541291</text:p>
          </table:table-cell>
          <table:table-cell office:value-type="float" office:value="9455.9" calcext:value-type="float">
            <text:p>9455.9</text:p>
          </table:table-cell>
          <table:table-cell office:value-type="float" office:value="3504.4" calcext:value-type="float">
            <text:p>3504.4</text:p>
          </table:table-cell>
          <table:table-cell office:value-type="float" office:value="40.208" calcext:value-type="float">
            <text:p>40.208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189]*2.23" office:value-type="float" office:value="89.66384" calcext:value-type="float">
            <text:p>89.66384</text:p>
          </table:table-cell>
          <table:table-cell table:formula="of:=[.F189]*0.000621371" office:value-type="float" office:value="5.8756220389" calcext:value-type="float">
            <text:p>5.8756220389</text:p>
          </table:table-cell>
          <table:table-cell table:formula="of:=[.D189]*(180/2^31)" office:value-type="float" office:value="38.8723208382726" calcext:value-type="float">
            <text:p>38.8723208382726</text:p>
          </table:table-cell>
          <table:table-cell table:formula="of:=[.E189]*(180/2^31)" office:value-type="float" office:value="-105.070617226884" calcext:value-type="float">
            <text:p>-105.07061722688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18" calcext:value-type="date">
            <text:p>30/06/13 17:22</text:p>
          </table:table-cell>
          <table:table-cell office:value-type="float" office:value="463764710" calcext:value-type="float">
            <text:p>463764710</text:p>
          </table:table-cell>
          <table:table-cell office:value-type="float" office:value="-1253536131" calcext:value-type="float">
            <text:p>-1253536131</text:p>
          </table:table-cell>
          <table:table-cell office:value-type="float" office:value="9491.35" calcext:value-type="float">
            <text:p>9491.35</text:p>
          </table:table-cell>
          <table:table-cell office:value-type="float" office:value="3509.6" calcext:value-type="float">
            <text:p>3509.6</text:p>
          </table:table-cell>
          <table:table-cell office:value-type="float" office:value="38.517" calcext:value-type="float">
            <text:p>38.517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190]*2.23" office:value-type="float" office:value="85.89291" calcext:value-type="float">
            <text:p>85.89291</text:p>
          </table:table-cell>
          <table:table-cell table:formula="of:=[.F190]*0.000621371" office:value-type="float" office:value="5.89764964085" calcext:value-type="float">
            <text:p>5.89764964085</text:p>
          </table:table-cell>
          <table:table-cell table:formula="of:=[.D190]*(180/2^31)" office:value-type="float" office:value="38.8723089359701" calcext:value-type="float">
            <text:p>38.8723089359701</text:p>
          </table:table-cell>
          <table:table-cell table:formula="of:=[.E190]*(180/2^31)" office:value-type="float" office:value="-105.07018472068" calcext:value-type="float">
            <text:p>-105.0701847206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19" calcext:value-type="date">
            <text:p>30/06/13 17:22</text:p>
          </table:table-cell>
          <table:table-cell office:value-type="float" office:value="463768479" calcext:value-type="float">
            <text:p>463768479</text:p>
          </table:table-cell>
          <table:table-cell office:value-type="float" office:value="-1253534972" calcext:value-type="float">
            <text:p>-1253534972</text:p>
          </table:table-cell>
          <table:table-cell office:value-type="float" office:value="9498.45" calcext:value-type="float">
            <text:p>9498.45</text:p>
          </table:table-cell>
          <table:table-cell office:value-type="float" office:value="3512" calcext:value-type="float">
            <text:p>3512</text:p>
          </table:table-cell>
          <table:table-cell office:value-type="float" office:value="37.702" calcext:value-type="float">
            <text:p>37.702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191]*2.23" office:value-type="float" office:value="84.07546" calcext:value-type="float">
            <text:p>84.07546</text:p>
          </table:table-cell>
          <table:table-cell table:formula="of:=[.F191]*0.000621371" office:value-type="float" office:value="5.90206137495" calcext:value-type="float">
            <text:p>5.90206137495</text:p>
          </table:table-cell>
          <table:table-cell table:formula="of:=[.D191]*(180/2^31)" office:value-type="float" office:value="38.8726248499006" calcext:value-type="float">
            <text:p>38.8726248499006</text:p>
          </table:table-cell>
          <table:table-cell table:formula="of:=[.E191]*(180/2^31)" office:value-type="float" office:value="-105.070087574422" calcext:value-type="float">
            <text:p>-105.07008757442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20" calcext:value-type="date">
            <text:p>30/06/13 17:22</text:p>
          </table:table-cell>
          <table:table-cell office:value-type="float" office:value="463769843" calcext:value-type="float">
            <text:p>463769843</text:p>
          </table:table-cell>
          <table:table-cell office:value-type="float" office:value="-1253533283" calcext:value-type="float">
            <text:p>-1253533283</text:p>
          </table:table-cell>
          <table:table-cell office:value-type="float" office:value="9513.01" calcext:value-type="float">
            <text:p>9513.01</text:p>
          </table:table-cell>
          <table:table-cell office:value-type="float" office:value="3514.6" calcext:value-type="float">
            <text:p>3514.6</text:p>
          </table:table-cell>
          <table:table-cell office:value-type="float" office:value="34.879" calcext:value-type="float">
            <text:p>34.879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192]*2.23" office:value-type="float" office:value="77.78017" calcext:value-type="float">
            <text:p>77.78017</text:p>
          </table:table-cell>
          <table:table-cell table:formula="of:=[.F192]*0.000621371" office:value-type="float" office:value="5.91110853671" calcext:value-type="float">
            <text:p>5.91110853671</text:p>
          </table:table-cell>
          <table:table-cell table:formula="of:=[.D192]*(180/2^31)" office:value-type="float" office:value="38.8727391790599" calcext:value-type="float">
            <text:p>38.8727391790599</text:p>
          </table:table-cell>
          <table:table-cell table:formula="of:=[.E192]*(180/2^31)" office:value-type="float" office:value="-105.069946004078" calcext:value-type="float">
            <text:p>-105.06994600407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21" calcext:value-type="date">
            <text:p>30/06/13 17:22</text:p>
          </table:table-cell>
          <table:table-cell office:value-type="float" office:value="463773822" calcext:value-type="float">
            <text:p>463773822</text:p>
          </table:table-cell>
          <table:table-cell office:value-type="float" office:value="-1253535022" calcext:value-type="float">
            <text:p>-1253535022</text:p>
          </table:table-cell>
          <table:table-cell office:value-type="float" office:value="9532.55" calcext:value-type="float">
            <text:p>9532.55</text:p>
          </table:table-cell>
          <table:table-cell office:value-type="float" office:value="3518.2" calcext:value-type="float">
            <text:p>3518.2</text:p>
          </table:table-cell>
          <table:table-cell office:value-type="float" office:value="33.64" calcext:value-type="float">
            <text:p>33.64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193]*2.23" office:value-type="float" office:value="75.0172" calcext:value-type="float">
            <text:p>75.0172</text:p>
          </table:table-cell>
          <table:table-cell table:formula="of:=[.F193]*0.000621371" office:value-type="float" office:value="5.92325012605" calcext:value-type="float">
            <text:p>5.92325012605</text:p>
          </table:table-cell>
          <table:table-cell table:formula="of:=[.D193]*(180/2^31)" office:value-type="float" office:value="38.8730726949871" calcext:value-type="float">
            <text:p>38.8730726949871</text:p>
          </table:table-cell>
          <table:table-cell table:formula="of:=[.E193]*(180/2^31)" office:value-type="float" office:value="-105.070091765374" calcext:value-type="float">
            <text:p>-105.07009176537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23" calcext:value-type="date">
            <text:p>30/06/13 17:22</text:p>
          </table:table-cell>
          <table:table-cell office:value-type="float" office:value="463782316" calcext:value-type="float">
            <text:p>463782316</text:p>
          </table:table-cell>
          <table:table-cell office:value-type="float" office:value="-1253533891" calcext:value-type="float">
            <text:p>-1253533891</text:p>
          </table:table-cell>
          <table:table-cell office:value-type="float" office:value="9610.67" calcext:value-type="float">
            <text:p>9610.67</text:p>
          </table:table-cell>
          <table:table-cell office:value-type="float" office:value="3523.8" calcext:value-type="float">
            <text:p>3523.8</text:p>
          </table:table-cell>
          <table:table-cell office:value-type="float" office:value="31.544" calcext:value-type="float">
            <text:p>31.544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194]*2.23" office:value-type="float" office:value="70.34312" calcext:value-type="float">
            <text:p>70.34312</text:p>
          </table:table-cell>
          <table:table-cell table:formula="of:=[.F194]*0.000621371" office:value-type="float" office:value="5.97179162857" calcext:value-type="float">
            <text:p>5.97179162857</text:p>
          </table:table-cell>
          <table:table-cell table:formula="of:=[.D194]*(180/2^31)" office:value-type="float" office:value="38.8737846538424" calcext:value-type="float">
            <text:p>38.8737846538424</text:p>
          </table:table-cell>
          <table:table-cell table:formula="of:=[.E194]*(180/2^31)" office:value-type="float" office:value="-105.069996966049" calcext:value-type="float">
            <text:p>-105.06999696604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24" calcext:value-type="date">
            <text:p>30/06/13 17:22</text:p>
          </table:table-cell>
          <table:table-cell office:value-type="float" office:value="463788417" calcext:value-type="float">
            <text:p>463788417</text:p>
          </table:table-cell>
          <table:table-cell office:value-type="float" office:value="-1253533926" calcext:value-type="float">
            <text:p>-1253533926</text:p>
          </table:table-cell>
          <table:table-cell office:value-type="float" office:value="9666.04" calcext:value-type="float">
            <text:p>9666.04</text:p>
          </table:table-cell>
          <table:table-cell office:value-type="float" office:value="3525.8" calcext:value-type="float">
            <text:p>3525.8</text:p>
          </table:table-cell>
          <table:table-cell office:value-type="float" office:value="32.444" calcext:value-type="float">
            <text:p>32.444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195]*2.23" office:value-type="float" office:value="72.35012" calcext:value-type="float">
            <text:p>72.35012</text:p>
          </table:table-cell>
          <table:table-cell table:formula="of:=[.F195]*0.000621371" office:value-type="float" office:value="6.00619694084" calcext:value-type="float">
            <text:p>6.00619694084</text:p>
          </table:table-cell>
          <table:table-cell table:formula="of:=[.D195]*(180/2^31)" office:value-type="float" office:value="38.8742960337549" calcext:value-type="float">
            <text:p>38.8742960337549</text:p>
          </table:table-cell>
          <table:table-cell table:formula="of:=[.E195]*(180/2^31)" office:value-type="float" office:value="-105.069999899715" calcext:value-type="float">
            <text:p>-105.06999989971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25" calcext:value-type="date">
            <text:p>30/06/13 17:22</text:p>
          </table:table-cell>
          <table:table-cell office:value-type="float" office:value="463793205" calcext:value-type="float">
            <text:p>463793205</text:p>
          </table:table-cell>
          <table:table-cell office:value-type="float" office:value="-1253532341" calcext:value-type="float">
            <text:p>-1253532341</text:p>
          </table:table-cell>
          <table:table-cell office:value-type="float" office:value="9712.04" calcext:value-type="float">
            <text:p>9712.04</text:p>
          </table:table-cell>
          <table:table-cell office:value-type="float" office:value="3529.2" calcext:value-type="float">
            <text:p>3529.2</text:p>
          </table:table-cell>
          <table:table-cell office:value-type="float" office:value="32.528" calcext:value-type="float">
            <text:p>32.528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196]*2.23" office:value-type="float" office:value="72.53744" calcext:value-type="float">
            <text:p>72.53744</text:p>
          </table:table-cell>
          <table:table-cell table:formula="of:=[.F196]*0.000621371" office:value-type="float" office:value="6.03478000684" calcext:value-type="float">
            <text:p>6.03478000684</text:p>
          </table:table-cell>
          <table:table-cell table:formula="of:=[.D196]*(180/2^31)" office:value-type="float" office:value="38.8746973592788" calcext:value-type="float">
            <text:p>38.8746973592788</text:p>
          </table:table-cell>
          <table:table-cell table:formula="of:=[.E196]*(180/2^31)" office:value-type="float" office:value="-105.06986704655" calcext:value-type="float">
            <text:p>-105.0698670465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26" calcext:value-type="date">
            <text:p>30/06/13 17:22</text:p>
          </table:table-cell>
          <table:table-cell office:value-type="float" office:value="463796788" calcext:value-type="float">
            <text:p>463796788</text:p>
          </table:table-cell>
          <table:table-cell office:value-type="float" office:value="-1253529029" calcext:value-type="float">
            <text:p>-1253529029</text:p>
          </table:table-cell>
          <table:table-cell office:value-type="float" office:value="9751.86" calcext:value-type="float">
            <text:p>9751.86</text:p>
          </table:table-cell>
          <table:table-cell office:value-type="float" office:value="3531.6" calcext:value-type="float">
            <text:p>3531.6</text:p>
          </table:table-cell>
          <table:table-cell office:value-type="float" office:value="32.819" calcext:value-type="float">
            <text:p>32.819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197]*2.23" office:value-type="float" office:value="73.18637" calcext:value-type="float">
            <text:p>73.18637</text:p>
          </table:table-cell>
          <table:table-cell table:formula="of:=[.F197]*0.000621371" office:value-type="float" office:value="6.05952300006" calcext:value-type="float">
            <text:p>6.05952300006</text:p>
          </table:table-cell>
          <table:table-cell table:formula="of:=[.D197]*(180/2^31)" office:value-type="float" office:value="38.8749976828694" calcext:value-type="float">
            <text:p>38.8749976828694</text:p>
          </table:table-cell>
          <table:table-cell table:formula="of:=[.E197]*(180/2^31)" office:value-type="float" office:value="-105.069589437917" calcext:value-type="float">
            <text:p>-105.06958943791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27" calcext:value-type="date">
            <text:p>30/06/13 17:22</text:p>
          </table:table-cell>
          <table:table-cell office:value-type="float" office:value="463800023" calcext:value-type="float">
            <text:p>463800023</text:p>
          </table:table-cell>
          <table:table-cell office:value-type="float" office:value="-1253524736" calcext:value-type="float">
            <text:p>-1253524736</text:p>
          </table:table-cell>
          <table:table-cell office:value-type="float" office:value="9793.62" calcext:value-type="float">
            <text:p>9793.62</text:p>
          </table:table-cell>
          <table:table-cell office:value-type="float" office:value="3533.4" calcext:value-type="float">
            <text:p>3533.4</text:p>
          </table:table-cell>
          <table:table-cell office:value-type="float" office:value="33.502" calcext:value-type="float">
            <text:p>33.502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198]*2.23" office:value-type="float" office:value="74.70946" calcext:value-type="float">
            <text:p>74.70946</text:p>
          </table:table-cell>
          <table:table-cell table:formula="of:=[.F198]*0.000621371" office:value-type="float" office:value="6.08547145302" calcext:value-type="float">
            <text:p>6.08547145302</text:p>
          </table:table-cell>
          <table:table-cell table:formula="of:=[.D198]*(180/2^31)" office:value-type="float" office:value="38.875268837437" calcext:value-type="float">
            <text:p>38.875268837437</text:p>
          </table:table-cell>
          <table:table-cell table:formula="of:=[.E198]*(180/2^31)" office:value-type="float" office:value="-105.069229602814" calcext:value-type="float">
            <text:p>-105.06922960281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29" calcext:value-type="date">
            <text:p>30/06/13 17:22</text:p>
          </table:table-cell>
          <table:table-cell office:value-type="float" office:value="463804976" calcext:value-type="float">
            <text:p>463804976</text:p>
          </table:table-cell>
          <table:table-cell office:value-type="float" office:value="-1253514762" calcext:value-type="float">
            <text:p>-1253514762</text:p>
          </table:table-cell>
          <table:table-cell office:value-type="float" office:value="9877.54" calcext:value-type="float">
            <text:p>9877.54</text:p>
          </table:table-cell>
          <table:table-cell office:value-type="float" office:value="3538.8" calcext:value-type="float">
            <text:p>3538.8</text:p>
          </table:table-cell>
          <table:table-cell office:value-type="float" office:value="37.125" calcext:value-type="float">
            <text:p>37.125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199]*2.23" office:value-type="float" office:value="82.78875" calcext:value-type="float">
            <text:p>82.78875</text:p>
          </table:table-cell>
          <table:table-cell table:formula="of:=[.F199]*0.000621371" office:value-type="float" office:value="6.13761690734" calcext:value-type="float">
            <text:p>6.13761690734</text:p>
          </table:table-cell>
          <table:table-cell table:formula="of:=[.D199]*(180/2^31)" office:value-type="float" office:value="38.8756839931011" calcext:value-type="float">
            <text:p>38.8756839931011</text:p>
          </table:table-cell>
          <table:table-cell table:formula="of:=[.E199]*(180/2^31)" office:value-type="float" office:value="-105.068393591791" calcext:value-type="float">
            <text:p>-105.06839359179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31" calcext:value-type="date">
            <text:p>30/06/13 17:22</text:p>
          </table:table-cell>
          <table:table-cell office:value-type="float" office:value="463807375" calcext:value-type="float">
            <text:p>463807375</text:p>
          </table:table-cell>
          <table:table-cell office:value-type="float" office:value="-1253503102" calcext:value-type="float">
            <text:p>-1253503102</text:p>
          </table:table-cell>
          <table:table-cell office:value-type="float" office:value="9961.47" calcext:value-type="float">
            <text:p>9961.47</text:p>
          </table:table-cell>
          <table:table-cell office:value-type="float" office:value="3544.6" calcext:value-type="float">
            <text:p>3544.6</text:p>
          </table:table-cell>
          <table:table-cell office:value-type="float" office:value="39.768" calcext:value-type="float">
            <text:p>39.768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200]*2.23" office:value-type="float" office:value="88.68264" calcext:value-type="float">
            <text:p>88.68264</text:p>
          </table:table-cell>
          <table:table-cell table:formula="of:=[.F200]*0.000621371" office:value-type="float" office:value="6.18976857537" calcext:value-type="float">
            <text:p>6.18976857537</text:p>
          </table:table-cell>
          <table:table-cell table:formula="of:=[.D200]*(180/2^31)" office:value-type="float" office:value="38.8758850749582" calcext:value-type="float">
            <text:p>38.8758850749582</text:p>
          </table:table-cell>
          <table:table-cell table:formula="of:=[.E200]*(180/2^31)" office:value-type="float" office:value="-105.067416261882" calcext:value-type="float">
            <text:p>-105.06741626188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33" calcext:value-type="date">
            <text:p>30/06/13 17:22</text:p>
          </table:table-cell>
          <table:table-cell office:value-type="float" office:value="463806361" calcext:value-type="float">
            <text:p>463806361</text:p>
          </table:table-cell>
          <table:table-cell office:value-type="float" office:value="-1253490827" calcext:value-type="float">
            <text:p>-1253490827</text:p>
          </table:table-cell>
          <table:table-cell office:value-type="float" office:value="10045.74" calcext:value-type="float">
            <text:p>10045.74</text:p>
          </table:table-cell>
          <table:table-cell office:value-type="float" office:value="3549.8" calcext:value-type="float">
            <text:p>3549.8</text:p>
          </table:table-cell>
          <table:table-cell office:value-type="float" office:value="42.793" calcext:value-type="float">
            <text:p>42.79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01]*2.23" office:value-type="float" office:value="95.42839" calcext:value-type="float">
            <text:p>95.42839</text:p>
          </table:table-cell>
          <table:table-cell table:formula="of:=[.F201]*0.000621371" office:value-type="float" office:value="6.24213150954" calcext:value-type="float">
            <text:p>6.24213150954</text:p>
          </table:table-cell>
          <table:table-cell table:formula="of:=[.D201]*(180/2^31)" office:value-type="float" office:value="38.87580008246" calcext:value-type="float">
            <text:p>38.87580008246</text:p>
          </table:table-cell>
          <table:table-cell table:formula="of:=[.E201]*(180/2^31)" office:value-type="float" office:value="-105.066387383267" calcext:value-type="float">
            <text:p>-105.06638738326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35" calcext:value-type="date">
            <text:p>30/06/13 17:22</text:p>
          </table:table-cell>
          <table:table-cell office:value-type="float" office:value="463804178" calcext:value-type="float">
            <text:p>463804178</text:p>
          </table:table-cell>
          <table:table-cell office:value-type="float" office:value="-1253481220" calcext:value-type="float">
            <text:p>-1253481220</text:p>
          </table:table-cell>
          <table:table-cell office:value-type="float" office:value="10115.22" calcext:value-type="float">
            <text:p>10115.22</text:p>
          </table:table-cell>
          <table:table-cell office:value-type="float" office:value="3556" calcext:value-type="float">
            <text:p>3556</text:p>
          </table:table-cell>
          <table:table-cell office:value-type="float" office:value="42.708" calcext:value-type="float">
            <text:p>42.708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202]*2.23" office:value-type="float" office:value="95.23884" calcext:value-type="float">
            <text:p>95.23884</text:p>
          </table:table-cell>
          <table:table-cell table:formula="of:=[.F202]*0.000621371" office:value-type="float" office:value="6.28530436662" calcext:value-type="float">
            <text:p>6.28530436662</text:p>
          </table:table-cell>
          <table:table-cell table:formula="of:=[.D202]*(180/2^31)" office:value-type="float" office:value="38.8756171055138" calcext:value-type="float">
            <text:p>38.8756171055138</text:p>
          </table:table-cell>
          <table:table-cell table:formula="of:=[.E202]*(180/2^31)" office:value-type="float" office:value="-105.06558213383" calcext:value-type="float">
            <text:p>-105.0655821338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37" calcext:value-type="date">
            <text:p>30/06/13 17:22</text:p>
          </table:table-cell>
          <table:table-cell office:value-type="float" office:value="463801390" calcext:value-type="float">
            <text:p>463801390</text:p>
          </table:table-cell>
          <table:table-cell office:value-type="float" office:value="-1253475362" calcext:value-type="float">
            <text:p>-1253475362</text:p>
          </table:table-cell>
          <table:table-cell office:value-type="float" office:value="10161.25" calcext:value-type="float">
            <text:p>10161.25</text:p>
          </table:table-cell>
          <table:table-cell office:value-type="float" office:value="3561.8" calcext:value-type="float">
            <text:p>3561.8</text:p>
          </table:table-cell>
          <table:table-cell office:value-type="float" office:value="38.596" calcext:value-type="float">
            <text:p>38.596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203]*2.23" office:value-type="float" office:value="86.06908" calcext:value-type="float">
            <text:p>86.06908</text:p>
          </table:table-cell>
          <table:table-cell table:formula="of:=[.F203]*0.000621371" office:value-type="float" office:value="6.31390607375" calcext:value-type="float">
            <text:p>6.31390607375</text:p>
          </table:table-cell>
          <table:table-cell table:formula="of:=[.D203]*(180/2^31)" office:value-type="float" office:value="38.8753834180534" calcext:value-type="float">
            <text:p>38.8753834180534</text:p>
          </table:table-cell>
          <table:table-cell table:formula="of:=[.E203]*(180/2^31)" office:value-type="float" office:value="-105.065091121942" calcext:value-type="float">
            <text:p>-105.06509112194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39" calcext:value-type="date">
            <text:p>30/06/13 17:22</text:p>
          </table:table-cell>
          <table:table-cell office:value-type="float" office:value="463798386" calcext:value-type="float">
            <text:p>463798386</text:p>
          </table:table-cell>
          <table:table-cell office:value-type="float" office:value="-1253475388" calcext:value-type="float">
            <text:p>-1253475388</text:p>
          </table:table-cell>
          <table:table-cell office:value-type="float" office:value="10172.01" calcext:value-type="float">
            <text:p>10172.01</text:p>
          </table:table-cell>
          <table:table-cell office:value-type="float" office:value="3567.4" calcext:value-type="float">
            <text:p>3567.4</text:p>
          </table:table-cell>
          <table:table-cell office:value-type="float" office:value="34.046" calcext:value-type="float">
            <text:p>34.046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04]*2.23" office:value-type="float" office:value="75.92258" calcext:value-type="float">
            <text:p>75.92258</text:p>
          </table:table-cell>
          <table:table-cell table:formula="of:=[.F204]*0.000621371" office:value-type="float" office:value="6.32059202571" calcext:value-type="float">
            <text:p>6.32059202571</text:p>
          </table:table-cell>
          <table:table-cell table:formula="of:=[.D204]*(180/2^31)" office:value-type="float" office:value="38.8751316256821" calcext:value-type="float">
            <text:p>38.8751316256821</text:p>
          </table:table-cell>
          <table:table-cell table:formula="of:=[.E204]*(180/2^31)" office:value-type="float" office:value="-105.065093301237" calcext:value-type="float">
            <text:p>-105.06509330123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41" calcext:value-type="date">
            <text:p>30/06/13 17:22</text:p>
          </table:table-cell>
          <table:table-cell office:value-type="float" office:value="463796311" calcext:value-type="float">
            <text:p>463796311</text:p>
          </table:table-cell>
          <table:table-cell office:value-type="float" office:value="-1253478331" calcext:value-type="float">
            <text:p>-1253478331</text:p>
          </table:table-cell>
          <table:table-cell office:value-type="float" office:value="10173.99" calcext:value-type="float">
            <text:p>10173.99</text:p>
          </table:table-cell>
          <table:table-cell office:value-type="float" office:value="3573.4" calcext:value-type="float">
            <text:p>3573.4</text:p>
          </table:table-cell>
          <table:table-cell office:value-type="float" office:value="29.212" calcext:value-type="float">
            <text:p>29.212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05]*2.23" office:value-type="float" office:value="65.14276" calcext:value-type="float">
            <text:p>65.14276</text:p>
          </table:table-cell>
          <table:table-cell table:formula="of:=[.F205]*0.000621371" office:value-type="float" office:value="6.32182234029" calcext:value-type="float">
            <text:p>6.32182234029</text:p>
          </table:table-cell>
          <table:table-cell table:formula="of:=[.D205]*(180/2^31)" office:value-type="float" office:value="38.8749577011913" calcext:value-type="float">
            <text:p>38.8749577011913</text:p>
          </table:table-cell>
          <table:table-cell table:formula="of:=[.E205]*(180/2^31)" office:value-type="float" office:value="-105.065339980647" calcext:value-type="float">
            <text:p>-105.06533998064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43" calcext:value-type="date">
            <text:p>30/06/13 17:22</text:p>
          </table:table-cell>
          <table:table-cell office:value-type="float" office:value="463795261" calcext:value-type="float">
            <text:p>463795261</text:p>
          </table:table-cell>
          <table:table-cell office:value-type="float" office:value="-1253483218" calcext:value-type="float">
            <text:p>-1253483218</text:p>
          </table:table-cell>
          <table:table-cell office:value-type="float" office:value="10189.34" calcext:value-type="float">
            <text:p>10189.34</text:p>
          </table:table-cell>
          <table:table-cell office:value-type="float" office:value="3579" calcext:value-type="float">
            <text:p>3579</text:p>
          </table:table-cell>
          <table:table-cell office:value-type="float" office:value="24.681" calcext:value-type="float">
            <text:p>24.681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206]*2.23" office:value-type="float" office:value="55.03863" calcext:value-type="float">
            <text:p>55.03863</text:p>
          </table:table-cell>
          <table:table-cell table:formula="of:=[.F206]*0.000621371" office:value-type="float" office:value="6.33136038514" calcext:value-type="float">
            <text:p>6.33136038514</text:p>
          </table:table-cell>
          <table:table-cell table:formula="of:=[.D206]*(180/2^31)" office:value-type="float" office:value="38.874869691208" calcext:value-type="float">
            <text:p>38.874869691208</text:p>
          </table:table-cell>
          <table:table-cell table:formula="of:=[.E206]*(180/2^31)" office:value-type="float" office:value="-105.065749604255" calcext:value-type="float">
            <text:p>-105.06574960425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45" calcext:value-type="date">
            <text:p>30/06/13 17:22</text:p>
          </table:table-cell>
          <table:table-cell office:value-type="float" office:value="463795597" calcext:value-type="float">
            <text:p>463795597</text:p>
          </table:table-cell>
          <table:table-cell office:value-type="float" office:value="-1253494282" calcext:value-type="float">
            <text:p>-1253494282</text:p>
          </table:table-cell>
          <table:table-cell office:value-type="float" office:value="10260.56" calcext:value-type="float">
            <text:p>10260.56</text:p>
          </table:table-cell>
          <table:table-cell office:value-type="float" office:value="3583.8" calcext:value-type="float">
            <text:p>3583.8</text:p>
          </table:table-cell>
          <table:table-cell office:value-type="float" office:value="23.611" calcext:value-type="float">
            <text:p>23.611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207]*2.23" office:value-type="float" office:value="52.65253" calcext:value-type="float">
            <text:p>52.65253</text:p>
          </table:table-cell>
          <table:table-cell table:formula="of:=[.F207]*0.000621371" office:value-type="float" office:value="6.37561442776" calcext:value-type="float">
            <text:p>6.37561442776</text:p>
          </table:table-cell>
          <table:table-cell table:formula="of:=[.D207]*(180/2^31)" office:value-type="float" office:value="38.8748978544027" calcext:value-type="float">
            <text:p>38.8748978544027</text:p>
          </table:table-cell>
          <table:table-cell table:formula="of:=[.E207]*(180/2^31)" office:value-type="float" office:value="-105.066676978022" calcext:value-type="float">
            <text:p>-105.06667697802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47" calcext:value-type="date">
            <text:p>30/06/13 17:22</text:p>
          </table:table-cell>
          <table:table-cell office:value-type="float" office:value="463793898" calcext:value-type="float">
            <text:p>463793898</text:p>
          </table:table-cell>
          <table:table-cell office:value-type="float" office:value="-1253508246" calcext:value-type="float">
            <text:p>-1253508246</text:p>
          </table:table-cell>
          <table:table-cell office:value-type="float" office:value="10359.89" calcext:value-type="float">
            <text:p>10359.89</text:p>
          </table:table-cell>
          <table:table-cell office:value-type="float" office:value="3588.4" calcext:value-type="float">
            <text:p>3588.4</text:p>
          </table:table-cell>
          <table:table-cell office:value-type="float" office:value="25.841" calcext:value-type="float">
            <text:p>25.841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208]*2.23" office:value-type="float" office:value="57.62543" calcext:value-type="float">
            <text:p>57.62543</text:p>
          </table:table-cell>
          <table:table-cell table:formula="of:=[.F208]*0.000621371" office:value-type="float" office:value="6.43733520919" calcext:value-type="float">
            <text:p>6.43733520919</text:p>
          </table:table-cell>
          <table:table-cell table:formula="of:=[.D208]*(180/2^31)" office:value-type="float" office:value="38.8747554458678" calcext:value-type="float">
            <text:p>38.8747554458678</text:p>
          </table:table-cell>
          <table:table-cell table:formula="of:=[.E208]*(180/2^31)" office:value-type="float" office:value="-105.067847426981" calcext:value-type="float">
            <text:p>-105.06784742698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48" calcext:value-type="date">
            <text:p>30/06/13 17:22</text:p>
          </table:table-cell>
          <table:table-cell office:value-type="float" office:value="463791331" calcext:value-type="float">
            <text:p>463791331</text:p>
          </table:table-cell>
          <table:table-cell office:value-type="float" office:value="-1253510764" calcext:value-type="float">
            <text:p>-1253510764</text:p>
          </table:table-cell>
          <table:table-cell office:value-type="float" office:value="10388.15" calcext:value-type="float">
            <text:p>10388.15</text:p>
          </table:table-cell>
          <table:table-cell office:value-type="float" office:value="3591.2" calcext:value-type="float">
            <text:p>3591.2</text:p>
          </table:table-cell>
          <table:table-cell office:value-type="float" office:value="25.798" calcext:value-type="float">
            <text:p>25.798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209]*2.23" office:value-type="float" office:value="57.52954" calcext:value-type="float">
            <text:p>57.52954</text:p>
          </table:table-cell>
          <table:table-cell table:formula="of:=[.F209]*0.000621371" office:value-type="float" office:value="6.45489515365" calcext:value-type="float">
            <text:p>6.45489515365</text:p>
          </table:table-cell>
          <table:table-cell table:formula="of:=[.D209]*(180/2^31)" office:value-type="float" office:value="38.8745402824134" calcext:value-type="float">
            <text:p>38.8745402824134</text:p>
          </table:table-cell>
          <table:table-cell table:formula="of:=[.E209]*(180/2^31)" office:value-type="float" office:value="-105.068058483303" calcext:value-type="float">
            <text:p>-105.06805848330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49" calcext:value-type="date">
            <text:p>30/06/13 17:22</text:p>
          </table:table-cell>
          <table:table-cell office:value-type="float" office:value="463787710" calcext:value-type="float">
            <text:p>463787710</text:p>
          </table:table-cell>
          <table:table-cell office:value-type="float" office:value="-1253512743" calcext:value-type="float">
            <text:p>-1253512743</text:p>
          </table:table-cell>
          <table:table-cell office:value-type="float" office:value="10421.05" calcext:value-type="float">
            <text:p>10421.05</text:p>
          </table:table-cell>
          <table:table-cell office:value-type="float" office:value="3594.4" calcext:value-type="float">
            <text:p>3594.4</text:p>
          </table:table-cell>
          <table:table-cell office:value-type="float" office:value="26.94" calcext:value-type="float">
            <text:p>26.94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210]*2.23" office:value-type="float" office:value="60.0762" calcext:value-type="float">
            <text:p>60.0762</text:p>
          </table:table-cell>
          <table:table-cell table:formula="of:=[.F210]*0.000621371" office:value-type="float" office:value="6.47533825955" calcext:value-type="float">
            <text:p>6.47533825955</text:p>
          </table:table-cell>
          <table:table-cell table:formula="of:=[.D210]*(180/2^31)" office:value-type="float" office:value="38.8742367736995" calcext:value-type="float">
            <text:p>38.8742367736995</text:p>
          </table:table-cell>
          <table:table-cell table:formula="of:=[.E210]*(180/2^31)" office:value-type="float" office:value="-105.068224361166" calcext:value-type="float">
            <text:p>-105.06822436116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51" calcext:value-type="date">
            <text:p>30/06/13 17:22</text:p>
          </table:table-cell>
          <table:table-cell office:value-type="float" office:value="463780160" calcext:value-type="float">
            <text:p>463780160</text:p>
          </table:table-cell>
          <table:table-cell office:value-type="float" office:value="-1253512985" calcext:value-type="float">
            <text:p>-1253512985</text:p>
          </table:table-cell>
          <table:table-cell office:value-type="float" office:value="10483.45" calcext:value-type="float">
            <text:p>10483.45</text:p>
          </table:table-cell>
          <table:table-cell office:value-type="float" office:value="3600.6" calcext:value-type="float">
            <text:p>3600.6</text:p>
          </table:table-cell>
          <table:table-cell office:value-type="float" office:value="30.182" calcext:value-type="float">
            <text:p>30.182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211]*2.23" office:value-type="float" office:value="67.30586" calcext:value-type="float">
            <text:p>67.30586</text:p>
          </table:table-cell>
          <table:table-cell table:formula="of:=[.F211]*0.000621371" office:value-type="float" office:value="6.51411180995" calcext:value-type="float">
            <text:p>6.51411180995</text:p>
          </table:table-cell>
          <table:table-cell table:formula="of:=[.D211]*(180/2^31)" office:value-type="float" office:value="38.8736039400101" calcext:value-type="float">
            <text:p>38.8736039400101</text:p>
          </table:table-cell>
          <table:table-cell table:formula="of:=[.E211]*(180/2^31)" office:value-type="float" office:value="-105.068244645372" calcext:value-type="float">
            <text:p>-105.06824464537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53" calcext:value-type="date">
            <text:p>30/06/13 17:22</text:p>
          </table:table-cell>
          <table:table-cell office:value-type="float" office:value="463771748" calcext:value-type="float">
            <text:p>463771748</text:p>
          </table:table-cell>
          <table:table-cell office:value-type="float" office:value="-1253510522" calcext:value-type="float">
            <text:p>-1253510522</text:p>
          </table:table-cell>
          <table:table-cell office:value-type="float" office:value="10561.13" calcext:value-type="float">
            <text:p>10561.13</text:p>
          </table:table-cell>
          <table:table-cell office:value-type="float" office:value="3606.6" calcext:value-type="float">
            <text:p>3606.6</text:p>
          </table:table-cell>
          <table:table-cell office:value-type="float" office:value="34.344" calcext:value-type="float">
            <text:p>34.344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12]*2.23" office:value-type="float" office:value="76.58712" calcext:value-type="float">
            <text:p>76.58712</text:p>
          </table:table-cell>
          <table:table-cell table:formula="of:=[.F212]*0.000621371" office:value-type="float" office:value="6.56237990923" calcext:value-type="float">
            <text:p>6.56237990923</text:p>
          </table:table-cell>
          <table:table-cell table:formula="of:=[.D212]*(180/2^31)" office:value-type="float" office:value="38.8728988543153" calcext:value-type="float">
            <text:p>38.8728988543153</text:p>
          </table:table-cell>
          <table:table-cell table:formula="of:=[.E212]*(180/2^31)" office:value-type="float" office:value="-105.068038199097" calcext:value-type="float">
            <text:p>-105.06803819909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55" calcext:value-type="date">
            <text:p>30/06/13 17:22</text:p>
          </table:table-cell>
          <table:table-cell office:value-type="float" office:value="463763485" calcext:value-type="float">
            <text:p>463763485</text:p>
          </table:table-cell>
          <table:table-cell office:value-type="float" office:value="-1253508872" calcext:value-type="float">
            <text:p>-1253508872</text:p>
          </table:table-cell>
          <table:table-cell office:value-type="float" office:value="10638.85" calcext:value-type="float">
            <text:p>10638.85</text:p>
          </table:table-cell>
          <table:table-cell office:value-type="float" office:value="3613" calcext:value-type="float">
            <text:p>3613</text:p>
          </table:table-cell>
          <table:table-cell office:value-type="float" office:value="38.065" calcext:value-type="float">
            <text:p>38.065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213]*2.23" office:value-type="float" office:value="84.88495" calcext:value-type="float">
            <text:p>84.88495</text:p>
          </table:table-cell>
          <table:table-cell table:formula="of:=[.F213]*0.000621371" office:value-type="float" office:value="6.61067286335" calcext:value-type="float">
            <text:p>6.61067286335</text:p>
          </table:table-cell>
          <table:table-cell table:formula="of:=[.D213]*(180/2^31)" office:value-type="float" office:value="38.8722062576562" calcext:value-type="float">
            <text:p>38.8722062576562</text:p>
          </table:table-cell>
          <table:table-cell table:formula="of:=[.E213]*(180/2^31)" office:value-type="float" office:value="-105.067899897695" calcext:value-type="float">
            <text:p>-105.06789989769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56" calcext:value-type="date">
            <text:p>30/06/13 17:22</text:p>
          </table:table-cell>
          <table:table-cell office:value-type="float" office:value="463759327" calcext:value-type="float">
            <text:p>463759327</text:p>
          </table:table-cell>
          <table:table-cell office:value-type="float" office:value="-1253507925" calcext:value-type="float">
            <text:p>-1253507925</text:p>
          </table:table-cell>
          <table:table-cell office:value-type="float" office:value="10678.14" calcext:value-type="float">
            <text:p>10678.14</text:p>
          </table:table-cell>
          <table:table-cell office:value-type="float" office:value="3616.2" calcext:value-type="float">
            <text:p>3616.2</text:p>
          </table:table-cell>
          <table:table-cell office:value-type="float" office:value="39.091" calcext:value-type="float">
            <text:p>39.091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214]*2.23" office:value-type="float" office:value="87.17293" calcext:value-type="float">
            <text:p>87.17293</text:p>
          </table:table-cell>
          <table:table-cell table:formula="of:=[.F214]*0.000621371" office:value-type="float" office:value="6.63508652994" calcext:value-type="float">
            <text:p>6.63508652994</text:p>
          </table:table-cell>
          <table:table-cell table:formula="of:=[.D214]*(180/2^31)" office:value-type="float" office:value="38.8718577381223" calcext:value-type="float">
            <text:p>38.8718577381223</text:p>
          </table:table-cell>
          <table:table-cell table:formula="of:=[.E214]*(180/2^31)" office:value-type="float" office:value="-105.067820521072" calcext:value-type="float">
            <text:p>-105.06782052107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58" calcext:value-type="date">
            <text:p>30/06/13 17:22</text:p>
          </table:table-cell>
          <table:table-cell office:value-type="float" office:value="463750937" calcext:value-type="float">
            <text:p>463750937</text:p>
          </table:table-cell>
          <table:table-cell office:value-type="float" office:value="-1253505614" calcext:value-type="float">
            <text:p>-1253505614</text:p>
          </table:table-cell>
          <table:table-cell office:value-type="float" office:value="10758.04" calcext:value-type="float">
            <text:p>10758.04</text:p>
          </table:table-cell>
          <table:table-cell office:value-type="float" office:value="3623" calcext:value-type="float">
            <text:p>3623</text:p>
          </table:table-cell>
          <table:table-cell office:value-type="float" office:value="37.074" calcext:value-type="float">
            <text:p>37.074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H215]*2.23" office:value-type="float" office:value="82.67502" calcext:value-type="float">
            <text:p>82.67502</text:p>
          </table:table-cell>
          <table:table-cell table:formula="of:=[.F215]*0.000621371" office:value-type="float" office:value="6.68473407284" calcext:value-type="float">
            <text:p>6.68473407284</text:p>
          </table:table-cell>
          <table:table-cell table:formula="of:=[.D215]*(180/2^31)" office:value-type="float" office:value="38.8711544964463" calcext:value-type="float">
            <text:p>38.8711544964463</text:p>
          </table:table-cell>
          <table:table-cell table:formula="of:=[.E215]*(180/2^31)" office:value-type="float" office:value="-105.067626815289" calcext:value-type="float">
            <text:p>-105.06762681528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2:59" calcext:value-type="date">
            <text:p>30/06/13 17:22</text:p>
          </table:table-cell>
          <table:table-cell office:value-type="float" office:value="463746895" calcext:value-type="float">
            <text:p>463746895</text:p>
          </table:table-cell>
          <table:table-cell office:value-type="float" office:value="-1253504272" calcext:value-type="float">
            <text:p>-1253504272</text:p>
          </table:table-cell>
          <table:table-cell office:value-type="float" office:value="10796.9" calcext:value-type="float">
            <text:p>10796.9</text:p>
          </table:table-cell>
          <table:table-cell office:value-type="float" office:value="3626.2" calcext:value-type="float">
            <text:p>3626.2</text:p>
          </table:table-cell>
          <table:table-cell office:value-type="float" office:value="36.704" calcext:value-type="float">
            <text:p>36.704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H216]*2.23" office:value-type="float" office:value="81.84992" calcext:value-type="float">
            <text:p>81.84992</text:p>
          </table:table-cell>
          <table:table-cell table:formula="of:=[.F216]*0.000621371" office:value-type="float" office:value="6.7088805499" calcext:value-type="float">
            <text:p>6.7088805499</text:p>
          </table:table-cell>
          <table:table-cell table:formula="of:=[.D216]*(180/2^31)" office:value-type="float" office:value="38.8708156999201" calcext:value-type="float">
            <text:p>38.8708156999201</text:p>
          </table:table-cell>
          <table:table-cell table:formula="of:=[.E216]*(180/2^31)" office:value-type="float" office:value="-105.067514330149" calcext:value-type="float">
            <text:p>-105.06751433014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01" calcext:value-type="date">
            <text:p>30/06/13 17:23</text:p>
          </table:table-cell>
          <table:table-cell office:value-type="float" office:value="463740152" calcext:value-type="float">
            <text:p>463740152</text:p>
          </table:table-cell>
          <table:table-cell office:value-type="float" office:value="-1253501218" calcext:value-type="float">
            <text:p>-1253501218</text:p>
          </table:table-cell>
          <table:table-cell office:value-type="float" office:value="10863.18" calcext:value-type="float">
            <text:p>10863.18</text:p>
          </table:table-cell>
          <table:table-cell office:value-type="float" office:value="3632.4" calcext:value-type="float">
            <text:p>3632.4</text:p>
          </table:table-cell>
          <table:table-cell office:value-type="float" office:value="36.993" calcext:value-type="float">
            <text:p>36.993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217]*2.23" office:value-type="float" office:value="82.49439" calcext:value-type="float">
            <text:p>82.49439</text:p>
          </table:table-cell>
          <table:table-cell table:formula="of:=[.F217]*0.000621371" office:value-type="float" office:value="6.75006501978" calcext:value-type="float">
            <text:p>6.75006501978</text:p>
          </table:table-cell>
          <table:table-cell table:formula="of:=[.D217]*(180/2^31)" office:value-type="float" office:value="38.8702505081892" calcext:value-type="float">
            <text:p>38.8702505081892</text:p>
          </table:table-cell>
          <table:table-cell table:formula="of:=[.E217]*(180/2^31)" office:value-type="float" office:value="-105.067258346826" calcext:value-type="float">
            <text:p>-105.06725834682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02" calcext:value-type="date">
            <text:p>30/06/13 17:23</text:p>
          </table:table-cell>
          <table:table-cell office:value-type="float" office:value="463736268" calcext:value-type="float">
            <text:p>463736268</text:p>
          </table:table-cell>
          <table:table-cell office:value-type="float" office:value="-1253500777" calcext:value-type="float">
            <text:p>-1253500777</text:p>
          </table:table-cell>
          <table:table-cell office:value-type="float" office:value="10899.17" calcext:value-type="float">
            <text:p>10899.17</text:p>
          </table:table-cell>
          <table:table-cell office:value-type="float" office:value="3635.6" calcext:value-type="float">
            <text:p>3635.6</text:p>
          </table:table-cell>
          <table:table-cell office:value-type="float" office:value="37.409" calcext:value-type="float">
            <text:p>37.409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218]*2.23" office:value-type="float" office:value="83.42207" calcext:value-type="float">
            <text:p>83.42207</text:p>
          </table:table-cell>
          <table:table-cell table:formula="of:=[.F218]*0.000621371" office:value-type="float" office:value="6.77242816207" calcext:value-type="float">
            <text:p>6.77242816207</text:p>
          </table:table-cell>
          <table:table-cell table:formula="of:=[.D218]*(180/2^31)" office:value-type="float" office:value="38.86992495507" calcext:value-type="float">
            <text:p>38.86992495507</text:p>
          </table:table-cell>
          <table:table-cell table:formula="of:=[.E218]*(180/2^31)" office:value-type="float" office:value="-105.067221382633" calcext:value-type="float">
            <text:p>-105.06722138263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04" calcext:value-type="date">
            <text:p>30/06/13 17:23</text:p>
          </table:table-cell>
          <table:table-cell office:value-type="float" office:value="463731833" calcext:value-type="float">
            <text:p>463731833</text:p>
          </table:table-cell>
          <table:table-cell office:value-type="float" office:value="-1253502169" calcext:value-type="float">
            <text:p>-1253502169</text:p>
          </table:table-cell>
          <table:table-cell office:value-type="float" office:value="10939.02" calcext:value-type="float">
            <text:p>10939.02</text:p>
          </table:table-cell>
          <table:table-cell office:value-type="float" office:value="3642.6" calcext:value-type="float">
            <text:p>3642.6</text:p>
          </table:table-cell>
          <table:table-cell office:value-type="float" office:value="35.157" calcext:value-type="float">
            <text:p>35.157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219]*2.23" office:value-type="float" office:value="78.40011" calcext:value-type="float">
            <text:p>78.40011</text:p>
          </table:table-cell>
          <table:table-cell table:formula="of:=[.F219]*0.000621371" office:value-type="float" office:value="6.79718979642" calcext:value-type="float">
            <text:p>6.79718979642</text:p>
          </table:table-cell>
          <table:table-cell table:formula="of:=[.D219]*(180/2^31)" office:value-type="float" office:value="38.8695532176644" calcext:value-type="float">
            <text:p>38.8695532176644</text:p>
          </table:table-cell>
          <table:table-cell table:formula="of:=[.E219]*(180/2^31)" office:value-type="float" office:value="-105.067338058725" calcext:value-type="float">
            <text:p>-105.06733805872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05" calcext:value-type="date">
            <text:p>30/06/13 17:23</text:p>
          </table:table-cell>
          <table:table-cell office:value-type="float" office:value="463731086" calcext:value-type="float">
            <text:p>463731086</text:p>
          </table:table-cell>
          <table:table-cell office:value-type="float" office:value="-1253503825" calcext:value-type="float">
            <text:p>-1253503825</text:p>
          </table:table-cell>
          <table:table-cell office:value-type="float" office:value="10946.34" calcext:value-type="float">
            <text:p>10946.34</text:p>
          </table:table-cell>
          <table:table-cell office:value-type="float" office:value="3645.4" calcext:value-type="float">
            <text:p>3645.4</text:p>
          </table:table-cell>
          <table:table-cell office:value-type="float" office:value="33.142" calcext:value-type="float">
            <text:p>33.142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20]*2.23" office:value-type="float" office:value="73.90666" calcext:value-type="float">
            <text:p>73.90666</text:p>
          </table:table-cell>
          <table:table-cell table:formula="of:=[.F220]*0.000621371" office:value-type="float" office:value="6.80173823214" calcext:value-type="float">
            <text:p>6.80173823214</text:p>
          </table:table-cell>
          <table:table-cell table:formula="of:=[.D220]*(180/2^31)" office:value-type="float" office:value="38.8694906048477" calcext:value-type="float">
            <text:p>38.8694906048477</text:p>
          </table:table-cell>
          <table:table-cell table:formula="of:=[.E220]*(180/2^31)" office:value-type="float" office:value="-105.067476863042" calcext:value-type="float">
            <text:p>-105.06747686304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06" calcext:value-type="date">
            <text:p>30/06/13 17:23</text:p>
          </table:table-cell>
          <table:table-cell office:value-type="float" office:value="463730871" calcext:value-type="float">
            <text:p>463730871</text:p>
          </table:table-cell>
          <table:table-cell office:value-type="float" office:value="-1253504582" calcext:value-type="float">
            <text:p>-1253504582</text:p>
          </table:table-cell>
          <table:table-cell office:value-type="float" office:value="10949" calcext:value-type="float">
            <text:p>10949</text:p>
          </table:table-cell>
          <table:table-cell office:value-type="float" office:value="3647.8" calcext:value-type="float">
            <text:p>3647.8</text:p>
          </table:table-cell>
          <table:table-cell office:value-type="float" office:value="30.535" calcext:value-type="float">
            <text:p>30.535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21]*2.23" office:value-type="float" office:value="68.09305" calcext:value-type="float">
            <text:p>68.09305</text:p>
          </table:table-cell>
          <table:table-cell table:formula="of:=[.F221]*0.000621371" office:value-type="float" office:value="6.803391079" calcext:value-type="float">
            <text:p>6.803391079</text:p>
          </table:table-cell>
          <table:table-cell table:formula="of:=[.D221]*(180/2^31)" office:value-type="float" office:value="38.8694725837559" calcext:value-type="float">
            <text:p>38.8694725837559</text:p>
          </table:table-cell>
          <table:table-cell table:formula="of:=[.E221]*(180/2^31)" office:value-type="float" office:value="-105.067540314049" calcext:value-type="float">
            <text:p>-105.06754031404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08" calcext:value-type="date">
            <text:p>30/06/13 17:23</text:p>
          </table:table-cell>
          <table:table-cell office:value-type="float" office:value="463730983" calcext:value-type="float">
            <text:p>463730983</text:p>
          </table:table-cell>
          <table:table-cell office:value-type="float" office:value="-1253505145" calcext:value-type="float">
            <text:p>-1253505145</text:p>
          </table:table-cell>
          <table:table-cell office:value-type="float" office:value="10950.13" calcext:value-type="float">
            <text:p>10950.13</text:p>
          </table:table-cell>
          <table:table-cell office:value-type="float" office:value="3653" calcext:value-type="float">
            <text:p>3653</text:p>
          </table:table-cell>
          <table:table-cell office:value-type="float" office:value="24.541" calcext:value-type="float">
            <text:p>24.541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222]*2.23" office:value-type="float" office:value="54.72643" calcext:value-type="float">
            <text:p>54.72643</text:p>
          </table:table-cell>
          <table:table-cell table:formula="of:=[.F222]*0.000621371" office:value-type="float" office:value="6.80409322823" calcext:value-type="float">
            <text:p>6.80409322823</text:p>
          </table:table-cell>
          <table:table-cell table:formula="of:=[.D222]*(180/2^31)" office:value-type="float" office:value="38.8694819714874" calcext:value-type="float">
            <text:p>38.8694819714874</text:p>
          </table:table-cell>
          <table:table-cell table:formula="of:=[.E222]*(180/2^31)" office:value-type="float" office:value="-105.067587504163" calcext:value-type="float">
            <text:p>-105.06758750416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10" calcext:value-type="date">
            <text:p>30/06/13 17:23</text:p>
          </table:table-cell>
          <table:table-cell office:value-type="float" office:value="463733912" calcext:value-type="float">
            <text:p>463733912</text:p>
          </table:table-cell>
          <table:table-cell office:value-type="float" office:value="-1253502863" calcext:value-type="float">
            <text:p>-1253502863</text:p>
          </table:table-cell>
          <table:table-cell office:value-type="float" office:value="10950.13" calcext:value-type="float">
            <text:p>10950.13</text:p>
          </table:table-cell>
          <table:table-cell office:value-type="float" office:value="3659.8" calcext:value-type="float">
            <text:p>3659.8</text:p>
          </table:table-cell>
          <table:table-cell office:value-type="float" office:value="20.25" calcext:value-type="float">
            <text:p>20.25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223]*2.23" office:value-type="float" office:value="45.1575" calcext:value-type="float">
            <text:p>45.1575</text:p>
          </table:table-cell>
          <table:table-cell table:formula="of:=[.F223]*0.000621371" office:value-type="float" office:value="6.80409322823" calcext:value-type="float">
            <text:p>6.80409322823</text:p>
          </table:table-cell>
          <table:table-cell table:formula="of:=[.D223]*(180/2^31)" office:value-type="float" office:value="38.8697274774313" calcext:value-type="float">
            <text:p>38.8697274774313</text:p>
          </table:table-cell>
          <table:table-cell table:formula="of:=[.E223]*(180/2^31)" office:value-type="float" office:value="-105.067396229133" calcext:value-type="float">
            <text:p>-105.06739622913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12" calcext:value-type="date">
            <text:p>30/06/13 17:23</text:p>
          </table:table-cell>
          <table:table-cell office:value-type="float" office:value="463740532" calcext:value-type="float">
            <text:p>463740532</text:p>
          </table:table-cell>
          <table:table-cell office:value-type="float" office:value="-1253499292" calcext:value-type="float">
            <text:p>-1253499292</text:p>
          </table:table-cell>
          <table:table-cell office:value-type="float" office:value="11017.67" calcext:value-type="float">
            <text:p>11017.67</text:p>
          </table:table-cell>
          <table:table-cell office:value-type="float" office:value="3665.8" calcext:value-type="float">
            <text:p>3665.8</text:p>
          </table:table-cell>
          <table:table-cell office:value-type="float" office:value="19.189" calcext:value-type="float">
            <text:p>19.189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224]*2.23" office:value-type="float" office:value="42.79147" calcext:value-type="float">
            <text:p>42.79147</text:p>
          </table:table-cell>
          <table:table-cell table:formula="of:=[.F224]*0.000621371" office:value-type="float" office:value="6.84606062557" calcext:value-type="float">
            <text:p>6.84606062557</text:p>
          </table:table-cell>
          <table:table-cell table:formula="of:=[.D224]*(180/2^31)" office:value-type="float" office:value="38.8702823594213" calcext:value-type="float">
            <text:p>38.8702823594213</text:p>
          </table:table-cell>
          <table:table-cell table:formula="of:=[.E224]*(180/2^31)" office:value-type="float" office:value="-105.067096911371" calcext:value-type="float">
            <text:p>-105.06709691137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13" calcext:value-type="date">
            <text:p>30/06/13 17:23</text:p>
          </table:table-cell>
          <table:table-cell office:value-type="float" office:value="463747192" calcext:value-type="float">
            <text:p>463747192</text:p>
          </table:table-cell>
          <table:table-cell office:value-type="float" office:value="-1253494396" calcext:value-type="float">
            <text:p>-1253494396</text:p>
          </table:table-cell>
          <table:table-cell office:value-type="float" office:value="11088.52" calcext:value-type="float">
            <text:p>11088.52</text:p>
          </table:table-cell>
          <table:table-cell office:value-type="float" office:value="3668.4" calcext:value-type="float">
            <text:p>3668.4</text:p>
          </table:table-cell>
          <table:table-cell office:value-type="float" office:value="21.977" calcext:value-type="float">
            <text:p>21.977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225]*2.23" office:value-type="float" office:value="49.00871" calcext:value-type="float">
            <text:p>49.00871</text:p>
          </table:table-cell>
          <table:table-cell table:formula="of:=[.F225]*0.000621371" office:value-type="float" office:value="6.89008476092" calcext:value-type="float">
            <text:p>6.89008476092</text:p>
          </table:table-cell>
          <table:table-cell table:formula="of:=[.D225]*(180/2^31)" office:value-type="float" office:value="38.8708405941725" calcext:value-type="float">
            <text:p>38.8708405941725</text:p>
          </table:table-cell>
          <table:table-cell table:formula="of:=[.E225]*(180/2^31)" office:value-type="float" office:value="-105.066686533391" calcext:value-type="float">
            <text:p>-105.06668653339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14" calcext:value-type="date">
            <text:p>30/06/13 17:23</text:p>
          </table:table-cell>
          <table:table-cell office:value-type="float" office:value="463749887" calcext:value-type="float">
            <text:p>463749887</text:p>
          </table:table-cell>
          <table:table-cell office:value-type="float" office:value="-1253491622" calcext:value-type="float">
            <text:p>-1253491622</text:p>
          </table:table-cell>
          <table:table-cell office:value-type="float" office:value="11119.57" calcext:value-type="float">
            <text:p>11119.57</text:p>
          </table:table-cell>
          <table:table-cell office:value-type="float" office:value="3670.8" calcext:value-type="float">
            <text:p>3670.8</text:p>
          </table:table-cell>
          <table:table-cell office:value-type="float" office:value="21.631" calcext:value-type="float">
            <text:p>21.631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226]*2.23" office:value-type="float" office:value="48.23713" calcext:value-type="float">
            <text:p>48.23713</text:p>
          </table:table-cell>
          <table:table-cell table:formula="of:=[.F226]*0.000621371" office:value-type="float" office:value="6.90937833047" calcext:value-type="float">
            <text:p>6.90937833047</text:p>
          </table:table-cell>
          <table:table-cell table:formula="of:=[.D226]*(180/2^31)" office:value-type="float" office:value="38.871066486463" calcext:value-type="float">
            <text:p>38.871066486463</text:p>
          </table:table-cell>
          <table:table-cell table:formula="of:=[.E226]*(180/2^31)" office:value-type="float" office:value="-105.066454019398" calcext:value-type="float">
            <text:p>-105.06645401939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15" calcext:value-type="date">
            <text:p>30/06/13 17:23</text:p>
          </table:table-cell>
          <table:table-cell office:value-type="float" office:value="463750759" calcext:value-type="float">
            <text:p>463750759</text:p>
          </table:table-cell>
          <table:table-cell office:value-type="float" office:value="-1253488877" calcext:value-type="float">
            <text:p>-1253488877</text:p>
          </table:table-cell>
          <table:table-cell office:value-type="float" office:value="11137.42" calcext:value-type="float">
            <text:p>11137.42</text:p>
          </table:table-cell>
          <table:table-cell office:value-type="float" office:value="3673.4" calcext:value-type="float">
            <text:p>3673.4</text:p>
          </table:table-cell>
          <table:table-cell office:value-type="float" office:value="21.152" calcext:value-type="float">
            <text:p>21.152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227]*2.23" office:value-type="float" office:value="47.16896" calcext:value-type="float">
            <text:p>47.16896</text:p>
          </table:table-cell>
          <table:table-cell table:formula="of:=[.F227]*0.000621371" office:value-type="float" office:value="6.92046980282" calcext:value-type="float">
            <text:p>6.92046980282</text:p>
          </table:table-cell>
          <table:table-cell table:formula="of:=[.D227]*(180/2^31)" office:value-type="float" office:value="38.8711395766586" calcext:value-type="float">
            <text:p>38.8711395766586</text:p>
          </table:table-cell>
          <table:table-cell table:formula="of:=[.E227]*(180/2^31)" office:value-type="float" office:value="-105.066223936155" calcext:value-type="float">
            <text:p>-105.06622393615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16" calcext:value-type="date">
            <text:p>30/06/13 17:23</text:p>
          </table:table-cell>
          <table:table-cell office:value-type="float" office:value="463750310" calcext:value-type="float">
            <text:p>463750310</text:p>
          </table:table-cell>
          <table:table-cell office:value-type="float" office:value="-1253486779" calcext:value-type="float">
            <text:p>-1253486779</text:p>
          </table:table-cell>
          <table:table-cell office:value-type="float" office:value="11146.19" calcext:value-type="float">
            <text:p>11146.19</text:p>
          </table:table-cell>
          <table:table-cell office:value-type="float" office:value="3676" calcext:value-type="float">
            <text:p>3676</text:p>
          </table:table-cell>
          <table:table-cell office:value-type="float" office:value="20.851" calcext:value-type="float">
            <text:p>20.851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228]*2.23" office:value-type="float" office:value="46.49773" calcext:value-type="float">
            <text:p>46.49773</text:p>
          </table:table-cell>
          <table:table-cell table:formula="of:=[.F228]*0.000621371" office:value-type="float" office:value="6.92591922649" calcext:value-type="float">
            <text:p>6.92591922649</text:p>
          </table:table-cell>
          <table:table-cell table:formula="of:=[.D228]*(180/2^31)" office:value-type="float" office:value="38.8711019419134" calcext:value-type="float">
            <text:p>38.8711019419134</text:p>
          </table:table-cell>
          <table:table-cell table:formula="of:=[.E228]*(180/2^31)" office:value-type="float" office:value="-105.066048083827" calcext:value-type="float">
            <text:p>-105.06604808382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18" calcext:value-type="date">
            <text:p>30/06/13 17:23</text:p>
          </table:table-cell>
          <table:table-cell office:value-type="float" office:value="463747465" calcext:value-type="float">
            <text:p>463747465</text:p>
          </table:table-cell>
          <table:table-cell office:value-type="float" office:value="-1253483992" calcext:value-type="float">
            <text:p>-1253483992</text:p>
          </table:table-cell>
          <table:table-cell office:value-type="float" office:value="11161.96" calcext:value-type="float">
            <text:p>11161.96</text:p>
          </table:table-cell>
          <table:table-cell office:value-type="float" office:value="3681" calcext:value-type="float">
            <text:p>3681</text:p>
          </table:table-cell>
          <table:table-cell office:value-type="float" office:value="21.931" calcext:value-type="float">
            <text:p>21.931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229]*2.23" office:value-type="float" office:value="48.90613" calcext:value-type="float">
            <text:p>48.90613</text:p>
          </table:table-cell>
          <table:table-cell table:formula="of:=[.F229]*0.000621371" office:value-type="float" office:value="6.93571824716" calcext:value-type="float">
            <text:p>6.93571824716</text:p>
          </table:table-cell>
          <table:table-cell table:formula="of:=[.D229]*(180/2^31)" office:value-type="float" office:value="38.8708634767681" calcext:value-type="float">
            <text:p>38.8708634767681</text:p>
          </table:table-cell>
          <table:table-cell table:formula="of:=[.E229]*(180/2^31)" office:value-type="float" office:value="-105.065814480186" calcext:value-type="float">
            <text:p>-105.06581448018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19" calcext:value-type="date">
            <text:p>30/06/13 17:23</text:p>
          </table:table-cell>
          <table:table-cell office:value-type="float" office:value="463742805" calcext:value-type="float">
            <text:p>463742805</text:p>
          </table:table-cell>
          <table:table-cell office:value-type="float" office:value="-1253486294" calcext:value-type="float">
            <text:p>-1253486294</text:p>
          </table:table-cell>
          <table:table-cell office:value-type="float" office:value="11190.87" calcext:value-type="float">
            <text:p>11190.87</text:p>
          </table:table-cell>
          <table:table-cell office:value-type="float" office:value="3683.2" calcext:value-type="float">
            <text:p>3683.2</text:p>
          </table:table-cell>
          <table:table-cell office:value-type="float" office:value="25.074" calcext:value-type="float">
            <text:p>25.074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230]*2.23" office:value-type="float" office:value="55.91502" calcext:value-type="float">
            <text:p>55.91502</text:p>
          </table:table-cell>
          <table:table-cell table:formula="of:=[.F230]*0.000621371" office:value-type="float" office:value="6.95368208277" calcext:value-type="float">
            <text:p>6.95368208277</text:p>
          </table:table-cell>
          <table:table-cell table:formula="of:=[.D230]*(180/2^31)" office:value-type="float" office:value="38.8704728800803" calcext:value-type="float">
            <text:p>38.8704728800803</text:p>
          </table:table-cell>
          <table:table-cell table:formula="of:=[.E230]*(180/2^31)" office:value-type="float" office:value="-105.066007431597" calcext:value-type="float">
            <text:p>-105.06600743159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21" calcext:value-type="date">
            <text:p>30/06/13 17:23</text:p>
          </table:table-cell>
          <table:table-cell office:value-type="float" office:value="463736064" calcext:value-type="float">
            <text:p>463736064</text:p>
          </table:table-cell>
          <table:table-cell office:value-type="float" office:value="-1253489577" calcext:value-type="float">
            <text:p>-1253489577</text:p>
          </table:table-cell>
          <table:table-cell office:value-type="float" office:value="11254.61" calcext:value-type="float">
            <text:p>11254.61</text:p>
          </table:table-cell>
          <table:table-cell office:value-type="float" office:value="3688.2" calcext:value-type="float">
            <text:p>3688.2</text:p>
          </table:table-cell>
          <table:table-cell office:value-type="float" office:value="29.122" calcext:value-type="float">
            <text:p>29.122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31]*2.23" office:value-type="float" office:value="64.94206" calcext:value-type="float">
            <text:p>64.94206</text:p>
          </table:table-cell>
          <table:table-cell table:formula="of:=[.F231]*0.000621371" office:value-type="float" office:value="6.99328827031" calcext:value-type="float">
            <text:p>6.99328827031</text:p>
          </table:table-cell>
          <table:table-cell table:formula="of:=[.D231]*(180/2^31)" office:value-type="float" office:value="38.8699078559875" calcext:value-type="float">
            <text:p>38.8699078559875</text:p>
          </table:table-cell>
          <table:table-cell table:formula="of:=[.E231]*(180/2^31)" office:value-type="float" office:value="-105.066282609478" calcext:value-type="float">
            <text:p>-105.06628260947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23" calcext:value-type="date">
            <text:p>30/06/13 17:23</text:p>
          </table:table-cell>
          <table:table-cell office:value-type="float" office:value="463729274" calcext:value-type="float">
            <text:p>463729274</text:p>
          </table:table-cell>
          <table:table-cell office:value-type="float" office:value="-1253495708" calcext:value-type="float">
            <text:p>-1253495708</text:p>
          </table:table-cell>
          <table:table-cell office:value-type="float" office:value="11330.12" calcext:value-type="float">
            <text:p>11330.12</text:p>
          </table:table-cell>
          <table:table-cell office:value-type="float" office:value="3693" calcext:value-type="float">
            <text:p>3693</text:p>
          </table:table-cell>
          <table:table-cell office:value-type="float" office:value="31.891" calcext:value-type="float">
            <text:p>31.891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32]*2.23" office:value-type="float" office:value="71.11693" calcext:value-type="float">
            <text:p>71.11693</text:p>
          </table:table-cell>
          <table:table-cell table:formula="of:=[.F232]*0.000621371" office:value-type="float" office:value="7.04020799452" calcext:value-type="float">
            <text:p>7.04020799452</text:p>
          </table:table-cell>
          <table:table-cell table:formula="of:=[.D232]*(180/2^31)" office:value-type="float" office:value="38.8693387247622" calcext:value-type="float">
            <text:p>38.8693387247622</text:p>
          </table:table-cell>
          <table:table-cell table:formula="of:=[.E232]*(180/2^31)" office:value-type="float" office:value="-105.066796503961" calcext:value-type="float">
            <text:p>-105.06679650396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25" calcext:value-type="date">
            <text:p>30/06/13 17:23</text:p>
          </table:table-cell>
          <table:table-cell office:value-type="float" office:value="463725442" calcext:value-type="float">
            <text:p>463725442</text:p>
          </table:table-cell>
          <table:table-cell office:value-type="float" office:value="-1253501913" calcext:value-type="float">
            <text:p>-1253501913</text:p>
          </table:table-cell>
          <table:table-cell office:value-type="float" office:value="11385.42" calcext:value-type="float">
            <text:p>11385.42</text:p>
          </table:table-cell>
          <table:table-cell office:value-type="float" office:value="3697.8" calcext:value-type="float">
            <text:p>3697.8</text:p>
          </table:table-cell>
          <table:table-cell office:value-type="float" office:value="27.833" calcext:value-type="float">
            <text:p>27.833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233]*2.23" office:value-type="float" office:value="62.06759" calcext:value-type="float">
            <text:p>62.06759</text:p>
          </table:table-cell>
          <table:table-cell table:formula="of:=[.F233]*0.000621371" office:value-type="float" office:value="7.07456981082" calcext:value-type="float">
            <text:p>7.07456981082</text:p>
          </table:table-cell>
          <table:table-cell table:formula="of:=[.D233]*(180/2^31)" office:value-type="float" office:value="38.8690175302327" calcext:value-type="float">
            <text:p>38.8690175302327</text:p>
          </table:table-cell>
          <table:table-cell table:formula="of:=[.E233]*(180/2^31)" office:value-type="float" office:value="-105.067316601053" calcext:value-type="float">
            <text:p>-105.06731660105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26" calcext:value-type="date">
            <text:p>30/06/13 17:23</text:p>
          </table:table-cell>
          <table:table-cell office:value-type="float" office:value="463723790" calcext:value-type="float">
            <text:p>463723790</text:p>
          </table:table-cell>
          <table:table-cell office:value-type="float" office:value="-1253502968" calcext:value-type="float">
            <text:p>-1253502968</text:p>
          </table:table-cell>
          <table:table-cell office:value-type="float" office:value="11402.35" calcext:value-type="float">
            <text:p>11402.35</text:p>
          </table:table-cell>
          <table:table-cell office:value-type="float" office:value="3700.2" calcext:value-type="float">
            <text:p>3700.2</text:p>
          </table:table-cell>
          <table:table-cell office:value-type="float" office:value="26.675" calcext:value-type="float">
            <text:p>26.675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234]*2.23" office:value-type="float" office:value="59.48525" calcext:value-type="float">
            <text:p>59.48525</text:p>
          </table:table-cell>
          <table:table-cell table:formula="of:=[.F234]*0.000621371" office:value-type="float" office:value="7.08508962185" calcext:value-type="float">
            <text:p>7.08508962185</text:p>
          </table:table-cell>
          <table:table-cell table:formula="of:=[.D234]*(180/2^31)" office:value-type="float" office:value="38.8688790611923" calcext:value-type="float">
            <text:p>38.8688790611923</text:p>
          </table:table-cell>
          <table:table-cell table:formula="of:=[.E234]*(180/2^31)" office:value-type="float" office:value="-105.067405030131" calcext:value-type="float">
            <text:p>-105.06740503013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27" calcext:value-type="date">
            <text:p>30/06/13 17:23</text:p>
          </table:table-cell>
          <table:table-cell office:value-type="float" office:value="463723131" calcext:value-type="float">
            <text:p>463723131</text:p>
          </table:table-cell>
          <table:table-cell office:value-type="float" office:value="-1253502709" calcext:value-type="float">
            <text:p>-1253502709</text:p>
          </table:table-cell>
          <table:table-cell office:value-type="float" office:value="11406.4" calcext:value-type="float">
            <text:p>11406.4</text:p>
          </table:table-cell>
          <table:table-cell office:value-type="float" office:value="3702.6" calcext:value-type="float">
            <text:p>3702.6</text:p>
          </table:table-cell>
          <table:table-cell office:value-type="float" office:value="25.552" calcext:value-type="float">
            <text:p>25.552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235]*2.23" office:value-type="float" office:value="56.98096" calcext:value-type="float">
            <text:p>56.98096</text:p>
          </table:table-cell>
          <table:table-cell table:formula="of:=[.F235]*0.000621371" office:value-type="float" office:value="7.0876061744" calcext:value-type="float">
            <text:p>7.0876061744</text:p>
          </table:table-cell>
          <table:table-cell table:formula="of:=[.D235]*(180/2^31)" office:value-type="float" office:value="38.8688238244504" calcext:value-type="float">
            <text:p>38.8688238244504</text:p>
          </table:table-cell>
          <table:table-cell table:formula="of:=[.E235]*(180/2^31)" office:value-type="float" office:value="-105.067383321002" calcext:value-type="float">
            <text:p>-105.06738332100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29" calcext:value-type="date">
            <text:p>30/06/13 17:23</text:p>
          </table:table-cell>
          <table:table-cell office:value-type="float" office:value="463724201" calcext:value-type="float">
            <text:p>463724201</text:p>
          </table:table-cell>
          <table:table-cell office:value-type="float" office:value="-1253500128" calcext:value-type="float">
            <text:p>-1253500128</text:p>
          </table:table-cell>
          <table:table-cell office:value-type="float" office:value="11406.4" calcext:value-type="float">
            <text:p>11406.4</text:p>
          </table:table-cell>
          <table:table-cell office:value-type="float" office:value="3708.2" calcext:value-type="float">
            <text:p>3708.2</text:p>
          </table:table-cell>
          <table:table-cell office:value-type="float" office:value="24.37" calcext:value-type="float">
            <text:p>24.37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36]*2.23" office:value-type="float" office:value="54.3451" calcext:value-type="float">
            <text:p>54.3451</text:p>
          </table:table-cell>
          <table:table-cell table:formula="of:=[.F236]*0.000621371" office:value-type="float" office:value="7.0876061744" calcext:value-type="float">
            <text:p>7.0876061744</text:p>
          </table:table-cell>
          <table:table-cell table:formula="of:=[.D236]*(180/2^31)" office:value-type="float" office:value="38.8689135108143" calcext:value-type="float">
            <text:p>38.8689135108143</text:p>
          </table:table-cell>
          <table:table-cell table:formula="of:=[.E236]*(180/2^31)" office:value-type="float" office:value="-105.067166984081" calcext:value-type="float">
            <text:p>-105.06716698408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30" calcext:value-type="date">
            <text:p>30/06/13 17:23</text:p>
          </table:table-cell>
          <table:table-cell office:value-type="float" office:value="463725308" calcext:value-type="float">
            <text:p>463725308</text:p>
          </table:table-cell>
          <table:table-cell office:value-type="float" office:value="-1253498302" calcext:value-type="float">
            <text:p>-1253498302</text:p>
          </table:table-cell>
          <table:table-cell office:value-type="float" office:value="11406.4" calcext:value-type="float">
            <text:p>11406.4</text:p>
          </table:table-cell>
          <table:table-cell office:value-type="float" office:value="3710.6" calcext:value-type="float">
            <text:p>3710.6</text:p>
          </table:table-cell>
          <table:table-cell office:value-type="float" office:value="24.15" calcext:value-type="float">
            <text:p>24.15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37]*2.23" office:value-type="float" office:value="53.8545" calcext:value-type="float">
            <text:p>53.8545</text:p>
          </table:table-cell>
          <table:table-cell table:formula="of:=[.F237]*0.000621371" office:value-type="float" office:value="7.0876061744" calcext:value-type="float">
            <text:p>7.0876061744</text:p>
          </table:table-cell>
          <table:table-cell table:formula="of:=[.D237]*(180/2^31)" office:value-type="float" office:value="38.8690062984824" calcext:value-type="float">
            <text:p>38.8690062984824</text:p>
          </table:table-cell>
          <table:table-cell table:formula="of:=[.E237]*(180/2^31)" office:value-type="float" office:value="-105.067013930529" calcext:value-type="float">
            <text:p>-105.06701393052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31" calcext:value-type="date">
            <text:p>30/06/13 17:23</text:p>
          </table:table-cell>
          <table:table-cell office:value-type="float" office:value="463725508" calcext:value-type="float">
            <text:p>463725508</text:p>
          </table:table-cell>
          <table:table-cell office:value-type="float" office:value="-1253494945" calcext:value-type="float">
            <text:p>-1253494945</text:p>
          </table:table-cell>
          <table:table-cell office:value-type="float" office:value="11429.25" calcext:value-type="float">
            <text:p>11429.25</text:p>
          </table:table-cell>
          <table:table-cell office:value-type="float" office:value="3712.6" calcext:value-type="float">
            <text:p>3712.6</text:p>
          </table:table-cell>
          <table:table-cell office:value-type="float" office:value="22.559" calcext:value-type="float">
            <text:p>22.559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38]*2.23" office:value-type="float" office:value="50.30657" calcext:value-type="float">
            <text:p>50.30657</text:p>
          </table:table-cell>
          <table:table-cell table:formula="of:=[.F238]*0.000621371" office:value-type="float" office:value="7.10180450175" calcext:value-type="float">
            <text:p>7.10180450175</text:p>
          </table:table-cell>
          <table:table-cell table:formula="of:=[.D238]*(180/2^31)" office:value-type="float" office:value="38.8690230622888" calcext:value-type="float">
            <text:p>38.8690230622888</text:p>
          </table:table-cell>
          <table:table-cell table:formula="of:=[.E238]*(180/2^31)" office:value-type="float" office:value="-105.06673255004" calcext:value-type="float">
            <text:p>-105.0667325500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33" calcext:value-type="date">
            <text:p>30/06/13 17:23</text:p>
          </table:table-cell>
          <table:table-cell office:value-type="float" office:value="463724317" calcext:value-type="float">
            <text:p>463724317</text:p>
          </table:table-cell>
          <table:table-cell office:value-type="float" office:value="-1253483701" calcext:value-type="float">
            <text:p>-1253483701</text:p>
          </table:table-cell>
          <table:table-cell office:value-type="float" office:value="11512.76" calcext:value-type="float">
            <text:p>11512.76</text:p>
          </table:table-cell>
          <table:table-cell office:value-type="float" office:value="3717.4" calcext:value-type="float">
            <text:p>3717.4</text:p>
          </table:table-cell>
          <table:table-cell office:value-type="float" office:value="23.939" calcext:value-type="float">
            <text:p>23.939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39]*2.23" office:value-type="float" office:value="53.38397" calcext:value-type="float">
            <text:p>53.38397</text:p>
          </table:table-cell>
          <table:table-cell table:formula="of:=[.F239]*0.000621371" office:value-type="float" office:value="7.15369519396" calcext:value-type="float">
            <text:p>7.15369519396</text:p>
          </table:table-cell>
          <table:table-cell table:formula="of:=[.D239]*(180/2^31)" office:value-type="float" office:value="38.868923233822" calcext:value-type="float">
            <text:p>38.868923233822</text:p>
          </table:table-cell>
          <table:table-cell table:formula="of:=[.E239]*(180/2^31)" office:value-type="float" office:value="-105.065790088847" calcext:value-type="float">
            <text:p>-105.06579008884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35" calcext:value-type="date">
            <text:p>30/06/13 17:23</text:p>
          </table:table-cell>
          <table:table-cell office:value-type="float" office:value="463720773" calcext:value-type="float">
            <text:p>463720773</text:p>
          </table:table-cell>
          <table:table-cell office:value-type="float" office:value="-1253475200" calcext:value-type="float">
            <text:p>-1253475200</text:p>
          </table:table-cell>
          <table:table-cell office:value-type="float" office:value="11582.84" calcext:value-type="float">
            <text:p>11582.84</text:p>
          </table:table-cell>
          <table:table-cell office:value-type="float" office:value="3720.8" calcext:value-type="float">
            <text:p>3720.8</text:p>
          </table:table-cell>
          <table:table-cell office:value-type="float" office:value="23.377" calcext:value-type="float">
            <text:p>23.377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40]*2.23" office:value-type="float" office:value="52.13071" calcext:value-type="float">
            <text:p>52.13071</text:p>
          </table:table-cell>
          <table:table-cell table:formula="of:=[.F240]*0.000621371" office:value-type="float" office:value="7.19724087364" calcext:value-type="float">
            <text:p>7.19724087364</text:p>
          </table:table-cell>
          <table:table-cell table:formula="of:=[.D240]*(180/2^31)" office:value-type="float" office:value="38.8686261791736" calcext:value-type="float">
            <text:p>38.8686261791736</text:p>
          </table:table-cell>
          <table:table-cell table:formula="of:=[.E240]*(180/2^31)" office:value-type="float" office:value="-105.065077543259" calcext:value-type="float">
            <text:p>-105.06507754325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37" calcext:value-type="date">
            <text:p>30/06/13 17:23</text:p>
          </table:table-cell>
          <table:table-cell office:value-type="float" office:value="463714598" calcext:value-type="float">
            <text:p>463714598</text:p>
          </table:table-cell>
          <table:table-cell office:value-type="float" office:value="-1253466209" calcext:value-type="float">
            <text:p>-1253466209</text:p>
          </table:table-cell>
          <table:table-cell office:value-type="float" office:value="11669.82" calcext:value-type="float">
            <text:p>11669.82</text:p>
          </table:table-cell>
          <table:table-cell office:value-type="float" office:value="3726" calcext:value-type="float">
            <text:p>3726</text:p>
          </table:table-cell>
          <table:table-cell office:value-type="float" office:value="25.418" calcext:value-type="float">
            <text:p>25.418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241]*2.23" office:value-type="float" office:value="56.68214" calcext:value-type="float">
            <text:p>56.68214</text:p>
          </table:table-cell>
          <table:table-cell table:formula="of:=[.F241]*0.000621371" office:value-type="float" office:value="7.25128772322" calcext:value-type="float">
            <text:p>7.25128772322</text:p>
          </table:table-cell>
          <table:table-cell table:formula="of:=[.D241]*(180/2^31)" office:value-type="float" office:value="38.8681085966527" calcext:value-type="float">
            <text:p>38.8681085966527</text:p>
          </table:table-cell>
          <table:table-cell table:formula="of:=[.E241]*(180/2^31)" office:value-type="float" office:value="-105.064323926345" calcext:value-type="float">
            <text:p>-105.06432392634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39" calcext:value-type="date">
            <text:p>30/06/13 17:23</text:p>
          </table:table-cell>
          <table:table-cell office:value-type="float" office:value="463708153" calcext:value-type="float">
            <text:p>463708153</text:p>
          </table:table-cell>
          <table:table-cell office:value-type="float" office:value="-1253458863" calcext:value-type="float">
            <text:p>-1253458863</text:p>
          </table:table-cell>
          <table:table-cell office:value-type="float" office:value="11750.14" calcext:value-type="float">
            <text:p>11750.14</text:p>
          </table:table-cell>
          <table:table-cell office:value-type="float" office:value="3731" calcext:value-type="float">
            <text:p>3731</text:p>
          </table:table-cell>
          <table:table-cell office:value-type="float" office:value="29.856" calcext:value-type="float">
            <text:p>29.856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H242]*2.23" office:value-type="float" office:value="66.57888" calcext:value-type="float">
            <text:p>66.57888</text:p>
          </table:table-cell>
          <table:table-cell table:formula="of:=[.F242]*0.000621371" office:value-type="float" office:value="7.30119624194" calcext:value-type="float">
            <text:p>7.30119624194</text:p>
          </table:table-cell>
          <table:table-cell table:formula="of:=[.D242]*(180/2^31)" office:value-type="float" office:value="38.8675683829933" calcext:value-type="float">
            <text:p>38.8675683829933</text:p>
          </table:table-cell>
          <table:table-cell table:formula="of:=[.E242]*(180/2^31)" office:value-type="float" office:value="-105.063708191738" calcext:value-type="float">
            <text:p>-105.06370819173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40" calcext:value-type="date">
            <text:p>30/06/13 17:23</text:p>
          </table:table-cell>
          <table:table-cell office:value-type="float" office:value="463704888" calcext:value-type="float">
            <text:p>463704888</text:p>
          </table:table-cell>
          <table:table-cell office:value-type="float" office:value="-1253455449" calcext:value-type="float">
            <text:p>-1253455449</text:p>
          </table:table-cell>
          <table:table-cell office:value-type="float" office:value="11789.37" calcext:value-type="float">
            <text:p>11789.37</text:p>
          </table:table-cell>
          <table:table-cell office:value-type="float" office:value="3733.2" calcext:value-type="float">
            <text:p>3733.2</text:p>
          </table:table-cell>
          <table:table-cell office:value-type="float" office:value="32.605" calcext:value-type="float">
            <text:p>32.605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H243]*2.23" office:value-type="float" office:value="72.70915" calcext:value-type="float">
            <text:p>72.70915</text:p>
          </table:table-cell>
          <table:table-cell table:formula="of:=[.F243]*0.000621371" office:value-type="float" office:value="7.32557262627" calcext:value-type="float">
            <text:p>7.32557262627</text:p>
          </table:table-cell>
          <table:table-cell table:formula="of:=[.D243]*(180/2^31)" office:value-type="float" office:value="38.8672947138548" calcext:value-type="float">
            <text:p>38.8672947138548</text:p>
          </table:table-cell>
          <table:table-cell table:formula="of:=[.E243]*(180/2^31)" office:value-type="float" office:value="-105.063422033563" calcext:value-type="float">
            <text:p>-105.06342203356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42" calcext:value-type="date">
            <text:p>30/06/13 17:23</text:p>
          </table:table-cell>
          <table:table-cell office:value-type="float" office:value="463699100" calcext:value-type="float">
            <text:p>463699100</text:p>
          </table:table-cell>
          <table:table-cell office:value-type="float" office:value="-1253449579" calcext:value-type="float">
            <text:p>-1253449579</text:p>
          </table:table-cell>
          <table:table-cell office:value-type="float" office:value="11857.94" calcext:value-type="float">
            <text:p>11857.94</text:p>
          </table:table-cell>
          <table:table-cell office:value-type="float" office:value="3737.6" calcext:value-type="float">
            <text:p>3737.6</text:p>
          </table:table-cell>
          <table:table-cell office:value-type="float" office:value="36.358" calcext:value-type="float">
            <text:p>36.358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H244]*2.23" office:value-type="float" office:value="81.07834" calcext:value-type="float">
            <text:p>81.07834</text:p>
          </table:table-cell>
          <table:table-cell table:formula="of:=[.F244]*0.000621371" office:value-type="float" office:value="7.36818003574" calcext:value-type="float">
            <text:p>7.36818003574</text:p>
          </table:table-cell>
          <table:table-cell table:formula="of:=[.D244]*(180/2^31)" office:value-type="float" office:value="38.8668095692992" calcext:value-type="float">
            <text:p>38.8668095692992</text:p>
          </table:table-cell>
          <table:table-cell table:formula="of:=[.E244]*(180/2^31)" office:value-type="float" office:value="-105.062930015847" calcext:value-type="float">
            <text:p>-105.06293001584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44" calcext:value-type="date">
            <text:p>30/06/13 17:23</text:p>
          </table:table-cell>
          <table:table-cell office:value-type="float" office:value="463696433" calcext:value-type="float">
            <text:p>463696433</text:p>
          </table:table-cell>
          <table:table-cell office:value-type="float" office:value="-1253447347" calcext:value-type="float">
            <text:p>-1253447347</text:p>
          </table:table-cell>
          <table:table-cell office:value-type="float" office:value="11887.32" calcext:value-type="float">
            <text:p>11887.32</text:p>
          </table:table-cell>
          <table:table-cell office:value-type="float" office:value="3741.8" calcext:value-type="float">
            <text:p>3741.8</text:p>
          </table:table-cell>
          <table:table-cell office:value-type="float" office:value="33.591" calcext:value-type="float">
            <text:p>33.591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H245]*2.23" office:value-type="float" office:value="74.90793" calcext:value-type="float">
            <text:p>74.90793</text:p>
          </table:table-cell>
          <table:table-cell table:formula="of:=[.F245]*0.000621371" office:value-type="float" office:value="7.38643591572" calcext:value-type="float">
            <text:p>7.38643591572</text:p>
          </table:table-cell>
          <table:table-cell table:formula="of:=[.D245]*(180/2^31)" office:value-type="float" office:value="38.8665860239416" calcext:value-type="float">
            <text:p>38.8665860239416</text:p>
          </table:table-cell>
          <table:table-cell table:formula="of:=[.E245]*(180/2^31)" office:value-type="float" office:value="-105.062742931768" calcext:value-type="float">
            <text:p>-105.06274293176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46" calcext:value-type="date">
            <text:p>30/06/13 17:23</text:p>
          </table:table-cell>
          <table:table-cell office:value-type="float" office:value="463694278" calcext:value-type="float">
            <text:p>463694278</text:p>
          </table:table-cell>
          <table:table-cell office:value-type="float" office:value="-1253446469" calcext:value-type="float">
            <text:p>-1253446469</text:p>
          </table:table-cell>
          <table:table-cell office:value-type="float" office:value="11907" calcext:value-type="float">
            <text:p>11907</text:p>
          </table:table-cell>
          <table:table-cell office:value-type="float" office:value="3746.4" calcext:value-type="float">
            <text:p>3746.4</text:p>
          </table:table-cell>
          <table:table-cell office:value-type="float" office:value="30.06" calcext:value-type="float">
            <text:p>30.06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246]*2.23" office:value-type="float" office:value="67.0338" calcext:value-type="float">
            <text:p>67.0338</text:p>
          </table:table-cell>
          <table:table-cell table:formula="of:=[.F246]*0.000621371" office:value-type="float" office:value="7.398664497" calcext:value-type="float">
            <text:p>7.398664497</text:p>
          </table:table-cell>
          <table:table-cell table:formula="of:=[.D246]*(180/2^31)" office:value-type="float" office:value="38.8664053939283" calcext:value-type="float">
            <text:p>38.8664053939283</text:p>
          </table:table-cell>
          <table:table-cell table:formula="of:=[.E246]*(180/2^31)" office:value-type="float" office:value="-105.062669338658" calcext:value-type="float">
            <text:p>-105.06266933865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48" calcext:value-type="date">
            <text:p>30/06/13 17:23</text:p>
          </table:table-cell>
          <table:table-cell office:value-type="float" office:value="463694772" calcext:value-type="float">
            <text:p>463694772</text:p>
          </table:table-cell>
          <table:table-cell office:value-type="float" office:value="-1253447120" calcext:value-type="float">
            <text:p>-1253447120</text:p>
          </table:table-cell>
          <table:table-cell office:value-type="float" office:value="11909.48" calcext:value-type="float">
            <text:p>11909.48</text:p>
          </table:table-cell>
          <table:table-cell office:value-type="float" office:value="3751" calcext:value-type="float">
            <text:p>3751</text:p>
          </table:table-cell>
          <table:table-cell office:value-type="float" office:value="24.855" calcext:value-type="float">
            <text:p>24.855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247]*2.23" office:value-type="float" office:value="55.42665" calcext:value-type="float">
            <text:p>55.42665</text:p>
          </table:table-cell>
          <table:table-cell table:formula="of:=[.F247]*0.000621371" office:value-type="float" office:value="7.40020549708" calcext:value-type="float">
            <text:p>7.40020549708</text:p>
          </table:table-cell>
          <table:table-cell table:formula="of:=[.D247]*(180/2^31)" office:value-type="float" office:value="38.86644680053" calcext:value-type="float">
            <text:p>38.86644680053</text:p>
          </table:table-cell>
          <table:table-cell table:formula="of:=[.E247]*(180/2^31)" office:value-type="float" office:value="-105.062723904848" calcext:value-type="float">
            <text:p>-105.06272390484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49" calcext:value-type="date">
            <text:p>30/06/13 17:23</text:p>
          </table:table-cell>
          <table:table-cell office:value-type="float" office:value="463694959" calcext:value-type="float">
            <text:p>463694959</text:p>
          </table:table-cell>
          <table:table-cell office:value-type="float" office:value="-1253448806" calcext:value-type="float">
            <text:p>-1253448806</text:p>
          </table:table-cell>
          <table:table-cell office:value-type="float" office:value="11909.48" calcext:value-type="float">
            <text:p>11909.48</text:p>
          </table:table-cell>
          <table:table-cell office:value-type="float" office:value="3753" calcext:value-type="float">
            <text:p>3753</text:p>
          </table:table-cell>
          <table:table-cell office:value-type="float" office:value="22.266" calcext:value-type="float">
            <text:p>22.266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48]*2.23" office:value-type="float" office:value="49.65318" calcext:value-type="float">
            <text:p>49.65318</text:p>
          </table:table-cell>
          <table:table-cell table:formula="of:=[.F248]*0.000621371" office:value-type="float" office:value="7.40020549708" calcext:value-type="float">
            <text:p>7.40020549708</text:p>
          </table:table-cell>
          <table:table-cell table:formula="of:=[.D248]*(180/2^31)" office:value-type="float" office:value="38.8664624746889" calcext:value-type="float">
            <text:p>38.8664624746889</text:p>
          </table:table-cell>
          <table:table-cell table:formula="of:=[.E248]*(180/2^31)" office:value-type="float" office:value="-105.062865223736" calcext:value-type="float">
            <text:p>-105.06286522373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50" calcext:value-type="date">
            <text:p>30/06/13 17:23</text:p>
          </table:table-cell>
          <table:table-cell office:value-type="float" office:value="463696515" calcext:value-type="float">
            <text:p>463696515</text:p>
          </table:table-cell>
          <table:table-cell office:value-type="float" office:value="-1253452590" calcext:value-type="float">
            <text:p>-1253452590</text:p>
          </table:table-cell>
          <table:table-cell office:value-type="float" office:value="11929.63" calcext:value-type="float">
            <text:p>11929.63</text:p>
          </table:table-cell>
          <table:table-cell office:value-type="float" office:value="3754.8" calcext:value-type="float">
            <text:p>3754.8</text:p>
          </table:table-cell>
          <table:table-cell office:value-type="float" office:value="21.177" calcext:value-type="float">
            <text:p>21.177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49]*2.23" office:value-type="float" office:value="47.22471" calcext:value-type="float">
            <text:p>47.22471</text:p>
          </table:table-cell>
          <table:table-cell table:formula="of:=[.F249]*0.000621371" office:value-type="float" office:value="7.41272612273" calcext:value-type="float">
            <text:p>7.41272612273</text:p>
          </table:table-cell>
          <table:table-cell table:formula="of:=[.D249]*(180/2^31)" office:value-type="float" office:value="38.8665928971022" calcext:value-type="float">
            <text:p>38.8665928971022</text:p>
          </table:table-cell>
          <table:table-cell table:formula="of:=[.E249]*(180/2^31)" office:value-type="float" office:value="-105.063182394952" calcext:value-type="float">
            <text:p>-105.06318239495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52" calcext:value-type="date">
            <text:p>30/06/13 17:23</text:p>
          </table:table-cell>
          <table:table-cell office:value-type="float" office:value="463702532" calcext:value-type="float">
            <text:p>463702532</text:p>
          </table:table-cell>
          <table:table-cell office:value-type="float" office:value="-1253465211" calcext:value-type="float">
            <text:p>-1253465211</text:p>
          </table:table-cell>
          <table:table-cell office:value-type="float" office:value="12034.09" calcext:value-type="float">
            <text:p>12034.09</text:p>
          </table:table-cell>
          <table:table-cell office:value-type="float" office:value="3758.6" calcext:value-type="float">
            <text:p>3758.6</text:p>
          </table:table-cell>
          <table:table-cell office:value-type="float" office:value="22.869" calcext:value-type="float">
            <text:p>22.869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250]*2.23" office:value-type="float" office:value="50.99787" calcext:value-type="float">
            <text:p>50.99787</text:p>
          </table:table-cell>
          <table:table-cell table:formula="of:=[.F250]*0.000621371" office:value-type="float" office:value="7.47763453739" calcext:value-type="float">
            <text:p>7.47763453739</text:p>
          </table:table-cell>
          <table:table-cell table:formula="of:=[.D250]*(180/2^31)" office:value-type="float" office:value="38.8670972362161" calcext:value-type="float">
            <text:p>38.8670972362161</text:p>
          </table:table-cell>
          <table:table-cell table:formula="of:=[.E250]*(180/2^31)" office:value-type="float" office:value="-105.064240274951" calcext:value-type="float">
            <text:p>-105.06424027495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53" calcext:value-type="date">
            <text:p>30/06/13 17:23</text:p>
          </table:table-cell>
          <table:table-cell office:value-type="float" office:value="463706531" calcext:value-type="float">
            <text:p>463706531</text:p>
          </table:table-cell>
          <table:table-cell office:value-type="float" office:value="-1253473501" calcext:value-type="float">
            <text:p>-1253473501</text:p>
          </table:table-cell>
          <table:table-cell office:value-type="float" office:value="12104.14" calcext:value-type="float">
            <text:p>12104.14</text:p>
          </table:table-cell>
          <table:table-cell office:value-type="float" office:value="3760.6" calcext:value-type="float">
            <text:p>3760.6</text:p>
          </table:table-cell>
          <table:table-cell office:value-type="float" office:value="25.215" calcext:value-type="float">
            <text:p>25.215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251]*2.23" office:value-type="float" office:value="56.22945" calcext:value-type="float">
            <text:p>56.22945</text:p>
          </table:table-cell>
          <table:table-cell table:formula="of:=[.F251]*0.000621371" office:value-type="float" office:value="7.52116157594" calcext:value-type="float">
            <text:p>7.52116157594</text:p>
          </table:table-cell>
          <table:table-cell table:formula="of:=[.D251]*(180/2^31)" office:value-type="float" office:value="38.8674324285239" calcext:value-type="float">
            <text:p>38.8674324285239</text:p>
          </table:table-cell>
          <table:table-cell table:formula="of:=[.E251]*(180/2^31)" office:value-type="float" office:value="-105.064935134724" calcext:value-type="float">
            <text:p>-105.06493513472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54" calcext:value-type="date">
            <text:p>30/06/13 17:23</text:p>
          </table:table-cell>
          <table:table-cell office:value-type="float" office:value="463710145" calcext:value-type="float">
            <text:p>463710145</text:p>
          </table:table-cell>
          <table:table-cell office:value-type="float" office:value="-1253481690" calcext:value-type="float">
            <text:p>-1253481690</text:p>
          </table:table-cell>
          <table:table-cell office:value-type="float" office:value="12171.33" calcext:value-type="float">
            <text:p>12171.33</text:p>
          </table:table-cell>
          <table:table-cell office:value-type="float" office:value="3763.4" calcext:value-type="float">
            <text:p>3763.4</text:p>
          </table:table-cell>
          <table:table-cell office:value-type="float" office:value="28.224" calcext:value-type="float">
            <text:p>28.224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H252]*2.23" office:value-type="float" office:value="62.93952" calcext:value-type="float">
            <text:p>62.93952</text:p>
          </table:table-cell>
          <table:table-cell table:formula="of:=[.F252]*0.000621371" office:value-type="float" office:value="7.56291149343" calcext:value-type="float">
            <text:p>7.56291149343</text:p>
          </table:table-cell>
          <table:table-cell table:formula="of:=[.D252]*(180/2^31)" office:value-type="float" office:value="38.8677353505045" calcext:value-type="float">
            <text:p>38.8677353505045</text:p>
          </table:table-cell>
          <table:table-cell table:formula="of:=[.E252]*(180/2^31)" office:value-type="float" office:value="-105.065621528775" calcext:value-type="float">
            <text:p>-105.06562152877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57" calcext:value-type="date">
            <text:p>30/06/13 17:23</text:p>
          </table:table-cell>
          <table:table-cell office:value-type="float" office:value="463711550" calcext:value-type="float">
            <text:p>463711550</text:p>
          </table:table-cell>
          <table:table-cell office:value-type="float" office:value="-1253492768" calcext:value-type="float">
            <text:p>-1253492768</text:p>
          </table:table-cell>
          <table:table-cell office:value-type="float" office:value="12252.54" calcext:value-type="float">
            <text:p>12252.54</text:p>
          </table:table-cell>
          <table:table-cell office:value-type="float" office:value="3769.6" calcext:value-type="float">
            <text:p>3769.6</text:p>
          </table:table-cell>
          <table:table-cell office:value-type="float" office:value="31.263" calcext:value-type="float">
            <text:p>31.263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H253]*2.23" office:value-type="float" office:value="69.71649" calcext:value-type="float">
            <text:p>69.71649</text:p>
          </table:table-cell>
          <table:table-cell table:formula="of:=[.F253]*0.000621371" office:value-type="float" office:value="7.61337303234" calcext:value-type="float">
            <text:p>7.61337303234</text:p>
          </table:table-cell>
          <table:table-cell table:formula="of:=[.D253]*(180/2^31)" office:value-type="float" office:value="38.8678531162441" calcext:value-type="float">
            <text:p>38.8678531162441</text:p>
          </table:table-cell>
          <table:table-cell table:formula="of:=[.E253]*(180/2^31)" office:value-type="float" office:value="-105.066550076008" calcext:value-type="float">
            <text:p>-105.06655007600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3:59" calcext:value-type="date">
            <text:p>30/06/13 17:23</text:p>
          </table:table-cell>
          <table:table-cell office:value-type="float" office:value="463710654" calcext:value-type="float">
            <text:p>463710654</text:p>
          </table:table-cell>
          <table:table-cell office:value-type="float" office:value="-1253495270" calcext:value-type="float">
            <text:p>-1253495270</text:p>
          </table:table-cell>
          <table:table-cell office:value-type="float" office:value="12269.33" calcext:value-type="float">
            <text:p>12269.33</text:p>
          </table:table-cell>
          <table:table-cell office:value-type="float" office:value="3773.6" calcext:value-type="float">
            <text:p>3773.6</text:p>
          </table:table-cell>
          <table:table-cell office:value-type="float" office:value="31.871" calcext:value-type="float">
            <text:p>31.871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[.H254]*2.23" office:value-type="float" office:value="71.07233" calcext:value-type="float">
            <text:p>71.07233</text:p>
          </table:table-cell>
          <table:table-cell table:formula="of:=[.F254]*0.000621371" office:value-type="float" office:value="7.62380585143" calcext:value-type="float">
            <text:p>7.62380585143</text:p>
          </table:table-cell>
          <table:table-cell table:formula="of:=[.D254]*(180/2^31)" office:value-type="float" office:value="38.8677780143917" calcext:value-type="float">
            <text:p>38.8677780143917</text:p>
          </table:table-cell>
          <table:table-cell table:formula="of:=[.E254]*(180/2^31)" office:value-type="float" office:value="-105.066759791225" calcext:value-type="float">
            <text:p>-105.06675979122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01" calcext:value-type="date">
            <text:p>30/06/13 17:24</text:p>
          </table:table-cell>
          <table:table-cell office:value-type="float" office:value="463708779" calcext:value-type="float">
            <text:p>463708779</text:p>
          </table:table-cell>
          <table:table-cell office:value-type="float" office:value="-1253493734" calcext:value-type="float">
            <text:p>-1253493734</text:p>
          </table:table-cell>
          <table:table-cell office:value-type="float" office:value="12269.33" calcext:value-type="float">
            <text:p>12269.33</text:p>
          </table:table-cell>
          <table:table-cell office:value-type="float" office:value="3778.2" calcext:value-type="float">
            <text:p>3778.2</text:p>
          </table:table-cell>
          <table:table-cell office:value-type="float" office:value="31.905" calcext:value-type="float">
            <text:p>31.905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H255]*2.23" office:value-type="float" office:value="71.14815" calcext:value-type="float">
            <text:p>71.14815</text:p>
          </table:table-cell>
          <table:table-cell table:formula="of:=[.F255]*0.000621371" office:value-type="float" office:value="7.62380585143" calcext:value-type="float">
            <text:p>7.62380585143</text:p>
          </table:table-cell>
          <table:table-cell table:formula="of:=[.D255]*(180/2^31)" office:value-type="float" office:value="38.8676208537072" calcext:value-type="float">
            <text:p>38.8676208537072</text:p>
          </table:table-cell>
          <table:table-cell table:formula="of:=[.E255]*(180/2^31)" office:value-type="float" office:value="-105.066631045192" calcext:value-type="float">
            <text:p>-105.06663104519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03" calcext:value-type="date">
            <text:p>30/06/13 17:24</text:p>
          </table:table-cell>
          <table:table-cell office:value-type="float" office:value="463706102" calcext:value-type="float">
            <text:p>463706102</text:p>
          </table:table-cell>
          <table:table-cell office:value-type="float" office:value="-1253487593" calcext:value-type="float">
            <text:p>-1253487593</text:p>
          </table:table-cell>
          <table:table-cell office:value-type="float" office:value="12293.83" calcext:value-type="float">
            <text:p>12293.83</text:p>
          </table:table-cell>
          <table:table-cell office:value-type="float" office:value="3783" calcext:value-type="float">
            <text:p>3783</text:p>
          </table:table-cell>
          <table:table-cell office:value-type="float" office:value="29.762" calcext:value-type="float">
            <text:p>29.762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H256]*2.23" office:value-type="float" office:value="66.36926" calcext:value-type="float">
            <text:p>66.36926</text:p>
          </table:table-cell>
          <table:table-cell table:formula="of:=[.F256]*0.000621371" office:value-type="float" office:value="7.63902944093" calcext:value-type="float">
            <text:p>7.63902944093</text:p>
          </table:table-cell>
          <table:table-cell table:formula="of:=[.D256]*(180/2^31)" office:value-type="float" office:value="38.8673964701593" calcext:value-type="float">
            <text:p>38.8673964701593</text:p>
          </table:table-cell>
          <table:table-cell table:formula="of:=[.E256]*(180/2^31)" office:value-type="float" office:value="-105.066116312519" calcext:value-type="float">
            <text:p>-105.06611631251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05" calcext:value-type="date">
            <text:p>30/06/13 17:24</text:p>
          </table:table-cell>
          <table:table-cell office:value-type="float" office:value="463700859" calcext:value-type="float">
            <text:p>463700859</text:p>
          </table:table-cell>
          <table:table-cell office:value-type="float" office:value="-1253474643" calcext:value-type="float">
            <text:p>-1253474643</text:p>
          </table:table-cell>
          <table:table-cell office:value-type="float" office:value="12395.66" calcext:value-type="float">
            <text:p>12395.66</text:p>
          </table:table-cell>
          <table:table-cell office:value-type="float" office:value="3786.8" calcext:value-type="float">
            <text:p>3786.8</text:p>
          </table:table-cell>
          <table:table-cell office:value-type="float" office:value="27.732" calcext:value-type="float">
            <text:p>27.732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257]*2.23" office:value-type="float" office:value="61.84236" calcext:value-type="float">
            <text:p>61.84236</text:p>
          </table:table-cell>
          <table:table-cell table:formula="of:=[.F257]*0.000621371" office:value-type="float" office:value="7.70230364986" calcext:value-type="float">
            <text:p>7.70230364986</text:p>
          </table:table-cell>
          <table:table-cell table:formula="of:=[.D257]*(180/2^31)" office:value-type="float" office:value="38.866957006976" calcext:value-type="float">
            <text:p>38.866957006976</text:p>
          </table:table-cell>
          <table:table-cell table:formula="of:=[.E257]*(180/2^31)" office:value-type="float" office:value="-105.065030856058" calcext:value-type="float">
            <text:p>-105.06503085605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07" calcext:value-type="date">
            <text:p>30/06/13 17:24</text:p>
          </table:table-cell>
          <table:table-cell office:value-type="float" office:value="463694953" calcext:value-type="float">
            <text:p>463694953</text:p>
          </table:table-cell>
          <table:table-cell office:value-type="float" office:value="-1253466362" calcext:value-type="float">
            <text:p>-1253466362</text:p>
          </table:table-cell>
          <table:table-cell office:value-type="float" office:value="12476.85" calcext:value-type="float">
            <text:p>12476.85</text:p>
          </table:table-cell>
          <table:table-cell office:value-type="float" office:value="3792.6" calcext:value-type="float">
            <text:p>3792.6</text:p>
          </table:table-cell>
          <table:table-cell office:value-type="float" office:value="25.896" calcext:value-type="float">
            <text:p>25.896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258]*2.23" office:value-type="float" office:value="57.74808" calcext:value-type="float">
            <text:p>57.74808</text:p>
          </table:table-cell>
          <table:table-cell table:formula="of:=[.F258]*0.000621371" office:value-type="float" office:value="7.75275276135" calcext:value-type="float">
            <text:p>7.75275276135</text:p>
          </table:table-cell>
          <table:table-cell table:formula="of:=[.D258]*(180/2^31)" office:value-type="float" office:value="38.8664619717747" calcext:value-type="float">
            <text:p>38.8664619717747</text:p>
          </table:table-cell>
          <table:table-cell table:formula="of:=[.E258]*(180/2^31)" office:value-type="float" office:value="-105.064336750656" calcext:value-type="float">
            <text:p>-105.06433675065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10" calcext:value-type="date">
            <text:p>30/06/13 17:24</text:p>
          </table:table-cell>
          <table:table-cell office:value-type="float" office:value="463689794" calcext:value-type="float">
            <text:p>463689794</text:p>
          </table:table-cell>
          <table:table-cell office:value-type="float" office:value="-1253463151" calcext:value-type="float">
            <text:p>-1253463151</text:p>
          </table:table-cell>
          <table:table-cell office:value-type="float" office:value="12530.4" calcext:value-type="float">
            <text:p>12530.4</text:p>
          </table:table-cell>
          <table:table-cell office:value-type="float" office:value="3800" calcext:value-type="float">
            <text:p>3800</text:p>
          </table:table-cell>
          <table:table-cell office:value-type="float" office:value="25.483" calcext:value-type="float">
            <text:p>25.483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259]*2.23" office:value-type="float" office:value="56.82709" calcext:value-type="float">
            <text:p>56.82709</text:p>
          </table:table-cell>
          <table:table-cell table:formula="of:=[.F259]*0.000621371" office:value-type="float" office:value="7.7860271784" calcext:value-type="float">
            <text:p>7.7860271784</text:p>
          </table:table-cell>
          <table:table-cell table:formula="of:=[.D259]*(180/2^31)" office:value-type="float" office:value="38.8660295493901" calcext:value-type="float">
            <text:p>38.8660295493901</text:p>
          </table:table-cell>
          <table:table-cell table:formula="of:=[.E259]*(180/2^31)" office:value-type="float" office:value="-105.064067607746" calcext:value-type="float">
            <text:p>-105.06406760774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12" calcext:value-type="date">
            <text:p>30/06/13 17:24</text:p>
          </table:table-cell>
          <table:table-cell office:value-type="float" office:value="463689635" calcext:value-type="float">
            <text:p>463689635</text:p>
          </table:table-cell>
          <table:table-cell office:value-type="float" office:value="-1253464110" calcext:value-type="float">
            <text:p>-1253464110</text:p>
          </table:table-cell>
          <table:table-cell office:value-type="float" office:value="12535.92" calcext:value-type="float">
            <text:p>12535.92</text:p>
          </table:table-cell>
          <table:table-cell office:value-type="float" office:value="3805" calcext:value-type="float">
            <text:p>3805</text:p>
          </table:table-cell>
          <table:table-cell office:value-type="float" office:value="25.358" calcext:value-type="float">
            <text:p>25.358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60]*2.23" office:value-type="float" office:value="56.54834" calcext:value-type="float">
            <text:p>56.54834</text:p>
          </table:table-cell>
          <table:table-cell table:formula="of:=[.F260]*0.000621371" office:value-type="float" office:value="7.78945714632" calcext:value-type="float">
            <text:p>7.78945714632</text:p>
          </table:table-cell>
          <table:table-cell table:formula="of:=[.D260]*(180/2^31)" office:value-type="float" office:value="38.866016222164" calcext:value-type="float">
            <text:p>38.866016222164</text:p>
          </table:table-cell>
          <table:table-cell table:formula="of:=[.E260]*(180/2^31)" office:value-type="float" office:value="-105.064147990197" calcext:value-type="float">
            <text:p>-105.06414799019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14" calcext:value-type="date">
            <text:p>30/06/13 17:24</text:p>
          </table:table-cell>
          <table:table-cell office:value-type="float" office:value="463693858" calcext:value-type="float">
            <text:p>463693858</text:p>
          </table:table-cell>
          <table:table-cell office:value-type="float" office:value="-1253469592" calcext:value-type="float">
            <text:p>-1253469592</text:p>
          </table:table-cell>
          <table:table-cell office:value-type="float" office:value="12568.49" calcext:value-type="float">
            <text:p>12568.49</text:p>
          </table:table-cell>
          <table:table-cell office:value-type="float" office:value="3809.6" calcext:value-type="float">
            <text:p>3809.6</text:p>
          </table:table-cell>
          <table:table-cell office:value-type="float" office:value="26.859" calcext:value-type="float">
            <text:p>26.859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61]*2.23" office:value-type="float" office:value="59.89557" calcext:value-type="float">
            <text:p>59.89557</text:p>
          </table:table-cell>
          <table:table-cell table:formula="of:=[.F261]*0.000621371" office:value-type="float" office:value="7.80969519979" calcext:value-type="float">
            <text:p>7.80969519979</text:p>
          </table:table-cell>
          <table:table-cell table:formula="of:=[.D261]*(180/2^31)" office:value-type="float" office:value="38.866370189935" calcext:value-type="float">
            <text:p>38.866370189935</text:p>
          </table:table-cell>
          <table:table-cell table:formula="of:=[.E261]*(180/2^31)" office:value-type="float" office:value="-105.064607486129" calcext:value-type="float">
            <text:p>-105.06460748612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16" calcext:value-type="date">
            <text:p>30/06/13 17:24</text:p>
          </table:table-cell>
          <table:table-cell office:value-type="float" office:value="463700004" calcext:value-type="float">
            <text:p>463700004</text:p>
          </table:table-cell>
          <table:table-cell office:value-type="float" office:value="-1253480998" calcext:value-type="float">
            <text:p>-1253480998</text:p>
          </table:table-cell>
          <table:table-cell office:value-type="float" office:value="12669.17" calcext:value-type="float">
            <text:p>12669.17</text:p>
          </table:table-cell>
          <table:table-cell office:value-type="float" office:value="3813" calcext:value-type="float">
            <text:p>3813</text:p>
          </table:table-cell>
          <table:table-cell office:value-type="float" office:value="29.468" calcext:value-type="float">
            <text:p>29.468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262]*2.23" office:value-type="float" office:value="65.71364" calcext:value-type="float">
            <text:p>65.71364</text:p>
          </table:table-cell>
          <table:table-cell table:formula="of:=[.F262]*0.000621371" office:value-type="float" office:value="7.87225483207" calcext:value-type="float">
            <text:p>7.87225483207</text:p>
          </table:table-cell>
          <table:table-cell table:formula="of:=[.D262]*(180/2^31)" office:value-type="float" office:value="38.8668853417039" calcext:value-type="float">
            <text:p>38.8668853417039</text:p>
          </table:table-cell>
          <table:table-cell table:formula="of:=[.E262]*(180/2^31)" office:value-type="float" office:value="-105.065563526005" calcext:value-type="float">
            <text:p>-105.06556352600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18" calcext:value-type="date">
            <text:p>30/06/13 17:24</text:p>
          </table:table-cell>
          <table:table-cell office:value-type="float" office:value="463699906" calcext:value-type="float">
            <text:p>463699906</text:p>
          </table:table-cell>
          <table:table-cell office:value-type="float" office:value="-1253488464" calcext:value-type="float">
            <text:p>-1253488464</text:p>
          </table:table-cell>
          <table:table-cell office:value-type="float" office:value="12719.41" calcext:value-type="float">
            <text:p>12719.41</text:p>
          </table:table-cell>
          <table:table-cell office:value-type="float" office:value="3816.6" calcext:value-type="float">
            <text:p>3816.6</text:p>
          </table:table-cell>
          <table:table-cell office:value-type="float" office:value="24.732" calcext:value-type="float">
            <text:p>24.732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63]*2.23" office:value-type="float" office:value="55.15236" calcext:value-type="float">
            <text:p>55.15236</text:p>
          </table:table-cell>
          <table:table-cell table:formula="of:=[.F263]*0.000621371" office:value-type="float" office:value="7.90347251111" calcext:value-type="float">
            <text:p>7.90347251111</text:p>
          </table:table-cell>
          <table:table-cell table:formula="of:=[.D263]*(180/2^31)" office:value-type="float" office:value="38.8668771274388" calcext:value-type="float">
            <text:p>38.8668771274388</text:p>
          </table:table-cell>
          <table:table-cell table:formula="of:=[.E263]*(180/2^31)" office:value-type="float" office:value="-105.066189318895" calcext:value-type="float">
            <text:p>-105.06618931889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20" calcext:value-type="date">
            <text:p>30/06/13 17:24</text:p>
          </table:table-cell>
          <table:table-cell office:value-type="float" office:value="463696946" calcext:value-type="float">
            <text:p>463696946</text:p>
          </table:table-cell>
          <table:table-cell office:value-type="float" office:value="-1253493830" calcext:value-type="float">
            <text:p>-1253493830</text:p>
          </table:table-cell>
          <table:table-cell office:value-type="float" office:value="12757.77" calcext:value-type="float">
            <text:p>12757.77</text:p>
          </table:table-cell>
          <table:table-cell office:value-type="float" office:value="3821.2" calcext:value-type="float">
            <text:p>3821.2</text:p>
          </table:table-cell>
          <table:table-cell office:value-type="float" office:value="23.841" calcext:value-type="float">
            <text:p>23.841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64]*2.23" office:value-type="float" office:value="53.16543" calcext:value-type="float">
            <text:p>53.16543</text:p>
          </table:table-cell>
          <table:table-cell table:formula="of:=[.F264]*0.000621371" office:value-type="float" office:value="7.92730830267" calcext:value-type="float">
            <text:p>7.92730830267</text:p>
          </table:table-cell>
          <table:table-cell table:formula="of:=[.D264]*(180/2^31)" office:value-type="float" office:value="38.8666290231049" calcext:value-type="float">
            <text:p>38.8666290231049</text:p>
          </table:table-cell>
          <table:table-cell table:formula="of:=[.E264]*(180/2^31)" office:value-type="float" office:value="-105.06663909182" calcext:value-type="float">
            <text:p>-105.0666390918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22" calcext:value-type="date">
            <text:p>30/06/13 17:24</text:p>
          </table:table-cell>
          <table:table-cell office:value-type="float" office:value="463691828" calcext:value-type="float">
            <text:p>463691828</text:p>
          </table:table-cell>
          <table:table-cell office:value-type="float" office:value="-1253500628" calcext:value-type="float">
            <text:p>-1253500628</text:p>
          </table:table-cell>
          <table:table-cell office:value-type="float" office:value="12821.48" calcext:value-type="float">
            <text:p>12821.48</text:p>
          </table:table-cell>
          <table:table-cell office:value-type="float" office:value="3825.2" calcext:value-type="float">
            <text:p>3825.2</text:p>
          </table:table-cell>
          <table:table-cell office:value-type="float" office:value="26.512" calcext:value-type="float">
            <text:p>26.512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65]*2.23" office:value-type="float" office:value="59.12176" calcext:value-type="float">
            <text:p>59.12176</text:p>
          </table:table-cell>
          <table:table-cell table:formula="of:=[.F265]*0.000621371" office:value-type="float" office:value="7.96689584908" calcext:value-type="float">
            <text:p>7.96689584908</text:p>
          </table:table-cell>
          <table:table-cell table:formula="of:=[.D265]*(180/2^31)" office:value-type="float" office:value="38.8662000373006" calcext:value-type="float">
            <text:p>38.8662000373006</text:p>
          </table:table-cell>
          <table:table-cell table:formula="of:=[.E265]*(180/2^31)" office:value-type="float" office:value="-105.067208893597" calcext:value-type="float">
            <text:p>-105.06720889359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23" calcext:value-type="date">
            <text:p>30/06/13 17:24</text:p>
          </table:table-cell>
          <table:table-cell office:value-type="float" office:value="463688609" calcext:value-type="float">
            <text:p>463688609</text:p>
          </table:table-cell>
          <table:table-cell office:value-type="float" office:value="-1253505284" calcext:value-type="float">
            <text:p>-1253505284</text:p>
          </table:table-cell>
          <table:table-cell office:value-type="float" office:value="12865.04" calcext:value-type="float">
            <text:p>12865.04</text:p>
          </table:table-cell>
          <table:table-cell office:value-type="float" office:value="3827.2" calcext:value-type="float">
            <text:p>3827.2</text:p>
          </table:table-cell>
          <table:table-cell office:value-type="float" office:value="29.485" calcext:value-type="float">
            <text:p>29.485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266]*2.23" office:value-type="float" office:value="65.75155" calcext:value-type="float">
            <text:p>65.75155</text:p>
          </table:table-cell>
          <table:table-cell table:formula="of:=[.F266]*0.000621371" office:value-type="float" office:value="7.99396276984" calcext:value-type="float">
            <text:p>7.99396276984</text:p>
          </table:table-cell>
          <table:table-cell table:formula="of:=[.D266]*(180/2^31)" office:value-type="float" office:value="38.8659302238375" calcext:value-type="float">
            <text:p>38.8659302238375</text:p>
          </table:table-cell>
          <table:table-cell table:formula="of:=[.E266]*(180/2^31)" office:value-type="float" office:value="-105.067599155009" calcext:value-type="float">
            <text:p>-105.06759915500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24" calcext:value-type="date">
            <text:p>30/06/13 17:24</text:p>
          </table:table-cell>
          <table:table-cell office:value-type="float" office:value="463686984" calcext:value-type="float">
            <text:p>463686984</text:p>
          </table:table-cell>
          <table:table-cell office:value-type="float" office:value="-1253510111" calcext:value-type="float">
            <text:p>-1253510111</text:p>
          </table:table-cell>
          <table:table-cell office:value-type="float" office:value="12903.27" calcext:value-type="float">
            <text:p>12903.27</text:p>
          </table:table-cell>
          <table:table-cell office:value-type="float" office:value="3829.2" calcext:value-type="float">
            <text:p>3829.2</text:p>
          </table:table-cell>
          <table:table-cell office:value-type="float" office:value="32.13" calcext:value-type="float">
            <text:p>32.13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267]*2.23" office:value-type="float" office:value="71.6499" calcext:value-type="float">
            <text:p>71.6499</text:p>
          </table:table-cell>
          <table:table-cell table:formula="of:=[.F267]*0.000621371" office:value-type="float" office:value="8.01771778317" calcext:value-type="float">
            <text:p>8.01771778317</text:p>
          </table:table-cell>
          <table:table-cell table:formula="of:=[.D267]*(180/2^31)" office:value-type="float" office:value="38.865794017911" calcext:value-type="float">
            <text:p>38.865794017911</text:p>
          </table:table-cell>
          <table:table-cell table:formula="of:=[.E267]*(180/2^31)" office:value-type="float" office:value="-105.068003749475" calcext:value-type="float">
            <text:p>-105.06800374947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26" calcext:value-type="date">
            <text:p>30/06/13 17:24</text:p>
          </table:table-cell>
          <table:table-cell office:value-type="float" office:value="463684142" calcext:value-type="float">
            <text:p>463684142</text:p>
          </table:table-cell>
          <table:table-cell office:value-type="float" office:value="-1253518253" calcext:value-type="float">
            <text:p>-1253518253</text:p>
          </table:table-cell>
          <table:table-cell office:value-type="float" office:value="12968.18" calcext:value-type="float">
            <text:p>12968.18</text:p>
          </table:table-cell>
          <table:table-cell office:value-type="float" office:value="3833.2" calcext:value-type="float">
            <text:p>3833.2</text:p>
          </table:table-cell>
          <table:table-cell office:value-type="float" office:value="33.463" calcext:value-type="float">
            <text:p>33.463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268]*2.23" office:value-type="float" office:value="74.62249" calcext:value-type="float">
            <text:p>74.62249</text:p>
          </table:table-cell>
          <table:table-cell table:formula="of:=[.F268]*0.000621371" office:value-type="float" office:value="8.05805097478" calcext:value-type="float">
            <text:p>8.05805097478</text:p>
          </table:table-cell>
          <table:table-cell table:formula="of:=[.D268]*(180/2^31)" office:value-type="float" office:value="38.8655558042228" calcext:value-type="float">
            <text:p>38.8655558042228</text:p>
          </table:table-cell>
          <table:table-cell table:formula="of:=[.E268]*(180/2^31)" office:value-type="float" office:value="-105.068686204031" calcext:value-type="float">
            <text:p>-105.06868620403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27" calcext:value-type="date">
            <text:p>30/06/13 17:24</text:p>
          </table:table-cell>
          <table:table-cell office:value-type="float" office:value="463682507" calcext:value-type="float">
            <text:p>463682507</text:p>
          </table:table-cell>
          <table:table-cell office:value-type="float" office:value="-1253522544" calcext:value-type="float">
            <text:p>-1253522544</text:p>
          </table:table-cell>
          <table:table-cell office:value-type="float" office:value="13002.9" calcext:value-type="float">
            <text:p>13002.9</text:p>
          </table:table-cell>
          <table:table-cell office:value-type="float" office:value="3835.8" calcext:value-type="float">
            <text:p>3835.8</text:p>
          </table:table-cell>
          <table:table-cell office:value-type="float" office:value="33.163" calcext:value-type="float">
            <text:p>33.163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269]*2.23" office:value-type="float" office:value="73.95349" calcext:value-type="float">
            <text:p>73.95349</text:p>
          </table:table-cell>
          <table:table-cell table:formula="of:=[.F269]*0.000621371" office:value-type="float" office:value="8.0796249759" calcext:value-type="float">
            <text:p>8.0796249759</text:p>
          </table:table-cell>
          <table:table-cell table:formula="of:=[.D269]*(180/2^31)" office:value-type="float" office:value="38.865418760106" calcext:value-type="float">
            <text:p>38.865418760106</text:p>
          </table:table-cell>
          <table:table-cell table:formula="of:=[.E269]*(180/2^31)" office:value-type="float" office:value="-105.069045871496" calcext:value-type="float">
            <text:p>-105.06904587149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30" calcext:value-type="date">
            <text:p>30/06/13 17:24</text:p>
          </table:table-cell>
          <table:table-cell office:value-type="float" office:value="463678982" calcext:value-type="float">
            <text:p>463678982</text:p>
          </table:table-cell>
          <table:table-cell office:value-type="float" office:value="-1253530051" calcext:value-type="float">
            <text:p>-1253530051</text:p>
          </table:table-cell>
          <table:table-cell office:value-type="float" office:value="13066.44" calcext:value-type="float">
            <text:p>13066.44</text:p>
          </table:table-cell>
          <table:table-cell office:value-type="float" office:value="3842.8" calcext:value-type="float">
            <text:p>3842.8</text:p>
          </table:table-cell>
          <table:table-cell office:value-type="float" office:value="29.812" calcext:value-type="float">
            <text:p>29.812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270]*2.23" office:value-type="float" office:value="66.48076" calcext:value-type="float">
            <text:p>66.48076</text:p>
          </table:table-cell>
          <table:table-cell table:formula="of:=[.F270]*0.000621371" office:value-type="float" office:value="8.11910688924" calcext:value-type="float">
            <text:p>8.11910688924</text:p>
          </table:table-cell>
          <table:table-cell table:formula="of:=[.D270]*(180/2^31)" office:value-type="float" office:value="38.8651232980192" calcext:value-type="float">
            <text:p>38.8651232980192</text:p>
          </table:table-cell>
          <table:table-cell table:formula="of:=[.E270]*(180/2^31)" office:value-type="float" office:value="-105.069675100967" calcext:value-type="float">
            <text:p>-105.06967510096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31" calcext:value-type="date">
            <text:p>30/06/13 17:24</text:p>
          </table:table-cell>
          <table:table-cell office:value-type="float" office:value="463677625" calcext:value-type="float">
            <text:p>463677625</text:p>
          </table:table-cell>
          <table:table-cell office:value-type="float" office:value="-1253530593" calcext:value-type="float">
            <text:p>-1253530593</text:p>
          </table:table-cell>
          <table:table-cell office:value-type="float" office:value="13076.51" calcext:value-type="float">
            <text:p>13076.51</text:p>
          </table:table-cell>
          <table:table-cell office:value-type="float" office:value="3845.8" calcext:value-type="float">
            <text:p>3845.8</text:p>
          </table:table-cell>
          <table:table-cell office:value-type="float" office:value="28.894" calcext:value-type="float">
            <text:p>28.894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71]*2.23" office:value-type="float" office:value="64.43362" calcext:value-type="float">
            <text:p>64.43362</text:p>
          </table:table-cell>
          <table:table-cell table:formula="of:=[.F271]*0.000621371" office:value-type="float" office:value="8.12536409521" calcext:value-type="float">
            <text:p>8.12536409521</text:p>
          </table:table-cell>
          <table:table-cell table:formula="of:=[.D271]*(180/2^31)" office:value-type="float" office:value="38.8650095555931" calcext:value-type="float">
            <text:p>38.8650095555931</text:p>
          </table:table-cell>
          <table:table-cell table:formula="of:=[.E271]*(180/2^31)" office:value-type="float" office:value="-105.069720530882" calcext:value-type="float">
            <text:p>-105.06972053088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32" calcext:value-type="date">
            <text:p>30/06/13 17:24</text:p>
          </table:table-cell>
          <table:table-cell office:value-type="float" office:value="463676715" calcext:value-type="float">
            <text:p>463676715</text:p>
          </table:table-cell>
          <table:table-cell office:value-type="float" office:value="-1253529888" calcext:value-type="float">
            <text:p>-1253529888</text:p>
          </table:table-cell>
          <table:table-cell office:value-type="float" office:value="13077.28" calcext:value-type="float">
            <text:p>13077.28</text:p>
          </table:table-cell>
          <table:table-cell office:value-type="float" office:value="3848.8" calcext:value-type="float">
            <text:p>3848.8</text:p>
          </table:table-cell>
          <table:table-cell office:value-type="float" office:value="27.954" calcext:value-type="float">
            <text:p>27.954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272]*2.23" office:value-type="float" office:value="62.33742" calcext:value-type="float">
            <text:p>62.33742</text:p>
          </table:table-cell>
          <table:table-cell table:formula="of:=[.F272]*0.000621371" office:value-type="float" office:value="8.12584255088" calcext:value-type="float">
            <text:p>8.12584255088</text:p>
          </table:table-cell>
          <table:table-cell table:formula="of:=[.D272]*(180/2^31)" office:value-type="float" office:value="38.8649332802743" calcext:value-type="float">
            <text:p>38.8649332802743</text:p>
          </table:table-cell>
          <table:table-cell table:formula="of:=[.E272]*(180/2^31)" office:value-type="float" office:value="-105.069661438465" calcext:value-type="float">
            <text:p>-105.06966143846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34" calcext:value-type="date">
            <text:p>30/06/13 17:24</text:p>
          </table:table-cell>
          <table:table-cell office:value-type="float" office:value="463677201" calcext:value-type="float">
            <text:p>463677201</text:p>
          </table:table-cell>
          <table:table-cell office:value-type="float" office:value="-1253525361" calcext:value-type="float">
            <text:p>-1253525361</text:p>
          </table:table-cell>
          <table:table-cell office:value-type="float" office:value="13077.28" calcext:value-type="float">
            <text:p>13077.28</text:p>
          </table:table-cell>
          <table:table-cell office:value-type="float" office:value="3853.4" calcext:value-type="float">
            <text:p>3853.4</text:p>
          </table:table-cell>
          <table:table-cell office:value-type="float" office:value="24.803" calcext:value-type="float">
            <text:p>24.803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273]*2.23" office:value-type="float" office:value="55.31069" calcext:value-type="float">
            <text:p>55.31069</text:p>
          </table:table-cell>
          <table:table-cell table:formula="of:=[.F273]*0.000621371" office:value-type="float" office:value="8.12584255088" calcext:value-type="float">
            <text:p>8.12584255088</text:p>
          </table:table-cell>
          <table:table-cell table:formula="of:=[.D273]*(180/2^31)" office:value-type="float" office:value="38.8649740163237" calcext:value-type="float">
            <text:p>38.8649740163237</text:p>
          </table:table-cell>
          <table:table-cell table:formula="of:=[.E273]*(180/2^31)" office:value-type="float" office:value="-105.069281989709" calcext:value-type="float">
            <text:p>-105.06928198970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36" calcext:value-type="date">
            <text:p>30/06/13 17:24</text:p>
          </table:table-cell>
          <table:table-cell office:value-type="float" office:value="463679106" calcext:value-type="float">
            <text:p>463679106</text:p>
          </table:table-cell>
          <table:table-cell office:value-type="float" office:value="-1253517290" calcext:value-type="float">
            <text:p>-1253517290</text:p>
          </table:table-cell>
          <table:table-cell office:value-type="float" office:value="13126.99" calcext:value-type="float">
            <text:p>13126.99</text:p>
          </table:table-cell>
          <table:table-cell office:value-type="float" office:value="3858" calcext:value-type="float">
            <text:p>3858</text:p>
          </table:table-cell>
          <table:table-cell office:value-type="float" office:value="22.644" calcext:value-type="float">
            <text:p>22.644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274]*2.23" office:value-type="float" office:value="50.49612" calcext:value-type="float">
            <text:p>50.49612</text:p>
          </table:table-cell>
          <table:table-cell table:formula="of:=[.F274]*0.000621371" office:value-type="float" office:value="8.15673090329" calcext:value-type="float">
            <text:p>8.15673090329</text:p>
          </table:table-cell>
          <table:table-cell table:formula="of:=[.D274]*(180/2^31)" office:value-type="float" office:value="38.8651336915791" calcext:value-type="float">
            <text:p>38.8651336915791</text:p>
          </table:table-cell>
          <table:table-cell table:formula="of:=[.E274]*(180/2^31)" office:value-type="float" office:value="-105.068605486304" calcext:value-type="float">
            <text:p>-105.06860548630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38" calcext:value-type="date">
            <text:p>30/06/13 17:24</text:p>
          </table:table-cell>
          <table:table-cell office:value-type="float" office:value="463680441" calcext:value-type="float">
            <text:p>463680441</text:p>
          </table:table-cell>
          <table:table-cell office:value-type="float" office:value="-1253505850" calcext:value-type="float">
            <text:p>-1253505850</text:p>
          </table:table-cell>
          <table:table-cell office:value-type="float" office:value="13210.45" calcext:value-type="float">
            <text:p>13210.45</text:p>
          </table:table-cell>
          <table:table-cell office:value-type="float" office:value="3863.4" calcext:value-type="float">
            <text:p>3863.4</text:p>
          </table:table-cell>
          <table:table-cell office:value-type="float" office:value="24.051" calcext:value-type="float">
            <text:p>24.051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275]*2.23" office:value-type="float" office:value="53.63373" calcext:value-type="float">
            <text:p>53.63373</text:p>
          </table:table-cell>
          <table:table-cell table:formula="of:=[.F275]*0.000621371" office:value-type="float" office:value="8.20859052695" calcext:value-type="float">
            <text:p>8.20859052695</text:p>
          </table:table-cell>
          <table:table-cell table:formula="of:=[.D275]*(180/2^31)" office:value-type="float" office:value="38.8652455899864" calcext:value-type="float">
            <text:p>38.8652455899864</text:p>
          </table:table-cell>
          <table:table-cell table:formula="of:=[.E275]*(180/2^31)" office:value-type="float" office:value="-105.067646596581" calcext:value-type="float">
            <text:p>-105.06764659658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39" calcext:value-type="date">
            <text:p>30/06/13 17:24</text:p>
          </table:table-cell>
          <table:table-cell office:value-type="float" office:value="463680289" calcext:value-type="float">
            <text:p>463680289</text:p>
          </table:table-cell>
          <table:table-cell office:value-type="float" office:value="-1253503030" calcext:value-type="float">
            <text:p>-1253503030</text:p>
          </table:table-cell>
          <table:table-cell office:value-type="float" office:value="13231.01" calcext:value-type="float">
            <text:p>13231.01</text:p>
          </table:table-cell>
          <table:table-cell office:value-type="float" office:value="3865.8" calcext:value-type="float">
            <text:p>3865.8</text:p>
          </table:table-cell>
          <table:table-cell office:value-type="float" office:value="22.922" calcext:value-type="float">
            <text:p>22.922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276]*2.23" office:value-type="float" office:value="51.11606" calcext:value-type="float">
            <text:p>51.11606</text:p>
          </table:table-cell>
          <table:table-cell table:formula="of:=[.F276]*0.000621371" office:value-type="float" office:value="8.22136591471" calcext:value-type="float">
            <text:p>8.22136591471</text:p>
          </table:table-cell>
          <table:table-cell table:formula="of:=[.D276]*(180/2^31)" office:value-type="float" office:value="38.8652328494936" calcext:value-type="float">
            <text:p>38.8652328494936</text:p>
          </table:table-cell>
          <table:table-cell table:formula="of:=[.E276]*(180/2^31)" office:value-type="float" office:value="-105.067410226911" calcext:value-type="float">
            <text:p>-105.06741022691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40" calcext:value-type="date">
            <text:p>30/06/13 17:24</text:p>
          </table:table-cell>
          <table:table-cell office:value-type="float" office:value="463679634" calcext:value-type="float">
            <text:p>463679634</text:p>
          </table:table-cell>
          <table:table-cell office:value-type="float" office:value="-1253501741" calcext:value-type="float">
            <text:p>-1253501741</text:p>
          </table:table-cell>
          <table:table-cell office:value-type="float" office:value="13241.16" calcext:value-type="float">
            <text:p>13241.16</text:p>
          </table:table-cell>
          <table:table-cell office:value-type="float" office:value="3868.4" calcext:value-type="float">
            <text:p>3868.4</text:p>
          </table:table-cell>
          <table:table-cell office:value-type="float" office:value="21.254" calcext:value-type="float">
            <text:p>21.254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277]*2.23" office:value-type="float" office:value="47.39642" calcext:value-type="float">
            <text:p>47.39642</text:p>
          </table:table-cell>
          <table:table-cell table:formula="of:=[.F277]*0.000621371" office:value-type="float" office:value="8.22767283036" calcext:value-type="float">
            <text:p>8.22767283036</text:p>
          </table:table-cell>
          <table:table-cell table:formula="of:=[.D277]*(180/2^31)" office:value-type="float" office:value="38.8651779480278" calcext:value-type="float">
            <text:p>38.8651779480278</text:p>
          </table:table-cell>
          <table:table-cell table:formula="of:=[.E277]*(180/2^31)" office:value-type="float" office:value="-105.067302184179" calcext:value-type="float">
            <text:p>-105.06730218417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41" calcext:value-type="date">
            <text:p>30/06/13 17:24</text:p>
          </table:table-cell>
          <table:table-cell office:value-type="float" office:value="463678585" calcext:value-type="float">
            <text:p>463678585</text:p>
          </table:table-cell>
          <table:table-cell office:value-type="float" office:value="-1253502052" calcext:value-type="float">
            <text:p>-1253502052</text:p>
          </table:table-cell>
          <table:table-cell office:value-type="float" office:value="13242.47" calcext:value-type="float">
            <text:p>13242.47</text:p>
          </table:table-cell>
          <table:table-cell office:value-type="float" office:value="3871.2" calcext:value-type="float">
            <text:p>3871.2</text:p>
          </table:table-cell>
          <table:table-cell office:value-type="float" office:value="19.924" calcext:value-type="float">
            <text:p>19.924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278]*2.23" office:value-type="float" office:value="44.43052" calcext:value-type="float">
            <text:p>44.43052</text:p>
          </table:table-cell>
          <table:table-cell table:formula="of:=[.F278]*0.000621371" office:value-type="float" office:value="8.22848682637" calcext:value-type="float">
            <text:p>8.22848682637</text:p>
          </table:table-cell>
          <table:table-cell table:formula="of:=[.D278]*(180/2^31)" office:value-type="float" office:value="38.8650900218636" calcext:value-type="float">
            <text:p>38.8650900218636</text:p>
          </table:table-cell>
          <table:table-cell table:formula="of:=[.E278]*(180/2^31)" office:value-type="float" office:value="-105.067328251898" calcext:value-type="float">
            <text:p>-105.06732825189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43" calcext:value-type="date">
            <text:p>30/06/13 17:24</text:p>
          </table:table-cell>
          <table:table-cell office:value-type="float" office:value="463676273" calcext:value-type="float">
            <text:p>463676273</text:p>
          </table:table-cell>
          <table:table-cell office:value-type="float" office:value="-1253505326" calcext:value-type="float">
            <text:p>-1253505326</text:p>
          </table:table-cell>
          <table:table-cell office:value-type="float" office:value="13250.26" calcext:value-type="float">
            <text:p>13250.26</text:p>
          </table:table-cell>
          <table:table-cell office:value-type="float" office:value="3876" calcext:value-type="float">
            <text:p>3876</text:p>
          </table:table-cell>
          <table:table-cell office:value-type="float" office:value="20.276" calcext:value-type="float">
            <text:p>20.276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279]*2.23" office:value-type="float" office:value="45.21548" calcext:value-type="float">
            <text:p>45.21548</text:p>
          </table:table-cell>
          <table:table-cell table:formula="of:=[.F279]*0.000621371" office:value-type="float" office:value="8.23332730646" calcext:value-type="float">
            <text:p>8.23332730646</text:p>
          </table:table-cell>
          <table:table-cell table:formula="of:=[.D279]*(180/2^31)" office:value-type="float" office:value="38.8648962322623" calcext:value-type="float">
            <text:p>38.8648962322623</text:p>
          </table:table-cell>
          <table:table-cell table:formula="of:=[.E279]*(180/2^31)" office:value-type="float" office:value="-105.067602675408" calcext:value-type="float">
            <text:p>-105.06760267540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45" calcext:value-type="date">
            <text:p>30/06/13 17:24</text:p>
          </table:table-cell>
          <table:table-cell office:value-type="float" office:value="463669733" calcext:value-type="float">
            <text:p>463669733</text:p>
          </table:table-cell>
          <table:table-cell office:value-type="float" office:value="-1253510527" calcext:value-type="float">
            <text:p>-1253510527</text:p>
          </table:table-cell>
          <table:table-cell office:value-type="float" office:value="13318.1" calcext:value-type="float">
            <text:p>13318.1</text:p>
          </table:table-cell>
          <table:table-cell office:value-type="float" office:value="3881.4" calcext:value-type="float">
            <text:p>3881.4</text:p>
          </table:table-cell>
          <table:table-cell office:value-type="float" office:value="23.985" calcext:value-type="float">
            <text:p>23.985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280]*2.23" office:value-type="float" office:value="53.48655" calcext:value-type="float">
            <text:p>53.48655</text:p>
          </table:table-cell>
          <table:table-cell table:formula="of:=[.F280]*0.000621371" office:value-type="float" office:value="8.2754811151" calcext:value-type="float">
            <text:p>8.2754811151</text:p>
          </table:table-cell>
          <table:table-cell table:formula="of:=[.D280]*(180/2^31)" office:value-type="float" office:value="38.8643480557948" calcext:value-type="float">
            <text:p>38.8643480557948</text:p>
          </table:table-cell>
          <table:table-cell table:formula="of:=[.E280]*(180/2^31)" office:value-type="float" office:value="-105.068038618192" calcext:value-type="float">
            <text:p>-105.06803861819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47" calcext:value-type="date">
            <text:p>30/06/13 17:24</text:p>
          </table:table-cell>
          <table:table-cell office:value-type="float" office:value="463662329" calcext:value-type="float">
            <text:p>463662329</text:p>
          </table:table-cell>
          <table:table-cell office:value-type="float" office:value="-1253509941" calcext:value-type="float">
            <text:p>-1253509941</text:p>
          </table:table-cell>
          <table:table-cell office:value-type="float" office:value="13386.86" calcext:value-type="float">
            <text:p>13386.86</text:p>
          </table:table-cell>
          <table:table-cell office:value-type="float" office:value="3886.2" calcext:value-type="float">
            <text:p>3886.2</text:p>
          </table:table-cell>
          <table:table-cell office:value-type="float" office:value="25.967" calcext:value-type="float">
            <text:p>25.967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281]*2.23" office:value-type="float" office:value="57.90641" calcext:value-type="float">
            <text:p>57.90641</text:p>
          </table:table-cell>
          <table:table-cell table:formula="of:=[.F281]*0.000621371" office:value-type="float" office:value="8.31820658506" calcext:value-type="float">
            <text:p>8.31820658506</text:p>
          </table:table-cell>
          <table:table-cell table:formula="of:=[.D281]*(180/2^31)" office:value-type="float" office:value="38.863727459684" calcext:value-type="float">
            <text:p>38.863727459684</text:p>
          </table:table-cell>
          <table:table-cell table:formula="of:=[.E281]*(180/2^31)" office:value-type="float" office:value="-105.06798950024" calcext:value-type="float">
            <text:p>-105.0679895002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49" calcext:value-type="date">
            <text:p>30/06/13 17:24</text:p>
          </table:table-cell>
          <table:table-cell office:value-type="float" office:value="463654474" calcext:value-type="float">
            <text:p>463654474</text:p>
          </table:table-cell>
          <table:table-cell office:value-type="float" office:value="-1253506363" calcext:value-type="float">
            <text:p>-1253506363</text:p>
          </table:table-cell>
          <table:table-cell office:value-type="float" office:value="13463.71" calcext:value-type="float">
            <text:p>13463.71</text:p>
          </table:table-cell>
          <table:table-cell office:value-type="float" office:value="3890.6" calcext:value-type="float">
            <text:p>3890.6</text:p>
          </table:table-cell>
          <table:table-cell office:value-type="float" office:value="26.706" calcext:value-type="float">
            <text:p>26.706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282]*2.23" office:value-type="float" office:value="59.55438" calcext:value-type="float">
            <text:p>59.55438</text:p>
          </table:table-cell>
          <table:table-cell table:formula="of:=[.F282]*0.000621371" office:value-type="float" office:value="8.36595894641" calcext:value-type="float">
            <text:p>8.36595894641</text:p>
          </table:table-cell>
          <table:table-cell table:formula="of:=[.D282]*(180/2^31)" office:value-type="float" office:value="38.8630690611899" calcext:value-type="float">
            <text:p>38.8630690611899</text:p>
          </table:table-cell>
          <table:table-cell table:formula="of:=[.E282]*(180/2^31)" office:value-type="float" office:value="-105.067689595744" calcext:value-type="float">
            <text:p>-105.06768959574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51" calcext:value-type="date">
            <text:p>30/06/13 17:24</text:p>
          </table:table-cell>
          <table:table-cell office:value-type="float" office:value="463646403" calcext:value-type="float">
            <text:p>463646403</text:p>
          </table:table-cell>
          <table:table-cell office:value-type="float" office:value="-1253502741" calcext:value-type="float">
            <text:p>-1253502741</text:p>
          </table:table-cell>
          <table:table-cell office:value-type="float" office:value="13543.3" calcext:value-type="float">
            <text:p>13543.3</text:p>
          </table:table-cell>
          <table:table-cell office:value-type="float" office:value="3894.8" calcext:value-type="float">
            <text:p>3894.8</text:p>
          </table:table-cell>
          <table:table-cell office:value-type="float" office:value="27.676" calcext:value-type="float">
            <text:p>27.676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283]*2.23" office:value-type="float" office:value="61.71748" calcext:value-type="float">
            <text:p>61.71748</text:p>
          </table:table-cell>
          <table:table-cell table:formula="of:=[.F283]*0.000621371" office:value-type="float" office:value="8.4154138643" calcext:value-type="float">
            <text:p>8.4154138643</text:p>
          </table:table-cell>
          <table:table-cell table:formula="of:=[.D283]*(180/2^31)" office:value-type="float" office:value="38.8623925577849" calcext:value-type="float">
            <text:p>38.8623925577849</text:p>
          </table:table-cell>
          <table:table-cell table:formula="of:=[.E283]*(180/2^31)" office:value-type="float" office:value="-105.067386003211" calcext:value-type="float">
            <text:p>-105.06738600321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53" calcext:value-type="date">
            <text:p>30/06/13 17:24</text:p>
          </table:table-cell>
          <table:table-cell office:value-type="float" office:value="463638022" calcext:value-type="float">
            <text:p>463638022</text:p>
          </table:table-cell>
          <table:table-cell office:value-type="float" office:value="-1253502199" calcext:value-type="float">
            <text:p>-1253502199</text:p>
          </table:table-cell>
          <table:table-cell office:value-type="float" office:value="13620.66" calcext:value-type="float">
            <text:p>13620.66</text:p>
          </table:table-cell>
          <table:table-cell office:value-type="float" office:value="3899" calcext:value-type="float">
            <text:p>3899</text:p>
          </table:table-cell>
          <table:table-cell office:value-type="float" office:value="32.451" calcext:value-type="float">
            <text:p>32.451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284]*2.23" office:value-type="float" office:value="72.36573" calcext:value-type="float">
            <text:p>72.36573</text:p>
          </table:table-cell>
          <table:table-cell table:formula="of:=[.F284]*0.000621371" office:value-type="float" office:value="8.46348312486" calcext:value-type="float">
            <text:p>8.46348312486</text:p>
          </table:table-cell>
          <table:table-cell table:formula="of:=[.D284]*(180/2^31)" office:value-type="float" office:value="38.8616900704801" calcext:value-type="float">
            <text:p>38.8616900704801</text:p>
          </table:table-cell>
          <table:table-cell table:formula="of:=[.E284]*(180/2^31)" office:value-type="float" office:value="-105.067340573296" calcext:value-type="float">
            <text:p>-105.06734057329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54" calcext:value-type="date">
            <text:p>30/06/13 17:24</text:p>
          </table:table-cell>
          <table:table-cell office:value-type="float" office:value="463633761" calcext:value-type="float">
            <text:p>463633761</text:p>
          </table:table-cell>
          <table:table-cell office:value-type="float" office:value="-1253502722" calcext:value-type="float">
            <text:p>-1253502722</text:p>
          </table:table-cell>
          <table:table-cell office:value-type="float" office:value="13659.92" calcext:value-type="float">
            <text:p>13659.92</text:p>
          </table:table-cell>
          <table:table-cell office:value-type="float" office:value="3900.8" calcext:value-type="float">
            <text:p>3900.8</text:p>
          </table:table-cell>
          <table:table-cell office:value-type="float" office:value="34.181" calcext:value-type="float">
            <text:p>34.181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285]*2.23" office:value-type="float" office:value="76.22363" calcext:value-type="float">
            <text:p>76.22363</text:p>
          </table:table-cell>
          <table:table-cell table:formula="of:=[.F285]*0.000621371" office:value-type="float" office:value="8.48787815032" calcext:value-type="float">
            <text:p>8.48787815032</text:p>
          </table:table-cell>
          <table:table-cell table:formula="of:=[.D285]*(180/2^31)" office:value-type="float" office:value="38.861332917586" calcext:value-type="float">
            <text:p>38.861332917586</text:p>
          </table:table-cell>
          <table:table-cell table:formula="of:=[.E285]*(180/2^31)" office:value-type="float" office:value="-105.06738441065" calcext:value-type="float">
            <text:p>-105.0673844106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56" calcext:value-type="date">
            <text:p>30/06/13 17:24</text:p>
          </table:table-cell>
          <table:table-cell office:value-type="float" office:value="463624936" calcext:value-type="float">
            <text:p>463624936</text:p>
          </table:table-cell>
          <table:table-cell office:value-type="float" office:value="-1253504390" calcext:value-type="float">
            <text:p>-1253504390</text:p>
          </table:table-cell>
          <table:table-cell office:value-type="float" office:value="13742.6" calcext:value-type="float">
            <text:p>13742.6</text:p>
          </table:table-cell>
          <table:table-cell office:value-type="float" office:value="3904.6" calcext:value-type="float">
            <text:p>3904.6</text:p>
          </table:table-cell>
          <table:table-cell office:value-type="float" office:value="37.151" calcext:value-type="float">
            <text:p>37.151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286]*2.23" office:value-type="float" office:value="82.84673" calcext:value-type="float">
            <text:p>82.84673</text:p>
          </table:table-cell>
          <table:table-cell table:formula="of:=[.F286]*0.000621371" office:value-type="float" office:value="8.5392531046" calcext:value-type="float">
            <text:p>8.5392531046</text:p>
          </table:table-cell>
          <table:table-cell table:formula="of:=[.D286]*(180/2^31)" office:value-type="float" office:value="38.8605932146311" calcext:value-type="float">
            <text:p>38.8605932146311</text:p>
          </table:table-cell>
          <table:table-cell table:formula="of:=[.E286]*(180/2^31)" office:value-type="float" office:value="-105.067524220794" calcext:value-type="float">
            <text:p>-105.06752422079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4:58" calcext:value-type="date">
            <text:p>30/06/13 17:24</text:p>
          </table:table-cell>
          <table:table-cell office:value-type="float" office:value="463615493" calcext:value-type="float">
            <text:p>463615493</text:p>
          </table:table-cell>
          <table:table-cell office:value-type="float" office:value="-1253508360" calcext:value-type="float">
            <text:p>-1253508360</text:p>
          </table:table-cell>
          <table:table-cell office:value-type="float" office:value="13833.86" calcext:value-type="float">
            <text:p>13833.86</text:p>
          </table:table-cell>
          <table:table-cell office:value-type="float" office:value="3908.4" calcext:value-type="float">
            <text:p>3908.4</text:p>
          </table:table-cell>
          <table:table-cell office:value-type="float" office:value="39.585" calcext:value-type="float">
            <text:p>39.585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87]*2.23" office:value-type="float" office:value="88.27455" calcext:value-type="float">
            <text:p>88.27455</text:p>
          </table:table-cell>
          <table:table-cell table:formula="of:=[.F287]*0.000621371" office:value-type="float" office:value="8.59595942206" calcext:value-type="float">
            <text:p>8.59595942206</text:p>
          </table:table-cell>
          <table:table-cell table:formula="of:=[.D287]*(180/2^31)" office:value-type="float" office:value="38.8598017115146" calcext:value-type="float">
            <text:p>38.8598017115146</text:p>
          </table:table-cell>
          <table:table-cell table:formula="of:=[.E287]*(180/2^31)" office:value-type="float" office:value="-105.06785698235" calcext:value-type="float">
            <text:p>-105.0678569823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00" calcext:value-type="date">
            <text:p>30/06/13 17:25</text:p>
          </table:table-cell>
          <table:table-cell office:value-type="float" office:value="463605869" calcext:value-type="float">
            <text:p>463605869</text:p>
          </table:table-cell>
          <table:table-cell office:value-type="float" office:value="-1253509350" calcext:value-type="float">
            <text:p>-1253509350</text:p>
          </table:table-cell>
          <table:table-cell office:value-type="float" office:value="13923.81" calcext:value-type="float">
            <text:p>13923.81</text:p>
          </table:table-cell>
          <table:table-cell office:value-type="float" office:value="3911.6" calcext:value-type="float">
            <text:p>3911.6</text:p>
          </table:table-cell>
          <table:table-cell office:value-type="float" office:value="41.425" calcext:value-type="float">
            <text:p>41.425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88]*2.23" office:value-type="float" office:value="92.37775" calcext:value-type="float">
            <text:p>92.37775</text:p>
          </table:table-cell>
          <table:table-cell table:formula="of:=[.F288]*0.000621371" office:value-type="float" office:value="8.65185174351" calcext:value-type="float">
            <text:p>8.65185174351</text:p>
          </table:table-cell>
          <table:table-cell table:formula="of:=[.D288]*(180/2^31)" office:value-type="float" office:value="38.8589950371534" calcext:value-type="float">
            <text:p>38.8589950371534</text:p>
          </table:table-cell>
          <table:table-cell table:formula="of:=[.E288]*(180/2^31)" office:value-type="float" office:value="-105.067939963192" calcext:value-type="float">
            <text:p>-105.06793996319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01" calcext:value-type="date">
            <text:p>30/06/13 17:25</text:p>
          </table:table-cell>
          <table:table-cell office:value-type="float" office:value="463601217" calcext:value-type="float">
            <text:p>463601217</text:p>
          </table:table-cell>
          <table:table-cell office:value-type="float" office:value="-1253506648" calcext:value-type="float">
            <text:p>-1253506648</text:p>
          </table:table-cell>
          <table:table-cell office:value-type="float" office:value="13967.32" calcext:value-type="float">
            <text:p>13967.32</text:p>
          </table:table-cell>
          <table:table-cell office:value-type="float" office:value="3913.6" calcext:value-type="float">
            <text:p>3913.6</text:p>
          </table:table-cell>
          <table:table-cell office:value-type="float" office:value="41.958" calcext:value-type="float">
            <text:p>41.958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89]*2.23" office:value-type="float" office:value="93.56634" calcext:value-type="float">
            <text:p>93.56634</text:p>
          </table:table-cell>
          <table:table-cell table:formula="of:=[.F289]*0.000621371" office:value-type="float" office:value="8.67888759572" calcext:value-type="float">
            <text:p>8.67888759572</text:p>
          </table:table-cell>
          <table:table-cell table:formula="of:=[.D289]*(180/2^31)" office:value-type="float" office:value="38.8586051110178" calcext:value-type="float">
            <text:p>38.8586051110178</text:p>
          </table:table-cell>
          <table:table-cell table:formula="of:=[.E289]*(180/2^31)" office:value-type="float" office:value="-105.067713484168" calcext:value-type="float">
            <text:p>-105.06771348416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03" calcext:value-type="date">
            <text:p>30/06/13 17:25</text:p>
          </table:table-cell>
          <table:table-cell office:value-type="float" office:value="463593003" calcext:value-type="float">
            <text:p>463593003</text:p>
          </table:table-cell>
          <table:table-cell office:value-type="float" office:value="-1253499124" calcext:value-type="float">
            <text:p>-1253499124</text:p>
          </table:table-cell>
          <table:table-cell office:value-type="float" office:value="14053.45" calcext:value-type="float">
            <text:p>14053.45</text:p>
          </table:table-cell>
          <table:table-cell office:value-type="float" office:value="3917" calcext:value-type="float">
            <text:p>3917</text:p>
          </table:table-cell>
          <table:table-cell office:value-type="float" office:value="43.173" calcext:value-type="float">
            <text:p>43.1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90]*2.23" office:value-type="float" office:value="96.27579" calcext:value-type="float">
            <text:p>96.27579</text:p>
          </table:table-cell>
          <table:table-cell table:formula="of:=[.F290]*0.000621371" office:value-type="float" office:value="8.73240627995" calcext:value-type="float">
            <text:p>8.73240627995</text:p>
          </table:table-cell>
          <table:table-cell table:formula="of:=[.D290]*(180/2^31)" office:value-type="float" office:value="38.8579166214913" calcext:value-type="float">
            <text:p>38.8579166214913</text:p>
          </table:table-cell>
          <table:table-cell table:formula="of:=[.E290]*(180/2^31)" office:value-type="float" office:value="-105.067082829773" calcext:value-type="float">
            <text:p>-105.06708282977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05" calcext:value-type="date">
            <text:p>30/06/13 17:25</text:p>
          </table:table-cell>
          <table:table-cell office:value-type="float" office:value="463587810" calcext:value-type="float">
            <text:p>463587810</text:p>
          </table:table-cell>
          <table:table-cell office:value-type="float" office:value="-1253489907" calcext:value-type="float">
            <text:p>-1253489907</text:p>
          </table:table-cell>
          <table:table-cell office:value-type="float" office:value="14127.12" calcext:value-type="float">
            <text:p>14127.12</text:p>
          </table:table-cell>
          <table:table-cell office:value-type="float" office:value="3919.8" calcext:value-type="float">
            <text:p>3919.8</text:p>
          </table:table-cell>
          <table:table-cell office:value-type="float" office:value="43.499" calcext:value-type="float">
            <text:p>43.499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291]*2.23" office:value-type="float" office:value="97.00277" calcext:value-type="float">
            <text:p>97.00277</text:p>
          </table:table-cell>
          <table:table-cell table:formula="of:=[.F291]*0.000621371" office:value-type="float" office:value="8.77818268152" calcext:value-type="float">
            <text:p>8.77818268152</text:p>
          </table:table-cell>
          <table:table-cell table:formula="of:=[.D291]*(180/2^31)" office:value-type="float" office:value="38.8574813492596" calcext:value-type="float">
            <text:p>38.8574813492596</text:p>
          </table:table-cell>
          <table:table-cell table:formula="of:=[.E291]*(180/2^31)" office:value-type="float" office:value="-105.066310269758" calcext:value-type="float">
            <text:p>-105.06631026975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07" calcext:value-type="date">
            <text:p>30/06/13 17:25</text:p>
          </table:table-cell>
          <table:table-cell office:value-type="float" office:value="463584227" calcext:value-type="float">
            <text:p>463584227</text:p>
          </table:table-cell>
          <table:table-cell office:value-type="float" office:value="-1253478929" calcext:value-type="float">
            <text:p>-1253478929</text:p>
          </table:table-cell>
          <table:table-cell office:value-type="float" office:value="14206.05" calcext:value-type="float">
            <text:p>14206.05</text:p>
          </table:table-cell>
          <table:table-cell office:value-type="float" office:value="3922" calcext:value-type="float">
            <text:p>3922</text:p>
          </table:table-cell>
          <table:table-cell office:value-type="float" office:value="43.961" calcext:value-type="float">
            <text:p>43.961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92]*2.23" office:value-type="float" office:value="98.03303" calcext:value-type="float">
            <text:p>98.03303</text:p>
          </table:table-cell>
          <table:table-cell table:formula="of:=[.F292]*0.000621371" office:value-type="float" office:value="8.82722749455" calcext:value-type="float">
            <text:p>8.82722749455</text:p>
          </table:table-cell>
          <table:table-cell table:formula="of:=[.D292]*(180/2^31)" office:value-type="float" office:value="38.857181025669" calcext:value-type="float">
            <text:p>38.857181025669</text:p>
          </table:table-cell>
          <table:table-cell table:formula="of:=[.E292]*(180/2^31)" office:value-type="float" office:value="-105.065390104428" calcext:value-type="float">
            <text:p>-105.06539010442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09" calcext:value-type="date">
            <text:p>30/06/13 17:25</text:p>
          </table:table-cell>
          <table:table-cell office:value-type="float" office:value="463583301" calcext:value-type="float">
            <text:p>463583301</text:p>
          </table:table-cell>
          <table:table-cell office:value-type="float" office:value="-1253462441" calcext:value-type="float">
            <text:p>-1253462441</text:p>
          </table:table-cell>
          <table:table-cell office:value-type="float" office:value="14317.28" calcext:value-type="float">
            <text:p>14317.28</text:p>
          </table:table-cell>
          <table:table-cell office:value-type="float" office:value="3924.2" calcext:value-type="float">
            <text:p>3924.2</text:p>
          </table:table-cell>
          <table:table-cell office:value-type="float" office:value="46.338" calcext:value-type="float">
            <text:p>46.338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93]*2.23" office:value-type="float" office:value="103.33374" calcext:value-type="float">
            <text:p>103.33374</text:p>
          </table:table-cell>
          <table:table-cell table:formula="of:=[.F293]*0.000621371" office:value-type="float" office:value="8.89634259088" calcext:value-type="float">
            <text:p>8.89634259088</text:p>
          </table:table-cell>
          <table:table-cell table:formula="of:=[.D293]*(180/2^31)" office:value-type="float" office:value="38.8571034092456" calcext:value-type="float">
            <text:p>38.8571034092456</text:p>
          </table:table-cell>
          <table:table-cell table:formula="of:=[.E293]*(180/2^31)" office:value-type="float" office:value="-105.064008096233" calcext:value-type="float">
            <text:p>-105.06400809623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10" calcext:value-type="date">
            <text:p>30/06/13 17:25</text:p>
          </table:table-cell>
          <table:table-cell office:value-type="float" office:value="463582529" calcext:value-type="float">
            <text:p>463582529</text:p>
          </table:table-cell>
          <table:table-cell office:value-type="float" office:value="-1253456088" calcext:value-type="float">
            <text:p>-1253456088</text:p>
          </table:table-cell>
          <table:table-cell office:value-type="float" office:value="14362.85" calcext:value-type="float">
            <text:p>14362.85</text:p>
          </table:table-cell>
          <table:table-cell office:value-type="float" office:value="3925.6" calcext:value-type="float">
            <text:p>3925.6</text:p>
          </table:table-cell>
          <table:table-cell office:value-type="float" office:value="46.414" calcext:value-type="float">
            <text:p>46.414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94]*2.23" office:value-type="float" office:value="103.50322" calcext:value-type="float">
            <text:p>103.50322</text:p>
          </table:table-cell>
          <table:table-cell table:formula="of:=[.F294]*0.000621371" office:value-type="float" office:value="8.92465846735" calcext:value-type="float">
            <text:p>8.92465846735</text:p>
          </table:table-cell>
          <table:table-cell table:formula="of:=[.D294]*(180/2^31)" office:value-type="float" office:value="38.8570387009531" calcext:value-type="float">
            <text:p>38.8570387009531</text:p>
          </table:table-cell>
          <table:table-cell table:formula="of:=[.E294]*(180/2^31)" office:value-type="float" office:value="-105.063475593925" calcext:value-type="float">
            <text:p>-105.06347559392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12" calcext:value-type="date">
            <text:p>30/06/13 17:25</text:p>
          </table:table-cell>
          <table:table-cell office:value-type="float" office:value="463579461" calcext:value-type="float">
            <text:p>463579461</text:p>
          </table:table-cell>
          <table:table-cell office:value-type="float" office:value="-1253447776" calcext:value-type="float">
            <text:p>-1253447776</text:p>
          </table:table-cell>
          <table:table-cell office:value-type="float" office:value="14429.78" calcext:value-type="float">
            <text:p>14429.78</text:p>
          </table:table-cell>
          <table:table-cell office:value-type="float" office:value="3927.4" calcext:value-type="float">
            <text:p>3927.4</text:p>
          </table:table-cell>
          <table:table-cell office:value-type="float" office:value="44.599" calcext:value-type="float">
            <text:p>44.599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95]*2.23" office:value-type="float" office:value="99.45577" calcext:value-type="float">
            <text:p>99.45577</text:p>
          </table:table-cell>
          <table:table-cell table:formula="of:=[.F295]*0.000621371" office:value-type="float" office:value="8.96624682838" calcext:value-type="float">
            <text:p>8.96624682838</text:p>
          </table:table-cell>
          <table:table-cell table:formula="of:=[.D295]*(180/2^31)" office:value-type="float" office:value="38.8567815441638" calcext:value-type="float">
            <text:p>38.8567815441638</text:p>
          </table:table-cell>
          <table:table-cell table:formula="of:=[.E295]*(180/2^31)" office:value-type="float" office:value="-105.062778890133" calcext:value-type="float">
            <text:p>-105.06277889013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13" calcext:value-type="date">
            <text:p>30/06/13 17:25</text:p>
          </table:table-cell>
          <table:table-cell office:value-type="float" office:value="463576651" calcext:value-type="float">
            <text:p>463576651</text:p>
          </table:table-cell>
          <table:table-cell office:value-type="float" office:value="-1253445946" calcext:value-type="float">
            <text:p>-1253445946</text:p>
          </table:table-cell>
          <table:table-cell office:value-type="float" office:value="14454.85" calcext:value-type="float">
            <text:p>14454.85</text:p>
          </table:table-cell>
          <table:table-cell office:value-type="float" office:value="3928.6" calcext:value-type="float">
            <text:p>3928.6</text:p>
          </table:table-cell>
          <table:table-cell office:value-type="float" office:value="43.176" calcext:value-type="float">
            <text:p>43.176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296]*2.23" office:value-type="float" office:value="96.28248" calcext:value-type="float">
            <text:p>96.28248</text:p>
          </table:table-cell>
          <table:table-cell table:formula="of:=[.F296]*0.000621371" office:value-type="float" office:value="8.98182459935" calcext:value-type="float">
            <text:p>8.98182459935</text:p>
          </table:table-cell>
          <table:table-cell table:formula="of:=[.D296]*(180/2^31)" office:value-type="float" office:value="38.8565460126847" calcext:value-type="float">
            <text:p>38.8565460126847</text:p>
          </table:table-cell>
          <table:table-cell table:formula="of:=[.E296]*(180/2^31)" office:value-type="float" office:value="-105.062625501305" calcext:value-type="float">
            <text:p>-105.06262550130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14" calcext:value-type="date">
            <text:p>30/06/13 17:25</text:p>
          </table:table-cell>
          <table:table-cell office:value-type="float" office:value="463573703" calcext:value-type="float">
            <text:p>463573703</text:p>
          </table:table-cell>
          <table:table-cell office:value-type="float" office:value="-1253445407" calcext:value-type="float">
            <text:p>-1253445407</text:p>
          </table:table-cell>
          <table:table-cell office:value-type="float" office:value="14475.68" calcext:value-type="float">
            <text:p>14475.68</text:p>
          </table:table-cell>
          <table:table-cell office:value-type="float" office:value="3928.8" calcext:value-type="float">
            <text:p>3928.8</text:p>
          </table:table-cell>
          <table:table-cell office:value-type="float" office:value="41.966" calcext:value-type="float">
            <text:p>41.966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297]*2.23" office:value-type="float" office:value="93.58418" calcext:value-type="float">
            <text:p>93.58418</text:p>
          </table:table-cell>
          <table:table-cell table:formula="of:=[.F297]*0.000621371" office:value-type="float" office:value="8.99476775728" calcext:value-type="float">
            <text:p>8.99476775728</text:p>
          </table:table-cell>
          <table:table-cell table:formula="of:=[.D297]*(180/2^31)" office:value-type="float" office:value="38.8562989141792" calcext:value-type="float">
            <text:p>38.8562989141792</text:p>
          </table:table-cell>
          <table:table-cell table:formula="of:=[.E297]*(180/2^31)" office:value-type="float" office:value="-105.062580322847" calcext:value-type="float">
            <text:p>-105.06258032284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16" calcext:value-type="date">
            <text:p>30/06/13 17:25</text:p>
          </table:table-cell>
          <table:table-cell office:value-type="float" office:value="463566936" calcext:value-type="float">
            <text:p>463566936</text:p>
          </table:table-cell>
          <table:table-cell office:value-type="float" office:value="-1253442242" calcext:value-type="float">
            <text:p>-1253442242</text:p>
          </table:table-cell>
          <table:table-cell office:value-type="float" office:value="14539.96" calcext:value-type="float">
            <text:p>14539.96</text:p>
          </table:table-cell>
          <table:table-cell office:value-type="float" office:value="3929.8" calcext:value-type="float">
            <text:p>3929.8</text:p>
          </table:table-cell>
          <table:table-cell office:value-type="float" office:value="39.589" calcext:value-type="float">
            <text:p>39.589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298]*2.23" office:value-type="float" office:value="88.28347" calcext:value-type="float">
            <text:p>88.28347</text:p>
          </table:table-cell>
          <table:table-cell table:formula="of:=[.F298]*0.000621371" office:value-type="float" office:value="9.03470948516" calcext:value-type="float">
            <text:p>9.03470948516</text:p>
          </table:table-cell>
          <table:table-cell table:formula="of:=[.D298]*(180/2^31)" office:value-type="float" office:value="38.8557317107916" calcext:value-type="float">
            <text:p>38.8557317107916</text:p>
          </table:table-cell>
          <table:table-cell table:formula="of:=[.E298]*(180/2^31)" office:value-type="float" office:value="-105.062315035611" calcext:value-type="float">
            <text:p>-105.06231503561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18" calcext:value-type="date">
            <text:p>30/06/13 17:25</text:p>
          </table:table-cell>
          <table:table-cell office:value-type="float" office:value="463558163" calcext:value-type="float">
            <text:p>463558163</text:p>
          </table:table-cell>
          <table:table-cell office:value-type="float" office:value="-1253444622" calcext:value-type="float">
            <text:p>-1253444622</text:p>
          </table:table-cell>
          <table:table-cell office:value-type="float" office:value="14615.9" calcext:value-type="float">
            <text:p>14615.9</text:p>
          </table:table-cell>
          <table:table-cell office:value-type="float" office:value="3930.6" calcext:value-type="float">
            <text:p>3930.6</text:p>
          </table:table-cell>
          <table:table-cell office:value-type="float" office:value="39.627" calcext:value-type="float">
            <text:p>39.627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299]*2.23" office:value-type="float" office:value="88.36821" calcext:value-type="float">
            <text:p>88.36821</text:p>
          </table:table-cell>
          <table:table-cell table:formula="of:=[.F299]*0.000621371" office:value-type="float" office:value="9.0818963989" calcext:value-type="float">
            <text:p>9.0818963989</text:p>
          </table:table-cell>
          <table:table-cell table:formula="of:=[.D299]*(180/2^31)" office:value-type="float" office:value="38.8549963664263" calcext:value-type="float">
            <text:p>38.8549963664263</text:p>
          </table:table-cell>
          <table:table-cell table:formula="of:=[.E299]*(180/2^31)" office:value-type="float" office:value="-105.062514524907" calcext:value-type="float">
            <text:p>-105.06251452490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20" calcext:value-type="date">
            <text:p>30/06/13 17:25</text:p>
          </table:table-cell>
          <table:table-cell office:value-type="float" office:value="463549060" calcext:value-type="float">
            <text:p>463549060</text:p>
          </table:table-cell>
          <table:table-cell office:value-type="float" office:value="-1253449159" calcext:value-type="float">
            <text:p>-1253449159</text:p>
          </table:table-cell>
          <table:table-cell office:value-type="float" office:value="14702.78" calcext:value-type="float">
            <text:p>14702.78</text:p>
          </table:table-cell>
          <table:table-cell office:value-type="float" office:value="3932" calcext:value-type="float">
            <text:p>3932</text:p>
          </table:table-cell>
          <table:table-cell office:value-type="float" office:value="39.272" calcext:value-type="float">
            <text:p>39.272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00]*2.23" office:value-type="float" office:value="87.57656" calcext:value-type="float">
            <text:p>87.57656</text:p>
          </table:table-cell>
          <table:table-cell table:formula="of:=[.F300]*0.000621371" office:value-type="float" office:value="9.13588111138" calcext:value-type="float">
            <text:p>9.13588111138</text:p>
          </table:table-cell>
          <table:table-cell table:formula="of:=[.D300]*(180/2^31)" office:value-type="float" office:value="38.8542333617806" calcext:value-type="float">
            <text:p>38.8542333617806</text:p>
          </table:table-cell>
          <table:table-cell table:formula="of:=[.E300]*(180/2^31)" office:value-type="float" office:value="-105.062894811854" calcext:value-type="float">
            <text:p>-105.06289481185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22" calcext:value-type="date">
            <text:p>30/06/13 17:25</text:p>
          </table:table-cell>
          <table:table-cell office:value-type="float" office:value="463539569" calcext:value-type="float">
            <text:p>463539569</text:p>
          </table:table-cell>
          <table:table-cell office:value-type="float" office:value="-1253453985" calcext:value-type="float">
            <text:p>-1253453985</text:p>
          </table:table-cell>
          <table:table-cell office:value-type="float" office:value="14795.32" calcext:value-type="float">
            <text:p>14795.32</text:p>
          </table:table-cell>
          <table:table-cell office:value-type="float" office:value="3935" calcext:value-type="float">
            <text:p>3935</text:p>
          </table:table-cell>
          <table:table-cell office:value-type="float" office:value="37.728" calcext:value-type="float">
            <text:p>37.728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301]*2.23" office:value-type="float" office:value="84.13344" calcext:value-type="float">
            <text:p>84.13344</text:p>
          </table:table-cell>
          <table:table-cell table:formula="of:=[.F301]*0.000621371" office:value-type="float" office:value="9.19338278372" calcext:value-type="float">
            <text:p>9.19338278372</text:p>
          </table:table-cell>
          <table:table-cell table:formula="of:=[.D301]*(180/2^31)" office:value-type="float" office:value="38.8534378353506" calcext:value-type="float">
            <text:p>38.8534378353506</text:p>
          </table:table-cell>
          <table:table-cell table:formula="of:=[.E301]*(180/2^31)" office:value-type="float" office:value="-105.063299322501" calcext:value-type="float">
            <text:p>-105.06329932250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23" calcext:value-type="date">
            <text:p>30/06/13 17:25</text:p>
          </table:table-cell>
          <table:table-cell office:value-type="float" office:value="463534742" calcext:value-type="float">
            <text:p>463534742</text:p>
          </table:table-cell>
          <table:table-cell office:value-type="float" office:value="-1253455100" calcext:value-type="float">
            <text:p>-1253455100</text:p>
          </table:table-cell>
          <table:table-cell office:value-type="float" office:value="14840.91" calcext:value-type="float">
            <text:p>14840.91</text:p>
          </table:table-cell>
          <table:table-cell office:value-type="float" office:value="3936.2" calcext:value-type="float">
            <text:p>3936.2</text:p>
          </table:table-cell>
          <table:table-cell office:value-type="float" office:value="38.545" calcext:value-type="float">
            <text:p>38.545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302]*2.23" office:value-type="float" office:value="85.95535" calcext:value-type="float">
            <text:p>85.95535</text:p>
          </table:table-cell>
          <table:table-cell table:formula="of:=[.F302]*0.000621371" office:value-type="float" office:value="9.22171108761" calcext:value-type="float">
            <text:p>9.22171108761</text:p>
          </table:table-cell>
          <table:table-cell table:formula="of:=[.D302]*(180/2^31)" office:value-type="float" office:value="38.8530332408845" calcext:value-type="float">
            <text:p>38.8530332408845</text:p>
          </table:table-cell>
          <table:table-cell table:formula="of:=[.E302]*(180/2^31)" office:value-type="float" office:value="-105.063392780721" calcext:value-type="float">
            <text:p>-105.06339278072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25" calcext:value-type="date">
            <text:p>30/06/13 17:25</text:p>
          </table:table-cell>
          <table:table-cell office:value-type="float" office:value="463527098" calcext:value-type="float">
            <text:p>463527098</text:p>
          </table:table-cell>
          <table:table-cell office:value-type="float" office:value="-1253452529" calcext:value-type="float">
            <text:p>-1253452529</text:p>
          </table:table-cell>
          <table:table-cell office:value-type="float" office:value="14911.49" calcext:value-type="float">
            <text:p>14911.49</text:p>
          </table:table-cell>
          <table:table-cell office:value-type="float" office:value="3938" calcext:value-type="float">
            <text:p>3938</text:p>
          </table:table-cell>
          <table:table-cell office:value-type="float" office:value="39.53" calcext:value-type="float">
            <text:p>39.53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303]*2.23" office:value-type="float" office:value="88.1519" calcext:value-type="float">
            <text:p>88.1519</text:p>
          </table:table-cell>
          <table:table-cell table:formula="of:=[.F303]*0.000621371" office:value-type="float" office:value="9.26556745279" calcext:value-type="float">
            <text:p>9.26556745279</text:p>
          </table:table-cell>
          <table:table-cell table:formula="of:=[.D303]*(180/2^31)" office:value-type="float" office:value="38.8523925282061" calcext:value-type="float">
            <text:p>38.8523925282061</text:p>
          </table:table-cell>
          <table:table-cell table:formula="of:=[.E303]*(180/2^31)" office:value-type="float" office:value="-105.063177281991" calcext:value-type="float">
            <text:p>-105.06317728199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26" calcext:value-type="date">
            <text:p>30/06/13 17:25</text:p>
          </table:table-cell>
          <table:table-cell office:value-type="float" office:value="463524662" calcext:value-type="float">
            <text:p>463524662</text:p>
          </table:table-cell>
          <table:table-cell office:value-type="float" office:value="-1253449618" calcext:value-type="float">
            <text:p>-1253449618</text:p>
          </table:table-cell>
          <table:table-cell office:value-type="float" office:value="14936.92" calcext:value-type="float">
            <text:p>14936.92</text:p>
          </table:table-cell>
          <table:table-cell office:value-type="float" office:value="3938.6" calcext:value-type="float">
            <text:p>3938.6</text:p>
          </table:table-cell>
          <table:table-cell office:value-type="float" office:value="39.832" calcext:value-type="float">
            <text:p>39.832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304]*2.23" office:value-type="float" office:value="88.82536" calcext:value-type="float">
            <text:p>88.82536</text:p>
          </table:table-cell>
          <table:table-cell table:formula="of:=[.F304]*0.000621371" office:value-type="float" office:value="9.28136891732" calcext:value-type="float">
            <text:p>9.28136891732</text:p>
          </table:table-cell>
          <table:table-cell table:formula="of:=[.D304]*(180/2^31)" office:value-type="float" office:value="38.8521883450449" calcext:value-type="float">
            <text:p>38.8521883450449</text:p>
          </table:table-cell>
          <table:table-cell table:formula="of:=[.E304]*(180/2^31)" office:value-type="float" office:value="-105.062933284789" calcext:value-type="float">
            <text:p>-105.06293328478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27" calcext:value-type="date">
            <text:p>30/06/13 17:25</text:p>
          </table:table-cell>
          <table:table-cell office:value-type="float" office:value="463521126" calcext:value-type="float">
            <text:p>463521126</text:p>
          </table:table-cell>
          <table:table-cell office:value-type="float" office:value="-1253445172" calcext:value-type="float">
            <text:p>-1253445172</text:p>
          </table:table-cell>
          <table:table-cell office:value-type="float" office:value="14978.26" calcext:value-type="float">
            <text:p>14978.26</text:p>
          </table:table-cell>
          <table:table-cell office:value-type="float" office:value="3940" calcext:value-type="float">
            <text:p>3940</text:p>
          </table:table-cell>
          <table:table-cell office:value-type="float" office:value="40.813" calcext:value-type="float">
            <text:p>40.813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305]*2.23" office:value-type="float" office:value="91.01299" calcext:value-type="float">
            <text:p>91.01299</text:p>
          </table:table-cell>
          <table:table-cell table:formula="of:=[.F305]*0.000621371" office:value-type="float" office:value="9.30705639446" calcext:value-type="float">
            <text:p>9.30705639446</text:p>
          </table:table-cell>
          <table:table-cell table:formula="of:=[.D305]*(180/2^31)" office:value-type="float" office:value="38.8518919609487" calcext:value-type="float">
            <text:p>38.8518919609487</text:p>
          </table:table-cell>
          <table:table-cell table:formula="of:=[.E305]*(180/2^31)" office:value-type="float" office:value="-105.062560625374" calcext:value-type="float">
            <text:p>-105.06256062537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29" calcext:value-type="date">
            <text:p>30/06/13 17:25</text:p>
          </table:table-cell>
          <table:table-cell office:value-type="float" office:value="463515944" calcext:value-type="float">
            <text:p>463515944</text:p>
          </table:table-cell>
          <table:table-cell office:value-type="float" office:value="-1253435604" calcext:value-type="float">
            <text:p>-1253435604</text:p>
          </table:table-cell>
          <table:table-cell office:value-type="float" office:value="15057.3" calcext:value-type="float">
            <text:p>15057.3</text:p>
          </table:table-cell>
          <table:table-cell office:value-type="float" office:value="3942.8" calcext:value-type="float">
            <text:p>3942.8</text:p>
          </table:table-cell>
          <table:table-cell office:value-type="float" office:value="41.755" calcext:value-type="float">
            <text:p>41.755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306]*2.23" office:value-type="float" office:value="93.11365" calcext:value-type="float">
            <text:p>93.11365</text:p>
          </table:table-cell>
          <table:table-cell table:formula="of:=[.F306]*0.000621371" office:value-type="float" office:value="9.3561695583" calcext:value-type="float">
            <text:p>9.3561695583</text:p>
          </table:table-cell>
          <table:table-cell table:formula="of:=[.D306]*(180/2^31)" office:value-type="float" office:value="38.8514576107264" calcext:value-type="float">
            <text:p>38.8514576107264</text:p>
          </table:table-cell>
          <table:table-cell table:formula="of:=[.E306]*(180/2^31)" office:value-type="float" office:value="-105.061758644879" calcext:value-type="float">
            <text:p>-105.06175864487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30" calcext:value-type="date">
            <text:p>30/06/13 17:25</text:p>
          </table:table-cell>
          <table:table-cell office:value-type="float" office:value="463512426" calcext:value-type="float">
            <text:p>463512426</text:p>
          </table:table-cell>
          <table:table-cell office:value-type="float" office:value="-1253431920" calcext:value-type="float">
            <text:p>-1253431920</text:p>
          </table:table-cell>
          <table:table-cell office:value-type="float" office:value="15099.54" calcext:value-type="float">
            <text:p>15099.54</text:p>
          </table:table-cell>
          <table:table-cell office:value-type="float" office:value="3944.6" calcext:value-type="float">
            <text:p>3944.6</text:p>
          </table:table-cell>
          <table:table-cell office:value-type="float" office:value="41.646" calcext:value-type="float">
            <text:p>41.646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307]*2.23" office:value-type="float" office:value="92.87058" calcext:value-type="float">
            <text:p>92.87058</text:p>
          </table:table-cell>
          <table:table-cell table:formula="of:=[.F307]*0.000621371" office:value-type="float" office:value="9.38241626934" calcext:value-type="float">
            <text:p>9.38241626934</text:p>
          </table:table-cell>
          <table:table-cell table:formula="of:=[.D307]*(180/2^31)" office:value-type="float" office:value="38.8511627353728" calcext:value-type="float">
            <text:p>38.8511627353728</text:p>
          </table:table-cell>
          <table:table-cell table:formula="of:=[.E307]*(180/2^31)" office:value-type="float" office:value="-105.061449855566" calcext:value-type="float">
            <text:p>-105.06144985556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32" calcext:value-type="date">
            <text:p>30/06/13 17:25</text:p>
          </table:table-cell>
          <table:table-cell office:value-type="float" office:value="463506757" calcext:value-type="float">
            <text:p>463506757</text:p>
          </table:table-cell>
          <table:table-cell office:value-type="float" office:value="-1253429656" calcext:value-type="float">
            <text:p>-1253429656</text:p>
          </table:table-cell>
          <table:table-cell office:value-type="float" office:value="15153.52" calcext:value-type="float">
            <text:p>15153.52</text:p>
          </table:table-cell>
          <table:table-cell office:value-type="float" office:value="3947.2" calcext:value-type="float">
            <text:p>3947.2</text:p>
          </table:table-cell>
          <table:table-cell office:value-type="float" office:value="39.149" calcext:value-type="float">
            <text:p>39.149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308]*2.23" office:value-type="float" office:value="87.30227" calcext:value-type="float">
            <text:p>87.30227</text:p>
          </table:table-cell>
          <table:table-cell table:formula="of:=[.F308]*0.000621371" office:value-type="float" office:value="9.41595787592" calcext:value-type="float">
            <text:p>9.41595787592</text:p>
          </table:table-cell>
          <table:table-cell table:formula="of:=[.D308]*(180/2^31)" office:value-type="float" office:value="38.850687565282" calcext:value-type="float">
            <text:p>38.850687565282</text:p>
          </table:table-cell>
          <table:table-cell table:formula="of:=[.E308]*(180/2^31)" office:value-type="float" office:value="-105.061260089278" calcext:value-type="float">
            <text:p>-105.06126008927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33" calcext:value-type="date">
            <text:p>30/06/13 17:25</text:p>
          </table:table-cell>
          <table:table-cell office:value-type="float" office:value="463503343" calcext:value-type="float">
            <text:p>463503343</text:p>
          </table:table-cell>
          <table:table-cell office:value-type="float" office:value="-1253430407" calcext:value-type="float">
            <text:p>-1253430407</text:p>
          </table:table-cell>
          <table:table-cell office:value-type="float" office:value="15181.11" calcext:value-type="float">
            <text:p>15181.11</text:p>
          </table:table-cell>
          <table:table-cell office:value-type="float" office:value="3949" calcext:value-type="float">
            <text:p>3949</text:p>
          </table:table-cell>
          <table:table-cell office:value-type="float" office:value="38.208" calcext:value-type="float">
            <text:p>38.208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09]*2.23" office:value-type="float" office:value="85.20384" calcext:value-type="float">
            <text:p>85.20384</text:p>
          </table:table-cell>
          <table:table-cell table:formula="of:=[.F309]*0.000621371" office:value-type="float" office:value="9.43310150181" calcext:value-type="float">
            <text:p>9.43310150181</text:p>
          </table:table-cell>
          <table:table-cell table:formula="of:=[.D309]*(180/2^31)" office:value-type="float" office:value="38.8504014071077" calcext:value-type="float">
            <text:p>38.8504014071077</text:p>
          </table:table-cell>
          <table:table-cell table:formula="of:=[.E309]*(180/2^31)" office:value-type="float" office:value="-105.061323037371" calcext:value-type="float">
            <text:p>-105.06132303737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34" calcext:value-type="date">
            <text:p>30/06/13 17:25</text:p>
          </table:table-cell>
          <table:table-cell office:value-type="float" office:value="463500878" calcext:value-type="float">
            <text:p>463500878</text:p>
          </table:table-cell>
          <table:table-cell office:value-type="float" office:value="-1253431071" calcext:value-type="float">
            <text:p>-1253431071</text:p>
          </table:table-cell>
          <table:table-cell office:value-type="float" office:value="15201.94" calcext:value-type="float">
            <text:p>15201.94</text:p>
          </table:table-cell>
          <table:table-cell office:value-type="float" office:value="3949.8" calcext:value-type="float">
            <text:p>3949.8</text:p>
          </table:table-cell>
          <table:table-cell office:value-type="float" office:value="35.992" calcext:value-type="float">
            <text:p>35.992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10]*2.23" office:value-type="float" office:value="80.26216" calcext:value-type="float">
            <text:p>80.26216</text:p>
          </table:table-cell>
          <table:table-cell table:formula="of:=[.F310]*0.000621371" office:value-type="float" office:value="9.44604465974" calcext:value-type="float">
            <text:p>9.44604465974</text:p>
          </table:table-cell>
          <table:table-cell table:formula="of:=[.D310]*(180/2^31)" office:value-type="float" office:value="38.8501947931945" calcext:value-type="float">
            <text:p>38.8501947931945</text:p>
          </table:table-cell>
          <table:table-cell table:formula="of:=[.E310]*(180/2^31)" office:value-type="float" office:value="-105.061378693208" calcext:value-type="float">
            <text:p>-105.06137869320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36" calcext:value-type="date">
            <text:p>30/06/13 17:25</text:p>
          </table:table-cell>
          <table:table-cell office:value-type="float" office:value="463493050" calcext:value-type="float">
            <text:p>463493050</text:p>
          </table:table-cell>
          <table:table-cell office:value-type="float" office:value="-1253437134" calcext:value-type="float">
            <text:p>-1253437134</text:p>
          </table:table-cell>
          <table:table-cell office:value-type="float" office:value="15278.9" calcext:value-type="float">
            <text:p>15278.9</text:p>
          </table:table-cell>
          <table:table-cell office:value-type="float" office:value="3952.2" calcext:value-type="float">
            <text:p>3952.2</text:p>
          </table:table-cell>
          <table:table-cell office:value-type="float" office:value="35.9" calcext:value-type="float">
            <text:p>35.9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11]*2.23" office:value-type="float" office:value="80.057" calcext:value-type="float">
            <text:p>80.057</text:p>
          </table:table-cell>
          <table:table-cell table:formula="of:=[.F311]*0.000621371" office:value-type="float" office:value="9.4938653719" calcext:value-type="float">
            <text:p>9.4938653719</text:p>
          </table:table-cell>
          <table:table-cell table:formula="of:=[.D311]*(180/2^31)" office:value-type="float" office:value="38.8495386578143" calcext:value-type="float">
            <text:p>38.8495386578143</text:p>
          </table:table-cell>
          <table:table-cell table:formula="of:=[.E311]*(180/2^31)" office:value-type="float" office:value="-105.061886887997" calcext:value-type="float">
            <text:p>-105.06188688799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37" calcext:value-type="date">
            <text:p>30/06/13 17:25</text:p>
          </table:table-cell>
          <table:table-cell office:value-type="float" office:value="463489646" calcext:value-type="float">
            <text:p>463489646</text:p>
          </table:table-cell>
          <table:table-cell office:value-type="float" office:value="-1253438602" calcext:value-type="float">
            <text:p>-1253438602</text:p>
          </table:table-cell>
          <table:table-cell office:value-type="float" office:value="15311.66" calcext:value-type="float">
            <text:p>15311.66</text:p>
          </table:table-cell>
          <table:table-cell office:value-type="float" office:value="3953.6" calcext:value-type="float">
            <text:p>3953.6</text:p>
          </table:table-cell>
          <table:table-cell office:value-type="float" office:value="35.725" calcext:value-type="float">
            <text:p>35.725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312]*2.23" office:value-type="float" office:value="79.66675" calcext:value-type="float">
            <text:p>79.66675</text:p>
          </table:table-cell>
          <table:table-cell table:formula="of:=[.F312]*0.000621371" office:value-type="float" office:value="9.51422148586" calcext:value-type="float">
            <text:p>9.51422148586</text:p>
          </table:table-cell>
          <table:table-cell table:formula="of:=[.D312]*(180/2^31)" office:value-type="float" office:value="38.8492533378303" calcext:value-type="float">
            <text:p>38.8492533378303</text:p>
          </table:table-cell>
          <table:table-cell table:formula="of:=[.E312]*(180/2^31)" office:value-type="float" office:value="-105.062009934336" calcext:value-type="float">
            <text:p>-105.06200993433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39" calcext:value-type="date">
            <text:p>30/06/13 17:25</text:p>
          </table:table-cell>
          <table:table-cell office:value-type="float" office:value="463482873" calcext:value-type="float">
            <text:p>463482873</text:p>
          </table:table-cell>
          <table:table-cell office:value-type="float" office:value="-1253439320" calcext:value-type="float">
            <text:p>-1253439320</text:p>
          </table:table-cell>
          <table:table-cell office:value-type="float" office:value="15374.9" calcext:value-type="float">
            <text:p>15374.9</text:p>
          </table:table-cell>
          <table:table-cell office:value-type="float" office:value="3957.2" calcext:value-type="float">
            <text:p>3957.2</text:p>
          </table:table-cell>
          <table:table-cell office:value-type="float" office:value="34.698" calcext:value-type="float">
            <text:p>34.698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13]*2.23" office:value-type="float" office:value="77.37654" calcext:value-type="float">
            <text:p>77.37654</text:p>
          </table:table-cell>
          <table:table-cell table:formula="of:=[.F313]*0.000621371" office:value-type="float" office:value="9.5535169879" calcext:value-type="float">
            <text:p>9.5535169879</text:p>
          </table:table-cell>
          <table:table-cell table:formula="of:=[.D313]*(180/2^31)" office:value-type="float" office:value="38.8486856315285" calcext:value-type="float">
            <text:p>38.8486856315285</text:p>
          </table:table-cell>
          <table:table-cell table:formula="of:=[.E313]*(180/2^31)" office:value-type="float" office:value="-105.062070116401" calcext:value-type="float">
            <text:p>-105.06207011640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41" calcext:value-type="date">
            <text:p>30/06/13 17:25</text:p>
          </table:table-cell>
          <table:table-cell office:value-type="float" office:value="463477552" calcext:value-type="float">
            <text:p>463477552</text:p>
          </table:table-cell>
          <table:table-cell office:value-type="float" office:value="-1253434924" calcext:value-type="float">
            <text:p>-1253434924</text:p>
          </table:table-cell>
          <table:table-cell office:value-type="float" office:value="15426.18" calcext:value-type="float">
            <text:p>15426.18</text:p>
          </table:table-cell>
          <table:table-cell office:value-type="float" office:value="3959.6" calcext:value-type="float">
            <text:p>3959.6</text:p>
          </table:table-cell>
          <table:table-cell office:value-type="float" office:value="32.852" calcext:value-type="float">
            <text:p>32.852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14]*2.23" office:value-type="float" office:value="73.25996" calcext:value-type="float">
            <text:p>73.25996</text:p>
          </table:table-cell>
          <table:table-cell table:formula="of:=[.F314]*0.000621371" office:value-type="float" office:value="9.58538089278" calcext:value-type="float">
            <text:p>9.58538089278</text:p>
          </table:table-cell>
          <table:table-cell table:formula="of:=[.D314]*(180/2^31)" office:value-type="float" office:value="38.8482396304607" calcext:value-type="float">
            <text:p>38.8482396304607</text:p>
          </table:table-cell>
          <table:table-cell table:formula="of:=[.E314]*(180/2^31)" office:value-type="float" office:value="-105.061701647937" calcext:value-type="float">
            <text:p>-105.06170164793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43" calcext:value-type="date">
            <text:p>30/06/13 17:25</text:p>
          </table:table-cell>
          <table:table-cell office:value-type="float" office:value="463472697" calcext:value-type="float">
            <text:p>463472697</text:p>
          </table:table-cell>
          <table:table-cell office:value-type="float" office:value="-1253429117" calcext:value-type="float">
            <text:p>-1253429117</text:p>
          </table:table-cell>
          <table:table-cell office:value-type="float" office:value="15483.39" calcext:value-type="float">
            <text:p>15483.39</text:p>
          </table:table-cell>
          <table:table-cell office:value-type="float" office:value="3962.6" calcext:value-type="float">
            <text:p>3962.6</text:p>
          </table:table-cell>
          <table:table-cell office:value-type="float" office:value="31.721" calcext:value-type="float">
            <text:p>31.721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315]*2.23" office:value-type="float" office:value="70.73783" calcext:value-type="float">
            <text:p>70.73783</text:p>
          </table:table-cell>
          <table:table-cell table:formula="of:=[.F315]*0.000621371" office:value-type="float" office:value="9.62092952769" calcext:value-type="float">
            <text:p>9.62092952769</text:p>
          </table:table-cell>
          <table:table-cell table:formula="of:=[.D315]*(180/2^31)" office:value-type="float" office:value="38.8478326890618" calcext:value-type="float">
            <text:p>38.8478326890618</text:p>
          </table:table-cell>
          <table:table-cell table:formula="of:=[.E315]*(180/2^31)" office:value-type="float" office:value="-105.06121491082" calcext:value-type="float">
            <text:p>-105.0612149108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45" calcext:value-type="date">
            <text:p>30/06/13 17:25</text:p>
          </table:table-cell>
          <table:table-cell office:value-type="float" office:value="463469585" calcext:value-type="float">
            <text:p>463469585</text:p>
          </table:table-cell>
          <table:table-cell office:value-type="float" office:value="-1253419784" calcext:value-type="float">
            <text:p>-1253419784</text:p>
          </table:table-cell>
          <table:table-cell office:value-type="float" office:value="15549.34" calcext:value-type="float">
            <text:p>15549.34</text:p>
          </table:table-cell>
          <table:table-cell office:value-type="float" office:value="3966" calcext:value-type="float">
            <text:p>3966</text:p>
          </table:table-cell>
          <table:table-cell office:value-type="float" office:value="32.728" calcext:value-type="float">
            <text:p>32.728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316]*2.23" office:value-type="float" office:value="72.98344" calcext:value-type="float">
            <text:p>72.98344</text:p>
          </table:table-cell>
          <table:table-cell table:formula="of:=[.F316]*0.000621371" office:value-type="float" office:value="9.66190894514" calcext:value-type="float">
            <text:p>9.66190894514</text:p>
          </table:table-cell>
          <table:table-cell table:formula="of:=[.D316]*(180/2^31)" office:value-type="float" office:value="38.8475718442351" calcext:value-type="float">
            <text:p>38.8475718442351</text:p>
          </table:table-cell>
          <table:table-cell table:formula="of:=[.E316]*(180/2^31)" office:value-type="float" office:value="-105.060432627797" calcext:value-type="float">
            <text:p>-105.06043262779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47" calcext:value-type="date">
            <text:p>30/06/13 17:25</text:p>
          </table:table-cell>
          <table:table-cell office:value-type="float" office:value="463469525" calcext:value-type="float">
            <text:p>463469525</text:p>
          </table:table-cell>
          <table:table-cell office:value-type="float" office:value="-1253404374" calcext:value-type="float">
            <text:p>-1253404374</text:p>
          </table:table-cell>
          <table:table-cell office:value-type="float" office:value="15649.81" calcext:value-type="float">
            <text:p>15649.81</text:p>
          </table:table-cell>
          <table:table-cell office:value-type="float" office:value="3969.6" calcext:value-type="float">
            <text:p>3969.6</text:p>
          </table:table-cell>
          <table:table-cell office:value-type="float" office:value="37.075" calcext:value-type="float">
            <text:p>37.075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317]*2.23" office:value-type="float" office:value="82.67725" calcext:value-type="float">
            <text:p>82.67725</text:p>
          </table:table-cell>
          <table:table-cell table:formula="of:=[.F317]*0.000621371" office:value-type="float" office:value="9.72433808951" calcext:value-type="float">
            <text:p>9.72433808951</text:p>
          </table:table-cell>
          <table:table-cell table:formula="of:=[.D317]*(180/2^31)" office:value-type="float" office:value="38.8475668150932" calcext:value-type="float">
            <text:p>38.8475668150932</text:p>
          </table:table-cell>
          <table:table-cell table:formula="of:=[.E317]*(180/2^31)" office:value-type="float" office:value="-105.059140976518" calcext:value-type="float">
            <text:p>-105.05914097651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49" calcext:value-type="date">
            <text:p>30/06/13 17:25</text:p>
          </table:table-cell>
          <table:table-cell office:value-type="float" office:value="463471780" calcext:value-type="float">
            <text:p>463471780</text:p>
          </table:table-cell>
          <table:table-cell office:value-type="float" office:value="-1253393776" calcext:value-type="float">
            <text:p>-1253393776</text:p>
          </table:table-cell>
          <table:table-cell office:value-type="float" office:value="15722.67" calcext:value-type="float">
            <text:p>15722.67</text:p>
          </table:table-cell>
          <table:table-cell office:value-type="float" office:value="3972.4" calcext:value-type="float">
            <text:p>3972.4</text:p>
          </table:table-cell>
          <table:table-cell office:value-type="float" office:value="36.536" calcext:value-type="float">
            <text:p>36.536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H318]*2.23" office:value-type="float" office:value="81.47528" calcext:value-type="float">
            <text:p>81.47528</text:p>
          </table:table-cell>
          <table:table-cell table:formula="of:=[.F318]*0.000621371" office:value-type="float" office:value="9.76961118057" calcext:value-type="float">
            <text:p>9.76961118057</text:p>
          </table:table-cell>
          <table:table-cell table:formula="of:=[.D318]*(180/2^31)" office:value-type="float" office:value="38.8477558270097" calcext:value-type="float">
            <text:p>38.8477558270097</text:p>
          </table:table-cell>
          <table:table-cell table:formula="of:=[.E318]*(180/2^31)" office:value-type="float" office:value="-105.05825266242" calcext:value-type="float">
            <text:p>-105.0582526624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51" calcext:value-type="date">
            <text:p>30/06/13 17:25</text:p>
          </table:table-cell>
          <table:table-cell office:value-type="float" office:value="463479417" calcext:value-type="float">
            <text:p>463479417</text:p>
          </table:table-cell>
          <table:table-cell office:value-type="float" office:value="-1253383139" calcext:value-type="float">
            <text:p>-1253383139</text:p>
          </table:table-cell>
          <table:table-cell office:value-type="float" office:value="15817.53" calcext:value-type="float">
            <text:p>15817.53</text:p>
          </table:table-cell>
          <table:table-cell office:value-type="float" office:value="3975.2" calcext:value-type="float">
            <text:p>3975.2</text:p>
          </table:table-cell>
          <table:table-cell office:value-type="float" office:value="39.657" calcext:value-type="float">
            <text:p>39.657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319]*2.23" office:value-type="float" office:value="88.43511" calcext:value-type="float">
            <text:p>88.43511</text:p>
          </table:table-cell>
          <table:table-cell table:formula="of:=[.F319]*0.000621371" office:value-type="float" office:value="9.82855443363" calcext:value-type="float">
            <text:p>9.82855443363</text:p>
          </table:table-cell>
          <table:table-cell table:formula="of:=[.D319]*(180/2^31)" office:value-type="float" office:value="38.8483959529549" calcext:value-type="float">
            <text:p>38.8483959529549</text:p>
          </table:table-cell>
          <table:table-cell table:formula="of:=[.E319]*(180/2^31)" office:value-type="float" office:value="-105.05736107938" calcext:value-type="float">
            <text:p>-105.0573610793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52" calcext:value-type="date">
            <text:p>30/06/13 17:25</text:p>
          </table:table-cell>
          <table:table-cell office:value-type="float" office:value="463485058" calcext:value-type="float">
            <text:p>463485058</text:p>
          </table:table-cell>
          <table:table-cell office:value-type="float" office:value="-1253375410" calcext:value-type="float">
            <text:p>-1253375410</text:p>
          </table:table-cell>
          <table:table-cell office:value-type="float" office:value="15891.86" calcext:value-type="float">
            <text:p>15891.86</text:p>
          </table:table-cell>
          <table:table-cell office:value-type="float" office:value="3976" calcext:value-type="float">
            <text:p>3976</text:p>
          </table:table-cell>
          <table:table-cell office:value-type="float" office:value="43.178" calcext:value-type="float">
            <text:p>43.178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320]*2.23" office:value-type="float" office:value="96.28694" calcext:value-type="float">
            <text:p>96.28694</text:p>
          </table:table-cell>
          <table:table-cell table:formula="of:=[.F320]*0.000621371" office:value-type="float" office:value="9.87474094006" calcext:value-type="float">
            <text:p>9.87474094006</text:p>
          </table:table-cell>
          <table:table-cell table:formula="of:=[.D320]*(180/2^31)" office:value-type="float" office:value="38.8488687761128" calcext:value-type="float">
            <text:p>38.8488687761128</text:p>
          </table:table-cell>
          <table:table-cell table:formula="of:=[.E320]*(180/2^31)" office:value-type="float" office:value="-105.056713242084" calcext:value-type="float">
            <text:p>-105.05671324208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53" calcext:value-type="date">
            <text:p>30/06/13 17:25</text:p>
          </table:table-cell>
          <table:table-cell office:value-type="float" office:value="463489284" calcext:value-type="float">
            <text:p>463489284</text:p>
          </table:table-cell>
          <table:table-cell office:value-type="float" office:value="-1253368182" calcext:value-type="float">
            <text:p>-1253368182</text:p>
          </table:table-cell>
          <table:table-cell office:value-type="float" office:value="15956.83" calcext:value-type="float">
            <text:p>15956.83</text:p>
          </table:table-cell>
          <table:table-cell office:value-type="float" office:value="3977.2" calcext:value-type="float">
            <text:p>3977.2</text:p>
          </table:table-cell>
          <table:table-cell office:value-type="float" office:value="46.172" calcext:value-type="float">
            <text:p>46.172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321]*2.23" office:value-type="float" office:value="102.96356" calcext:value-type="float">
            <text:p>102.96356</text:p>
          </table:table-cell>
          <table:table-cell table:formula="of:=[.F321]*0.000621371" office:value-type="float" office:value="9.91511141393" calcext:value-type="float">
            <text:p>9.91511141393</text:p>
          </table:table-cell>
          <table:table-cell table:formula="of:=[.D321]*(180/2^31)" office:value-type="float" office:value="38.8492229953408" calcext:value-type="float">
            <text:p>38.8492229953408</text:p>
          </table:table-cell>
          <table:table-cell table:formula="of:=[.E321]*(180/2^31)" office:value-type="float" office:value="-105.056107398123" calcext:value-type="float">
            <text:p>-105.05610739812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55" calcext:value-type="date">
            <text:p>30/06/13 17:25</text:p>
          </table:table-cell>
          <table:table-cell office:value-type="float" office:value="463489546" calcext:value-type="float">
            <text:p>463489546</text:p>
          </table:table-cell>
          <table:table-cell office:value-type="float" office:value="-1253356104" calcext:value-type="float">
            <text:p>-1253356104</text:p>
          </table:table-cell>
          <table:table-cell office:value-type="float" office:value="16040.17" calcext:value-type="float">
            <text:p>16040.17</text:p>
          </table:table-cell>
          <table:table-cell office:value-type="float" office:value="3980.6" calcext:value-type="float">
            <text:p>3980.6</text:p>
          </table:table-cell>
          <table:table-cell office:value-type="float" office:value="48.462" calcext:value-type="float">
            <text:p>48.462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22]*2.23" office:value-type="float" office:value="108.07026" calcext:value-type="float">
            <text:p>108.07026</text:p>
          </table:table-cell>
          <table:table-cell table:formula="of:=[.F322]*0.000621371" office:value-type="float" office:value="9.96689647307" calcext:value-type="float">
            <text:p>9.96689647307</text:p>
          </table:table-cell>
          <table:table-cell table:formula="of:=[.D322]*(180/2^31)" office:value-type="float" office:value="38.8492449559271" calcext:value-type="float">
            <text:p>38.8492449559271</text:p>
          </table:table-cell>
          <table:table-cell table:formula="of:=[.E322]*(180/2^31)" office:value-type="float" office:value="-105.055095031857" calcext:value-type="float">
            <text:p>-105.05509503185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57" calcext:value-type="date">
            <text:p>30/06/13 17:25</text:p>
          </table:table-cell>
          <table:table-cell office:value-type="float" office:value="463486751" calcext:value-type="float">
            <text:p>463486751</text:p>
          </table:table-cell>
          <table:table-cell office:value-type="float" office:value="-1253343952" calcext:value-type="float">
            <text:p>-1253343952</text:p>
          </table:table-cell>
          <table:table-cell office:value-type="float" office:value="16126.33" calcext:value-type="float">
            <text:p>16126.33</text:p>
          </table:table-cell>
          <table:table-cell office:value-type="float" office:value="3983.4" calcext:value-type="float">
            <text:p>3983.4</text:p>
          </table:table-cell>
          <table:table-cell office:value-type="float" office:value="49.989" calcext:value-type="float">
            <text:p>49.989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23]*2.23" office:value-type="float" office:value="111.47547" calcext:value-type="float">
            <text:p>111.47547</text:p>
          </table:table-cell>
          <table:table-cell table:formula="of:=[.F323]*0.000621371" office:value-type="float" office:value="10.02043379843" calcext:value-type="float">
            <text:p>10.02043379843</text:p>
          </table:table-cell>
          <table:table-cell table:formula="of:=[.D323]*(180/2^31)" office:value-type="float" office:value="38.8490106817335" calcext:value-type="float">
            <text:p>38.8490106817335</text:p>
          </table:table-cell>
          <table:table-cell table:formula="of:=[.E323]*(180/2^31)" office:value-type="float" office:value="-105.054076462984" calcext:value-type="float">
            <text:p>-105.05407646298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5:59" calcext:value-type="date">
            <text:p>30/06/13 17:25</text:p>
          </table:table-cell>
          <table:table-cell office:value-type="float" office:value="463482144" calcext:value-type="float">
            <text:p>463482144</text:p>
          </table:table-cell>
          <table:table-cell office:value-type="float" office:value="-1253332803" calcext:value-type="float">
            <text:p>-1253332803</text:p>
          </table:table-cell>
          <table:table-cell office:value-type="float" office:value="16215.18" calcext:value-type="float">
            <text:p>16215.18</text:p>
          </table:table-cell>
          <table:table-cell office:value-type="float" office:value="3985.6" calcext:value-type="float">
            <text:p>3985.6</text:p>
          </table:table-cell>
          <table:table-cell office:value-type="float" office:value="48.63" calcext:value-type="float">
            <text:p>48.6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24]*2.23" office:value-type="float" office:value="108.4449" calcext:value-type="float">
            <text:p>108.4449</text:p>
          </table:table-cell>
          <table:table-cell table:formula="of:=[.F324]*0.000621371" office:value-type="float" office:value="10.07564261178" calcext:value-type="float">
            <text:p>10.07564261178</text:p>
          </table:table-cell>
          <table:table-cell table:formula="of:=[.D324]*(180/2^31)" office:value-type="float" office:value="38.8486245274544" calcext:value-type="float">
            <text:p>38.8486245274544</text:p>
          </table:table-cell>
          <table:table-cell table:formula="of:=[.E324]*(180/2^31)" office:value-type="float" office:value="-105.0531419646" calcext:value-type="float">
            <text:p>-105.053141964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01" calcext:value-type="date">
            <text:p>30/06/13 17:26</text:p>
          </table:table-cell>
          <table:table-cell office:value-type="float" office:value="463479316" calcext:value-type="float">
            <text:p>463479316</text:p>
          </table:table-cell>
          <table:table-cell office:value-type="float" office:value="-1253327944" calcext:value-type="float">
            <text:p>-1253327944</text:p>
          </table:table-cell>
          <table:table-cell office:value-type="float" office:value="16257.07" calcext:value-type="float">
            <text:p>16257.07</text:p>
          </table:table-cell>
          <table:table-cell office:value-type="float" office:value="3988.8" calcext:value-type="float">
            <text:p>3988.8</text:p>
          </table:table-cell>
          <table:table-cell office:value-type="float" office:value="46.273" calcext:value-type="float">
            <text:p>46.2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25]*2.23" office:value-type="float" office:value="103.18879" calcext:value-type="float">
            <text:p>103.18879</text:p>
          </table:table-cell>
          <table:table-cell table:formula="of:=[.F325]*0.000621371" office:value-type="float" office:value="10.10167184297" calcext:value-type="float">
            <text:p>10.10167184297</text:p>
          </table:table-cell>
          <table:table-cell table:formula="of:=[.D325]*(180/2^31)" office:value-type="float" office:value="38.8483874872327" calcext:value-type="float">
            <text:p>38.8483874872327</text:p>
          </table:table-cell>
          <table:table-cell table:formula="of:=[.E325]*(180/2^31)" office:value-type="float" office:value="-105.052734687924" calcext:value-type="float">
            <text:p>-105.05273468792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02" calcext:value-type="date">
            <text:p>30/06/13 17:26</text:p>
          </table:table-cell>
          <table:table-cell office:value-type="float" office:value="463477699" calcext:value-type="float">
            <text:p>463477699</text:p>
          </table:table-cell>
          <table:table-cell office:value-type="float" office:value="-1253327441" calcext:value-type="float">
            <text:p>-1253327441</text:p>
          </table:table-cell>
          <table:table-cell office:value-type="float" office:value="16266.63" calcext:value-type="float">
            <text:p>16266.63</text:p>
          </table:table-cell>
          <table:table-cell office:value-type="float" office:value="3990.2" calcext:value-type="float">
            <text:p>3990.2</text:p>
          </table:table-cell>
          <table:table-cell office:value-type="float" office:value="43.742" calcext:value-type="float">
            <text:p>43.742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26]*2.23" office:value-type="float" office:value="97.54466" calcext:value-type="float">
            <text:p>97.54466</text:p>
          </table:table-cell>
          <table:table-cell table:formula="of:=[.F326]*0.000621371" office:value-type="float" office:value="10.10761214973" calcext:value-type="float">
            <text:p>10.10761214973</text:p>
          </table:table-cell>
          <table:table-cell table:formula="of:=[.D326]*(180/2^31)" office:value-type="float" office:value="38.8482519518584" calcext:value-type="float">
            <text:p>38.8482519518584</text:p>
          </table:table-cell>
          <table:table-cell table:formula="of:=[.E326]*(180/2^31)" office:value-type="float" office:value="-105.052692526951" calcext:value-type="float">
            <text:p>-105.05269252695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03" calcext:value-type="date">
            <text:p>30/06/13 17:26</text:p>
          </table:table-cell>
          <table:table-cell office:value-type="float" office:value="463476555" calcext:value-type="float">
            <text:p>463476555</text:p>
          </table:table-cell>
          <table:table-cell office:value-type="float" office:value="-1253326981" calcext:value-type="float">
            <text:p>-1253326981</text:p>
          </table:table-cell>
          <table:table-cell office:value-type="float" office:value="16274.97" calcext:value-type="float">
            <text:p>16274.97</text:p>
          </table:table-cell>
          <table:table-cell office:value-type="float" office:value="3991.4" calcext:value-type="float">
            <text:p>3991.4</text:p>
          </table:table-cell>
          <table:table-cell office:value-type="float" office:value="40.29" calcext:value-type="float">
            <text:p>40.29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327]*2.23" office:value-type="float" office:value="89.8467" calcext:value-type="float">
            <text:p>89.8467</text:p>
          </table:table-cell>
          <table:table-cell table:formula="of:=[.F327]*0.000621371" office:value-type="float" office:value="10.11279438387" calcext:value-type="float">
            <text:p>10.11279438387</text:p>
          </table:table-cell>
          <table:table-cell table:formula="of:=[.D327]*(180/2^31)" office:value-type="float" office:value="38.8481560628861" calcext:value-type="float">
            <text:p>38.8481560628861</text:p>
          </table:table-cell>
          <table:table-cell table:formula="of:=[.E327]*(180/2^31)" office:value-type="float" office:value="-105.052653970197" calcext:value-type="float">
            <text:p>-105.05265397019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05" calcext:value-type="date">
            <text:p>30/06/13 17:26</text:p>
          </table:table-cell>
          <table:table-cell office:value-type="float" office:value="463476166" calcext:value-type="float">
            <text:p>463476166</text:p>
          </table:table-cell>
          <table:table-cell office:value-type="float" office:value="-1253326929" calcext:value-type="float">
            <text:p>-1253326929</text:p>
          </table:table-cell>
          <table:table-cell office:value-type="float" office:value="16281.45" calcext:value-type="float">
            <text:p>16281.45</text:p>
          </table:table-cell>
          <table:table-cell office:value-type="float" office:value="3994.4" calcext:value-type="float">
            <text:p>3994.4</text:p>
          </table:table-cell>
          <table:table-cell office:value-type="float" office:value="29.82" calcext:value-type="float">
            <text:p>29.82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328]*2.23" office:value-type="float" office:value="66.4986" calcext:value-type="float">
            <text:p>66.4986</text:p>
          </table:table-cell>
          <table:table-cell table:formula="of:=[.F328]*0.000621371" office:value-type="float" office:value="10.11682086795" calcext:value-type="float">
            <text:p>10.11682086795</text:p>
          </table:table-cell>
          <table:table-cell table:formula="of:=[.D328]*(180/2^31)" office:value-type="float" office:value="38.8481234572828" calcext:value-type="float">
            <text:p>38.8481234572828</text:p>
          </table:table-cell>
          <table:table-cell table:formula="of:=[.E328]*(180/2^31)" office:value-type="float" office:value="-105.052649611607" calcext:value-type="float">
            <text:p>-105.05264961160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06" calcext:value-type="date">
            <text:p>30/06/13 17:26</text:p>
          </table:table-cell>
          <table:table-cell office:value-type="float" office:value="463476451" calcext:value-type="float">
            <text:p>463476451</text:p>
          </table:table-cell>
          <table:table-cell office:value-type="float" office:value="-1253328428" calcext:value-type="float">
            <text:p>-1253328428</text:p>
          </table:table-cell>
          <table:table-cell office:value-type="float" office:value="16281.45" calcext:value-type="float">
            <text:p>16281.45</text:p>
          </table:table-cell>
          <table:table-cell office:value-type="float" office:value="3996" calcext:value-type="float">
            <text:p>3996</text:p>
          </table:table-cell>
          <table:table-cell office:value-type="float" office:value="27.058" calcext:value-type="float">
            <text:p>27.058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329]*2.23" office:value-type="float" office:value="60.33934" calcext:value-type="float">
            <text:p>60.33934</text:p>
          </table:table-cell>
          <table:table-cell table:formula="of:=[.F329]*0.000621371" office:value-type="float" office:value="10.11682086795" calcext:value-type="float">
            <text:p>10.11682086795</text:p>
          </table:table-cell>
          <table:table-cell table:formula="of:=[.D329]*(180/2^31)" office:value-type="float" office:value="38.8481473457068" calcext:value-type="float">
            <text:p>38.8481473457068</text:p>
          </table:table-cell>
          <table:table-cell table:formula="of:=[.E329]*(180/2^31)" office:value-type="float" office:value="-105.052775256336" calcext:value-type="float">
            <text:p>-105.05277525633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07" calcext:value-type="date">
            <text:p>30/06/13 17:26</text:p>
          </table:table-cell>
          <table:table-cell office:value-type="float" office:value="463474780" calcext:value-type="float">
            <text:p>463474780</text:p>
          </table:table-cell>
          <table:table-cell office:value-type="float" office:value="-1253331106" calcext:value-type="float">
            <text:p>-1253331106</text:p>
          </table:table-cell>
          <table:table-cell office:value-type="float" office:value="16292.01" calcext:value-type="float">
            <text:p>16292.01</text:p>
          </table:table-cell>
          <table:table-cell office:value-type="float" office:value="3997.6" calcext:value-type="float">
            <text:p>3997.6</text:p>
          </table:table-cell>
          <table:table-cell office:value-type="float" office:value="25.173" calcext:value-type="float">
            <text:p>25.173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330]*2.23" office:value-type="float" office:value="56.13579" calcext:value-type="float">
            <text:p>56.13579</text:p>
          </table:table-cell>
          <table:table-cell table:formula="of:=[.F330]*0.000621371" office:value-type="float" office:value="10.12338254571" calcext:value-type="float">
            <text:p>10.12338254571</text:p>
          </table:table-cell>
          <table:table-cell table:formula="of:=[.D330]*(180/2^31)" office:value-type="float" office:value="38.8480072841048" calcext:value-type="float">
            <text:p>38.8480072841048</text:p>
          </table:table-cell>
          <table:table-cell table:formula="of:=[.E330]*(180/2^31)" office:value-type="float" office:value="-105.052999723703" calcext:value-type="float">
            <text:p>-105.05299972370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09" calcext:value-type="date">
            <text:p>30/06/13 17:26</text:p>
          </table:table-cell>
          <table:table-cell office:value-type="float" office:value="463469586" calcext:value-type="float">
            <text:p>463469586</text:p>
          </table:table-cell>
          <table:table-cell office:value-type="float" office:value="-1253335918" calcext:value-type="float">
            <text:p>-1253335918</text:p>
          </table:table-cell>
          <table:table-cell office:value-type="float" office:value="16345.85" calcext:value-type="float">
            <text:p>16345.85</text:p>
          </table:table-cell>
          <table:table-cell office:value-type="float" office:value="4000" calcext:value-type="float">
            <text:p>4000</text:p>
          </table:table-cell>
          <table:table-cell office:value-type="float" office:value="22.335" calcext:value-type="float">
            <text:p>22.335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331]*2.23" office:value-type="float" office:value="49.80705" calcext:value-type="float">
            <text:p>49.80705</text:p>
          </table:table-cell>
          <table:table-cell table:formula="of:=[.F331]*0.000621371" office:value-type="float" office:value="10.15683716035" calcext:value-type="float">
            <text:p>10.15683716035</text:p>
          </table:table-cell>
          <table:table-cell table:formula="of:=[.D331]*(180/2^31)" office:value-type="float" office:value="38.8475719280541" calcext:value-type="float">
            <text:p>38.8475719280541</text:p>
          </table:table-cell>
          <table:table-cell table:formula="of:=[.E331]*(180/2^31)" office:value-type="float" office:value="-105.053403060883" calcext:value-type="float">
            <text:p>-105.05340306088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11" calcext:value-type="date">
            <text:p>30/06/13 17:26</text:p>
          </table:table-cell>
          <table:table-cell office:value-type="float" office:value="463463162" calcext:value-type="float">
            <text:p>463463162</text:p>
          </table:table-cell>
          <table:table-cell office:value-type="float" office:value="-1253345241" calcext:value-type="float">
            <text:p>-1253345241</text:p>
          </table:table-cell>
          <table:table-cell office:value-type="float" office:value="16428.93" calcext:value-type="float">
            <text:p>16428.93</text:p>
          </table:table-cell>
          <table:table-cell office:value-type="float" office:value="4002" calcext:value-type="float">
            <text:p>4002</text:p>
          </table:table-cell>
          <table:table-cell office:value-type="float" office:value="22.116" calcext:value-type="float">
            <text:p>22.116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332]*2.23" office:value-type="float" office:value="49.31868" calcext:value-type="float">
            <text:p>49.31868</text:p>
          </table:table-cell>
          <table:table-cell table:formula="of:=[.F332]*0.000621371" office:value-type="float" office:value="10.20846066303" calcext:value-type="float">
            <text:p>10.20846066303</text:p>
          </table:table-cell>
          <table:table-cell table:formula="of:=[.D332]*(180/2^31)" office:value-type="float" office:value="38.8470334745944" calcext:value-type="float">
            <text:p>38.8470334745944</text:p>
          </table:table-cell>
          <table:table-cell table:formula="of:=[.E332]*(180/2^31)" office:value-type="float" office:value="-105.054184505716" calcext:value-type="float">
            <text:p>-105.05418450571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13" calcext:value-type="date">
            <text:p>30/06/13 17:26</text:p>
          </table:table-cell>
          <table:table-cell office:value-type="float" office:value="463456749" calcext:value-type="float">
            <text:p>463456749</text:p>
          </table:table-cell>
          <table:table-cell office:value-type="float" office:value="-1253348664" calcext:value-type="float">
            <text:p>-1253348664</text:p>
          </table:table-cell>
          <table:table-cell office:value-type="float" office:value="16494.82" calcext:value-type="float">
            <text:p>16494.82</text:p>
          </table:table-cell>
          <table:table-cell office:value-type="float" office:value="4005.2" calcext:value-type="float">
            <text:p>4005.2</text:p>
          </table:table-cell>
          <table:table-cell office:value-type="float" office:value="23.678" calcext:value-type="float">
            <text:p>23.678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333]*2.23" office:value-type="float" office:value="52.80194" calcext:value-type="float">
            <text:p>52.80194</text:p>
          </table:table-cell>
          <table:table-cell table:formula="of:=[.F333]*0.000621371" office:value-type="float" office:value="10.24940279822" calcext:value-type="float">
            <text:p>10.24940279822</text:p>
          </table:table-cell>
          <table:table-cell table:formula="of:=[.D333]*(180/2^31)" office:value-type="float" office:value="38.846495943144" calcext:value-type="float">
            <text:p>38.846495943144</text:p>
          </table:table-cell>
          <table:table-cell table:formula="of:=[.E333]*(180/2^31)" office:value-type="float" office:value="-105.054471418262" calcext:value-type="float">
            <text:p>-105.05447141826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14" calcext:value-type="date">
            <text:p>30/06/13 17:26</text:p>
          </table:table-cell>
          <table:table-cell office:value-type="float" office:value="463455121" calcext:value-type="float">
            <text:p>463455121</text:p>
          </table:table-cell>
          <table:table-cell office:value-type="float" office:value="-1253347072" calcext:value-type="float">
            <text:p>-1253347072</text:p>
          </table:table-cell>
          <table:table-cell office:value-type="float" office:value="16508.17" calcext:value-type="float">
            <text:p>16508.17</text:p>
          </table:table-cell>
          <table:table-cell office:value-type="float" office:value="4007.6" calcext:value-type="float">
            <text:p>4007.6</text:p>
          </table:table-cell>
          <table:table-cell office:value-type="float" office:value="23.89" calcext:value-type="float">
            <text:p>23.89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334]*2.23" office:value-type="float" office:value="53.2747" calcext:value-type="float">
            <text:p>53.2747</text:p>
          </table:table-cell>
          <table:table-cell table:formula="of:=[.F334]*0.000621371" office:value-type="float" office:value="10.25769810107" calcext:value-type="float">
            <text:p>10.25769810107</text:p>
          </table:table-cell>
          <table:table-cell table:formula="of:=[.D334]*(180/2^31)" office:value-type="float" office:value="38.8463594857603" calcext:value-type="float">
            <text:p>38.8463594857603</text:p>
          </table:table-cell>
          <table:table-cell table:formula="of:=[.E334]*(180/2^31)" office:value-type="float" office:value="-105.054337978363" calcext:value-type="float">
            <text:p>-105.05433797836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16" calcext:value-type="date">
            <text:p>30/06/13 17:26</text:p>
          </table:table-cell>
          <table:table-cell office:value-type="float" office:value="463451814" calcext:value-type="float">
            <text:p>463451814</text:p>
          </table:table-cell>
          <table:table-cell office:value-type="float" office:value="-1253340477" calcext:value-type="float">
            <text:p>-1253340477</text:p>
          </table:table-cell>
          <table:table-cell office:value-type="float" office:value="16549.77" calcext:value-type="float">
            <text:p>16549.77</text:p>
          </table:table-cell>
          <table:table-cell office:value-type="float" office:value="4010.2" calcext:value-type="float">
            <text:p>4010.2</text:p>
          </table:table-cell>
          <table:table-cell office:value-type="float" office:value="26.586" calcext:value-type="float">
            <text:p>26.586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335]*2.23" office:value-type="float" office:value="59.28678" calcext:value-type="float">
            <text:p>59.28678</text:p>
          </table:table-cell>
          <table:table-cell table:formula="of:=[.F335]*0.000621371" office:value-type="float" office:value="10.28354713467" calcext:value-type="float">
            <text:p>10.28354713467</text:p>
          </table:table-cell>
          <table:table-cell table:formula="of:=[.D335]*(180/2^31)" office:value-type="float" office:value="38.8460822962224" calcext:value-type="float">
            <text:p>38.8460822962224</text:p>
          </table:table-cell>
          <table:table-cell table:formula="of:=[.E335]*(180/2^31)" office:value-type="float" office:value="-105.053785191849" calcext:value-type="float">
            <text:p>-105.05378519184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18" calcext:value-type="date">
            <text:p>30/06/13 17:26</text:p>
          </table:table-cell>
          <table:table-cell office:value-type="float" office:value="463447439" calcext:value-type="float">
            <text:p>463447439</text:p>
          </table:table-cell>
          <table:table-cell office:value-type="float" office:value="-1253334685" calcext:value-type="float">
            <text:p>-1253334685</text:p>
          </table:table-cell>
          <table:table-cell office:value-type="float" office:value="16604.84" calcext:value-type="float">
            <text:p>16604.84</text:p>
          </table:table-cell>
          <table:table-cell office:value-type="float" office:value="4013.4" calcext:value-type="float">
            <text:p>4013.4</text:p>
          </table:table-cell>
          <table:table-cell office:value-type="float" office:value="30.314" calcext:value-type="float">
            <text:p>30.314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336]*2.23" office:value-type="float" office:value="67.60022" calcext:value-type="float">
            <text:p>67.60022</text:p>
          </table:table-cell>
          <table:table-cell table:formula="of:=[.F336]*0.000621371" office:value-type="float" office:value="10.31776603564" calcext:value-type="float">
            <text:p>10.31776603564</text:p>
          </table:table-cell>
          <table:table-cell table:formula="of:=[.D336]*(180/2^31)" office:value-type="float" office:value="38.8457155879587" calcext:value-type="float">
            <text:p>38.8457155879587</text:p>
          </table:table-cell>
          <table:table-cell table:formula="of:=[.E336]*(180/2^31)" office:value-type="float" office:value="-105.053299712017" calcext:value-type="float">
            <text:p>-105.05329971201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21" calcext:value-type="date">
            <text:p>30/06/13 17:26</text:p>
          </table:table-cell>
          <table:table-cell office:value-type="float" office:value="463445002" calcext:value-type="float">
            <text:p>463445002</text:p>
          </table:table-cell>
          <table:table-cell office:value-type="float" office:value="-1253327961" calcext:value-type="float">
            <text:p>-1253327961</text:p>
          </table:table-cell>
          <table:table-cell office:value-type="float" office:value="16650.24" calcext:value-type="float">
            <text:p>16650.24</text:p>
          </table:table-cell>
          <table:table-cell office:value-type="float" office:value="4018.2" calcext:value-type="float">
            <text:p>4018.2</text:p>
          </table:table-cell>
          <table:table-cell office:value-type="float" office:value="28.782" calcext:value-type="float">
            <text:p>28.782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337]*2.23" office:value-type="float" office:value="64.18386" calcext:value-type="float">
            <text:p>64.18386</text:p>
          </table:table-cell>
          <table:table-cell table:formula="of:=[.F337]*0.000621371" office:value-type="float" office:value="10.34597627904" calcext:value-type="float">
            <text:p>10.34597627904</text:p>
          </table:table-cell>
          <table:table-cell table:formula="of:=[.D337]*(180/2^31)" office:value-type="float" office:value="38.8455113209784" calcext:value-type="float">
            <text:p>38.8455113209784</text:p>
          </table:table-cell>
          <table:table-cell table:formula="of:=[.E337]*(180/2^31)" office:value-type="float" office:value="-105.052736112848" calcext:value-type="float">
            <text:p>-105.05273611284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23" calcext:value-type="date">
            <text:p>30/06/13 17:26</text:p>
          </table:table-cell>
          <table:table-cell office:value-type="float" office:value="463445750" calcext:value-type="float">
            <text:p>463445750</text:p>
          </table:table-cell>
          <table:table-cell office:value-type="float" office:value="-1253323434" calcext:value-type="float">
            <text:p>-1253323434</text:p>
          </table:table-cell>
          <table:table-cell office:value-type="float" office:value="16674.76" calcext:value-type="float">
            <text:p>16674.76</text:p>
          </table:table-cell>
          <table:table-cell office:value-type="float" office:value="4021.6" calcext:value-type="float">
            <text:p>4021.6</text:p>
          </table:table-cell>
          <table:table-cell office:value-type="float" office:value="24.179" calcext:value-type="float">
            <text:p>24.179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338]*2.23" office:value-type="float" office:value="53.91917" calcext:value-type="float">
            <text:p>53.91917</text:p>
          </table:table-cell>
          <table:table-cell table:formula="of:=[.F338]*0.000621371" office:value-type="float" office:value="10.36121229596" calcext:value-type="float">
            <text:p>10.36121229596</text:p>
          </table:table-cell>
          <table:table-cell table:formula="of:=[.D338]*(180/2^31)" office:value-type="float" office:value="38.8455740176141" calcext:value-type="float">
            <text:p>38.8455740176141</text:p>
          </table:table-cell>
          <table:table-cell table:formula="of:=[.E338]*(180/2^31)" office:value-type="float" office:value="-105.052356664091" calcext:value-type="float">
            <text:p>-105.05235666409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25" calcext:value-type="date">
            <text:p>30/06/13 17:26</text:p>
          </table:table-cell>
          <table:table-cell office:value-type="float" office:value="463449016" calcext:value-type="float">
            <text:p>463449016</text:p>
          </table:table-cell>
          <table:table-cell office:value-type="float" office:value="-1253316319" calcext:value-type="float">
            <text:p>-1253316319</text:p>
          </table:table-cell>
          <table:table-cell office:value-type="float" office:value="16728.14" calcext:value-type="float">
            <text:p>16728.14</text:p>
          </table:table-cell>
          <table:table-cell office:value-type="float" office:value="4025.2" calcext:value-type="float">
            <text:p>4025.2</text:p>
          </table:table-cell>
          <table:table-cell office:value-type="float" office:value="23.21" calcext:value-type="float">
            <text:p>23.21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339]*2.23" office:value-type="float" office:value="51.7583" calcext:value-type="float">
            <text:p>51.7583</text:p>
          </table:table-cell>
          <table:table-cell table:formula="of:=[.F339]*0.000621371" office:value-type="float" office:value="10.39438107994" calcext:value-type="float">
            <text:p>10.39438107994</text:p>
          </table:table-cell>
          <table:table-cell table:formula="of:=[.D339]*(180/2^31)" office:value-type="float" office:value="38.8458477705717" calcext:value-type="float">
            <text:p>38.8458477705717</text:p>
          </table:table-cell>
          <table:table-cell table:formula="of:=[.E339]*(180/2^31)" office:value-type="float" office:value="-105.051760291681" calcext:value-type="float">
            <text:p>-105.05176029168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26" calcext:value-type="date">
            <text:p>30/06/13 17:26</text:p>
          </table:table-cell>
          <table:table-cell office:value-type="float" office:value="463450308" calcext:value-type="float">
            <text:p>463450308</text:p>
          </table:table-cell>
          <table:table-cell office:value-type="float" office:value="-1253312286" calcext:value-type="float">
            <text:p>-1253312286</text:p>
          </table:table-cell>
          <table:table-cell office:value-type="float" office:value="16757.04" calcext:value-type="float">
            <text:p>16757.04</text:p>
          </table:table-cell>
          <table:table-cell office:value-type="float" office:value="4027.6" calcext:value-type="float">
            <text:p>4027.6</text:p>
          </table:table-cell>
          <table:table-cell office:value-type="float" office:value="24.278" calcext:value-type="float">
            <text:p>24.278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340]*2.23" office:value-type="float" office:value="54.13994" calcext:value-type="float">
            <text:p>54.13994</text:p>
          </table:table-cell>
          <table:table-cell table:formula="of:=[.F340]*0.000621371" office:value-type="float" office:value="10.41233870184" calcext:value-type="float">
            <text:p>10.41233870184</text:p>
          </table:table-cell>
          <table:table-cell table:formula="of:=[.D340]*(180/2^31)" office:value-type="float" office:value="38.8459560647607" calcext:value-type="float">
            <text:p>38.8459560647607</text:p>
          </table:table-cell>
          <table:table-cell table:formula="of:=[.E340]*(180/2^31)" office:value-type="float" office:value="-105.051422249526" calcext:value-type="float">
            <text:p>-105.05142224952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27" calcext:value-type="date">
            <text:p>30/06/13 17:26</text:p>
          </table:table-cell>
          <table:table-cell office:value-type="float" office:value="463448976" calcext:value-type="float">
            <text:p>463448976</text:p>
          </table:table-cell>
          <table:table-cell office:value-type="float" office:value="-1253308862" calcext:value-type="float">
            <text:p>-1253308862</text:p>
          </table:table-cell>
          <table:table-cell office:value-type="float" office:value="16783.47" calcext:value-type="float">
            <text:p>16783.47</text:p>
          </table:table-cell>
          <table:table-cell office:value-type="float" office:value="4029.6" calcext:value-type="float">
            <text:p>4029.6</text:p>
          </table:table-cell>
          <table:table-cell office:value-type="float" office:value="24.662" calcext:value-type="float">
            <text:p>24.662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341]*2.23" office:value-type="float" office:value="54.99626" calcext:value-type="float">
            <text:p>54.99626</text:p>
          </table:table-cell>
          <table:table-cell table:formula="of:=[.F341]*0.000621371" office:value-type="float" office:value="10.42876153737" calcext:value-type="float">
            <text:p>10.42876153737</text:p>
          </table:table-cell>
          <table:table-cell table:formula="of:=[.D341]*(180/2^31)" office:value-type="float" office:value="38.8458444178104" calcext:value-type="float">
            <text:p>38.8458444178104</text:p>
          </table:table-cell>
          <table:table-cell table:formula="of:=[.E341]*(180/2^31)" office:value-type="float" office:value="-105.051135253161" calcext:value-type="float">
            <text:p>-105.05113525316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28" calcext:value-type="date">
            <text:p>30/06/13 17:26</text:p>
          </table:table-cell>
          <table:table-cell office:value-type="float" office:value="463446601" calcext:value-type="float">
            <text:p>463446601</text:p>
          </table:table-cell>
          <table:table-cell office:value-type="float" office:value="-1253305929" calcext:value-type="float">
            <text:p>-1253305929</text:p>
          </table:table-cell>
          <table:table-cell office:value-type="float" office:value="16811.04" calcext:value-type="float">
            <text:p>16811.04</text:p>
          </table:table-cell>
          <table:table-cell office:value-type="float" office:value="4031.8" calcext:value-type="float">
            <text:p>4031.8</text:p>
          </table:table-cell>
          <table:table-cell office:value-type="float" office:value="24.529" calcext:value-type="float">
            <text:p>24.529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342]*2.23" office:value-type="float" office:value="54.69967" calcext:value-type="float">
            <text:p>54.69967</text:p>
          </table:table-cell>
          <table:table-cell table:formula="of:=[.F342]*0.000621371" office:value-type="float" office:value="10.44589273584" calcext:value-type="float">
            <text:p>10.44589273584</text:p>
          </table:table-cell>
          <table:table-cell table:formula="of:=[.D342]*(180/2^31)" office:value-type="float" office:value="38.8456453476101" calcext:value-type="float">
            <text:p>38.8456453476101</text:p>
          </table:table-cell>
          <table:table-cell table:formula="of:=[.E342]*(180/2^31)" office:value-type="float" office:value="-105.050889411941" calcext:value-type="float">
            <text:p>-105.05088941194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30" calcext:value-type="date">
            <text:p>30/06/13 17:26</text:p>
          </table:table-cell>
          <table:table-cell office:value-type="float" office:value="463439921" calcext:value-type="float">
            <text:p>463439921</text:p>
          </table:table-cell>
          <table:table-cell office:value-type="float" office:value="-1253301110" calcext:value-type="float">
            <text:p>-1253301110</text:p>
          </table:table-cell>
          <table:table-cell office:value-type="float" office:value="16876.84" calcext:value-type="float">
            <text:p>16876.84</text:p>
          </table:table-cell>
          <table:table-cell office:value-type="float" office:value="4036.2" calcext:value-type="float">
            <text:p>4036.2</text:p>
          </table:table-cell>
          <table:table-cell office:value-type="float" office:value="25.302" calcext:value-type="float">
            <text:p>25.302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343]*2.23" office:value-type="float" office:value="56.42346" calcext:value-type="float">
            <text:p>56.42346</text:p>
          </table:table-cell>
          <table:table-cell table:formula="of:=[.F343]*0.000621371" office:value-type="float" office:value="10.48677894764" calcext:value-type="float">
            <text:p>10.48677894764</text:p>
          </table:table-cell>
          <table:table-cell table:formula="of:=[.D343]*(180/2^31)" office:value-type="float" office:value="38.8450854364783" calcext:value-type="float">
            <text:p>38.8450854364783</text:p>
          </table:table-cell>
          <table:table-cell table:formula="of:=[.E343]*(180/2^31)" office:value-type="float" office:value="-105.050485488027" calcext:value-type="float">
            <text:p>-105.05048548802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32" calcext:value-type="date">
            <text:p>30/06/13 17:26</text:p>
          </table:table-cell>
          <table:table-cell office:value-type="float" office:value="463432291" calcext:value-type="float">
            <text:p>463432291</text:p>
          </table:table-cell>
          <table:table-cell office:value-type="float" office:value="-1253299202" calcext:value-type="float">
            <text:p>-1253299202</text:p>
          </table:table-cell>
          <table:table-cell office:value-type="float" office:value="16944.14" calcext:value-type="float">
            <text:p>16944.14</text:p>
          </table:table-cell>
          <table:table-cell office:value-type="float" office:value="4040.4" calcext:value-type="float">
            <text:p>4040.4</text:p>
          </table:table-cell>
          <table:table-cell office:value-type="float" office:value="27.362" calcext:value-type="float">
            <text:p>27.362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344]*2.23" office:value-type="float" office:value="61.01726" calcext:value-type="float">
            <text:p>61.01726</text:p>
          </table:table-cell>
          <table:table-cell table:formula="of:=[.F344]*0.000621371" office:value-type="float" office:value="10.52859721594" calcext:value-type="float">
            <text:p>10.52859721594</text:p>
          </table:table-cell>
          <table:table-cell table:formula="of:=[.D344]*(180/2^31)" office:value-type="float" office:value="38.8444458972663" calcext:value-type="float">
            <text:p>38.8444458972663</text:p>
          </table:table-cell>
          <table:table-cell table:formula="of:=[.E344]*(180/2^31)" office:value-type="float" office:value="-105.050325561315" calcext:value-type="float">
            <text:p>-105.05032556131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34" calcext:value-type="date">
            <text:p>30/06/13 17:26</text:p>
          </table:table-cell>
          <table:table-cell office:value-type="float" office:value="463424181" calcext:value-type="float">
            <text:p>463424181</text:p>
          </table:table-cell>
          <table:table-cell office:value-type="float" office:value="-1253297895" calcext:value-type="float">
            <text:p>-1253297895</text:p>
          </table:table-cell>
          <table:table-cell office:value-type="float" office:value="17018.66" calcext:value-type="float">
            <text:p>17018.66</text:p>
          </table:table-cell>
          <table:table-cell office:value-type="float" office:value="4045" calcext:value-type="float">
            <text:p>4045</text:p>
          </table:table-cell>
          <table:table-cell office:value-type="float" office:value="30.835" calcext:value-type="float">
            <text:p>30.835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345]*2.23" office:value-type="float" office:value="68.76205" calcext:value-type="float">
            <text:p>68.76205</text:p>
          </table:table-cell>
          <table:table-cell table:formula="of:=[.F345]*0.000621371" office:value-type="float" office:value="10.57490178286" calcext:value-type="float">
            <text:p>10.57490178286</text:p>
          </table:table-cell>
          <table:table-cell table:formula="of:=[.D345]*(180/2^31)" office:value-type="float" office:value="38.8437661249191" calcext:value-type="float">
            <text:p>38.8437661249191</text:p>
          </table:table-cell>
          <table:table-cell table:formula="of:=[.E345]*(180/2^31)" office:value-type="float" office:value="-105.05021600984" calcext:value-type="float">
            <text:p>-105.0502160098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36" calcext:value-type="date">
            <text:p>30/06/13 17:26</text:p>
          </table:table-cell>
          <table:table-cell office:value-type="float" office:value="463416524" calcext:value-type="float">
            <text:p>463416524</text:p>
          </table:table-cell>
          <table:table-cell office:value-type="float" office:value="-1253293645" calcext:value-type="float">
            <text:p>-1253293645</text:p>
          </table:table-cell>
          <table:table-cell office:value-type="float" office:value="17096.45" calcext:value-type="float">
            <text:p>17096.45</text:p>
          </table:table-cell>
          <table:table-cell office:value-type="float" office:value="4049.8" calcext:value-type="float">
            <text:p>4049.8</text:p>
          </table:table-cell>
          <table:table-cell office:value-type="float" office:value="33.45" calcext:value-type="float">
            <text:p>33.45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346]*2.23" office:value-type="float" office:value="74.5935" calcext:value-type="float">
            <text:p>74.5935</text:p>
          </table:table-cell>
          <table:table-cell table:formula="of:=[.F346]*0.000621371" office:value-type="float" office:value="10.62323823295" calcext:value-type="float">
            <text:p>10.62323823295</text:p>
          </table:table-cell>
          <table:table-cell table:formula="of:=[.D346]*(180/2^31)" office:value-type="float" office:value="38.8431243225932" calcext:value-type="float">
            <text:p>38.8431243225932</text:p>
          </table:table-cell>
          <table:table-cell table:formula="of:=[.E346]*(180/2^31)" office:value-type="float" office:value="-105.049859778956" calcext:value-type="float">
            <text:p>-105.04985977895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37" calcext:value-type="date">
            <text:p>30/06/13 17:26</text:p>
          </table:table-cell>
          <table:table-cell office:value-type="float" office:value="463412341" calcext:value-type="float">
            <text:p>463412341</text:p>
          </table:table-cell>
          <table:table-cell office:value-type="float" office:value="-1253291370" calcext:value-type="float">
            <text:p>-1253291370</text:p>
          </table:table-cell>
          <table:table-cell office:value-type="float" office:value="17138.75" calcext:value-type="float">
            <text:p>17138.75</text:p>
          </table:table-cell>
          <table:table-cell office:value-type="float" office:value="4052.4" calcext:value-type="float">
            <text:p>4052.4</text:p>
          </table:table-cell>
          <table:table-cell office:value-type="float" office:value="34.523" calcext:value-type="float">
            <text:p>34.523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347]*2.23" office:value-type="float" office:value="76.98629" calcext:value-type="float">
            <text:p>76.98629</text:p>
          </table:table-cell>
          <table:table-cell table:formula="of:=[.F347]*0.000621371" office:value-type="float" office:value="10.64952222625" calcext:value-type="float">
            <text:p>10.64952222625</text:p>
          </table:table-cell>
          <table:table-cell table:formula="of:=[.D347]*(180/2^31)" office:value-type="float" office:value="38.8427737075835" calcext:value-type="float">
            <text:p>38.8427737075835</text:p>
          </table:table-cell>
          <table:table-cell table:formula="of:=[.E347]*(180/2^31)" office:value-type="float" office:value="-105.049669090658" calcext:value-type="float">
            <text:p>-105.04966909065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39" calcext:value-type="date">
            <text:p>30/06/13 17:26</text:p>
          </table:table-cell>
          <table:table-cell office:value-type="float" office:value="463405153" calcext:value-type="float">
            <text:p>463405153</text:p>
          </table:table-cell>
          <table:table-cell office:value-type="float" office:value="-1253289940" calcext:value-type="float">
            <text:p>-1253289940</text:p>
          </table:table-cell>
          <table:table-cell office:value-type="float" office:value="17205.32" calcext:value-type="float">
            <text:p>17205.32</text:p>
          </table:table-cell>
          <table:table-cell office:value-type="float" office:value="4057" calcext:value-type="float">
            <text:p>4057</text:p>
          </table:table-cell>
          <table:table-cell office:value-type="float" office:value="35.3" calcext:value-type="float">
            <text:p>35.3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348]*2.23" office:value-type="float" office:value="78.719" calcext:value-type="float">
            <text:p>78.719</text:p>
          </table:table-cell>
          <table:table-cell table:formula="of:=[.F348]*0.000621371" office:value-type="float" office:value="10.69088689372" calcext:value-type="float">
            <text:p>10.69088689372</text:p>
          </table:table-cell>
          <table:table-cell table:formula="of:=[.D348]*(180/2^31)" office:value-type="float" office:value="38.8421712163836" calcext:value-type="float">
            <text:p>38.8421712163836</text:p>
          </table:table-cell>
          <table:table-cell table:formula="of:=[.E348]*(180/2^31)" office:value-type="float" office:value="-105.049549229443" calcext:value-type="float">
            <text:p>-105.04954922944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40" calcext:value-type="date">
            <text:p>30/06/13 17:26</text:p>
          </table:table-cell>
          <table:table-cell office:value-type="float" office:value="463401338" calcext:value-type="float">
            <text:p>463401338</text:p>
          </table:table-cell>
          <table:table-cell office:value-type="float" office:value="-1253290075" calcext:value-type="float">
            <text:p>-1253290075</text:p>
          </table:table-cell>
          <table:table-cell office:value-type="float" office:value="17239.68" calcext:value-type="float">
            <text:p>17239.68</text:p>
          </table:table-cell>
          <table:table-cell office:value-type="float" office:value="4059.4" calcext:value-type="float">
            <text:p>4059.4</text:p>
          </table:table-cell>
          <table:table-cell office:value-type="float" office:value="35.85" calcext:value-type="float">
            <text:p>35.85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349]*2.23" office:value-type="float" office:value="79.9455" calcext:value-type="float">
            <text:p>79.9455</text:p>
          </table:table-cell>
          <table:table-cell table:formula="of:=[.F349]*0.000621371" office:value-type="float" office:value="10.71223720128" calcext:value-type="float">
            <text:p>10.71223720128</text:p>
          </table:table-cell>
          <table:table-cell table:formula="of:=[.D349]*(180/2^31)" office:value-type="float" office:value="38.8418514467776" calcext:value-type="float">
            <text:p>38.8418514467776</text:p>
          </table:table-cell>
          <table:table-cell table:formula="of:=[.E349]*(180/2^31)" office:value-type="float" office:value="-105.049560545012" calcext:value-type="float">
            <text:p>-105.04956054501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42" calcext:value-type="date">
            <text:p>30/06/13 17:26</text:p>
          </table:table-cell>
          <table:table-cell office:value-type="float" office:value="463393123" calcext:value-type="float">
            <text:p>463393123</text:p>
          </table:table-cell>
          <table:table-cell office:value-type="float" office:value="-1253290755" calcext:value-type="float">
            <text:p>-1253290755</text:p>
          </table:table-cell>
          <table:table-cell office:value-type="float" office:value="17315.03" calcext:value-type="float">
            <text:p>17315.03</text:p>
          </table:table-cell>
          <table:table-cell office:value-type="float" office:value="4064" calcext:value-type="float">
            <text:p>4064</text:p>
          </table:table-cell>
          <table:table-cell office:value-type="float" office:value="36.576" calcext:value-type="float">
            <text:p>36.576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350]*2.23" office:value-type="float" office:value="81.56448" calcext:value-type="float">
            <text:p>81.56448</text:p>
          </table:table-cell>
          <table:table-cell table:formula="of:=[.F350]*0.000621371" office:value-type="float" office:value="10.75905750613" calcext:value-type="float">
            <text:p>10.75905750613</text:p>
          </table:table-cell>
          <table:table-cell table:formula="of:=[.D350]*(180/2^31)" office:value-type="float" office:value="38.841162873432" calcext:value-type="float">
            <text:p>38.841162873432</text:p>
          </table:table-cell>
          <table:table-cell table:formula="of:=[.E350]*(180/2^31)" office:value-type="float" office:value="-105.049617541954" calcext:value-type="float">
            <text:p>-105.04961754195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44" calcext:value-type="date">
            <text:p>30/06/13 17:26</text:p>
          </table:table-cell>
          <table:table-cell office:value-type="float" office:value="463384540" calcext:value-type="float">
            <text:p>463384540</text:p>
          </table:table-cell>
          <table:table-cell office:value-type="float" office:value="-1253290652" calcext:value-type="float">
            <text:p>-1253290652</text:p>
          </table:table-cell>
          <table:table-cell office:value-type="float" office:value="17394.62" calcext:value-type="float">
            <text:p>17394.62</text:p>
          </table:table-cell>
          <table:table-cell office:value-type="float" office:value="4068.8" calcext:value-type="float">
            <text:p>4068.8</text:p>
          </table:table-cell>
          <table:table-cell office:value-type="float" office:value="37.536" calcext:value-type="float">
            <text:p>37.536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351]*2.23" office:value-type="float" office:value="83.70528" calcext:value-type="float">
            <text:p>83.70528</text:p>
          </table:table-cell>
          <table:table-cell table:formula="of:=[.F351]*0.000621371" office:value-type="float" office:value="10.80851242402" calcext:value-type="float">
            <text:p>10.80851242402</text:p>
          </table:table-cell>
          <table:table-cell table:formula="of:=[.D351]*(180/2^31)" office:value-type="float" office:value="38.8404434546828" calcext:value-type="float">
            <text:p>38.8404434546828</text:p>
          </table:table-cell>
          <table:table-cell table:formula="of:=[.E351]*(180/2^31)" office:value-type="float" office:value="-105.049608908594" calcext:value-type="float">
            <text:p>-105.04960890859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46" calcext:value-type="date">
            <text:p>30/06/13 17:26</text:p>
          </table:table-cell>
          <table:table-cell office:value-type="float" office:value="463375799" calcext:value-type="float">
            <text:p>463375799</text:p>
          </table:table-cell>
          <table:table-cell office:value-type="float" office:value="-1253289711" calcext:value-type="float">
            <text:p>-1253289711</text:p>
          </table:table-cell>
          <table:table-cell office:value-type="float" office:value="17476.23" calcext:value-type="float">
            <text:p>17476.23</text:p>
          </table:table-cell>
          <table:table-cell office:value-type="float" office:value="4073.6" calcext:value-type="float">
            <text:p>4073.6</text:p>
          </table:table-cell>
          <table:table-cell office:value-type="float" office:value="38.134" calcext:value-type="float">
            <text:p>38.134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52]*2.23" office:value-type="float" office:value="85.03882" calcext:value-type="float">
            <text:p>85.03882</text:p>
          </table:table-cell>
          <table:table-cell table:formula="of:=[.F352]*0.000621371" office:value-type="float" office:value="10.85922251133" calcext:value-type="float">
            <text:p>10.85922251133</text:p>
          </table:table-cell>
          <table:table-cell table:formula="of:=[.D352]*(180/2^31)" office:value-type="float" office:value="38.8397107925266" calcext:value-type="float">
            <text:p>38.8397107925266</text:p>
          </table:table-cell>
          <table:table-cell table:formula="of:=[.E352]*(180/2^31)" office:value-type="float" office:value="-105.049530034885" calcext:value-type="float">
            <text:p>-105.04953003488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48" calcext:value-type="date">
            <text:p>30/06/13 17:26</text:p>
          </table:table-cell>
          <table:table-cell office:value-type="float" office:value="463367195" calcext:value-type="float">
            <text:p>463367195</text:p>
          </table:table-cell>
          <table:table-cell office:value-type="float" office:value="-1253288484" calcext:value-type="float">
            <text:p>-1253288484</text:p>
          </table:table-cell>
          <table:table-cell office:value-type="float" office:value="17556.8" calcext:value-type="float">
            <text:p>17556.8</text:p>
          </table:table-cell>
          <table:table-cell office:value-type="float" office:value="4078.4" calcext:value-type="float">
            <text:p>4078.4</text:p>
          </table:table-cell>
          <table:table-cell office:value-type="float" office:value="38.491" calcext:value-type="float">
            <text:p>38.491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353]*2.23" office:value-type="float" office:value="85.83493" calcext:value-type="float">
            <text:p>85.83493</text:p>
          </table:table-cell>
          <table:table-cell table:formula="of:=[.F353]*0.000621371" office:value-type="float" office:value="10.9092863728" calcext:value-type="float">
            <text:p>10.9092863728</text:p>
          </table:table-cell>
          <table:table-cell table:formula="of:=[.D353]*(180/2^31)" office:value-type="float" office:value="38.8389896135777" calcext:value-type="float">
            <text:p>38.8389896135777</text:p>
          </table:table-cell>
          <table:table-cell table:formula="of:=[.E353]*(180/2^31)" office:value-type="float" office:value="-105.049427188933" calcext:value-type="float">
            <text:p>-105.04942718893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50" calcext:value-type="date">
            <text:p>30/06/13 17:26</text:p>
          </table:table-cell>
          <table:table-cell office:value-type="float" office:value="463359805" calcext:value-type="float">
            <text:p>463359805</text:p>
          </table:table-cell>
          <table:table-cell office:value-type="float" office:value="-1253285483" calcext:value-type="float">
            <text:p>-1253285483</text:p>
          </table:table-cell>
          <table:table-cell office:value-type="float" office:value="17628.2" calcext:value-type="float">
            <text:p>17628.2</text:p>
          </table:table-cell>
          <table:table-cell office:value-type="float" office:value="4084.2" calcext:value-type="float">
            <text:p>4084.2</text:p>
          </table:table-cell>
          <table:table-cell office:value-type="float" office:value="38.153" calcext:value-type="float">
            <text:p>38.153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354]*2.23" office:value-type="float" office:value="85.08119" calcext:value-type="float">
            <text:p>85.08119</text:p>
          </table:table-cell>
          <table:table-cell table:formula="of:=[.F354]*0.000621371" office:value-type="float" office:value="10.9536522622" calcext:value-type="float">
            <text:p>10.9536522622</text:p>
          </table:table-cell>
          <table:table-cell table:formula="of:=[.D354]*(180/2^31)" office:value-type="float" office:value="38.8383701909333" calcext:value-type="float">
            <text:p>38.8383701909333</text:p>
          </table:table-cell>
          <table:table-cell table:formula="of:=[.E354]*(180/2^31)" office:value-type="float" office:value="-105.049175648019" calcext:value-type="float">
            <text:p>-105.04917564801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51" calcext:value-type="date">
            <text:p>30/06/13 17:26</text:p>
          </table:table-cell>
          <table:table-cell office:value-type="float" office:value="463357671" calcext:value-type="float">
            <text:p>463357671</text:p>
          </table:table-cell>
          <table:table-cell office:value-type="float" office:value="-1253282514" calcext:value-type="float">
            <text:p>-1253282514</text:p>
          </table:table-cell>
          <table:table-cell office:value-type="float" office:value="17653.05" calcext:value-type="float">
            <text:p>17653.05</text:p>
          </table:table-cell>
          <table:table-cell office:value-type="float" office:value="4087" calcext:value-type="float">
            <text:p>4087</text:p>
          </table:table-cell>
          <table:table-cell office:value-type="float" office:value="37.917" calcext:value-type="float">
            <text:p>37.917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355]*2.23" office:value-type="float" office:value="84.55491" calcext:value-type="float">
            <text:p>84.55491</text:p>
          </table:table-cell>
          <table:table-cell table:formula="of:=[.F355]*0.000621371" office:value-type="float" office:value="10.96909333155" calcext:value-type="float">
            <text:p>10.96909333155</text:p>
          </table:table-cell>
          <table:table-cell table:formula="of:=[.D355]*(180/2^31)" office:value-type="float" office:value="38.8381913211197" calcext:value-type="float">
            <text:p>38.8381913211197</text:p>
          </table:table-cell>
          <table:table-cell table:formula="of:=[.E355]*(180/2^31)" office:value-type="float" office:value="-105.048926789314" calcext:value-type="float">
            <text:p>-105.04892678931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52" calcext:value-type="date">
            <text:p>30/06/13 17:26</text:p>
          </table:table-cell>
          <table:table-cell office:value-type="float" office:value="463355317" calcext:value-type="float">
            <text:p>463355317</text:p>
          </table:table-cell>
          <table:table-cell office:value-type="float" office:value="-1253279988" calcext:value-type="float">
            <text:p>-1253279988</text:p>
          </table:table-cell>
          <table:table-cell office:value-type="float" office:value="17680.2" calcext:value-type="float">
            <text:p>17680.2</text:p>
          </table:table-cell>
          <table:table-cell office:value-type="float" office:value="4089.6" calcext:value-type="float">
            <text:p>4089.6</text:p>
          </table:table-cell>
          <table:table-cell office:value-type="float" office:value="37.401" calcext:value-type="float">
            <text:p>37.401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356]*2.23" office:value-type="float" office:value="83.40423" calcext:value-type="float">
            <text:p>83.40423</text:p>
          </table:table-cell>
          <table:table-cell table:formula="of:=[.F356]*0.000621371" office:value-type="float" office:value="10.9859635542" calcext:value-type="float">
            <text:p>10.9859635542</text:p>
          </table:table-cell>
          <table:table-cell table:formula="of:=[.D356]*(180/2^31)" office:value-type="float" office:value="38.837994011119" calcext:value-type="float">
            <text:p>38.837994011119</text:p>
          </table:table-cell>
          <table:table-cell table:formula="of:=[.E356]*(180/2^31)" office:value-type="float" office:value="-105.048715062439" calcext:value-type="float">
            <text:p>-105.04871506243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54" calcext:value-type="date">
            <text:p>30/06/13 17:26</text:p>
          </table:table-cell>
          <table:table-cell office:value-type="float" office:value="463350818" calcext:value-type="float">
            <text:p>463350818</text:p>
          </table:table-cell>
          <table:table-cell office:value-type="float" office:value="-1253272493" calcext:value-type="float">
            <text:p>-1253272493</text:p>
          </table:table-cell>
          <table:table-cell office:value-type="float" office:value="17745.12" calcext:value-type="float">
            <text:p>17745.12</text:p>
          </table:table-cell>
          <table:table-cell office:value-type="float" office:value="4096" calcext:value-type="float">
            <text:p>4096</text:p>
          </table:table-cell>
          <table:table-cell office:value-type="float" office:value="36.776" calcext:value-type="float">
            <text:p>36.776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57]*2.23" office:value-type="float" office:value="82.01048" calcext:value-type="float">
            <text:p>82.01048</text:p>
          </table:table-cell>
          <table:table-cell table:formula="of:=[.F357]*0.000621371" office:value-type="float" office:value="11.02630295952" calcext:value-type="float">
            <text:p>11.02630295952</text:p>
          </table:table-cell>
          <table:table-cell table:formula="of:=[.D357]*(180/2^31)" office:value-type="float" office:value="38.8376169092953" calcext:value-type="float">
            <text:p>38.8376169092953</text:p>
          </table:table-cell>
          <table:table-cell table:formula="of:=[.E357]*(180/2^31)" office:value-type="float" office:value="-105.048086838797" calcext:value-type="float">
            <text:p>-105.04808683879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55" calcext:value-type="date">
            <text:p>30/06/13 17:26</text:p>
          </table:table-cell>
          <table:table-cell office:value-type="float" office:value="463351835" calcext:value-type="float">
            <text:p>463351835</text:p>
          </table:table-cell>
          <table:table-cell office:value-type="float" office:value="-1253265184" calcext:value-type="float">
            <text:p>-1253265184</text:p>
          </table:table-cell>
          <table:table-cell office:value-type="float" office:value="17785.95" calcext:value-type="float">
            <text:p>17785.95</text:p>
          </table:table-cell>
          <table:table-cell office:value-type="float" office:value="4098" calcext:value-type="float">
            <text:p>4098</text:p>
          </table:table-cell>
          <table:table-cell office:value-type="float" office:value="37.578" calcext:value-type="float">
            <text:p>37.578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58]*2.23" office:value-type="float" office:value="83.79894" calcext:value-type="float">
            <text:p>83.79894</text:p>
          </table:table-cell>
          <table:table-cell table:formula="of:=[.F358]*0.000621371" office:value-type="float" office:value="11.05167353745" calcext:value-type="float">
            <text:p>11.05167353745</text:p>
          </table:table-cell>
          <table:table-cell table:formula="of:=[.D358]*(180/2^31)" office:value-type="float" office:value="38.8377021532506" calcext:value-type="float">
            <text:p>38.8377021532506</text:p>
          </table:table-cell>
          <table:table-cell table:formula="of:=[.E358]*(180/2^31)" office:value-type="float" office:value="-105.047474205494" calcext:value-type="float">
            <text:p>-105.04747420549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57" calcext:value-type="date">
            <text:p>30/06/13 17:26</text:p>
          </table:table-cell>
          <table:table-cell office:value-type="float" office:value="463352395" calcext:value-type="float">
            <text:p>463352395</text:p>
          </table:table-cell>
          <table:table-cell office:value-type="float" office:value="-1253252704" calcext:value-type="float">
            <text:p>-1253252704</text:p>
          </table:table-cell>
          <table:table-cell office:value-type="float" office:value="17872.03" calcext:value-type="float">
            <text:p>17872.03</text:p>
          </table:table-cell>
          <table:table-cell office:value-type="float" office:value="4104.2" calcext:value-type="float">
            <text:p>4104.2</text:p>
          </table:table-cell>
          <table:table-cell office:value-type="float" office:value="38.162" calcext:value-type="float">
            <text:p>38.162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59]*2.23" office:value-type="float" office:value="85.10126" calcext:value-type="float">
            <text:p>85.10126</text:p>
          </table:table-cell>
          <table:table-cell table:formula="of:=[.F359]*0.000621371" office:value-type="float" office:value="11.10516115313" calcext:value-type="float">
            <text:p>11.10516115313</text:p>
          </table:table-cell>
          <table:table-cell table:formula="of:=[.D359]*(180/2^31)" office:value-type="float" office:value="38.8377490919083" calcext:value-type="float">
            <text:p>38.8377490919083</text:p>
          </table:table-cell>
          <table:table-cell table:formula="of:=[.E359]*(180/2^31)" office:value-type="float" office:value="-105.046428143978" calcext:value-type="float">
            <text:p>-105.04642814397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6:59" calcext:value-type="date">
            <text:p>30/06/13 17:26</text:p>
          </table:table-cell>
          <table:table-cell office:value-type="float" office:value="463350326" calcext:value-type="float">
            <text:p>463350326</text:p>
          </table:table-cell>
          <table:table-cell office:value-type="float" office:value="-1253241765" calcext:value-type="float">
            <text:p>-1253241765</text:p>
          </table:table-cell>
          <table:table-cell office:value-type="float" office:value="17953.89" calcext:value-type="float">
            <text:p>17953.89</text:p>
          </table:table-cell>
          <table:table-cell office:value-type="float" office:value="4110.6" calcext:value-type="float">
            <text:p>4110.6</text:p>
          </table:table-cell>
          <table:table-cell office:value-type="float" office:value="38.09" calcext:value-type="float">
            <text:p>38.09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60]*2.23" office:value-type="float" office:value="84.9407" calcext:value-type="float">
            <text:p>84.9407</text:p>
          </table:table-cell>
          <table:table-cell table:formula="of:=[.F360]*0.000621371" office:value-type="float" office:value="11.15602658319" calcext:value-type="float">
            <text:p>11.15602658319</text:p>
          </table:table-cell>
          <table:table-cell table:formula="of:=[.D360]*(180/2^31)" office:value-type="float" office:value="38.8375756703317" calcext:value-type="float">
            <text:p>38.8375756703317</text:p>
          </table:table-cell>
          <table:table-cell table:formula="of:=[.E360]*(180/2^31)" office:value-type="float" office:value="-105.04551124759" calcext:value-type="float">
            <text:p>-105.0455112475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00" calcext:value-type="date">
            <text:p>30/06/13 17:27</text:p>
          </table:table-cell>
          <table:table-cell office:value-type="float" office:value="463349031" calcext:value-type="float">
            <text:p>463349031</text:p>
          </table:table-cell>
          <table:table-cell office:value-type="float" office:value="-1253236398" calcext:value-type="float">
            <text:p>-1253236398</text:p>
          </table:table-cell>
          <table:table-cell office:value-type="float" office:value="17994.75" calcext:value-type="float">
            <text:p>17994.75</text:p>
          </table:table-cell>
          <table:table-cell office:value-type="float" office:value="4114" calcext:value-type="float">
            <text:p>4114</text:p>
          </table:table-cell>
          <table:table-cell office:value-type="float" office:value="38.119" calcext:value-type="float">
            <text:p>38.119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361]*2.23" office:value-type="float" office:value="85.00537" calcext:value-type="float">
            <text:p>85.00537</text:p>
          </table:table-cell>
          <table:table-cell table:formula="of:=[.F361]*0.000621371" office:value-type="float" office:value="11.18141580225" calcext:value-type="float">
            <text:p>11.18141580225</text:p>
          </table:table-cell>
          <table:table-cell table:formula="of:=[.D361]*(180/2^31)" office:value-type="float" office:value="38.8374671246856" calcext:value-type="float">
            <text:p>38.8374671246856</text:p>
          </table:table-cell>
          <table:table-cell table:formula="of:=[.E361]*(180/2^31)" office:value-type="float" office:value="-105.045061390847" calcext:value-type="float">
            <text:p>-105.04506139084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02" calcext:value-type="date">
            <text:p>30/06/13 17:27</text:p>
          </table:table-cell>
          <table:table-cell office:value-type="float" office:value="463346156" calcext:value-type="float">
            <text:p>463346156</text:p>
          </table:table-cell>
          <table:table-cell office:value-type="float" office:value="-1253226140" calcext:value-type="float">
            <text:p>-1253226140</text:p>
          </table:table-cell>
          <table:table-cell office:value-type="float" office:value="18074.04" calcext:value-type="float">
            <text:p>18074.04</text:p>
          </table:table-cell>
          <table:table-cell office:value-type="float" office:value="4120" calcext:value-type="float">
            <text:p>4120</text:p>
          </table:table-cell>
          <table:table-cell office:value-type="float" office:value="38.638" calcext:value-type="float">
            <text:p>38.638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362]*2.23" office:value-type="float" office:value="86.16274" calcext:value-type="float">
            <text:p>86.16274</text:p>
          </table:table-cell>
          <table:table-cell table:formula="of:=[.F362]*0.000621371" office:value-type="float" office:value="11.23068430884" calcext:value-type="float">
            <text:p>11.23068430884</text:p>
          </table:table-cell>
          <table:table-cell table:formula="of:=[.D362]*(180/2^31)" office:value-type="float" office:value="38.8372261449695" calcext:value-type="float">
            <text:p>38.8372261449695</text:p>
          </table:table-cell>
          <table:table-cell table:formula="of:=[.E362]*(180/2^31)" office:value-type="float" office:value="-105.04420157522" calcext:value-type="float">
            <text:p>-105.0442015752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04" calcext:value-type="date">
            <text:p>30/06/13 17:27</text:p>
          </table:table-cell>
          <table:table-cell office:value-type="float" office:value="463343963" calcext:value-type="float">
            <text:p>463343963</text:p>
          </table:table-cell>
          <table:table-cell office:value-type="float" office:value="-1253217757" calcext:value-type="float">
            <text:p>-1253217757</text:p>
          </table:table-cell>
          <table:table-cell office:value-type="float" office:value="18138.32" calcext:value-type="float">
            <text:p>18138.32</text:p>
          </table:table-cell>
          <table:table-cell office:value-type="float" office:value="4126.6" calcext:value-type="float">
            <text:p>4126.6</text:p>
          </table:table-cell>
          <table:table-cell office:value-type="float" office:value="39.233" calcext:value-type="float">
            <text:p>39.233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363]*2.23" office:value-type="float" office:value="87.48959" calcext:value-type="float">
            <text:p>87.48959</text:p>
          </table:table-cell>
          <table:table-cell table:formula="of:=[.F363]*0.000621371" office:value-type="float" office:value="11.27062603672" calcext:value-type="float">
            <text:p>11.27062603672</text:p>
          </table:table-cell>
          <table:table-cell table:formula="of:=[.D363]*(180/2^31)" office:value-type="float" office:value="38.8370423298329" calcext:value-type="float">
            <text:p>38.8370423298329</text:p>
          </table:table-cell>
          <table:table-cell table:formula="of:=[.E363]*(180/2^31)" office:value-type="float" office:value="-105.043498920277" calcext:value-type="float">
            <text:p>-105.04349892027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06" calcext:value-type="date">
            <text:p>30/06/13 17:27</text:p>
          </table:table-cell>
          <table:table-cell office:value-type="float" office:value="463343170" calcext:value-type="float">
            <text:p>463343170</text:p>
          </table:table-cell>
          <table:table-cell office:value-type="float" office:value="-1253212279" calcext:value-type="float">
            <text:p>-1253212279</text:p>
          </table:table-cell>
          <table:table-cell office:value-type="float" office:value="18178.71" calcext:value-type="float">
            <text:p>18178.71</text:p>
          </table:table-cell>
          <table:table-cell office:value-type="float" office:value="4134" calcext:value-type="float">
            <text:p>4134</text:p>
          </table:table-cell>
          <table:table-cell office:value-type="float" office:value="37.265" calcext:value-type="float">
            <text:p>37.265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364]*2.23" office:value-type="float" office:value="83.10095" calcext:value-type="float">
            <text:p>83.10095</text:p>
          </table:table-cell>
          <table:table-cell table:formula="of:=[.F364]*0.000621371" office:value-type="float" office:value="11.29572321141" calcext:value-type="float">
            <text:p>11.29572321141</text:p>
          </table:table-cell>
          <table:table-cell table:formula="of:=[.D364]*(180/2^31)" office:value-type="float" office:value="38.8369758613408" calcext:value-type="float">
            <text:p>38.8369758613408</text:p>
          </table:table-cell>
          <table:table-cell table:formula="of:=[.E364]*(180/2^31)" office:value-type="float" office:value="-105.043039759621" calcext:value-type="float">
            <text:p>-105.04303975962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07" calcext:value-type="date">
            <text:p>30/06/13 17:27</text:p>
          </table:table-cell>
          <table:table-cell office:value-type="float" office:value="463344264" calcext:value-type="float">
            <text:p>463344264</text:p>
          </table:table-cell>
          <table:table-cell office:value-type="float" office:value="-1253211342" calcext:value-type="float">
            <text:p>-1253211342</text:p>
          </table:table-cell>
          <table:table-cell office:value-type="float" office:value="18183.64" calcext:value-type="float">
            <text:p>18183.64</text:p>
          </table:table-cell>
          <table:table-cell office:value-type="float" office:value="4137.8" calcext:value-type="float">
            <text:p>4137.8</text:p>
          </table:table-cell>
          <table:table-cell office:value-type="float" office:value="34.182" calcext:value-type="float">
            <text:p>34.182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365]*2.23" office:value-type="float" office:value="76.22586" calcext:value-type="float">
            <text:p>76.22586</text:p>
          </table:table-cell>
          <table:table-cell table:formula="of:=[.F365]*0.000621371" office:value-type="float" office:value="11.29878657044" calcext:value-type="float">
            <text:p>11.29878657044</text:p>
          </table:table-cell>
          <table:table-cell table:formula="of:=[.D365]*(180/2^31)" office:value-type="float" office:value="38.8370675593615" calcext:value-type="float">
            <text:p>38.8370675593615</text:p>
          </table:table-cell>
          <table:table-cell table:formula="of:=[.E365]*(180/2^31)" office:value-type="float" office:value="-105.042961221188" calcext:value-type="float">
            <text:p>-105.04296122118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08" calcext:value-type="date">
            <text:p>30/06/13 17:27</text:p>
          </table:table-cell>
          <table:table-cell office:value-type="float" office:value="463345658" calcext:value-type="float">
            <text:p>463345658</text:p>
          </table:table-cell>
          <table:table-cell office:value-type="float" office:value="-1253210137" calcext:value-type="float">
            <text:p>-1253210137</text:p>
          </table:table-cell>
          <table:table-cell office:value-type="float" office:value="18192.01" calcext:value-type="float">
            <text:p>18192.01</text:p>
          </table:table-cell>
          <table:table-cell office:value-type="float" office:value="4141.2" calcext:value-type="float">
            <text:p>4141.2</text:p>
          </table:table-cell>
          <table:table-cell office:value-type="float" office:value="31.685" calcext:value-type="float">
            <text:p>31.685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66]*2.23" office:value-type="float" office:value="70.65755" calcext:value-type="float">
            <text:p>70.65755</text:p>
          </table:table-cell>
          <table:table-cell table:formula="of:=[.F366]*0.000621371" office:value-type="float" office:value="11.30398744571" calcext:value-type="float">
            <text:p>11.30398744571</text:p>
          </table:table-cell>
          <table:table-cell table:formula="of:=[.D366]*(180/2^31)" office:value-type="float" office:value="38.8371844030917" calcext:value-type="float">
            <text:p>38.8371844030917</text:p>
          </table:table-cell>
          <table:table-cell table:formula="of:=[.E366]*(180/2^31)" office:value-type="float" office:value="-105.042860219255" calcext:value-type="float">
            <text:p>-105.04286021925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10" calcext:value-type="date">
            <text:p>30/06/13 17:27</text:p>
          </table:table-cell>
          <table:table-cell office:value-type="float" office:value="463349145" calcext:value-type="float">
            <text:p>463349145</text:p>
          </table:table-cell>
          <table:table-cell office:value-type="float" office:value="-1253212394" calcext:value-type="float">
            <text:p>-1253212394</text:p>
          </table:table-cell>
          <table:table-cell office:value-type="float" office:value="18194.47" calcext:value-type="float">
            <text:p>18194.47</text:p>
          </table:table-cell>
          <table:table-cell office:value-type="float" office:value="4147.4" calcext:value-type="float">
            <text:p>4147.4</text:p>
          </table:table-cell>
          <table:table-cell office:value-type="float" office:value="27.526" calcext:value-type="float">
            <text:p>27.526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67]*2.23" office:value-type="float" office:value="61.38298" calcext:value-type="float">
            <text:p>61.38298</text:p>
          </table:table-cell>
          <table:table-cell table:formula="of:=[.F367]*0.000621371" office:value-type="float" office:value="11.30551601837" calcext:value-type="float">
            <text:p>11.30551601837</text:p>
          </table:table-cell>
          <table:table-cell table:formula="of:=[.D367]*(180/2^31)" office:value-type="float" office:value="38.8374766800553" calcext:value-type="float">
            <text:p>38.8374766800553</text:p>
          </table:table-cell>
          <table:table-cell table:formula="of:=[.E367]*(180/2^31)" office:value-type="float" office:value="-105.04304939881" calcext:value-type="float">
            <text:p>-105.0430493988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12" calcext:value-type="date">
            <text:p>30/06/13 17:27</text:p>
          </table:table-cell>
          <table:table-cell office:value-type="float" office:value="463354902" calcext:value-type="float">
            <text:p>463354902</text:p>
          </table:table-cell>
          <table:table-cell office:value-type="float" office:value="-1253220711" calcext:value-type="float">
            <text:p>-1253220711</text:p>
          </table:table-cell>
          <table:table-cell office:value-type="float" office:value="18259.3" calcext:value-type="float">
            <text:p>18259.3</text:p>
          </table:table-cell>
          <table:table-cell office:value-type="float" office:value="4153.4" calcext:value-type="float">
            <text:p>4153.4</text:p>
          </table:table-cell>
          <table:table-cell office:value-type="float" office:value="26.695" calcext:value-type="float">
            <text:p>26.695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68]*2.23" office:value-type="float" office:value="59.52985" calcext:value-type="float">
            <text:p>59.52985</text:p>
          </table:table-cell>
          <table:table-cell table:formula="of:=[.F368]*0.000621371" office:value-type="float" office:value="11.3457995003" calcext:value-type="float">
            <text:p>11.3457995003</text:p>
          </table:table-cell>
          <table:table-cell table:formula="of:=[.D368]*(180/2^31)" office:value-type="float" office:value="38.8379592262208" calcext:value-type="float">
            <text:p>38.8379592262208</text:p>
          </table:table-cell>
          <table:table-cell table:formula="of:=[.E368]*(180/2^31)" office:value-type="float" office:value="-105.043746521696" calcext:value-type="float">
            <text:p>-105.04374652169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14" calcext:value-type="date">
            <text:p>30/06/13 17:27</text:p>
          </table:table-cell>
          <table:table-cell office:value-type="float" office:value="463360836" calcext:value-type="float">
            <text:p>463360836</text:p>
          </table:table-cell>
          <table:table-cell office:value-type="float" office:value="-1253232443" calcext:value-type="float">
            <text:p>-1253232443</text:p>
          </table:table-cell>
          <table:table-cell office:value-type="float" office:value="18357.52" calcext:value-type="float">
            <text:p>18357.52</text:p>
          </table:table-cell>
          <table:table-cell office:value-type="float" office:value="4158.4" calcext:value-type="float">
            <text:p>4158.4</text:p>
          </table:table-cell>
          <table:table-cell office:value-type="float" office:value="27.993" calcext:value-type="float">
            <text:p>27.993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369]*2.23" office:value-type="float" office:value="62.42439" calcext:value-type="float">
            <text:p>62.42439</text:p>
          </table:table-cell>
          <table:table-cell table:formula="of:=[.F369]*0.000621371" office:value-type="float" office:value="11.40683055992" calcext:value-type="float">
            <text:p>11.40683055992</text:p>
          </table:table-cell>
          <table:table-cell table:formula="of:=[.D369]*(180/2^31)" office:value-type="float" office:value="38.838456608355" calcext:value-type="float">
            <text:p>38.838456608355</text:p>
          </table:table-cell>
          <table:table-cell table:formula="of:=[.E369]*(180/2^31)" office:value-type="float" office:value="-105.044729886577" calcext:value-type="float">
            <text:p>-105.04472988657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16" calcext:value-type="date">
            <text:p>30/06/13 17:27</text:p>
          </table:table-cell>
          <table:table-cell office:value-type="float" office:value="463365079" calcext:value-type="float">
            <text:p>463365079</text:p>
          </table:table-cell>
          <table:table-cell office:value-type="float" office:value="-1253243263" calcext:value-type="float">
            <text:p>-1253243263</text:p>
          </table:table-cell>
          <table:table-cell office:value-type="float" office:value="18444.2" calcext:value-type="float">
            <text:p>18444.2</text:p>
          </table:table-cell>
          <table:table-cell office:value-type="float" office:value="4165.2" calcext:value-type="float">
            <text:p>4165.2</text:p>
          </table:table-cell>
          <table:table-cell office:value-type="float" office:value="29.605" calcext:value-type="float">
            <text:p>29.605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H370]*2.23" office:value-type="float" office:value="66.01915" calcext:value-type="float">
            <text:p>66.01915</text:p>
          </table:table-cell>
          <table:table-cell table:formula="of:=[.F370]*0.000621371" office:value-type="float" office:value="11.4606909982" calcext:value-type="float">
            <text:p>11.4606909982</text:p>
          </table:table-cell>
          <table:table-cell table:formula="of:=[.D370]*(180/2^31)" office:value-type="float" office:value="38.8388122525066" calcext:value-type="float">
            <text:p>38.8388122525066</text:p>
          </table:table-cell>
          <table:table-cell table:formula="of:=[.E370]*(180/2^31)" office:value-type="float" office:value="-105.0456368085" calcext:value-type="float">
            <text:p>-105.045636808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18" calcext:value-type="date">
            <text:p>30/06/13 17:27</text:p>
          </table:table-cell>
          <table:table-cell office:value-type="float" office:value="463369449" calcext:value-type="float">
            <text:p>463369449</text:p>
          </table:table-cell>
          <table:table-cell office:value-type="float" office:value="-1253251782" calcext:value-type="float">
            <text:p>-1253251782</text:p>
          </table:table-cell>
          <table:table-cell office:value-type="float" office:value="18518.24" calcext:value-type="float">
            <text:p>18518.24</text:p>
          </table:table-cell>
          <table:table-cell office:value-type="float" office:value="4171.2" calcext:value-type="float">
            <text:p>4171.2</text:p>
          </table:table-cell>
          <table:table-cell office:value-type="float" office:value="32.027" calcext:value-type="float">
            <text:p>32.027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H371]*2.23" office:value-type="float" office:value="71.42021" calcext:value-type="float">
            <text:p>71.42021</text:p>
          </table:table-cell>
          <table:table-cell table:formula="of:=[.F371]*0.000621371" office:value-type="float" office:value="11.50669730704" calcext:value-type="float">
            <text:p>11.50669730704</text:p>
          </table:table-cell>
          <table:table-cell table:formula="of:=[.D371]*(180/2^31)" office:value-type="float" office:value="38.8391785416752" calcext:value-type="float">
            <text:p>38.8391785416752</text:p>
          </table:table-cell>
          <table:table-cell table:formula="of:=[.E371]*(180/2^31)" office:value-type="float" office:value="-105.046350862831" calcext:value-type="float">
            <text:p>-105.04635086283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19" calcext:value-type="date">
            <text:p>30/06/13 17:27</text:p>
          </table:table-cell>
          <table:table-cell office:value-type="float" office:value="463372072" calcext:value-type="float">
            <text:p>463372072</text:p>
          </table:table-cell>
          <table:table-cell office:value-type="float" office:value="-1253255272" calcext:value-type="float">
            <text:p>-1253255272</text:p>
          </table:table-cell>
          <table:table-cell office:value-type="float" office:value="18553.44" calcext:value-type="float">
            <text:p>18553.44</text:p>
          </table:table-cell>
          <table:table-cell office:value-type="float" office:value="4174.2" calcext:value-type="float">
            <text:p>4174.2</text:p>
          </table:table-cell>
          <table:table-cell office:value-type="float" office:value="33.967" calcext:value-type="float">
            <text:p>33.967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H372]*2.23" office:value-type="float" office:value="75.74641" calcext:value-type="float">
            <text:p>75.74641</text:p>
          </table:table-cell>
          <table:table-cell table:formula="of:=[.F372]*0.000621371" office:value-type="float" office:value="11.52856956624" calcext:value-type="float">
            <text:p>11.52856956624</text:p>
          </table:table-cell>
          <table:table-cell table:formula="of:=[.D372]*(180/2^31)" office:value-type="float" office:value="38.8393983989954" calcext:value-type="float">
            <text:p>38.8393983989954</text:p>
          </table:table-cell>
          <table:table-cell table:formula="of:=[.E372]*(180/2^31)" office:value-type="float" office:value="-105.046643391252" calcext:value-type="float">
            <text:p>-105.04664339125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21" calcext:value-type="date">
            <text:p>30/06/13 17:27</text:p>
          </table:table-cell>
          <table:table-cell office:value-type="float" office:value="463378861" calcext:value-type="float">
            <text:p>463378861</text:p>
          </table:table-cell>
          <table:table-cell office:value-type="float" office:value="-1253260475" calcext:value-type="float">
            <text:p>-1253260475</text:p>
          </table:table-cell>
          <table:table-cell office:value-type="float" office:value="18625.82" calcext:value-type="float">
            <text:p>18625.82</text:p>
          </table:table-cell>
          <table:table-cell office:value-type="float" office:value="4180.2" calcext:value-type="float">
            <text:p>4180.2</text:p>
          </table:table-cell>
          <table:table-cell office:value-type="float" office:value="37.974" calcext:value-type="float">
            <text:p>37.974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H373]*2.23" office:value-type="float" office:value="84.68202" calcext:value-type="float">
            <text:p>84.68202</text:p>
          </table:table-cell>
          <table:table-cell table:formula="of:=[.F373]*0.000621371" office:value-type="float" office:value="11.57354439922" calcext:value-type="float">
            <text:p>11.57354439922</text:p>
          </table:table-cell>
          <table:table-cell table:formula="of:=[.D373]*(180/2^31)" office:value-type="float" office:value="38.8399674464017" calcext:value-type="float">
            <text:p>38.8399674464017</text:p>
          </table:table-cell>
          <table:table-cell table:formula="of:=[.E373]*(180/2^31)" office:value-type="float" office:value="-105.047079501674" calcext:value-type="float">
            <text:p>-105.04707950167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22" calcext:value-type="date">
            <text:p>30/06/13 17:27</text:p>
          </table:table-cell>
          <table:table-cell office:value-type="float" office:value="463383089" calcext:value-type="float">
            <text:p>463383089</text:p>
          </table:table-cell>
          <table:table-cell office:value-type="float" office:value="-1253261683" calcext:value-type="float">
            <text:p>-1253261683</text:p>
          </table:table-cell>
          <table:table-cell office:value-type="float" office:value="18663.4" calcext:value-type="float">
            <text:p>18663.4</text:p>
          </table:table-cell>
          <table:table-cell office:value-type="float" office:value="4183.4" calcext:value-type="float">
            <text:p>4183.4</text:p>
          </table:table-cell>
          <table:table-cell office:value-type="float" office:value="39.461" calcext:value-type="float">
            <text:p>39.461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H374]*2.23" office:value-type="float" office:value="87.99803" calcext:value-type="float">
            <text:p>87.99803</text:p>
          </table:table-cell>
          <table:table-cell table:formula="of:=[.F374]*0.000621371" office:value-type="float" office:value="11.5968955214" calcext:value-type="float">
            <text:p>11.5968955214</text:p>
          </table:table-cell>
          <table:table-cell table:formula="of:=[.D374]*(180/2^31)" office:value-type="float" office:value="38.8403218332678" calcext:value-type="float">
            <text:p>38.8403218332678</text:p>
          </table:table-cell>
          <table:table-cell table:formula="of:=[.E374]*(180/2^31)" office:value-type="float" office:value="-105.047180755064" calcext:value-type="float">
            <text:p>-105.04718075506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24" calcext:value-type="date">
            <text:p>30/06/13 17:27</text:p>
          </table:table-cell>
          <table:table-cell office:value-type="float" office:value="463390072" calcext:value-type="float">
            <text:p>463390072</text:p>
          </table:table-cell>
          <table:table-cell office:value-type="float" office:value="-1253261037" calcext:value-type="float">
            <text:p>-1253261037</text:p>
          </table:table-cell>
          <table:table-cell office:value-type="float" office:value="18721.01" calcext:value-type="float">
            <text:p>18721.01</text:p>
          </table:table-cell>
          <table:table-cell office:value-type="float" office:value="4189.4" calcext:value-type="float">
            <text:p>4189.4</text:p>
          </table:table-cell>
          <table:table-cell office:value-type="float" office:value="38.903" calcext:value-type="float">
            <text:p>38.903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H375]*2.23" office:value-type="float" office:value="86.75369" calcext:value-type="float">
            <text:p>86.75369</text:p>
          </table:table-cell>
          <table:table-cell table:formula="of:=[.F375]*0.000621371" office:value-type="float" office:value="11.63269270471" calcext:value-type="float">
            <text:p>11.63269270471</text:p>
          </table:table-cell>
          <table:table-cell table:formula="of:=[.D375]*(180/2^31)" office:value-type="float" office:value="38.8409071415663" calcext:value-type="float">
            <text:p>38.8409071415663</text:p>
          </table:table-cell>
          <table:table-cell table:formula="of:=[.E375]*(180/2^31)" office:value-type="float" office:value="-105.047126607969" calcext:value-type="float">
            <text:p>-105.04712660796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26" calcext:value-type="date">
            <text:p>30/06/13 17:27</text:p>
          </table:table-cell>
          <table:table-cell office:value-type="float" office:value="463397128" calcext:value-type="float">
            <text:p>463397128</text:p>
          </table:table-cell>
          <table:table-cell office:value-type="float" office:value="-1253257659" calcext:value-type="float">
            <text:p>-1253257659</text:p>
          </table:table-cell>
          <table:table-cell office:value-type="float" office:value="18781.08" calcext:value-type="float">
            <text:p>18781.08</text:p>
          </table:table-cell>
          <table:table-cell office:value-type="float" office:value="4196.6" calcext:value-type="float">
            <text:p>4196.6</text:p>
          </table:table-cell>
          <table:table-cell office:value-type="float" office:value="36.788" calcext:value-type="float">
            <text:p>36.788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H376]*2.23" office:value-type="float" office:value="82.03724" calcext:value-type="float">
            <text:p>82.03724</text:p>
          </table:table-cell>
          <table:table-cell table:formula="of:=[.F376]*0.000621371" office:value-type="float" office:value="11.67001846068" calcext:value-type="float">
            <text:p>11.67001846068</text:p>
          </table:table-cell>
          <table:table-cell table:formula="of:=[.D376]*(180/2^31)" office:value-type="float" office:value="38.8414985686541" calcext:value-type="float">
            <text:p>38.8414985686541</text:p>
          </table:table-cell>
          <table:table-cell table:formula="of:=[.E376]*(180/2^31)" office:value-type="float" office:value="-105.04684346728" calcext:value-type="float">
            <text:p>-105.0468434672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28" calcext:value-type="date">
            <text:p>30/06/13 17:27</text:p>
          </table:table-cell>
          <table:table-cell office:value-type="float" office:value="463400878" calcext:value-type="float">
            <text:p>463400878</text:p>
          </table:table-cell>
          <table:table-cell office:value-type="float" office:value="-1253253688" calcext:value-type="float">
            <text:p>-1253253688</text:p>
          </table:table-cell>
          <table:table-cell office:value-type="float" office:value="18818.11" calcext:value-type="float">
            <text:p>18818.11</text:p>
          </table:table-cell>
          <table:table-cell office:value-type="float" office:value="4202.4" calcext:value-type="float">
            <text:p>4202.4</text:p>
          </table:table-cell>
          <table:table-cell office:value-type="float" office:value="33.466" calcext:value-type="float">
            <text:p>33.466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377]*2.23" office:value-type="float" office:value="74.62918" calcext:value-type="float">
            <text:p>74.62918</text:p>
          </table:table-cell>
          <table:table-cell table:formula="of:=[.F377]*0.000621371" office:value-type="float" office:value="11.69302782881" calcext:value-type="float">
            <text:p>11.69302782881</text:p>
          </table:table-cell>
          <table:table-cell table:formula="of:=[.D377]*(180/2^31)" office:value-type="float" office:value="38.841812890023" calcext:value-type="float">
            <text:p>38.841812890023</text:p>
          </table:table-cell>
          <table:table-cell table:formula="of:=[.E377]*(180/2^31)" office:value-type="float" office:value="-105.046510621905" calcext:value-type="float">
            <text:p>-105.04651062190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30" calcext:value-type="date">
            <text:p>30/06/13 17:27</text:p>
          </table:table-cell>
          <table:table-cell office:value-type="float" office:value="463400897" calcext:value-type="float">
            <text:p>463400897</text:p>
          </table:table-cell>
          <table:table-cell office:value-type="float" office:value="-1253248069" calcext:value-type="float">
            <text:p>-1253248069</text:p>
          </table:table-cell>
          <table:table-cell office:value-type="float" office:value="18838.54" calcext:value-type="float">
            <text:p>18838.54</text:p>
          </table:table-cell>
          <table:table-cell office:value-type="float" office:value="4208.8" calcext:value-type="float">
            <text:p>4208.8</text:p>
          </table:table-cell>
          <table:table-cell office:value-type="float" office:value="30.561" calcext:value-type="float">
            <text:p>30.561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378]*2.23" office:value-type="float" office:value="68.15103" calcext:value-type="float">
            <text:p>68.15103</text:p>
          </table:table-cell>
          <table:table-cell table:formula="of:=[.F378]*0.000621371" office:value-type="float" office:value="11.70572243834" calcext:value-type="float">
            <text:p>11.70572243834</text:p>
          </table:table-cell>
          <table:table-cell table:formula="of:=[.D378]*(180/2^31)" office:value-type="float" office:value="38.8418144825846" calcext:value-type="float">
            <text:p>38.8418144825846</text:p>
          </table:table-cell>
          <table:table-cell table:formula="of:=[.E378]*(180/2^31)" office:value-type="float" office:value="-105.046039642766" calcext:value-type="float">
            <text:p>-105.04603964276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32" calcext:value-type="date">
            <text:p>30/06/13 17:27</text:p>
          </table:table-cell>
          <table:table-cell office:value-type="float" office:value="463399333" calcext:value-type="float">
            <text:p>463399333</text:p>
          </table:table-cell>
          <table:table-cell office:value-type="float" office:value="-1253246245" calcext:value-type="float">
            <text:p>-1253246245</text:p>
          </table:table-cell>
          <table:table-cell office:value-type="float" office:value="18841.57" calcext:value-type="float">
            <text:p>18841.57</text:p>
          </table:table-cell>
          <table:table-cell office:value-type="float" office:value="4213.6" calcext:value-type="float">
            <text:p>4213.6</text:p>
          </table:table-cell>
          <table:table-cell office:value-type="float" office:value="26.127" calcext:value-type="float">
            <text:p>26.127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379]*2.23" office:value-type="float" office:value="58.26321" calcext:value-type="float">
            <text:p>58.26321</text:p>
          </table:table-cell>
          <table:table-cell table:formula="of:=[.F379]*0.000621371" office:value-type="float" office:value="11.70760519247" calcext:value-type="float">
            <text:p>11.70760519247</text:p>
          </table:table-cell>
          <table:table-cell table:formula="of:=[.D379]*(180/2^31)" office:value-type="float" office:value="38.841683389619" calcext:value-type="float">
            <text:p>38.841683389619</text:p>
          </table:table-cell>
          <table:table-cell table:formula="of:=[.E379]*(180/2^31)" office:value-type="float" office:value="-105.045886756852" calcext:value-type="float">
            <text:p>-105.04588675685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34" calcext:value-type="date">
            <text:p>30/06/13 17:27</text:p>
          </table:table-cell>
          <table:table-cell office:value-type="float" office:value="463396570" calcext:value-type="float">
            <text:p>463396570</text:p>
          </table:table-cell>
          <table:table-cell office:value-type="float" office:value="-1253244404" calcext:value-type="float">
            <text:p>-1253244404</text:p>
          </table:table-cell>
          <table:table-cell office:value-type="float" office:value="18851.63" calcext:value-type="float">
            <text:p>18851.63</text:p>
          </table:table-cell>
          <table:table-cell office:value-type="float" office:value="4218.2" calcext:value-type="float">
            <text:p>4218.2</text:p>
          </table:table-cell>
          <table:table-cell office:value-type="float" office:value="21.96" calcext:value-type="float">
            <text:p>21.96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380]*2.23" office:value-type="float" office:value="48.9708" calcext:value-type="float">
            <text:p>48.9708</text:p>
          </table:table-cell>
          <table:table-cell table:formula="of:=[.F380]*0.000621371" office:value-type="float" office:value="11.71385618473" calcext:value-type="float">
            <text:p>11.71385618473</text:p>
          </table:table-cell>
          <table:table-cell table:formula="of:=[.D380]*(180/2^31)" office:value-type="float" office:value="38.8414517976344" calcext:value-type="float">
            <text:p>38.8414517976344</text:p>
          </table:table-cell>
          <table:table-cell table:formula="of:=[.E380]*(180/2^31)" office:value-type="float" office:value="-105.045732446015" calcext:value-type="float">
            <text:p>-105.04573244601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36" calcext:value-type="date">
            <text:p>30/06/13 17:27</text:p>
          </table:table-cell>
          <table:table-cell office:value-type="float" office:value="463390349" calcext:value-type="float">
            <text:p>463390349</text:p>
          </table:table-cell>
          <table:table-cell office:value-type="float" office:value="-1253241441" calcext:value-type="float">
            <text:p>-1253241441</text:p>
          </table:table-cell>
          <table:table-cell office:value-type="float" office:value="18903.64" calcext:value-type="float">
            <text:p>18903.64</text:p>
          </table:table-cell>
          <table:table-cell office:value-type="float" office:value="4222.8" calcext:value-type="float">
            <text:p>4222.8</text:p>
          </table:table-cell>
          <table:table-cell office:value-type="float" office:value="21.243" calcext:value-type="float">
            <text:p>21.24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81]*2.23" office:value-type="float" office:value="47.37189" calcext:value-type="float">
            <text:p>47.37189</text:p>
          </table:table-cell>
          <table:table-cell table:formula="of:=[.F381]*0.000621371" office:value-type="float" office:value="11.74617369044" calcext:value-type="float">
            <text:p>11.74617369044</text:p>
          </table:table-cell>
          <table:table-cell table:formula="of:=[.D381]*(180/2^31)" office:value-type="float" office:value="38.8409303594381" calcext:value-type="float">
            <text:p>38.8409303594381</text:p>
          </table:table-cell>
          <table:table-cell table:formula="of:=[.E381]*(180/2^31)" office:value-type="float" office:value="-105.045484090224" calcext:value-type="float">
            <text:p>-105.04548409022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38" calcext:value-type="date">
            <text:p>30/06/13 17:27</text:p>
          </table:table-cell>
          <table:table-cell office:value-type="float" office:value="463378444" calcext:value-type="float">
            <text:p>463378444</text:p>
          </table:table-cell>
          <table:table-cell office:value-type="float" office:value="-1253241589" calcext:value-type="float">
            <text:p>-1253241589</text:p>
          </table:table-cell>
          <table:table-cell office:value-type="float" office:value="18996.77" calcext:value-type="float">
            <text:p>18996.77</text:p>
          </table:table-cell>
          <table:table-cell office:value-type="float" office:value="4228" calcext:value-type="float">
            <text:p>4228</text:p>
          </table:table-cell>
          <table:table-cell office:value-type="float" office:value="24.336" calcext:value-type="float">
            <text:p>24.336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382]*2.23" office:value-type="float" office:value="54.26928" calcext:value-type="float">
            <text:p>54.26928</text:p>
          </table:table-cell>
          <table:table-cell table:formula="of:=[.F382]*0.000621371" office:value-type="float" office:value="11.80404197167" calcext:value-type="float">
            <text:p>11.80404197167</text:p>
          </table:table-cell>
          <table:table-cell table:formula="of:=[.D382]*(180/2^31)" office:value-type="float" office:value="38.8399324938655" calcext:value-type="float">
            <text:p>38.8399324938655</text:p>
          </table:table-cell>
          <table:table-cell table:formula="of:=[.E382]*(180/2^31)" office:value-type="float" office:value="-105.045496495441" calcext:value-type="float">
            <text:p>-105.04549649544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39" calcext:value-type="date">
            <text:p>30/06/13 17:27</text:p>
          </table:table-cell>
          <table:table-cell office:value-type="float" office:value="463376258" calcext:value-type="float">
            <text:p>463376258</text:p>
          </table:table-cell>
          <table:table-cell office:value-type="float" office:value="-1253238154" calcext:value-type="float">
            <text:p>-1253238154</text:p>
          </table:table-cell>
          <table:table-cell office:value-type="float" office:value="19028.26" calcext:value-type="float">
            <text:p>19028.26</text:p>
          </table:table-cell>
          <table:table-cell office:value-type="float" office:value="4230.2" calcext:value-type="float">
            <text:p>4230.2</text:p>
          </table:table-cell>
          <table:table-cell office:value-type="float" office:value="24.744" calcext:value-type="float">
            <text:p>24.744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383]*2.23" office:value-type="float" office:value="55.17912" calcext:value-type="float">
            <text:p>55.17912</text:p>
          </table:table-cell>
          <table:table-cell table:formula="of:=[.F383]*0.000621371" office:value-type="float" office:value="11.82360894446" calcext:value-type="float">
            <text:p>11.82360894446</text:p>
          </table:table-cell>
          <table:table-cell table:formula="of:=[.D383]*(180/2^31)" office:value-type="float" office:value="38.8397492654622" calcext:value-type="float">
            <text:p>38.8397492654622</text:p>
          </table:table-cell>
          <table:table-cell table:formula="of:=[.E383]*(180/2^31)" office:value-type="float" office:value="-105.045208577067" calcext:value-type="float">
            <text:p>-105.04520857706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3-06-30T17:27:40" calcext:value-type="date">
            <text:p>30/06/13 17:27</text:p>
          </table:table-cell>
          <table:table-cell table:style-name="ce2" office:value-type="float" office:value="463375092" calcext:value-type="float">
            <text:p>463375092</text:p>
          </table:table-cell>
          <table:table-cell table:style-name="ce2" office:value-type="float" office:value="-1253233782" calcext:value-type="float">
            <text:p>-1253233782</text:p>
          </table:table-cell>
          <table:table-cell table:style-name="ce2" office:value-type="float" office:value="19059" calcext:value-type="float">
            <text:p>19059</text:p>
          </table:table-cell>
          <table:table-cell table:style-name="ce2" office:value-type="float" office:value="4232.6" calcext:value-type="float">
            <text:p>4232.6</text:p>
          </table:table-cell>
          <table:table-cell table:style-name="ce2" office:value-type="float" office:value="25.814" calcext:value-type="float">
            <text:p>25.814</text:p>
          </table:table-cell>
          <table:table-cell table:style-name="ce2" office:value-type="float" office:value="174" calcext:value-type="float">
            <text:p>174</text:p>
          </table:table-cell>
          <table:table-cell table:style-name="ce2"/>
          <table:table-cell table:style-name="ce2" table:formula="of:=[.H384]*2.23" office:value-type="float" office:value="57.56522" calcext:value-type="float">
            <text:p>57.56522</text:p>
          </table:table-cell>
          <table:table-cell table:style-name="ce2" table:formula="of:=[.F384]*0.000621371" office:value-type="float" office:value="11.842709889" calcext:value-type="float">
            <text:p>11.842709889</text:p>
          </table:table-cell>
          <table:table-cell table:style-name="ce2" table:formula="of:=[.D384]*(180/2^31)" office:value-type="float" office:value="38.8396515324712" calcext:value-type="float">
            <text:p>38.8396515324712</text:p>
          </table:table-cell>
          <table:table-cell table:style-name="ce2" table:formula="of:=[.E384]*(180/2^31)" office:value-type="float" office:value="-105.04484212026" calcext:value-type="float">
            <text:p>-105.0448421202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13-06-30T17:27:42" calcext:value-type="date">
            <text:p>30/06/13 17:27</text:p>
          </table:table-cell>
          <table:table-cell table:style-name="ce2" office:value-type="float" office:value="463375373" calcext:value-type="float">
            <text:p>463375373</text:p>
          </table:table-cell>
          <table:table-cell table:style-name="ce2" office:value-type="float" office:value="-1253226560" calcext:value-type="float">
            <text:p>-1253226560</text:p>
          </table:table-cell>
          <table:table-cell table:style-name="ce2" office:value-type="float" office:value="19104.48" calcext:value-type="float">
            <text:p>19104.48</text:p>
          </table:table-cell>
          <table:table-cell table:style-name="ce2" office:value-type="float" office:value="4238.2" calcext:value-type="float">
            <text:p>4238.2</text:p>
          </table:table-cell>
          <table:table-cell table:style-name="ce2" office:value-type="float" office:value="27.006" calcext:value-type="float">
            <text:p>27.006</text:p>
          </table:table-cell>
          <table:table-cell table:style-name="ce2" office:value-type="float" office:value="174" calcext:value-type="float">
            <text:p>174</text:p>
          </table:table-cell>
          <table:table-cell table:style-name="ce2"/>
          <table:table-cell table:style-name="ce2" table:formula="of:=[.H385]*2.23" office:value-type="float" office:value="60.22338" calcext:value-type="float">
            <text:p>60.22338</text:p>
          </table:table-cell>
          <table:table-cell table:style-name="ce2" table:formula="of:=[.F385]*0.000621371" office:value-type="float" office:value="11.87096984208" calcext:value-type="float">
            <text:p>11.87096984208</text:p>
          </table:table-cell>
          <table:table-cell table:style-name="ce2" table:formula="of:=[.D385]*(180/2^31)" office:value-type="float" office:value="38.8396750856191" calcext:value-type="float">
            <text:p>38.8396750856191</text:p>
          </table:table-cell>
          <table:table-cell table:style-name="ce2" table:formula="of:=[.E385]*(180/2^31)" office:value-type="float" office:value="-105.044236779213" calcext:value-type="float">
            <text:p>-105.04423677921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3-06-30T17:27:44" calcext:value-type="date">
            <text:p>30/06/13 17:27</text:p>
          </table:table-cell>
          <table:table-cell office:value-type="float" office:value="463377338" calcext:value-type="float">
            <text:p>463377338</text:p>
          </table:table-cell>
          <table:table-cell office:value-type="float" office:value="-1253221977" calcext:value-type="float">
            <text:p>-1253221977</text:p>
          </table:table-cell>
          <table:table-cell office:value-type="float" office:value="19135.46" calcext:value-type="float">
            <text:p>19135.46</text:p>
          </table:table-cell>
          <table:table-cell office:value-type="float" office:value="4243" calcext:value-type="float">
            <text:p>4243</text:p>
          </table:table-cell>
          <table:table-cell office:value-type="float" office:value="28.582" calcext:value-type="float">
            <text:p>28.582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386]*2.23" office:value-type="float" office:value="63.73786" calcext:value-type="float">
            <text:p>63.73786</text:p>
          </table:table-cell>
          <table:table-cell table:formula="of:=[.F386]*0.000621371" office:value-type="float" office:value="11.89021991566" calcext:value-type="float">
            <text:p>11.89021991566</text:p>
          </table:table-cell>
          <table:table-cell table:formula="of:=[.D386]*(180/2^31)" office:value-type="float" office:value="38.8398397900164" calcext:value-type="float">
            <text:p>38.8398397900164</text:p>
          </table:table-cell>
          <table:table-cell table:formula="of:=[.E386]*(180/2^31)" office:value-type="float" office:value="-105.043852636591" calcext:value-type="float">
            <text:p>-105.043852636591</text:p>
          </table:table-cell>
          <table:table-cell table:number-columns-repeated="243"/>
        </table:table-row>
        <table:table-row table:style-name="ro1" table:number-rows-repeated="4">
          <table:table-cell table:number-columns-repeated="257"/>
        </table:table-row>
        <table:table-row table:style-name="ro1">
          <table:table-cell table:number-columns-repeated="3"/>
          <table:table-cell table:formula="of:=[.D386]-[.D7]" office:value-type="float" office:value="-956222" calcext:value-type="float">
            <text:p>-956222</text:p>
          </table:table-cell>
          <table:table-cell table:formula="of:=[.E386]-[.E7]" office:value-type="float" office:value="-74707" calcext:value-type="float">
            <text:p>-74707</text:p>
          </table:table-cell>
          <table:table-cell table:number-columns-repeated="252"/>
        </table:table-row>
        <table:table-row table:style-name="ro1" table:number-rows-repeated="1048184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2:33:55.681000000</meta:creation-date>
    <dc:date>2016-10-26T21:26:14.506000000</dc:date>
    <meta:editing-cycles>3</meta:editing-cycles>
    <meta:editing-duration>PT14H57M14S</meta:editing-duration>
    <meta:document-statistic meta:table-count="1" meta:cell-count="5019" meta:object-count="1"/>
    <meta:generator>LibreOffice/5.2.1.2$Windows_X86_64 LibreOffice_project/31dd62db80d4e60af04904455ec9c9219178d6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/>
    </style:style>
    <style:style style:name="ch3" style:family="chart" style:data-style-name="N0">
      <style:chart-properties chart:display-label="true" chart:logarithmic="false" chart:maximum="20000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35.234cm" svg:height="9.005cm" xlink:href=".." xlink:type="simple" chart:class="chart:scatter" chart:style-name="ch1">
        <chart:plot-area chart:style-name="ch2" table:cell-range-address="Sheet1.F2:Sheet1.F386 Sheet1.K1:Sheet1.K386" chart:data-source-has-labels="row" svg:x="0.704cm" svg:y="0.18cm" svg:width="33.826cm" svg:height="8.645cm">
          <chartooo:coordinate-region svg:x="1.325cm" svg:y="0.392cm" svg:width="32.554cm" svg:height="7.7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386" chart:label-cell-address="Sheet1.K1:Sheet1.K1" chart:class="chart:scatter">
            <chart:domain table:cell-range-address="Sheet1.F2:Sheet1.F386"/>
            <chart:data-point chart:repeated="3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peed (mph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59">
                <text:p>5.59</text:p>
                <draw:g>
                  <svg:desc>Sheet1.F2:Sheet1.F386</svg:desc>
                </draw:g>
              </table:table-cell>
              <table:table-cell office:value-type="float" office:value="7.0022">
                <text:p>7.0022</text:p>
                <draw:g>
                  <svg:desc>Sheet1.K2:Sheet1.K3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2">
                <text:p>17.12</text:p>
              </table:table-cell>
              <table:table-cell office:value-type="float" office:value="15.55871">
                <text:p>15.55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.55">
                <text:p>56.55</text:p>
              </table:table-cell>
              <table:table-cell office:value-type="float" office:value="27.92629">
                <text:p>27.92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39.13427">
                <text:p>39.13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7.9">
                <text:p>177.9</text:p>
              </table:table-cell>
              <table:table-cell office:value-type="float" office:value="47.75322">
                <text:p>47.75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3.44">
                <text:p>253.44</text:p>
              </table:table-cell>
              <table:table-cell office:value-type="float" office:value="54.84908">
                <text:p>54.84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4.69">
                <text:p>294.69</text:p>
              </table:table-cell>
              <table:table-cell office:value-type="float" office:value="57.99561">
                <text:p>57.99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1.64">
                <text:p>331.64</text:p>
              </table:table-cell>
              <table:table-cell office:value-type="float" office:value="59.81752">
                <text:p>59.817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1.89">
                <text:p>421.89</text:p>
              </table:table-cell>
              <table:table-cell office:value-type="float" office:value="73.42052">
                <text:p>73.42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9.35">
                <text:p>509.35</text:p>
              </table:table-cell>
              <table:table-cell office:value-type="float" office:value="83.29273">
                <text:p>83.29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7.09">
                <text:p>587.09</text:p>
              </table:table-cell>
              <table:table-cell office:value-type="float" office:value="88.16751">
                <text:p>88.16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7.51">
                <text:p>657.51</text:p>
              </table:table-cell>
              <table:table-cell office:value-type="float" office:value="91.16909">
                <text:p>91.16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7.11">
                <text:p>747.11</text:p>
              </table:table-cell>
              <table:table-cell office:value-type="float" office:value="94.42266">
                <text:p>94.42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3.34">
                <text:p>793.34</text:p>
              </table:table-cell>
              <table:table-cell office:value-type="float" office:value="95.62017">
                <text:p>95.62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3.17">
                <text:p>883.17</text:p>
              </table:table-cell>
              <table:table-cell office:value-type="float" office:value="98.0977">
                <text:p>98.09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5.55">
                <text:p>925.55</text:p>
              </table:table-cell>
              <table:table-cell office:value-type="float" office:value="97.4287">
                <text:p>97.42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7.34">
                <text:p>967.34</text:p>
              </table:table-cell>
              <table:table-cell office:value-type="float" office:value="97.82341">
                <text:p>97.82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0.43">
                <text:p>1040.43</text:p>
              </table:table-cell>
              <table:table-cell office:value-type="float" office:value="96.03718">
                <text:p>96.037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07.64">
                <text:p>1107.64</text:p>
              </table:table-cell>
              <table:table-cell office:value-type="float" office:value="94.66796">
                <text:p>94.66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6.67">
                <text:p>1176.67</text:p>
              </table:table-cell>
              <table:table-cell office:value-type="float" office:value="93.17609">
                <text:p>93.176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7.91">
                <text:p>1237.91</text:p>
              </table:table-cell>
              <table:table-cell office:value-type="float" office:value="87.13502">
                <text:p>87.135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7.8">
                <text:p>1267.8</text:p>
              </table:table-cell>
              <table:table-cell office:value-type="float" office:value="84.74">
                <text:p>84.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24.1">
                <text:p>1324.1</text:p>
              </table:table-cell>
              <table:table-cell office:value-type="float" office:value="79.9678">
                <text:p>79.9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08.72">
                <text:p>1408.72</text:p>
              </table:table-cell>
              <table:table-cell office:value-type="float" office:value="83.96619">
                <text:p>83.966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7.45">
                <text:p>1447.45</text:p>
              </table:table-cell>
              <table:table-cell office:value-type="float" office:value="82.98722">
                <text:p>82.987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9.68">
                <text:p>1519.68</text:p>
              </table:table-cell>
              <table:table-cell office:value-type="float" office:value="82.74192">
                <text:p>82.74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92.9">
                <text:p>1592.9</text:p>
              </table:table-cell>
              <table:table-cell office:value-type="float" office:value="82.17996">
                <text:p>82.17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65.9">
                <text:p>1665.9</text:p>
              </table:table-cell>
              <table:table-cell office:value-type="float" office:value="84.10668">
                <text:p>84.106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01.16">
                <text:p>1701.16</text:p>
              </table:table-cell>
              <table:table-cell office:value-type="float" office:value="84.64188">
                <text:p>84.641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62.37">
                <text:p>1762.37</text:p>
              </table:table-cell>
              <table:table-cell office:value-type="float" office:value="85.50043">
                <text:p>85.50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89.57">
                <text:p>1789.57</text:p>
              </table:table-cell>
              <table:table-cell office:value-type="float" office:value="82.61035">
                <text:p>82.61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62.7">
                <text:p>1862.7</text:p>
              </table:table-cell>
              <table:table-cell office:value-type="float" office:value="79.76041">
                <text:p>79.760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38.52">
                <text:p>1938.52</text:p>
              </table:table-cell>
              <table:table-cell office:value-type="float" office:value="80.44279">
                <text:p>80.442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1.33">
                <text:p>1971.33</text:p>
              </table:table-cell>
              <table:table-cell office:value-type="float" office:value="79.91874">
                <text:p>79.918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57.55">
                <text:p>2057.55</text:p>
              </table:table-cell>
              <table:table-cell office:value-type="float" office:value="76.24816">
                <text:p>76.24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16.53">
                <text:p>2116.53</text:p>
              </table:table-cell>
              <table:table-cell office:value-type="float" office:value="74.78528">
                <text:p>74.78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03.95">
                <text:p>2203.95</text:p>
              </table:table-cell>
              <table:table-cell office:value-type="float" office:value="73.80854">
                <text:p>73.808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70.14">
                <text:p>2270.14</text:p>
              </table:table-cell>
              <table:table-cell office:value-type="float" office:value="72.18064">
                <text:p>72.180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49.19">
                <text:p>2349.19</text:p>
              </table:table-cell>
              <table:table-cell office:value-type="float" office:value="69.51802">
                <text:p>69.51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92.76">
                <text:p>2392.76</text:p>
              </table:table-cell>
              <table:table-cell office:value-type="float" office:value="67.55785">
                <text:p>67.557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62.56">
                <text:p>2462.56</text:p>
              </table:table-cell>
              <table:table-cell office:value-type="float" office:value="64.49606">
                <text:p>64.496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29.44">
                <text:p>2529.44</text:p>
              </table:table-cell>
              <table:table-cell office:value-type="float" office:value="65.41036">
                <text:p>65.410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93.31">
                <text:p>2593.31</text:p>
              </table:table-cell>
              <table:table-cell office:value-type="float" office:value="63.44796">
                <text:p>63.447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16.24">
                <text:p>2616.24</text:p>
              </table:table-cell>
              <table:table-cell office:value-type="float" office:value="62.57157">
                <text:p>62.571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37.92">
                <text:p>2637.92</text:p>
              </table:table-cell>
              <table:table-cell office:value-type="float" office:value="62.35749">
                <text:p>62.357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59.41">
                <text:p>2659.41</text:p>
              </table:table-cell>
              <table:table-cell office:value-type="float" office:value="62.15456">
                <text:p>62.154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28.45">
                <text:p>2728.45</text:p>
              </table:table-cell>
              <table:table-cell office:value-type="float" office:value="66.40494">
                <text:p>66.404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63.24">
                <text:p>2763.24</text:p>
              </table:table-cell>
              <table:table-cell office:value-type="float" office:value="68.87132">
                <text:p>68.871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25.48">
                <text:p>2825.48</text:p>
              </table:table-cell>
              <table:table-cell office:value-type="float" office:value="71.02773">
                <text:p>71.027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12.38">
                <text:p>2912.38</text:p>
              </table:table-cell>
              <table:table-cell office:value-type="float" office:value="74.58904">
                <text:p>74.589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01.47">
                <text:p>3001.47</text:p>
              </table:table-cell>
              <table:table-cell office:value-type="float" office:value="78.79259">
                <text:p>78.792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46.55">
                <text:p>3046.55</text:p>
              </table:table-cell>
              <table:table-cell office:value-type="float" office:value="82.67502">
                <text:p>82.675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89.86">
                <text:p>3089.86</text:p>
              </table:table-cell>
              <table:table-cell office:value-type="float" office:value="85.82601">
                <text:p>85.82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78.76">
                <text:p>3178.76</text:p>
              </table:table-cell>
              <table:table-cell office:value-type="float" office:value="91.34303">
                <text:p>91.343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39.16">
                <text:p>3239.16</text:p>
              </table:table-cell>
              <table:table-cell office:value-type="float" office:value="88.977">
                <text:p>88.9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58.1">
                <text:p>3258.1</text:p>
              </table:table-cell>
              <table:table-cell office:value-type="float" office:value="87.16401">
                <text:p>87.164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98.34">
                <text:p>3298.34</text:p>
              </table:table-cell>
              <table:table-cell office:value-type="float" office:value="81.16308">
                <text:p>81.16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03.47">
                <text:p>3303.47</text:p>
              </table:table-cell>
              <table:table-cell office:value-type="float" office:value="73.5231">
                <text:p>73.52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55.04">
                <text:p>3355.04</text:p>
              </table:table-cell>
              <table:table-cell office:value-type="float" office:value="72.43932">
                <text:p>72.439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35.71">
                <text:p>3435.71</text:p>
              </table:table-cell>
              <table:table-cell office:value-type="float" office:value="62.58272">
                <text:p>62.582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04.31">
                <text:p>3504.31</text:p>
              </table:table-cell>
              <table:table-cell office:value-type="float" office:value="64.32212">
                <text:p>64.322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82.56">
                <text:p>3582.56</text:p>
              </table:table-cell>
              <table:table-cell office:value-type="float" office:value="70.78912">
                <text:p>70.789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68.33">
                <text:p>3668.33</text:p>
              </table:table-cell>
              <table:table-cell office:value-type="float" office:value="80.87987">
                <text:p>80.879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04.77">
                <text:p>3704.77</text:p>
              </table:table-cell>
              <table:table-cell office:value-type="float" office:value="81.6849">
                <text:p>81.68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74.14">
                <text:p>3774.14</text:p>
              </table:table-cell>
              <table:table-cell office:value-type="float" office:value="79.68682">
                <text:p>79.686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57.33">
                <text:p>3857.33</text:p>
              </table:table-cell>
              <table:table-cell office:value-type="float" office:value="85.01875">
                <text:p>85.01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48.52">
                <text:p>3948.52</text:p>
              </table:table-cell>
              <table:table-cell office:value-type="float" office:value="90.19235">
                <text:p>90.192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92.03">
                <text:p>3992.03</text:p>
              </table:table-cell>
              <table:table-cell office:value-type="float" office:value="91.93398">
                <text:p>91.933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75.66">
                <text:p>4075.66</text:p>
              </table:table-cell>
              <table:table-cell office:value-type="float" office:value="92.62528">
                <text:p>92.625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11.16">
                <text:p>4111.16</text:p>
              </table:table-cell>
              <table:table-cell office:value-type="float" office:value="90.08754">
                <text:p>90.087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60.79">
                <text:p>4160.79</text:p>
              </table:table-cell>
              <table:table-cell office:value-type="float" office:value="86.48163">
                <text:p>86.481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75.85">
                <text:p>4175.85</text:p>
              </table:table-cell>
              <table:table-cell office:value-type="float" office:value="84.18027">
                <text:p>84.180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94.98">
                <text:p>4194.98</text:p>
              </table:table-cell>
              <table:table-cell office:value-type="float" office:value="81.62246">
                <text:p>81.622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49.88">
                <text:p>4249.88</text:p>
              </table:table-cell>
              <table:table-cell office:value-type="float" office:value="78.19941">
                <text:p>78.19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83.58">
                <text:p>4283.58</text:p>
              </table:table-cell>
              <table:table-cell office:value-type="float" office:value="76.54029">
                <text:p>76.540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19.92">
                <text:p>4319.92</text:p>
              </table:table-cell>
              <table:table-cell office:value-type="float" office:value="75.61484">
                <text:p>75.614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87.67">
                <text:p>4387.67</text:p>
              </table:table-cell>
              <table:table-cell office:value-type="float" office:value="72.29437">
                <text:p>72.294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19.9">
                <text:p>4419.9</text:p>
              </table:table-cell>
              <table:table-cell office:value-type="float" office:value="70.74898">
                <text:p>70.748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56.62">
                <text:p>4456.62</text:p>
              </table:table-cell>
              <table:table-cell office:value-type="float" office:value="70.90285">
                <text:p>70.902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93.82">
                <text:p>4493.82</text:p>
              </table:table-cell>
              <table:table-cell office:value-type="float" office:value="72.252">
                <text:p>72.2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62.21">
                <text:p>4562.21</text:p>
              </table:table-cell>
              <table:table-cell office:value-type="float" office:value="75.88244">
                <text:p>75.882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90.95">
                <text:p>4590.95</text:p>
              </table:table-cell>
              <table:table-cell office:value-type="float" office:value="77.60623">
                <text:p>77.606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17.12">
                <text:p>4617.12</text:p>
              </table:table-cell>
              <table:table-cell office:value-type="float" office:value="77.23382">
                <text:p>77.233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37.9">
                <text:p>4637.9</text:p>
              </table:table-cell>
              <table:table-cell office:value-type="float" office:value="75.59477">
                <text:p>75.594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62.64">
                <text:p>4662.64</text:p>
              </table:table-cell>
              <table:table-cell office:value-type="float" office:value="67.64928">
                <text:p>67.649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64.96">
                <text:p>4664.96</text:p>
              </table:table-cell>
              <table:table-cell office:value-type="float" office:value="62.18132">
                <text:p>62.181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71.6">
                <text:p>4671.6</text:p>
              </table:table-cell>
              <table:table-cell office:value-type="float" office:value="58.77834">
                <text:p>58.778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89.69">
                <text:p>4689.69</text:p>
              </table:table-cell>
              <table:table-cell office:value-type="float" office:value="54.61047">
                <text:p>54.610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61.26">
                <text:p>4761.26</text:p>
              </table:table-cell>
              <table:table-cell office:value-type="float" office:value="54.01506">
                <text:p>54.015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48.71">
                <text:p>4848.71</text:p>
              </table:table-cell>
              <table:table-cell office:value-type="float" office:value="57.84174">
                <text:p>57.841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10.95">
                <text:p>4910.95</text:p>
              </table:table-cell>
              <table:table-cell office:value-type="float" office:value="60.4776">
                <text:p>60.47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85.34">
                <text:p>4985.34</text:p>
              </table:table-cell>
              <table:table-cell office:value-type="float" office:value="67.82545">
                <text:p>67.825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28.73">
                <text:p>5028.73</text:p>
              </table:table-cell>
              <table:table-cell office:value-type="float" office:value="74.80758">
                <text:p>74.807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04.22">
                <text:p>5104.22</text:p>
              </table:table-cell>
              <table:table-cell office:value-type="float" office:value="81.2166">
                <text:p>81.21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68.77">
                <text:p>5168.77</text:p>
              </table:table-cell>
              <table:table-cell office:value-type="float" office:value="78.34882">
                <text:p>78.348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08.05">
                <text:p>5208.05</text:p>
              </table:table-cell>
              <table:table-cell office:value-type="float" office:value="72.18064">
                <text:p>72.180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77.36">
                <text:p>5277.36</text:p>
              </table:table-cell>
              <table:table-cell office:value-type="float" office:value="75.00382">
                <text:p>75.003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05.12">
                <text:p>5305.12</text:p>
              </table:table-cell>
              <table:table-cell office:value-type="float" office:value="74.34374">
                <text:p>74.343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25.93">
                <text:p>5325.93</text:p>
              </table:table-cell>
              <table:table-cell office:value-type="float" office:value="70.58396">
                <text:p>70.583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45.48">
                <text:p>5345.48</text:p>
              </table:table-cell>
              <table:table-cell office:value-type="float" office:value="67.18767">
                <text:p>67.187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92.23">
                <text:p>5392.23</text:p>
              </table:table-cell>
              <table:table-cell office:value-type="float" office:value="63.6219">
                <text:p>63.62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24.3">
                <text:p>5424.3</text:p>
              </table:table-cell>
              <table:table-cell office:value-type="float" office:value="62.52697">
                <text:p>62.526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60.47">
                <text:p>5460.47</text:p>
              </table:table-cell>
              <table:table-cell office:value-type="float" office:value="62.58941">
                <text:p>62.589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546.1">
                <text:p>5546.1</text:p>
              </table:table-cell>
              <table:table-cell office:value-type="float" office:value="70.52821">
                <text:p>70.528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78.34">
                <text:p>5578.34</text:p>
              </table:table-cell>
              <table:table-cell office:value-type="float" office:value="66.09274">
                <text:p>66.092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638.62">
                <text:p>5638.62</text:p>
              </table:table-cell>
              <table:table-cell office:value-type="float" office:value="68.42532">
                <text:p>68.425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64.44">
                <text:p>5664.44</text:p>
              </table:table-cell>
              <table:table-cell office:value-type="float" office:value="69.17237">
                <text:p>69.172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678.42">
                <text:p>5678.42</text:p>
              </table:table-cell>
              <table:table-cell office:value-type="float" office:value="66.81526">
                <text:p>66.815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692.87">
                <text:p>5692.87</text:p>
              </table:table-cell>
              <table:table-cell office:value-type="float" office:value="62.663">
                <text:p>62.6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93.6">
                <text:p>5693.6</text:p>
              </table:table-cell>
              <table:table-cell office:value-type="float" office:value="58.56872">
                <text:p>58.568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93.6">
                <text:p>5693.6</text:p>
              </table:table-cell>
              <table:table-cell office:value-type="float" office:value="55.45118">
                <text:p>55.451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17.58">
                <text:p>5717.58</text:p>
              </table:table-cell>
              <table:table-cell office:value-type="float" office:value="49.27408">
                <text:p>49.274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813.87">
                <text:p>5813.87</text:p>
              </table:table-cell>
              <table:table-cell office:value-type="float" office:value="50.75926">
                <text:p>50.759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902.45">
                <text:p>5902.45</text:p>
              </table:table-cell>
              <table:table-cell office:value-type="float" office:value="55.37982">
                <text:p>55.379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58.27">
                <text:p>5958.27</text:p>
              </table:table-cell>
              <table:table-cell office:value-type="float" office:value="58.45276">
                <text:p>58.452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24.33">
                <text:p>6024.33</text:p>
              </table:table-cell>
              <table:table-cell office:value-type="float" office:value="67.39506">
                <text:p>67.395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04.49">
                <text:p>6104.49</text:p>
              </table:table-cell>
              <table:table-cell office:value-type="float" office:value="79.88752">
                <text:p>79.887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85.67">
                <text:p>6185.67</text:p>
              </table:table-cell>
              <table:table-cell office:value-type="float" office:value="87.25098">
                <text:p>87.250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270.55">
                <text:p>6270.55</text:p>
              </table:table-cell>
              <table:table-cell office:value-type="float" office:value="85.99549">
                <text:p>85.995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357.59">
                <text:p>6357.59</text:p>
              </table:table-cell>
              <table:table-cell office:value-type="float" office:value="85.632">
                <text:p>85.6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398.3">
                <text:p>6398.3</text:p>
              </table:table-cell>
              <table:table-cell office:value-type="float" office:value="87.26213">
                <text:p>87.262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468.19">
                <text:p>6468.19</text:p>
              </table:table-cell>
              <table:table-cell office:value-type="float" office:value="82.51892">
                <text:p>82.518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494.62">
                <text:p>6494.62</text:p>
              </table:table-cell>
              <table:table-cell office:value-type="float" office:value="73.36031">
                <text:p>73.360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494.62">
                <text:p>6494.62</text:p>
              </table:table-cell>
              <table:table-cell office:value-type="float" office:value="61.76877">
                <text:p>61.768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09.82">
                <text:p>6509.82</text:p>
              </table:table-cell>
              <table:table-cell office:value-type="float" office:value="62.3508">
                <text:p>62.35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96.13">
                <text:p>6596.13</text:p>
              </table:table-cell>
              <table:table-cell office:value-type="float" office:value="62.01853">
                <text:p>62.018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659.6">
                <text:p>6659.6</text:p>
              </table:table-cell>
              <table:table-cell office:value-type="float" office:value="58.42377">
                <text:p>58.423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88.92">
                <text:p>6688.92</text:p>
              </table:table-cell>
              <table:table-cell office:value-type="float" office:value="54.88699">
                <text:p>54.886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724.05">
                <text:p>6724.05</text:p>
              </table:table-cell>
              <table:table-cell office:value-type="float" office:value="59.28901">
                <text:p>59.289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04.18">
                <text:p>6804.18</text:p>
              </table:table-cell>
              <table:table-cell office:value-type="float" office:value="67.93026">
                <text:p>67.930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46.7">
                <text:p>6846.7</text:p>
              </table:table-cell>
              <table:table-cell office:value-type="float" office:value="75.33609">
                <text:p>75.336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11.29">
                <text:p>6911.29</text:p>
              </table:table-cell>
              <table:table-cell office:value-type="float" office:value="76.79897">
                <text:p>76.798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61.2">
                <text:p>6961.2</text:p>
              </table:table-cell>
              <table:table-cell office:value-type="float" office:value="71.48711">
                <text:p>71.487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994.64">
                <text:p>6994.64</text:p>
              </table:table-cell>
              <table:table-cell office:value-type="float" office:value="67.14753">
                <text:p>67.147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15.76">
                <text:p>7015.76</text:p>
              </table:table-cell>
              <table:table-cell office:value-type="float" office:value="68.2826">
                <text:p>68.28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44.79">
                <text:p>7044.79</text:p>
              </table:table-cell>
              <table:table-cell office:value-type="float" office:value="69.14784">
                <text:p>69.147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13.5">
                <text:p>7113.5</text:p>
              </table:table-cell>
              <table:table-cell office:value-type="float" office:value="67.18321">
                <text:p>67.183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186.5">
                <text:p>7186.5</text:p>
              </table:table-cell>
              <table:table-cell office:value-type="float" office:value="65.26987">
                <text:p>65.269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254.41">
                <text:p>7254.41</text:p>
              </table:table-cell>
              <table:table-cell office:value-type="float" office:value="65.44604">
                <text:p>65.446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282.79">
                <text:p>7282.79</text:p>
              </table:table-cell>
              <table:table-cell office:value-type="float" office:value="65.59545">
                <text:p>65.595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311.86">
                <text:p>7311.86</text:p>
              </table:table-cell>
              <table:table-cell office:value-type="float" office:value="66.53874">
                <text:p>66.538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328.19">
                <text:p>7328.19</text:p>
              </table:table-cell>
              <table:table-cell office:value-type="float" office:value="67.29025">
                <text:p>67.290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346.44">
                <text:p>7346.44</text:p>
              </table:table-cell>
              <table:table-cell office:value-type="float" office:value="67.41736">
                <text:p>67.417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371.23">
                <text:p>7371.23</text:p>
              </table:table-cell>
              <table:table-cell office:value-type="float" office:value="65.03795">
                <text:p>65.037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427.47">
                <text:p>7427.47</text:p>
              </table:table-cell>
              <table:table-cell office:value-type="float" office:value="67.13192">
                <text:p>67.131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489.07">
                <text:p>7489.07</text:p>
              </table:table-cell>
              <table:table-cell office:value-type="float" office:value="60.91468">
                <text:p>60.914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89.07">
                <text:p>7489.07</text:p>
              </table:table-cell>
              <table:table-cell office:value-type="float" office:value="53.62258">
                <text:p>53.622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548.82">
                <text:p>7548.82</text:p>
              </table:table-cell>
              <table:table-cell office:value-type="float" office:value="55.62735">
                <text:p>55.627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581.76">
                <text:p>7581.76</text:p>
              </table:table-cell>
              <table:table-cell office:value-type="float" office:value="57.08577">
                <text:p>57.085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641.1">
                <text:p>7641.1</text:p>
              </table:table-cell>
              <table:table-cell office:value-type="float" office:value="63.23611">
                <text:p>63.23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38.43">
                <text:p>7738.43</text:p>
              </table:table-cell>
              <table:table-cell office:value-type="float" office:value="70.49922">
                <text:p>70.499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816.26">
                <text:p>7816.26</text:p>
              </table:table-cell>
              <table:table-cell office:value-type="float" office:value="67.90573">
                <text:p>67.905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847.68">
                <text:p>7847.68</text:p>
              </table:table-cell>
              <table:table-cell office:value-type="float" office:value="70.80919">
                <text:p>70.809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884.91">
                <text:p>7884.91</text:p>
              </table:table-cell>
              <table:table-cell office:value-type="float" office:value="74.48646">
                <text:p>74.486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894.15">
                <text:p>7894.15</text:p>
              </table:table-cell>
              <table:table-cell office:value-type="float" office:value="74.259">
                <text:p>74.2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94.15">
                <text:p>7894.15</text:p>
              </table:table-cell>
              <table:table-cell office:value-type="float" office:value="72.75152">
                <text:p>72.751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94.15">
                <text:p>7894.15</text:p>
              </table:table-cell>
              <table:table-cell office:value-type="float" office:value="61.40974">
                <text:p>61.409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50.38">
                <text:p>7950.38</text:p>
              </table:table-cell>
              <table:table-cell office:value-type="float" office:value="56.9542">
                <text:p>56.95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33.64">
                <text:p>8033.64</text:p>
              </table:table-cell>
              <table:table-cell office:value-type="float" office:value="56.43461">
                <text:p>56.434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73.03">
                <text:p>8073.03</text:p>
              </table:table-cell>
              <table:table-cell office:value-type="float" office:value="51.66464">
                <text:p>51.664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87.13">
                <text:p>8087.13</text:p>
              </table:table-cell>
              <table:table-cell office:value-type="float" office:value="48.51588">
                <text:p>48.515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19.59">
                <text:p>8119.59</text:p>
              </table:table-cell>
              <table:table-cell office:value-type="float" office:value="54.33395">
                <text:p>54.333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85.99">
                <text:p>8185.99</text:p>
              </table:table-cell>
              <table:table-cell office:value-type="float" office:value="64.22177">
                <text:p>64.221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85.89">
                <text:p>8285.89</text:p>
              </table:table-cell>
              <table:table-cell office:value-type="float" office:value="67.25011">
                <text:p>67.250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376.44">
                <text:p>8376.44</text:p>
              </table:table-cell>
              <table:table-cell office:value-type="float" office:value="68.90031">
                <text:p>68.900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411.41">
                <text:p>8411.41</text:p>
              </table:table-cell>
              <table:table-cell office:value-type="float" office:value="71.15261">
                <text:p>71.152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483.84">
                <text:p>8483.84</text:p>
              </table:table-cell>
              <table:table-cell office:value-type="float" office:value="77.49696">
                <text:p>77.496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522.54">
                <text:p>8522.54</text:p>
              </table:table-cell>
              <table:table-cell office:value-type="float" office:value="83.00506">
                <text:p>83.00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603.82">
                <text:p>8603.82</text:p>
              </table:table-cell>
              <table:table-cell office:value-type="float" office:value="88.47525">
                <text:p>88.475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645.09">
                <text:p>8645.09</text:p>
              </table:table-cell>
              <table:table-cell office:value-type="float" office:value="90.67403">
                <text:p>90.674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707.27">
                <text:p>8707.27</text:p>
              </table:table-cell>
              <table:table-cell office:value-type="float" office:value="85.92859">
                <text:p>85.928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735.33">
                <text:p>8735.33</text:p>
              </table:table-cell>
              <table:table-cell office:value-type="float" office:value="83.47113">
                <text:p>83.471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760.43">
                <text:p>8760.43</text:p>
              </table:table-cell>
              <table:table-cell office:value-type="float" office:value="80.89771">
                <text:p>80.897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87.06">
                <text:p>8787.06</text:p>
              </table:table-cell>
              <table:table-cell office:value-type="float" office:value="78.28638">
                <text:p>78.286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850.07">
                <text:p>8850.07</text:p>
              </table:table-cell>
              <table:table-cell office:value-type="float" office:value="76.61611">
                <text:p>76.616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913.42">
                <text:p>8913.42</text:p>
              </table:table-cell>
              <table:table-cell office:value-type="float" office:value="75.05734">
                <text:p>75.057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940.39">
                <text:p>8940.39</text:p>
              </table:table-cell>
              <table:table-cell office:value-type="float" office:value="73.12393">
                <text:p>73.123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71.3">
                <text:p>8971.3</text:p>
              </table:table-cell>
              <table:table-cell office:value-type="float" office:value="64.08574">
                <text:p>64.085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91.63">
                <text:p>8991.63</text:p>
              </table:table-cell>
              <table:table-cell office:value-type="float" office:value="57.16382">
                <text:p>57.163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91.63">
                <text:p>8991.63</text:p>
              </table:table-cell>
              <table:table-cell office:value-type="float" office:value="49.1046">
                <text:p>49.10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23.47">
                <text:p>9023.47</text:p>
              </table:table-cell>
              <table:table-cell office:value-type="float" office:value="48.89275">
                <text:p>48.892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24.58">
                <text:p>9124.58</text:p>
              </table:table-cell>
              <table:table-cell office:value-type="float" office:value="53.76976">
                <text:p>53.769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76.02">
                <text:p>9176.02</text:p>
              </table:table-cell>
              <table:table-cell office:value-type="float" office:value="57.30208">
                <text:p>57.302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31.02">
                <text:p>9231.02</text:p>
              </table:table-cell>
              <table:table-cell office:value-type="float" office:value="61.84459">
                <text:p>61.844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323.41">
                <text:p>9323.41</text:p>
              </table:table-cell>
              <table:table-cell office:value-type="float" office:value="72.28099">
                <text:p>72.280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66.73">
                <text:p>9366.73</text:p>
              </table:table-cell>
              <table:table-cell office:value-type="float" office:value="76.69416">
                <text:p>76.694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403.42">
                <text:p>9403.42</text:p>
              </table:table-cell>
              <table:table-cell office:value-type="float" office:value="82.4877">
                <text:p>82.48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55.9">
                <text:p>9455.9</text:p>
              </table:table-cell>
              <table:table-cell office:value-type="float" office:value="89.66384">
                <text:p>89.663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91.35">
                <text:p>9491.35</text:p>
              </table:table-cell>
              <table:table-cell office:value-type="float" office:value="85.89291">
                <text:p>85.892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98.45">
                <text:p>9498.45</text:p>
              </table:table-cell>
              <table:table-cell office:value-type="float" office:value="84.07546">
                <text:p>84.075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13.01">
                <text:p>9513.01</text:p>
              </table:table-cell>
              <table:table-cell office:value-type="float" office:value="77.78017">
                <text:p>77.780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32.55">
                <text:p>9532.55</text:p>
              </table:table-cell>
              <table:table-cell office:value-type="float" office:value="75.0172">
                <text:p>75.01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10.67">
                <text:p>9610.67</text:p>
              </table:table-cell>
              <table:table-cell office:value-type="float" office:value="70.34312">
                <text:p>70.343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66.04">
                <text:p>9666.04</text:p>
              </table:table-cell>
              <table:table-cell office:value-type="float" office:value="72.35012">
                <text:p>72.350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12.04">
                <text:p>9712.04</text:p>
              </table:table-cell>
              <table:table-cell office:value-type="float" office:value="72.53744">
                <text:p>72.537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1.86">
                <text:p>9751.86</text:p>
              </table:table-cell>
              <table:table-cell office:value-type="float" office:value="73.18637">
                <text:p>73.186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93.62">
                <text:p>9793.62</text:p>
              </table:table-cell>
              <table:table-cell office:value-type="float" office:value="74.70946">
                <text:p>74.709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77.54">
                <text:p>9877.54</text:p>
              </table:table-cell>
              <table:table-cell office:value-type="float" office:value="82.78875">
                <text:p>82.78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61.47">
                <text:p>9961.47</text:p>
              </table:table-cell>
              <table:table-cell office:value-type="float" office:value="88.68264">
                <text:p>88.682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45.74">
                <text:p>10045.74</text:p>
              </table:table-cell>
              <table:table-cell office:value-type="float" office:value="95.42839">
                <text:p>95.428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15.22">
                <text:p>10115.22</text:p>
              </table:table-cell>
              <table:table-cell office:value-type="float" office:value="95.23884">
                <text:p>95.238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61.25">
                <text:p>10161.25</text:p>
              </table:table-cell>
              <table:table-cell office:value-type="float" office:value="86.06908">
                <text:p>86.069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72.01">
                <text:p>10172.01</text:p>
              </table:table-cell>
              <table:table-cell office:value-type="float" office:value="75.92258">
                <text:p>75.922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73.99">
                <text:p>10173.99</text:p>
              </table:table-cell>
              <table:table-cell office:value-type="float" office:value="65.14276">
                <text:p>65.142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189.34">
                <text:p>10189.34</text:p>
              </table:table-cell>
              <table:table-cell office:value-type="float" office:value="55.03863">
                <text:p>55.038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60.56">
                <text:p>10260.56</text:p>
              </table:table-cell>
              <table:table-cell office:value-type="float" office:value="52.65253">
                <text:p>52.652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59.89">
                <text:p>10359.89</text:p>
              </table:table-cell>
              <table:table-cell office:value-type="float" office:value="57.62543">
                <text:p>57.625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88.15">
                <text:p>10388.15</text:p>
              </table:table-cell>
              <table:table-cell office:value-type="float" office:value="57.52954">
                <text:p>57.529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21.05">
                <text:p>10421.05</text:p>
              </table:table-cell>
              <table:table-cell office:value-type="float" office:value="60.0762">
                <text:p>60.07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83.45">
                <text:p>10483.45</text:p>
              </table:table-cell>
              <table:table-cell office:value-type="float" office:value="67.30586">
                <text:p>67.305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61.13">
                <text:p>10561.13</text:p>
              </table:table-cell>
              <table:table-cell office:value-type="float" office:value="76.58712">
                <text:p>76.587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38.85">
                <text:p>10638.85</text:p>
              </table:table-cell>
              <table:table-cell office:value-type="float" office:value="84.88495">
                <text:p>84.884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78.14">
                <text:p>10678.14</text:p>
              </table:table-cell>
              <table:table-cell office:value-type="float" office:value="87.17293">
                <text:p>87.172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58.04">
                <text:p>10758.04</text:p>
              </table:table-cell>
              <table:table-cell office:value-type="float" office:value="82.67502">
                <text:p>82.675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96.9">
                <text:p>10796.9</text:p>
              </table:table-cell>
              <table:table-cell office:value-type="float" office:value="81.84992">
                <text:p>81.849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63.18">
                <text:p>10863.18</text:p>
              </table:table-cell>
              <table:table-cell office:value-type="float" office:value="82.49439">
                <text:p>82.494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99.17">
                <text:p>10899.17</text:p>
              </table:table-cell>
              <table:table-cell office:value-type="float" office:value="83.42207">
                <text:p>83.422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39.02">
                <text:p>10939.02</text:p>
              </table:table-cell>
              <table:table-cell office:value-type="float" office:value="78.40011">
                <text:p>78.400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46.34">
                <text:p>10946.34</text:p>
              </table:table-cell>
              <table:table-cell office:value-type="float" office:value="73.90666">
                <text:p>73.906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49">
                <text:p>10949</text:p>
              </table:table-cell>
              <table:table-cell office:value-type="float" office:value="68.09305">
                <text:p>68.093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950.13">
                <text:p>10950.13</text:p>
              </table:table-cell>
              <table:table-cell office:value-type="float" office:value="54.72643">
                <text:p>54.726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950.13">
                <text:p>10950.13</text:p>
              </table:table-cell>
              <table:table-cell office:value-type="float" office:value="45.1575">
                <text:p>45.15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017.67">
                <text:p>11017.67</text:p>
              </table:table-cell>
              <table:table-cell office:value-type="float" office:value="42.79147">
                <text:p>42.791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088.52">
                <text:p>11088.52</text:p>
              </table:table-cell>
              <table:table-cell office:value-type="float" office:value="49.00871">
                <text:p>49.008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119.57">
                <text:p>11119.57</text:p>
              </table:table-cell>
              <table:table-cell office:value-type="float" office:value="48.23713">
                <text:p>48.237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137.42">
                <text:p>11137.42</text:p>
              </table:table-cell>
              <table:table-cell office:value-type="float" office:value="47.16896">
                <text:p>47.168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146.19">
                <text:p>11146.19</text:p>
              </table:table-cell>
              <table:table-cell office:value-type="float" office:value="46.49773">
                <text:p>46.497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161.96">
                <text:p>11161.96</text:p>
              </table:table-cell>
              <table:table-cell office:value-type="float" office:value="48.90613">
                <text:p>48.906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190.87">
                <text:p>11190.87</text:p>
              </table:table-cell>
              <table:table-cell office:value-type="float" office:value="55.91502">
                <text:p>55.915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254.61">
                <text:p>11254.61</text:p>
              </table:table-cell>
              <table:table-cell office:value-type="float" office:value="64.94206">
                <text:p>64.942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330.12">
                <text:p>11330.12</text:p>
              </table:table-cell>
              <table:table-cell office:value-type="float" office:value="71.11693">
                <text:p>71.116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385.42">
                <text:p>11385.42</text:p>
              </table:table-cell>
              <table:table-cell office:value-type="float" office:value="62.06759">
                <text:p>62.067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402.35">
                <text:p>11402.35</text:p>
              </table:table-cell>
              <table:table-cell office:value-type="float" office:value="59.48525">
                <text:p>59.485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406.4">
                <text:p>11406.4</text:p>
              </table:table-cell>
              <table:table-cell office:value-type="float" office:value="56.98096">
                <text:p>56.980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406.4">
                <text:p>11406.4</text:p>
              </table:table-cell>
              <table:table-cell office:value-type="float" office:value="54.3451">
                <text:p>54.34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406.4">
                <text:p>11406.4</text:p>
              </table:table-cell>
              <table:table-cell office:value-type="float" office:value="53.8545">
                <text:p>53.85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429.25">
                <text:p>11429.25</text:p>
              </table:table-cell>
              <table:table-cell office:value-type="float" office:value="50.30657">
                <text:p>50.306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512.76">
                <text:p>11512.76</text:p>
              </table:table-cell>
              <table:table-cell office:value-type="float" office:value="53.38397">
                <text:p>53.383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582.84">
                <text:p>11582.84</text:p>
              </table:table-cell>
              <table:table-cell office:value-type="float" office:value="52.13071">
                <text:p>52.130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669.82">
                <text:p>11669.82</text:p>
              </table:table-cell>
              <table:table-cell office:value-type="float" office:value="56.68214">
                <text:p>56.682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750.14">
                <text:p>11750.14</text:p>
              </table:table-cell>
              <table:table-cell office:value-type="float" office:value="66.57888">
                <text:p>66.578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789.37">
                <text:p>11789.37</text:p>
              </table:table-cell>
              <table:table-cell office:value-type="float" office:value="72.70915">
                <text:p>72.709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857.94">
                <text:p>11857.94</text:p>
              </table:table-cell>
              <table:table-cell office:value-type="float" office:value="81.07834">
                <text:p>81.078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887.32">
                <text:p>11887.32</text:p>
              </table:table-cell>
              <table:table-cell office:value-type="float" office:value="74.90793">
                <text:p>74.907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907">
                <text:p>11907</text:p>
              </table:table-cell>
              <table:table-cell office:value-type="float" office:value="67.0338">
                <text:p>67.03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909.48">
                <text:p>11909.48</text:p>
              </table:table-cell>
              <table:table-cell office:value-type="float" office:value="55.42665">
                <text:p>55.426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909.48">
                <text:p>11909.48</text:p>
              </table:table-cell>
              <table:table-cell office:value-type="float" office:value="49.65318">
                <text:p>49.653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929.63">
                <text:p>11929.63</text:p>
              </table:table-cell>
              <table:table-cell office:value-type="float" office:value="47.22471">
                <text:p>47.224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034.09">
                <text:p>12034.09</text:p>
              </table:table-cell>
              <table:table-cell office:value-type="float" office:value="50.99787">
                <text:p>50.997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104.14">
                <text:p>12104.14</text:p>
              </table:table-cell>
              <table:table-cell office:value-type="float" office:value="56.22945">
                <text:p>56.229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171.33">
                <text:p>12171.33</text:p>
              </table:table-cell>
              <table:table-cell office:value-type="float" office:value="62.93952">
                <text:p>62.939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252.54">
                <text:p>12252.54</text:p>
              </table:table-cell>
              <table:table-cell office:value-type="float" office:value="69.71649">
                <text:p>69.716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269.33">
                <text:p>12269.33</text:p>
              </table:table-cell>
              <table:table-cell office:value-type="float" office:value="71.07233">
                <text:p>71.072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269.33">
                <text:p>12269.33</text:p>
              </table:table-cell>
              <table:table-cell office:value-type="float" office:value="71.14815">
                <text:p>71.148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293.83">
                <text:p>12293.83</text:p>
              </table:table-cell>
              <table:table-cell office:value-type="float" office:value="66.36926">
                <text:p>66.369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395.66">
                <text:p>12395.66</text:p>
              </table:table-cell>
              <table:table-cell office:value-type="float" office:value="61.84236">
                <text:p>61.842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476.85">
                <text:p>12476.85</text:p>
              </table:table-cell>
              <table:table-cell office:value-type="float" office:value="57.74808">
                <text:p>57.748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530.4">
                <text:p>12530.4</text:p>
              </table:table-cell>
              <table:table-cell office:value-type="float" office:value="56.82709">
                <text:p>56.827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535.92">
                <text:p>12535.92</text:p>
              </table:table-cell>
              <table:table-cell office:value-type="float" office:value="56.54834">
                <text:p>56.548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568.49">
                <text:p>12568.49</text:p>
              </table:table-cell>
              <table:table-cell office:value-type="float" office:value="59.89557">
                <text:p>59.8955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669.17">
                <text:p>12669.17</text:p>
              </table:table-cell>
              <table:table-cell office:value-type="float" office:value="65.71364">
                <text:p>65.713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719.41">
                <text:p>12719.41</text:p>
              </table:table-cell>
              <table:table-cell office:value-type="float" office:value="55.15236">
                <text:p>55.152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757.77">
                <text:p>12757.77</text:p>
              </table:table-cell>
              <table:table-cell office:value-type="float" office:value="53.16543">
                <text:p>53.165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821.48">
                <text:p>12821.48</text:p>
              </table:table-cell>
              <table:table-cell office:value-type="float" office:value="59.12176">
                <text:p>59.121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865.04">
                <text:p>12865.04</text:p>
              </table:table-cell>
              <table:table-cell office:value-type="float" office:value="65.75155">
                <text:p>65.751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903.27">
                <text:p>12903.27</text:p>
              </table:table-cell>
              <table:table-cell office:value-type="float" office:value="71.6499">
                <text:p>71.64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968.18">
                <text:p>12968.18</text:p>
              </table:table-cell>
              <table:table-cell office:value-type="float" office:value="74.62249">
                <text:p>74.622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002.9">
                <text:p>13002.9</text:p>
              </table:table-cell>
              <table:table-cell office:value-type="float" office:value="73.95349">
                <text:p>73.953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066.44">
                <text:p>13066.44</text:p>
              </table:table-cell>
              <table:table-cell office:value-type="float" office:value="66.48076">
                <text:p>66.480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076.51">
                <text:p>13076.51</text:p>
              </table:table-cell>
              <table:table-cell office:value-type="float" office:value="64.43362">
                <text:p>64.433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077.28">
                <text:p>13077.28</text:p>
              </table:table-cell>
              <table:table-cell office:value-type="float" office:value="62.33742">
                <text:p>62.3374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077.28">
                <text:p>13077.28</text:p>
              </table:table-cell>
              <table:table-cell office:value-type="float" office:value="55.31069">
                <text:p>55.3106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126.99">
                <text:p>13126.99</text:p>
              </table:table-cell>
              <table:table-cell office:value-type="float" office:value="50.49612">
                <text:p>50.496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210.45">
                <text:p>13210.45</text:p>
              </table:table-cell>
              <table:table-cell office:value-type="float" office:value="53.63373">
                <text:p>53.633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231.01">
                <text:p>13231.01</text:p>
              </table:table-cell>
              <table:table-cell office:value-type="float" office:value="51.11606">
                <text:p>51.116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241.16">
                <text:p>13241.16</text:p>
              </table:table-cell>
              <table:table-cell office:value-type="float" office:value="47.39642">
                <text:p>47.396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242.47">
                <text:p>13242.47</text:p>
              </table:table-cell>
              <table:table-cell office:value-type="float" office:value="44.43052">
                <text:p>44.430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250.26">
                <text:p>13250.26</text:p>
              </table:table-cell>
              <table:table-cell office:value-type="float" office:value="45.21548">
                <text:p>45.215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318.1">
                <text:p>13318.1</text:p>
              </table:table-cell>
              <table:table-cell office:value-type="float" office:value="53.48655">
                <text:p>53.486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386.86">
                <text:p>13386.86</text:p>
              </table:table-cell>
              <table:table-cell office:value-type="float" office:value="57.90641">
                <text:p>57.906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463.71">
                <text:p>13463.71</text:p>
              </table:table-cell>
              <table:table-cell office:value-type="float" office:value="59.55438">
                <text:p>59.554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543.3">
                <text:p>13543.3</text:p>
              </table:table-cell>
              <table:table-cell office:value-type="float" office:value="61.71748">
                <text:p>61.717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620.66">
                <text:p>13620.66</text:p>
              </table:table-cell>
              <table:table-cell office:value-type="float" office:value="72.36573">
                <text:p>72.365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659.92">
                <text:p>13659.92</text:p>
              </table:table-cell>
              <table:table-cell office:value-type="float" office:value="76.22363">
                <text:p>76.223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742.6">
                <text:p>13742.6</text:p>
              </table:table-cell>
              <table:table-cell office:value-type="float" office:value="82.84673">
                <text:p>82.846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833.86">
                <text:p>13833.86</text:p>
              </table:table-cell>
              <table:table-cell office:value-type="float" office:value="88.27455">
                <text:p>88.274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923.81">
                <text:p>13923.81</text:p>
              </table:table-cell>
              <table:table-cell office:value-type="float" office:value="92.37775">
                <text:p>92.377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967.32">
                <text:p>13967.32</text:p>
              </table:table-cell>
              <table:table-cell office:value-type="float" office:value="93.56634">
                <text:p>93.566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053.45">
                <text:p>14053.45</text:p>
              </table:table-cell>
              <table:table-cell office:value-type="float" office:value="96.27579">
                <text:p>96.275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127.12">
                <text:p>14127.12</text:p>
              </table:table-cell>
              <table:table-cell office:value-type="float" office:value="97.00277">
                <text:p>97.002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206.05">
                <text:p>14206.05</text:p>
              </table:table-cell>
              <table:table-cell office:value-type="float" office:value="98.03303">
                <text:p>98.033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317.28">
                <text:p>14317.28</text:p>
              </table:table-cell>
              <table:table-cell office:value-type="float" office:value="103.33374">
                <text:p>103.333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362.85">
                <text:p>14362.85</text:p>
              </table:table-cell>
              <table:table-cell office:value-type="float" office:value="103.50322">
                <text:p>103.503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429.78">
                <text:p>14429.78</text:p>
              </table:table-cell>
              <table:table-cell office:value-type="float" office:value="99.45577">
                <text:p>99.455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454.85">
                <text:p>14454.85</text:p>
              </table:table-cell>
              <table:table-cell office:value-type="float" office:value="96.28248">
                <text:p>96.282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475.68">
                <text:p>14475.68</text:p>
              </table:table-cell>
              <table:table-cell office:value-type="float" office:value="93.58418">
                <text:p>93.584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539.96">
                <text:p>14539.96</text:p>
              </table:table-cell>
              <table:table-cell office:value-type="float" office:value="88.28347">
                <text:p>88.283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615.9">
                <text:p>14615.9</text:p>
              </table:table-cell>
              <table:table-cell office:value-type="float" office:value="88.36821">
                <text:p>88.368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702.78">
                <text:p>14702.78</text:p>
              </table:table-cell>
              <table:table-cell office:value-type="float" office:value="87.57656">
                <text:p>87.576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795.32">
                <text:p>14795.32</text:p>
              </table:table-cell>
              <table:table-cell office:value-type="float" office:value="84.13344">
                <text:p>84.133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840.91">
                <text:p>14840.91</text:p>
              </table:table-cell>
              <table:table-cell office:value-type="float" office:value="85.95535">
                <text:p>85.955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911.49">
                <text:p>14911.49</text:p>
              </table:table-cell>
              <table:table-cell office:value-type="float" office:value="88.1519">
                <text:p>88.15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936.92">
                <text:p>14936.92</text:p>
              </table:table-cell>
              <table:table-cell office:value-type="float" office:value="88.82536">
                <text:p>88.825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978.26">
                <text:p>14978.26</text:p>
              </table:table-cell>
              <table:table-cell office:value-type="float" office:value="91.01299">
                <text:p>91.012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057.3">
                <text:p>15057.3</text:p>
              </table:table-cell>
              <table:table-cell office:value-type="float" office:value="93.11365">
                <text:p>93.113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099.54">
                <text:p>15099.54</text:p>
              </table:table-cell>
              <table:table-cell office:value-type="float" office:value="92.87058">
                <text:p>92.870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153.52">
                <text:p>15153.52</text:p>
              </table:table-cell>
              <table:table-cell office:value-type="float" office:value="87.30227">
                <text:p>87.302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181.11">
                <text:p>15181.11</text:p>
              </table:table-cell>
              <table:table-cell office:value-type="float" office:value="85.20384">
                <text:p>85.203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201.94">
                <text:p>15201.94</text:p>
              </table:table-cell>
              <table:table-cell office:value-type="float" office:value="80.26216">
                <text:p>80.262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278.9">
                <text:p>15278.9</text:p>
              </table:table-cell>
              <table:table-cell office:value-type="float" office:value="80.057">
                <text:p>80.0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311.66">
                <text:p>15311.66</text:p>
              </table:table-cell>
              <table:table-cell office:value-type="float" office:value="79.66675">
                <text:p>79.666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374.9">
                <text:p>15374.9</text:p>
              </table:table-cell>
              <table:table-cell office:value-type="float" office:value="77.37654">
                <text:p>77.376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426.18">
                <text:p>15426.18</text:p>
              </table:table-cell>
              <table:table-cell office:value-type="float" office:value="73.25996">
                <text:p>73.259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483.39">
                <text:p>15483.39</text:p>
              </table:table-cell>
              <table:table-cell office:value-type="float" office:value="70.73783">
                <text:p>70.737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549.34">
                <text:p>15549.34</text:p>
              </table:table-cell>
              <table:table-cell office:value-type="float" office:value="72.98344">
                <text:p>72.983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649.81">
                <text:p>15649.81</text:p>
              </table:table-cell>
              <table:table-cell office:value-type="float" office:value="82.67725">
                <text:p>82.677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722.67">
                <text:p>15722.67</text:p>
              </table:table-cell>
              <table:table-cell office:value-type="float" office:value="81.47528">
                <text:p>81.475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817.53">
                <text:p>15817.53</text:p>
              </table:table-cell>
              <table:table-cell office:value-type="float" office:value="88.43511">
                <text:p>88.435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891.86">
                <text:p>15891.86</text:p>
              </table:table-cell>
              <table:table-cell office:value-type="float" office:value="96.28694">
                <text:p>96.286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956.83">
                <text:p>15956.83</text:p>
              </table:table-cell>
              <table:table-cell office:value-type="float" office:value="102.96356">
                <text:p>102.963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40.17">
                <text:p>16040.17</text:p>
              </table:table-cell>
              <table:table-cell office:value-type="float" office:value="108.07026">
                <text:p>108.070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126.33">
                <text:p>16126.33</text:p>
              </table:table-cell>
              <table:table-cell office:value-type="float" office:value="111.47547">
                <text:p>111.475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215.18">
                <text:p>16215.18</text:p>
              </table:table-cell>
              <table:table-cell office:value-type="float" office:value="108.4449">
                <text:p>108.44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257.07">
                <text:p>16257.07</text:p>
              </table:table-cell>
              <table:table-cell office:value-type="float" office:value="103.18879">
                <text:p>103.188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66.63">
                <text:p>16266.63</text:p>
              </table:table-cell>
              <table:table-cell office:value-type="float" office:value="97.54466">
                <text:p>97.544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274.97">
                <text:p>16274.97</text:p>
              </table:table-cell>
              <table:table-cell office:value-type="float" office:value="89.8467">
                <text:p>89.84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281.45">
                <text:p>16281.45</text:p>
              </table:table-cell>
              <table:table-cell office:value-type="float" office:value="66.4986">
                <text:p>66.49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281.45">
                <text:p>16281.45</text:p>
              </table:table-cell>
              <table:table-cell office:value-type="float" office:value="60.33934">
                <text:p>60.339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292.01">
                <text:p>16292.01</text:p>
              </table:table-cell>
              <table:table-cell office:value-type="float" office:value="56.13579">
                <text:p>56.135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345.85">
                <text:p>16345.85</text:p>
              </table:table-cell>
              <table:table-cell office:value-type="float" office:value="49.80705">
                <text:p>49.807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428.93">
                <text:p>16428.93</text:p>
              </table:table-cell>
              <table:table-cell office:value-type="float" office:value="49.31868">
                <text:p>49.318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494.82">
                <text:p>16494.82</text:p>
              </table:table-cell>
              <table:table-cell office:value-type="float" office:value="52.80194">
                <text:p>52.8019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508.17">
                <text:p>16508.17</text:p>
              </table:table-cell>
              <table:table-cell office:value-type="float" office:value="53.2747">
                <text:p>53.27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549.77">
                <text:p>16549.77</text:p>
              </table:table-cell>
              <table:table-cell office:value-type="float" office:value="59.28678">
                <text:p>59.286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604.84">
                <text:p>16604.84</text:p>
              </table:table-cell>
              <table:table-cell office:value-type="float" office:value="67.60022">
                <text:p>67.600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650.24">
                <text:p>16650.24</text:p>
              </table:table-cell>
              <table:table-cell office:value-type="float" office:value="64.18386">
                <text:p>64.183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674.76">
                <text:p>16674.76</text:p>
              </table:table-cell>
              <table:table-cell office:value-type="float" office:value="53.91917">
                <text:p>53.919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728.14">
                <text:p>16728.14</text:p>
              </table:table-cell>
              <table:table-cell office:value-type="float" office:value="51.7583">
                <text:p>51.75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757.04">
                <text:p>16757.04</text:p>
              </table:table-cell>
              <table:table-cell office:value-type="float" office:value="54.13994">
                <text:p>54.139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783.47">
                <text:p>16783.47</text:p>
              </table:table-cell>
              <table:table-cell office:value-type="float" office:value="54.99626">
                <text:p>54.996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811.04">
                <text:p>16811.04</text:p>
              </table:table-cell>
              <table:table-cell office:value-type="float" office:value="54.69967">
                <text:p>54.699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876.84">
                <text:p>16876.84</text:p>
              </table:table-cell>
              <table:table-cell office:value-type="float" office:value="56.42346">
                <text:p>56.423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944.14">
                <text:p>16944.14</text:p>
              </table:table-cell>
              <table:table-cell office:value-type="float" office:value="61.01726">
                <text:p>61.017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018.66">
                <text:p>17018.66</text:p>
              </table:table-cell>
              <table:table-cell office:value-type="float" office:value="68.76205">
                <text:p>68.762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096.45">
                <text:p>17096.45</text:p>
              </table:table-cell>
              <table:table-cell office:value-type="float" office:value="74.5935">
                <text:p>74.59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138.75">
                <text:p>17138.75</text:p>
              </table:table-cell>
              <table:table-cell office:value-type="float" office:value="76.98629">
                <text:p>76.986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205.32">
                <text:p>17205.32</text:p>
              </table:table-cell>
              <table:table-cell office:value-type="float" office:value="78.719">
                <text:p>78.7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239.68">
                <text:p>17239.68</text:p>
              </table:table-cell>
              <table:table-cell office:value-type="float" office:value="79.9455">
                <text:p>79.94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315.03">
                <text:p>17315.03</text:p>
              </table:table-cell>
              <table:table-cell office:value-type="float" office:value="81.56448">
                <text:p>81.564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394.62">
                <text:p>17394.62</text:p>
              </table:table-cell>
              <table:table-cell office:value-type="float" office:value="83.70528">
                <text:p>83.705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476.23">
                <text:p>17476.23</text:p>
              </table:table-cell>
              <table:table-cell office:value-type="float" office:value="85.03882">
                <text:p>85.038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556.8">
                <text:p>17556.8</text:p>
              </table:table-cell>
              <table:table-cell office:value-type="float" office:value="85.83493">
                <text:p>85.834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28.2">
                <text:p>17628.2</text:p>
              </table:table-cell>
              <table:table-cell office:value-type="float" office:value="85.08119">
                <text:p>85.081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653.05">
                <text:p>17653.05</text:p>
              </table:table-cell>
              <table:table-cell office:value-type="float" office:value="84.55491">
                <text:p>84.554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680.2">
                <text:p>17680.2</text:p>
              </table:table-cell>
              <table:table-cell office:value-type="float" office:value="83.40423">
                <text:p>83.404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745.12">
                <text:p>17745.12</text:p>
              </table:table-cell>
              <table:table-cell office:value-type="float" office:value="82.01048">
                <text:p>82.010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785.95">
                <text:p>17785.95</text:p>
              </table:table-cell>
              <table:table-cell office:value-type="float" office:value="83.79894">
                <text:p>83.798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872.03">
                <text:p>17872.03</text:p>
              </table:table-cell>
              <table:table-cell office:value-type="float" office:value="85.10126">
                <text:p>85.101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53.89">
                <text:p>17953.89</text:p>
              </table:table-cell>
              <table:table-cell office:value-type="float" office:value="84.9407">
                <text:p>84.94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94.75">
                <text:p>17994.75</text:p>
              </table:table-cell>
              <table:table-cell office:value-type="float" office:value="85.00537">
                <text:p>85.0053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74.04">
                <text:p>18074.04</text:p>
              </table:table-cell>
              <table:table-cell office:value-type="float" office:value="86.16274">
                <text:p>86.162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138.32">
                <text:p>18138.32</text:p>
              </table:table-cell>
              <table:table-cell office:value-type="float" office:value="87.48959">
                <text:p>87.489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178.71">
                <text:p>18178.71</text:p>
              </table:table-cell>
              <table:table-cell office:value-type="float" office:value="83.10095">
                <text:p>83.100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183.64">
                <text:p>18183.64</text:p>
              </table:table-cell>
              <table:table-cell office:value-type="float" office:value="76.22586">
                <text:p>76.225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192.01">
                <text:p>18192.01</text:p>
              </table:table-cell>
              <table:table-cell office:value-type="float" office:value="70.65755">
                <text:p>70.657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194.47">
                <text:p>18194.47</text:p>
              </table:table-cell>
              <table:table-cell office:value-type="float" office:value="61.38298">
                <text:p>61.382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259.3">
                <text:p>18259.3</text:p>
              </table:table-cell>
              <table:table-cell office:value-type="float" office:value="59.52985">
                <text:p>59.529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357.52">
                <text:p>18357.52</text:p>
              </table:table-cell>
              <table:table-cell office:value-type="float" office:value="62.42439">
                <text:p>62.424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44.2">
                <text:p>18444.2</text:p>
              </table:table-cell>
              <table:table-cell office:value-type="float" office:value="66.01915">
                <text:p>66.019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518.24">
                <text:p>18518.24</text:p>
              </table:table-cell>
              <table:table-cell office:value-type="float" office:value="71.42021">
                <text:p>71.420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53.44">
                <text:p>18553.44</text:p>
              </table:table-cell>
              <table:table-cell office:value-type="float" office:value="75.74641">
                <text:p>75.746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625.82">
                <text:p>18625.82</text:p>
              </table:table-cell>
              <table:table-cell office:value-type="float" office:value="84.68202">
                <text:p>84.682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63.4">
                <text:p>18663.4</text:p>
              </table:table-cell>
              <table:table-cell office:value-type="float" office:value="87.99803">
                <text:p>87.998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721.01">
                <text:p>18721.01</text:p>
              </table:table-cell>
              <table:table-cell office:value-type="float" office:value="86.75369">
                <text:p>86.753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81.08">
                <text:p>18781.08</text:p>
              </table:table-cell>
              <table:table-cell office:value-type="float" office:value="82.03724">
                <text:p>82.037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818.11">
                <text:p>18818.11</text:p>
              </table:table-cell>
              <table:table-cell office:value-type="float" office:value="74.62918">
                <text:p>74.629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838.54">
                <text:p>18838.54</text:p>
              </table:table-cell>
              <table:table-cell office:value-type="float" office:value="68.15103">
                <text:p>68.151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841.57">
                <text:p>18841.57</text:p>
              </table:table-cell>
              <table:table-cell office:value-type="float" office:value="58.26321">
                <text:p>58.263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851.63">
                <text:p>18851.63</text:p>
              </table:table-cell>
              <table:table-cell office:value-type="float" office:value="48.9708">
                <text:p>48.97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903.64">
                <text:p>18903.64</text:p>
              </table:table-cell>
              <table:table-cell office:value-type="float" office:value="47.37189">
                <text:p>47.371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996.77">
                <text:p>18996.77</text:p>
              </table:table-cell>
              <table:table-cell office:value-type="float" office:value="54.26928">
                <text:p>54.269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028.26">
                <text:p>19028.26</text:p>
              </table:table-cell>
              <table:table-cell office:value-type="float" office:value="55.17912">
                <text:p>55.179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059">
                <text:p>19059</text:p>
              </table:table-cell>
              <table:table-cell office:value-type="float" office:value="57.56522">
                <text:p>57.565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104.48">
                <text:p>19104.48</text:p>
              </table:table-cell>
              <table:table-cell office:value-type="float" office:value="60.22338">
                <text:p>60.223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135.46">
                <text:p>19135.46</text:p>
              </table:table-cell>
              <table:table-cell office:value-type="float" office:value="63.73786">
                <text:p>63.737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_64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